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63.25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59.44mm"/>
    </style:style>
    <style:style style:name="co9" style:family="table-column">
      <style:table-column-properties fo:break-before="auto" style:column-width="61.63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66.25mm"/>
    </style:style>
    <style:style style:name="co13" style:family="table-column">
      <style:table-column-properties fo:break-before="auto" style:column-width="61.35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60.2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cBigSingle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ce1"/>
        <table:table-column table:style-name="co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LTGcDn7ts2WakGZ0Sx0v8cQ2d8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1-04" calcext:value-type="date">
            <text:p>04/0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FacuXagjRGt1QrajPkTMQni1/A= </text:p>
          </table:table-cell>
          <table:table-cell office:value-type="string" calcext:value-type="string">
            <text:p><text:s/>/Pn6AkKPPFK2Yxj/190qLk+5Svw= </text:p>
          </table:table-cell>
          <table:table-cell office:value-type="float" office:value="484.57403853" calcext:value-type="float">
            <text:p>484,57403853</text:p>
          </table:table-cell>
          <table:table-cell office:value-type="float" office:value="2.09651944863" calcext:value-type="float">
            <text:p>2,0965194486</text:p>
          </table:table-cell>
          <table:table-cell table:formula="of:=AVERAGE([.J1:.K1])" office:value-type="float" office:value="243.335278989315" calcext:value-type="float">
            <text:p>243,3352789893</text:p>
          </table:table-cell>
          <table:table-cell office:value-type="string" calcext:value-type="string">
            <text:p><text:s/>CJYcYprWD+ODbZAY1cNiBASS4vY= </text:p>
          </table:table-cell>
          <table:table-cell office:value-type="float" office:value="466.256018288" calcext:value-type="float">
            <text:p>466,256018288</text:p>
          </table:table-cell>
          <table:table-cell office:value-type="float" office:value="499.959739148" calcext:value-type="float">
            <text:p>499,959739148</text:p>
          </table:table-cell>
          <table:table-cell table:formula="of:=[.N1]+[.O1]" office:value-type="float" office:value="966.215757436" calcext:value-type="float">
            <text:p>966,215757436</text:p>
          </table:table-cell>
          <table:table-cell office:value-type="string" calcext:value-type="string">
            <text:p><text:s/>DozQPSjIathhDJxwgqGZtLOp2Bc= </text:p>
          </table:table-cell>
          <table:table-cell office:value-type="float" office:value="37.1820720455" calcext:value-type="float">
            <text:p>37,1820720455</text:p>
          </table:table-cell>
          <table:table-cell office:value-type="string" calcext:value-type="string">
            <text:p><text:s/>EopI0joybt6k8MM8ymyAC0Wshr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8-15" calcext:value-type="date">
            <text:p>15/08/13</text:p>
          </table:table-cell>
          <table:table-cell office:value-type="string" calcext:value-type="string">
            <text:p><text:s/>jAQIemnLnjj6MeedGZcsbW70Deo=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w/HgkpuZ6ioe0dIEz557Dczln4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4-26" calcext:value-type="date">
            <text:p>26/04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ZxHAf9n+TszEL68QWhIqrCR0h4= </text:p>
          </table:table-cell>
          <table:table-cell office:value-type="string" calcext:value-type="string">
            <text:p><text:s/>+dLT0siJXM+YT4bvy95oFKJCl0k= </text:p>
          </table:table-cell>
          <table:table-cell office:value-type="float" office:value="213.450115275" calcext:value-type="float">
            <text:p>213,450115275</text:p>
          </table:table-cell>
          <table:table-cell office:value-type="float" office:value="247.564058825" calcext:value-type="float">
            <text:p>247,564058825</text:p>
          </table:table-cell>
          <table:table-cell table:formula="of:=AVERAGE([.J2:.K2])" office:value-type="float" office:value="230.50708705" calcext:value-type="float">
            <text:p>230,50708705</text:p>
          </table:table-cell>
          <table:table-cell office:value-type="string" calcext:value-type="string">
            <text:p><text:s/>z5K8UnHPe9Har8poI6U51punZv8= </text:p>
          </table:table-cell>
          <table:table-cell office:value-type="float" office:value="259.089479643" calcext:value-type="float">
            <text:p>259,089479643</text:p>
          </table:table-cell>
          <table:table-cell office:value-type="float" office:value="58.1993445678" calcext:value-type="float">
            <text:p>58,1993445678</text:p>
          </table:table-cell>
          <table:table-cell table:formula="of:=[.N2]+[.O2]" office:value-type="float" office:value="317.2888242108" calcext:value-type="float">
            <text:p>317,2888242108</text:p>
          </table:table-cell>
          <table:table-cell office:value-type="string" calcext:value-type="string">
            <text:p><text:s/>FMqokyYaEa1+du6KnMAlQSXCt+4= </text:p>
          </table:table-cell>
          <table:table-cell office:value-type="float" office:value="31.5349698482" calcext:value-type="float">
            <text:p>31,5349698482</text:p>
          </table:table-cell>
          <table:table-cell office:value-type="string" calcext:value-type="string">
            <text:p><text:s/>yQuOVG/B7P/tI3PkhCDztNACr90= </text:p>
          </table:table-cell>
          <table:table-cell office:value-type="float" office:value="539.713401851" calcext:value-type="float">
            <text:p>539,713401851</text:p>
          </table:table-cell>
          <table:table-cell table:formula="of:=[.T2]/[.R2]" office:value-type="float" office:value="17.1147587725316" calcext:value-type="float">
            <text:p>17,1147587725</text:p>
          </table:table-cell>
          <table:table-cell office:value-type="date" office:date-value="2013-09-11" calcext:value-type="date">
            <text:p>11/09/13</text:p>
          </table:table-cell>
          <table:table-cell office:value-type="string" calcext:value-type="string">
            <text:p><text:s/>jcLs/+IJPOfJeP2BYYlOu+hKprg=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YvASiHcdpgTmTQhAigfEVbhjdT8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05" calcext:value-type="date">
            <text:p>05/04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dGw1rkA3DjANpAYsaNbGBAmIMc= </text:p>
          </table:table-cell>
          <table:table-cell office:value-type="string" calcext:value-type="string">
            <text:p><text:s/>6064iqAgHZPfviv7WhHWVuQkBxA= </text:p>
          </table:table-cell>
          <table:table-cell office:value-type="float" office:value="69.5872045136" calcext:value-type="float">
            <text:p>69,5872045136</text:p>
          </table:table-cell>
          <table:table-cell office:value-type="float" office:value="289.063512929" calcext:value-type="float">
            <text:p>289,063512929</text:p>
          </table:table-cell>
          <table:table-cell table:formula="of:=AVERAGE([.J3:.K3])" office:value-type="float" office:value="179.3253587213" calcext:value-type="float">
            <text:p>179,3253587213</text:p>
          </table:table-cell>
          <table:table-cell office:value-type="string" calcext:value-type="string">
            <text:p><text:s/>O0FDjJl0B/UKpvo+4wX7BKtWOKE= </text:p>
          </table:table-cell>
          <table:table-cell office:value-type="float" office:value="387.948205124" calcext:value-type="float">
            <text:p>387,948205124</text:p>
          </table:table-cell>
          <table:table-cell office:value-type="float" office:value="435.969633057" calcext:value-type="float">
            <text:p>435,969633057</text:p>
          </table:table-cell>
          <table:table-cell table:formula="of:=[.N3]+[.O3]" office:value-type="float" office:value="823.917838181" calcext:value-type="float">
            <text:p>823,917838181</text:p>
          </table:table-cell>
          <table:table-cell office:value-type="string" calcext:value-type="string">
            <text:p><text:s/>RcgqJL01kgxTzzMMLh/TPmZ1pQc= </text:p>
          </table:table-cell>
          <table:table-cell office:value-type="float" office:value="10.1559575876" calcext:value-type="float">
            <text:p>10,1559575876</text:p>
          </table:table-cell>
          <table:table-cell office:value-type="string" calcext:value-type="string">
            <text:p><text:s/>+YUSUn4ttIhPKw5r3DtohM1OVs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2-06" calcext:value-type="date">
            <text:p>06/02/11</text:p>
          </table:table-cell>
          <table:table-cell office:value-type="string" calcext:value-type="string">
            <text:p><text:s/>Fbwi5lgv/6EfL2UQO86Ge/gwegI=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AfiYc5HR49PaAjmjOanG6DjdnE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8-05" calcext:value-type="date">
            <text:p>05/08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+wAO7491ZOvYAGa0yU9JKfc0tPI= </text:p>
          </table:table-cell>
          <table:table-cell office:value-type="string" calcext:value-type="string">
            <text:p><text:s/>NQWFro9ySHkjLUh5w9ZJuu0zkAU= </text:p>
          </table:table-cell>
          <table:table-cell office:value-type="float" office:value="287.777714616" calcext:value-type="float">
            <text:p>287,777714616</text:p>
          </table:table-cell>
          <table:table-cell office:value-type="float" office:value="115.889848894" calcext:value-type="float">
            <text:p>115,889848894</text:p>
          </table:table-cell>
          <table:table-cell table:formula="of:=AVERAGE([.J4:.K4])" office:value-type="float" office:value="201.833781755" calcext:value-type="float">
            <text:p>201,833781755</text:p>
          </table:table-cell>
          <table:table-cell office:value-type="string" calcext:value-type="string">
            <text:p><text:s/>Vw4UPfF6G7PtsADwMRpsaDjpJYo= </text:p>
          </table:table-cell>
          <table:table-cell office:value-type="float" office:value="414.362382231" calcext:value-type="float">
            <text:p>414,362382231</text:p>
          </table:table-cell>
          <table:table-cell office:value-type="float" office:value="92.7567064457" calcext:value-type="float">
            <text:p>92,7567064457</text:p>
          </table:table-cell>
          <table:table-cell table:formula="of:=[.N4]+[.O4]" office:value-type="float" office:value="507.1190886767" calcext:value-type="float">
            <text:p>507,1190886767</text:p>
          </table:table-cell>
          <table:table-cell office:value-type="string" calcext:value-type="string">
            <text:p><text:s/>0XFYZBQEMxQnzcAvvwQcGw5OX7A= </text:p>
          </table:table-cell>
          <table:table-cell office:value-type="float" office:value="49.0225535014" calcext:value-type="float">
            <text:p>49,0225535014</text:p>
          </table:table-cell>
          <table:table-cell office:value-type="string" calcext:value-type="string">
            <text:p><text:s/>mtzfdSIOrLfrAuUB8PEBW+Uokn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2-17" calcext:value-type="date">
            <text:p>17/02/14</text:p>
          </table:table-cell>
          <table:table-cell office:value-type="string" calcext:value-type="string">
            <text:p><text:s/>Qa6bocIN6eVQ//7sPNLsXyt7M28=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GgQVS0wRa/JBYrLCKlHbcUwgWU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7-20" calcext:value-type="date">
            <text:p>20/07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MUE9Zq4FTl93JL6/9B2DrRTMRQ= </text:p>
          </table:table-cell>
          <table:table-cell office:value-type="string" calcext:value-type="string">
            <text:p><text:s/>so6rg6SnxXTdLM1i7ib2uU9l8Bw= </text:p>
          </table:table-cell>
          <table:table-cell office:value-type="float" office:value="254.018834593" calcext:value-type="float">
            <text:p>254,018834593</text:p>
          </table:table-cell>
          <table:table-cell office:value-type="float" office:value="257.383582178" calcext:value-type="float">
            <text:p>257,383582178</text:p>
          </table:table-cell>
          <table:table-cell table:formula="of:=AVERAGE([.J5:.K5])" office:value-type="float" office:value="255.7012083855" calcext:value-type="float">
            <text:p>255,7012083855</text:p>
          </table:table-cell>
          <table:table-cell office:value-type="string" calcext:value-type="string">
            <text:p><text:s/>k2N2mO/I94UQXqiICSJ6M28fzEU= </text:p>
          </table:table-cell>
          <table:table-cell office:value-type="float" office:value="386.642576757" calcext:value-type="float">
            <text:p>386,642576757</text:p>
          </table:table-cell>
          <table:table-cell office:value-type="float" office:value="199.358806058" calcext:value-type="float">
            <text:p>199,358806058</text:p>
          </table:table-cell>
          <table:table-cell table:formula="of:=[.N5]+[.O5]" office:value-type="float" office:value="586.001382815" calcext:value-type="float">
            <text:p>586,001382815</text:p>
          </table:table-cell>
          <table:table-cell office:value-type="string" calcext:value-type="string">
            <text:p><text:s/>IiYpvdZBOrx3kDhKbNMQRZp+xVk= </text:p>
          </table:table-cell>
          <table:table-cell office:value-type="float" office:value="32.8315844709" calcext:value-type="float">
            <text:p>32,8315844709</text:p>
          </table:table-cell>
          <table:table-cell office:value-type="string" calcext:value-type="string">
            <text:p><text:s/>fowHPaql4gXUXS7wVPGSwH6ymDY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11-17" calcext:value-type="date">
            <text:p>17/11/14</text:p>
          </table:table-cell>
          <table:table-cell office:value-type="string" calcext:value-type="string">
            <text:p><text:s/>k4T7OasAIZfiVKJfKa3PGU48LWQ=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EPAI/LFVZhzLRv/YcEiHtz5ktQ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2-17" calcext:value-type="date">
            <text:p>17/02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w6Mw3WISpqcRVmGqqV3iPIi28g= </text:p>
          </table:table-cell>
          <table:table-cell office:value-type="string" calcext:value-type="string">
            <text:p><text:s/>JoFIeuyCgiySHH1YgfVqMmeMIUY= </text:p>
          </table:table-cell>
          <table:table-cell office:value-type="float" office:value="472.599627237" calcext:value-type="float">
            <text:p>472,599627237</text:p>
          </table:table-cell>
          <table:table-cell office:value-type="float" office:value="482.235642547" calcext:value-type="float">
            <text:p>482,235642547</text:p>
          </table:table-cell>
          <table:table-cell table:formula="of:=AVERAGE([.J6:.K6])" office:value-type="float" office:value="477.417634892" calcext:value-type="float">
            <text:p>477,417634892</text:p>
          </table:table-cell>
          <table:table-cell office:value-type="string" calcext:value-type="string">
            <text:p><text:s/>pd9uoCGXce4zKPSVGBs+r+JWNK0= </text:p>
          </table:table-cell>
          <table:table-cell office:value-type="float" office:value="116.044168231" calcext:value-type="float">
            <text:p>116,044168231</text:p>
          </table:table-cell>
          <table:table-cell office:value-type="float" office:value="396.838952057" calcext:value-type="float">
            <text:p>396,838952057</text:p>
          </table:table-cell>
          <table:table-cell table:formula="of:=[.N6]+[.O6]" office:value-type="float" office:value="512.883120288" calcext:value-type="float">
            <text:p>512,883120288</text:p>
          </table:table-cell>
          <table:table-cell office:value-type="string" calcext:value-type="string">
            <text:p><text:s/>/7jy7qa0Bvp49V22HfvJy4yyWdE= </text:p>
          </table:table-cell>
          <table:table-cell office:value-type="float" office:value="13.5904724621" calcext:value-type="float">
            <text:p>13,5904724621</text:p>
          </table:table-cell>
          <table:table-cell office:value-type="string" calcext:value-type="string">
            <text:p><text:s/>k0ldJcLeV6u9eWQPgqjQGunFvl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8-23" calcext:value-type="date">
            <text:p>23/08/12</text:p>
          </table:table-cell>
          <table:table-cell office:value-type="string" calcext:value-type="string">
            <text:p><text:s/>TXCGdYlu7ya0dF3gJxcY9ripYl4=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VStVP5gzcrWxPhnfMlNfXW7eAA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14" calcext:value-type="date">
            <text:p>14/03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UUMzRGfW+JTKyQSFo/fvhyyMZM= </text:p>
          </table:table-cell>
          <table:table-cell office:value-type="string" calcext:value-type="string">
            <text:p><text:s/>YZZmZuzuEumpF+DQgElDLp0oodk= </text:p>
          </table:table-cell>
          <table:table-cell office:value-type="float" office:value="357.61193346" calcext:value-type="float">
            <text:p>357,61193346</text:p>
          </table:table-cell>
          <table:table-cell office:value-type="float" office:value="419.481609384" calcext:value-type="float">
            <text:p>419,481609384</text:p>
          </table:table-cell>
          <table:table-cell table:formula="of:=AVERAGE([.J7:.K7])" office:value-type="float" office:value="388.546771422" calcext:value-type="float">
            <text:p>388,546771422</text:p>
          </table:table-cell>
          <table:table-cell office:value-type="string" calcext:value-type="string">
            <text:p><text:s/>CEERg9sO/jh7u3wLEkBKyQN6i0I= </text:p>
          </table:table-cell>
          <table:table-cell office:value-type="float" office:value="361.511823748" calcext:value-type="float">
            <text:p>361,511823748</text:p>
          </table:table-cell>
          <table:table-cell office:value-type="float" office:value="448.072112864" calcext:value-type="float">
            <text:p>448,072112864</text:p>
          </table:table-cell>
          <table:table-cell table:formula="of:=[.N7]+[.O7]" office:value-type="float" office:value="809.583936612" calcext:value-type="float">
            <text:p>809,583936612</text:p>
          </table:table-cell>
          <table:table-cell office:value-type="string" calcext:value-type="string">
            <text:p><text:s/>9xAJxnJPzh0jO+EDlTdPPYdj5Hc= </text:p>
          </table:table-cell>
          <table:table-cell office:value-type="float" office:value="36.3965406591" calcext:value-type="float">
            <text:p>36,3965406591</text:p>
          </table:table-cell>
          <table:table-cell office:value-type="string" calcext:value-type="string">
            <text:p><text:s/>Ef2/l6+9ZMHofDP2pXqaJXvNagg= </text:p>
          </table:table-cell>
          <table:table-cell office:value-type="float" office:value="949.915593815" calcext:value-type="float">
            <text:p>949,915593815</text:p>
          </table:table-cell>
          <table:table-cell table:formula="of:=[.T7]/[.R7]" office:value-type="float" office:value="26.0990626200487" calcext:value-type="float">
            <text:p>26,09906262</text:p>
          </table:table-cell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<text:s/>ZS5mhaqU1SyXh2Ewy6OC90k5z/s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41yVJMnJf1T+1zh/Xqtn/7exIU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2-16" calcext:value-type="date">
            <text:p>16/1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dVgrqydlNL7j0wATNipnK93UkM= </text:p>
          </table:table-cell>
          <table:table-cell office:value-type="string" calcext:value-type="string">
            <text:p><text:s/>ZNLQOH3EzJzQev4lDYr6hM2NDKI= </text:p>
          </table:table-cell>
          <table:table-cell office:value-type="float" office:value="278.468613142" calcext:value-type="float">
            <text:p>278,468613142</text:p>
          </table:table-cell>
          <table:table-cell office:value-type="float" office:value="474.718019923" calcext:value-type="float">
            <text:p>474,718019923</text:p>
          </table:table-cell>
          <table:table-cell table:formula="of:=AVERAGE([.J8:.K8])" office:value-type="float" office:value="376.5933165325" calcext:value-type="float">
            <text:p>376,5933165325</text:p>
          </table:table-cell>
          <table:table-cell office:value-type="string" calcext:value-type="string">
            <text:p><text:s/>6J6/UWoG3vK4z8NmHO0DQj4I358= </text:p>
          </table:table-cell>
          <table:table-cell office:value-type="float" office:value="291.995753411" calcext:value-type="float">
            <text:p>291,995753411</text:p>
          </table:table-cell>
          <table:table-cell office:value-type="float" office:value="68.033844916" calcext:value-type="float">
            <text:p>68,033844916</text:p>
          </table:table-cell>
          <table:table-cell table:formula="of:=[.N8]+[.O8]" office:value-type="float" office:value="360.029598327" calcext:value-type="float">
            <text:p>360,029598327</text:p>
          </table:table-cell>
          <table:table-cell office:value-type="string" calcext:value-type="string">
            <text:p><text:s/>dkgpBLWKK3WhR0oZFRxt6XYtwr4= </text:p>
          </table:table-cell>
          <table:table-cell office:value-type="float" office:value="25.8742175536" calcext:value-type="float">
            <text:p>25,8742175536</text:p>
          </table:table-cell>
          <table:table-cell office:value-type="string" calcext:value-type="string">
            <text:p><text:s/>X0v5hXjyCWADi0G398f3WJjmKi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0-17" calcext:value-type="date">
            <text:p>17/10/11</text:p>
          </table:table-cell>
          <table:table-cell office:value-type="string" calcext:value-type="string">
            <text:p><text:s/>Rd89CqC8ITZYZ7Bcd07y1rlKGPU=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hGTE49xobU2KsNKaMKzeuGzlDU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0-03" calcext:value-type="date">
            <text:p>03/10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asvRLK98L60bqKm2TLVdBYL2CY= </text:p>
          </table:table-cell>
          <table:table-cell office:value-type="string" calcext:value-type="string">
            <text:p><text:s/>gSuLGnB8clBCI2WbprfPEaNPGJI= </text:p>
          </table:table-cell>
          <table:table-cell office:value-type="float" office:value="288.117465846" calcext:value-type="float">
            <text:p>288,117465846</text:p>
          </table:table-cell>
          <table:table-cell office:value-type="float" office:value="338.578372518" calcext:value-type="float">
            <text:p>338,578372518</text:p>
          </table:table-cell>
          <table:table-cell table:formula="of:=AVERAGE([.J9:.K9])" office:value-type="float" office:value="313.347919182" calcext:value-type="float">
            <text:p>313,347919182</text:p>
          </table:table-cell>
          <table:table-cell office:value-type="string" calcext:value-type="string">
            <text:p><text:s/>B+tPRbNYBcMYUwCG0onUGWqzSAU= </text:p>
          </table:table-cell>
          <table:table-cell office:value-type="float" office:value="201.834232083" calcext:value-type="float">
            <text:p>201,834232083</text:p>
          </table:table-cell>
          <table:table-cell office:value-type="float" office:value="232.228176993" calcext:value-type="float">
            <text:p>232,228176993</text:p>
          </table:table-cell>
          <table:table-cell table:formula="of:=[.N9]+[.O9]" office:value-type="float" office:value="434.062409076" calcext:value-type="float">
            <text:p>434,062409076</text:p>
          </table:table-cell>
          <table:table-cell office:value-type="string" calcext:value-type="string">
            <text:p><text:s/>spKWnk1CiJu0J2j3jAArwKBSjpE= </text:p>
          </table:table-cell>
          <table:table-cell office:value-type="float" office:value="4.74051155001" calcext:value-type="float">
            <text:p>4,74051155</text:p>
          </table:table-cell>
          <table:table-cell office:value-type="string" calcext:value-type="string">
            <text:p><text:s/>Dm1Oe87f2O62RuxIuW3dwLvdC/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<text:s/>mwDNFWIQjlTCRMOro0bQkzkcvt8=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i0vkdTrmJ3WnNVYFv8ba2wAwko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4-01" calcext:value-type="date">
            <text:p>01/04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KUgAOD4vWSuyhwBUhcDxSwCbwo= </text:p>
          </table:table-cell>
          <table:table-cell office:value-type="string" calcext:value-type="string">
            <text:p><text:s/>ZKscNuAUtFt4YT4wy+1/zEq24VU= </text:p>
          </table:table-cell>
          <table:table-cell office:value-type="float" office:value="302.176432685" calcext:value-type="float">
            <text:p>302,176432685</text:p>
          </table:table-cell>
          <table:table-cell office:value-type="float" office:value="462.389708907" calcext:value-type="float">
            <text:p>462,389708907</text:p>
          </table:table-cell>
          <table:table-cell table:formula="of:=AVERAGE([.J10:.K10])" office:value-type="float" office:value="382.283070796" calcext:value-type="float">
            <text:p>382,283070796</text:p>
          </table:table-cell>
          <table:table-cell office:value-type="string" calcext:value-type="string">
            <text:p><text:s/>VAikbnor1wokJdckhOOZugVDdUw= </text:p>
          </table:table-cell>
          <table:table-cell office:value-type="float" office:value="380.160365866" calcext:value-type="float">
            <text:p>380,160365866</text:p>
          </table:table-cell>
          <table:table-cell office:value-type="float" office:value="327.114702738" calcext:value-type="float">
            <text:p>327,114702738</text:p>
          </table:table-cell>
          <table:table-cell table:formula="of:=[.N10]+[.O10]" office:value-type="float" office:value="707.275068604" calcext:value-type="float">
            <text:p>707,275068604</text:p>
          </table:table-cell>
          <table:table-cell office:value-type="string" calcext:value-type="string">
            <text:p><text:s/>Ih1j/xScOkH6dngNVBl7gBvYFQQ= </text:p>
          </table:table-cell>
          <table:table-cell office:value-type="float" office:value="16.8749275311" calcext:value-type="float">
            <text:p>16,8749275311</text:p>
          </table:table-cell>
          <table:table-cell office:value-type="string" calcext:value-type="string">
            <text:p><text:s/>lcFn3vO/VG4/OhQ9Qqc7zOy8VAw= </text:p>
          </table:table-cell>
          <table:table-cell office:value-type="float" office:value="115.065265601" calcext:value-type="float">
            <text:p>115,065265601</text:p>
          </table:table-cell>
          <table:table-cell table:formula="of:=[.T10]/[.R10]" office:value-type="float" office:value="6.81871168862433" calcext:value-type="float">
            <text:p>6,8187116886</text:p>
          </table:table-cell>
          <table:table-cell office:value-type="date" office:date-value="2012-10-22" calcext:value-type="date">
            <text:p>22/10/12</text:p>
          </table:table-cell>
          <table:table-cell office:value-type="string" calcext:value-type="string">
            <text:p><text:s/>+7AXgz3mvgcRfVb+joakTf8hQz0=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1ni2kud30SWbDWVZ/5FZBAGbGM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2-24" calcext:value-type="date">
            <text:p>24/12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ecAVnBld2rpiww8uWeQYp2ZhHk= </text:p>
          </table:table-cell>
          <table:table-cell office:value-type="string" calcext:value-type="string">
            <text:p><text:s/>+KvAh6l9COnbcKLBs6frnCAcUys= </text:p>
          </table:table-cell>
          <table:table-cell office:value-type="float" office:value="169.57115335" calcext:value-type="float">
            <text:p>169,57115335</text:p>
          </table:table-cell>
          <table:table-cell office:value-type="float" office:value="156.448727156" calcext:value-type="float">
            <text:p>156,448727156</text:p>
          </table:table-cell>
          <table:table-cell table:formula="of:=AVERAGE([.J11:.K11])" office:value-type="float" office:value="163.009940253" calcext:value-type="float">
            <text:p>163,009940253</text:p>
          </table:table-cell>
          <table:table-cell office:value-type="string" calcext:value-type="string">
            <text:p><text:s/>NykupuNIktV/AkXAGqwIHC2zxZQ= </text:p>
          </table:table-cell>
          <table:table-cell office:value-type="float" office:value="231.883450503" calcext:value-type="float">
            <text:p>231,883450503</text:p>
          </table:table-cell>
          <table:table-cell office:value-type="float" office:value="441.548000328" calcext:value-type="float">
            <text:p>441,548000328</text:p>
          </table:table-cell>
          <table:table-cell table:formula="of:=[.N11]+[.O11]" office:value-type="float" office:value="673.431450831" calcext:value-type="float">
            <text:p>673,431450831</text:p>
          </table:table-cell>
          <table:table-cell office:value-type="string" calcext:value-type="string">
            <text:p><text:s/>JJ+oz1fUCPW2foVF56O0mqAWmtw= </text:p>
          </table:table-cell>
          <table:table-cell office:value-type="float" office:value="31.6866377334" calcext:value-type="float">
            <text:p>31,6866377334</text:p>
          </table:table-cell>
          <table:table-cell office:value-type="string" calcext:value-type="string">
            <text:p><text:s/>hbrz+R1HiIiWz4Fla9ge3rqWI6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8-23" calcext:value-type="date">
            <text:p>23/08/12</text:p>
          </table:table-cell>
          <table:table-cell office:value-type="string" calcext:value-type="string">
            <text:p><text:s/>hULnzaH9A5bWIfeSZ601otRp6kE=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cYvk0/zlqH319iwGpqYbIQRlts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2-05" calcext:value-type="date">
            <text:p>05/1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X26BYIuD/Dpnof/xaNZFme6e4o= </text:p>
          </table:table-cell>
          <table:table-cell office:value-type="string" calcext:value-type="string">
            <text:p><text:s/>BKTkeRucOpsX9wczXZZDkLuYsPQ= </text:p>
          </table:table-cell>
          <table:table-cell office:value-type="float" office:value="262.101862576" calcext:value-type="float">
            <text:p>262,101862576</text:p>
          </table:table-cell>
          <table:table-cell office:value-type="float" office:value="146.617264021" calcext:value-type="float">
            <text:p>146,617264021</text:p>
          </table:table-cell>
          <table:table-cell table:formula="of:=AVERAGE([.J12:.K12])" office:value-type="float" office:value="204.3595632985" calcext:value-type="float">
            <text:p>204,3595632985</text:p>
          </table:table-cell>
          <table:table-cell office:value-type="string" calcext:value-type="string">
            <text:p><text:s/>NShSuqesx5UVBG1qrf8Cm0d9BGg= </text:p>
          </table:table-cell>
          <table:table-cell office:value-type="float" office:value="235.614422789" calcext:value-type="float">
            <text:p>235,614422789</text:p>
          </table:table-cell>
          <table:table-cell office:value-type="float" office:value="56.8071129918" calcext:value-type="float">
            <text:p>56,8071129918</text:p>
          </table:table-cell>
          <table:table-cell table:formula="of:=[.N12]+[.O12]" office:value-type="float" office:value="292.4215357808" calcext:value-type="float">
            <text:p>292,4215357808</text:p>
          </table:table-cell>
          <table:table-cell office:value-type="string" calcext:value-type="string">
            <text:p><text:s/>woI2+A1IX/3PDMKYjT7hFETi0Rc= </text:p>
          </table:table-cell>
          <table:table-cell office:value-type="float" office:value="20.1196972347" calcext:value-type="float">
            <text:p>20,1196972347</text:p>
          </table:table-cell>
          <table:table-cell office:value-type="string" calcext:value-type="string">
            <text:p><text:s/>KSlrs15CtHCqeREkSkbeBIKGqzU= </text:p>
          </table:table-cell>
          <table:table-cell office:value-type="float" office:value="890.860916922" calcext:value-type="float">
            <text:p>890,860916922</text:p>
          </table:table-cell>
          <table:table-cell table:formula="of:=[.T12]/[.R12]" office:value-type="float" office:value="44.2780478518112" calcext:value-type="float">
            <text:p>44,2780478518</text:p>
          </table:table-cell>
          <table:table-cell office:value-type="date" office:date-value="2012-11-26" calcext:value-type="date">
            <text:p>26/11/12</text:p>
          </table:table-cell>
          <table:table-cell office:value-type="string" calcext:value-type="string">
            <text:p><text:s/>dxJPhqYodnP8K4y5E4oODkXVKE8=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uLwpAs5HrlZsAnfCb5EVRvRQMw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2-20" calcext:value-type="date">
            <text:p>2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Y3Dfa9JncyYFacrcxYXod8JEgM= </text:p>
          </table:table-cell>
          <table:table-cell office:value-type="string" calcext:value-type="string">
            <text:p><text:s/>5npEiuNEgH+1xEkPt4DP/tpN+kk= </text:p>
          </table:table-cell>
          <table:table-cell office:value-type="float" office:value="427.907378463" calcext:value-type="float">
            <text:p>427,907378463</text:p>
          </table:table-cell>
          <table:table-cell office:value-type="float" office:value="160.123500314" calcext:value-type="float">
            <text:p>160,123500314</text:p>
          </table:table-cell>
          <table:table-cell table:formula="of:=AVERAGE([.J13:.K13])" office:value-type="float" office:value="294.0154393885" calcext:value-type="float">
            <text:p>294,0154393885</text:p>
          </table:table-cell>
          <table:table-cell office:value-type="string" calcext:value-type="string">
            <text:p><text:s/>RDWtywedpEWU/gQQtZcs9vH3KGc= </text:p>
          </table:table-cell>
          <table:table-cell office:value-type="float" office:value="263.165737941" calcext:value-type="float">
            <text:p>263,165737941</text:p>
          </table:table-cell>
          <table:table-cell office:value-type="float" office:value="375.014098691" calcext:value-type="float">
            <text:p>375,014098691</text:p>
          </table:table-cell>
          <table:table-cell table:formula="of:=[.N13]+[.O13]" office:value-type="float" office:value="638.179836632" calcext:value-type="float">
            <text:p>638,179836632</text:p>
          </table:table-cell>
          <table:table-cell office:value-type="string" calcext:value-type="string">
            <text:p><text:s/>w0HCe2/1P4UUMS/fNN0yfiZoUWM= </text:p>
          </table:table-cell>
          <table:table-cell office:value-type="float" office:value="0.0160625133497" calcext:value-type="float">
            <text:p>0,0160625133</text:p>
          </table:table-cell>
          <table:table-cell office:value-type="string" calcext:value-type="string">
            <text:p><text:s/>RSjlZC94eF0Dk8/XJAL2XbnEkRo= </text:p>
          </table:table-cell>
          <table:table-cell office:value-type="float" office:value="172.656622515" calcext:value-type="float">
            <text:p>172,656622515</text:p>
          </table:table-cell>
          <table:table-cell table:formula="of:=[.T13]/[.R13]" office:value-type="float" office:value="10749.0414953165" calcext:value-type="float">
            <text:p>10749,0414953165</text:p>
          </table:table-cell>
          <table:table-cell office:value-type="date" office:date-value="2013-08-27" calcext:value-type="date">
            <text:p>27/08/13</text:p>
          </table:table-cell>
          <table:table-cell office:value-type="string" calcext:value-type="string">
            <text:p><text:s/>MsB0WhxcBMq/MdUUwQaUFZjKRN8=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1AuaSAgli/QqnmjtipcEGk+35k8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10-01" calcext:value-type="date">
            <text:p>01/10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2jprXBstgcRQmO9hoc8EAOPD+8= </text:p>
          </table:table-cell>
          <table:table-cell office:value-type="string" calcext:value-type="string">
            <text:p><text:s/>HL57S74sE3SONWyGLB3kI9iyJ8Y= </text:p>
          </table:table-cell>
          <table:table-cell office:value-type="float" office:value="95.8134705529" calcext:value-type="float">
            <text:p>95,8134705529</text:p>
          </table:table-cell>
          <table:table-cell office:value-type="float" office:value="458.817155203" calcext:value-type="float">
            <text:p>458,817155203</text:p>
          </table:table-cell>
          <table:table-cell table:formula="of:=AVERAGE([.J14:.K14])" office:value-type="float" office:value="277.31531287795" calcext:value-type="float">
            <text:p>277,315312878</text:p>
          </table:table-cell>
          <table:table-cell office:value-type="string" calcext:value-type="string">
            <text:p><text:s/>OC0e/2eRpZPR/U5Mr5rA4Gwxo8U= </text:p>
          </table:table-cell>
          <table:table-cell office:value-type="float" office:value="79.4098188152" calcext:value-type="float">
            <text:p>79,4098188152</text:p>
          </table:table-cell>
          <table:table-cell office:value-type="float" office:value="310.989363299" calcext:value-type="float">
            <text:p>310,989363299</text:p>
          </table:table-cell>
          <table:table-cell table:formula="of:=[.N14]+[.O14]" office:value-type="float" office:value="390.3991821142" calcext:value-type="float">
            <text:p>390,3991821142</text:p>
          </table:table-cell>
          <table:table-cell office:value-type="string" calcext:value-type="string">
            <text:p><text:s/>5SsxA6DebjMpJo5X71XrGgMx4+Y= </text:p>
          </table:table-cell>
          <table:table-cell office:value-type="float" office:value="31.7873141645" calcext:value-type="float">
            <text:p>31,7873141645</text:p>
          </table:table-cell>
          <table:table-cell office:value-type="string" calcext:value-type="string">
            <text:p><text:s/>SktlQGGEmwA25wSmYoJBVU0flc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19" calcext:value-type="date">
            <text:p>19/06/12</text:p>
          </table:table-cell>
          <table:table-cell office:value-type="string" calcext:value-type="string">
            <text:p><text:s/>3mQt/GNV7tIKtgFA0NzbFhNqpwo=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Hhh/Jvl0m32lawtMZ8dQtcmYdTI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10-25" calcext:value-type="date">
            <text:p>25/10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Y5SzbM3bE+JGjYqXgA/g6qYvDw= </text:p>
          </table:table-cell>
          <table:table-cell office:value-type="string" calcext:value-type="string">
            <text:p><text:s/>1XJATJR9vDvJflUQ6LfkdK6hMaA= </text:p>
          </table:table-cell>
          <table:table-cell office:value-type="float" office:value="38.5827910353" calcext:value-type="float">
            <text:p>38,5827910353</text:p>
          </table:table-cell>
          <table:table-cell office:value-type="float" office:value="338.759712077" calcext:value-type="float">
            <text:p>338,759712077</text:p>
          </table:table-cell>
          <table:table-cell table:formula="of:=AVERAGE([.J15:.K15])" office:value-type="float" office:value="188.67125155615" calcext:value-type="float">
            <text:p>188,6712515562</text:p>
          </table:table-cell>
          <table:table-cell office:value-type="string" calcext:value-type="string">
            <text:p><text:s/>utHV4o0ZQUCkiHEg+zNcIWW6Qs4= </text:p>
          </table:table-cell>
          <table:table-cell office:value-type="float" office:value="150.261274284" calcext:value-type="float">
            <text:p>150,261274284</text:p>
          </table:table-cell>
          <table:table-cell office:value-type="float" office:value="278.782515045" calcext:value-type="float">
            <text:p>278,782515045</text:p>
          </table:table-cell>
          <table:table-cell table:formula="of:=[.N15]+[.O15]" office:value-type="float" office:value="429.043789329" calcext:value-type="float">
            <text:p>429,043789329</text:p>
          </table:table-cell>
          <table:table-cell office:value-type="string" calcext:value-type="string">
            <text:p><text:s/>m8WpwH+JjMz/T0R3ufU8XEk88g0= </text:p>
          </table:table-cell>
          <table:table-cell office:value-type="float" office:value="38.3810141917" calcext:value-type="float">
            <text:p>38,3810141917</text:p>
          </table:table-cell>
          <table:table-cell office:value-type="string" calcext:value-type="string">
            <text:p><text:s/>e5L6c6f2MJcDGQX6QV6MbfgKC7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1-04" calcext:value-type="date">
            <text:p>04/11/11</text:p>
          </table:table-cell>
          <table:table-cell office:value-type="string" calcext:value-type="string">
            <text:p><text:s/>BDkeH1ogkAM67lbi617UJEXvfxU=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op1niEDl6/84iWNQljCPMVVB0kk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7-05" calcext:value-type="date">
            <text:p>05/07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Ome34to6dz1nvGyqVNVeSz2v6U= </text:p>
          </table:table-cell>
          <table:table-cell office:value-type="string" calcext:value-type="string">
            <text:p><text:s/>EFJuUlqyhDRe4xcCu7z41gd8KQE= </text:p>
          </table:table-cell>
          <table:table-cell office:value-type="float" office:value="375.660643263" calcext:value-type="float">
            <text:p>375,660643263</text:p>
          </table:table-cell>
          <table:table-cell office:value-type="float" office:value="405.657353417" calcext:value-type="float">
            <text:p>405,657353417</text:p>
          </table:table-cell>
          <table:table-cell table:formula="of:=AVERAGE([.J16:.K16])" office:value-type="float" office:value="390.65899834" calcext:value-type="float">
            <text:p>390,65899834</text:p>
          </table:table-cell>
          <table:table-cell office:value-type="string" calcext:value-type="string">
            <text:p><text:s/>PAHTJLTCA8ZvM9DOi9KeyzKW21M= </text:p>
          </table:table-cell>
          <table:table-cell office:value-type="float" office:value="102.001262233" calcext:value-type="float">
            <text:p>102,001262233</text:p>
          </table:table-cell>
          <table:table-cell office:value-type="float" office:value="463.361245138" calcext:value-type="float">
            <text:p>463,361245138</text:p>
          </table:table-cell>
          <table:table-cell table:formula="of:=[.N16]+[.O16]" office:value-type="float" office:value="565.362507371" calcext:value-type="float">
            <text:p>565,362507371</text:p>
          </table:table-cell>
          <table:table-cell office:value-type="string" calcext:value-type="string">
            <text:p><text:s/>qYpqluHLvJcwDtKxzzR8ZzI7FCY= </text:p>
          </table:table-cell>
          <table:table-cell office:value-type="float" office:value="49.4542388668" calcext:value-type="float">
            <text:p>49,4542388668</text:p>
          </table:table-cell>
          <table:table-cell office:value-type="string" calcext:value-type="string">
            <text:p><text:s/>0C9SwvLsnnhx8o2XG7bFb7BLjG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3-21" calcext:value-type="date">
            <text:p>21/03/13</text:p>
          </table:table-cell>
          <table:table-cell office:value-type="string" calcext:value-type="string">
            <text:p><text:s/>womIZ82Ql9dOKS/ZyEgInUVksyw=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bKbNmT9mA3T5JvLo2uUcYPdeEc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5-01" calcext:value-type="date">
            <text:p>01/05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OhUP97iBYk/lyusuAyDIekJURE= </text:p>
          </table:table-cell>
          <table:table-cell office:value-type="string" calcext:value-type="string">
            <text:p><text:s/>rQ2/UAUbB9ZaxHMfsE2kBVIZ4vA= </text:p>
          </table:table-cell>
          <table:table-cell office:value-type="float" office:value="467.21729828" calcext:value-type="float">
            <text:p>467,21729828</text:p>
          </table:table-cell>
          <table:table-cell office:value-type="float" office:value="350.776584095" calcext:value-type="float">
            <text:p>350,776584095</text:p>
          </table:table-cell>
          <table:table-cell table:formula="of:=AVERAGE([.J17:.K17])" office:value-type="float" office:value="408.9969411875" calcext:value-type="float">
            <text:p>408,9969411875</text:p>
          </table:table-cell>
          <table:table-cell office:value-type="string" calcext:value-type="string">
            <text:p><text:s/>yCwZNdsG6vL8VpDXbKAtiYNGgjc= </text:p>
          </table:table-cell>
          <table:table-cell office:value-type="float" office:value="21.2107921265" calcext:value-type="float">
            <text:p>21,2107921265</text:p>
          </table:table-cell>
          <table:table-cell office:value-type="float" office:value="206.558917277" calcext:value-type="float">
            <text:p>206,558917277</text:p>
          </table:table-cell>
          <table:table-cell table:formula="of:=[.N17]+[.O17]" office:value-type="float" office:value="227.7697094035" calcext:value-type="float">
            <text:p>227,7697094035</text:p>
          </table:table-cell>
          <table:table-cell office:value-type="string" calcext:value-type="string">
            <text:p><text:s/>KIiwk72ObvwFJO44Gbtj6pHiv9o= </text:p>
          </table:table-cell>
          <table:table-cell office:value-type="float" office:value="4.70104008561" calcext:value-type="float">
            <text:p>4,7010400856</text:p>
          </table:table-cell>
          <table:table-cell office:value-type="string" calcext:value-type="string">
            <text:p><text:s/>JV/9uUgCgc8xJqos25xAAT7rdz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10-14" calcext:value-type="date">
            <text:p>14/10/12</text:p>
          </table:table-cell>
          <table:table-cell office:value-type="string" calcext:value-type="string">
            <text:p><text:s/>vgP/7zVKHfVSv1BXAzSBry4XDgs=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ycKcwGTRWFW+BMA0Kuidt8d8Yg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2-21" calcext:value-type="date">
            <text:p>21/12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sV48EHe11XGw6xGh6iMFvvwNs4= </text:p>
          </table:table-cell>
          <table:table-cell office:value-type="string" calcext:value-type="string">
            <text:p><text:s/>gBeVfl5sLApX3UNA3jiNw/6+KAc= </text:p>
          </table:table-cell>
          <table:table-cell office:value-type="float" office:value="270.803545773" calcext:value-type="float">
            <text:p>270,803545773</text:p>
          </table:table-cell>
          <table:table-cell office:value-type="float" office:value="88.9199677491" calcext:value-type="float">
            <text:p>88,9199677491</text:p>
          </table:table-cell>
          <table:table-cell table:formula="of:=AVERAGE([.J18:.K18])" office:value-type="float" office:value="179.86175676105" calcext:value-type="float">
            <text:p>179,8617567611</text:p>
          </table:table-cell>
          <table:table-cell office:value-type="string" calcext:value-type="string">
            <text:p><text:s/>623OiXprfUKYmyVzqNUun8dSL2k= </text:p>
          </table:table-cell>
          <table:table-cell office:value-type="float" office:value="67.1940948981" calcext:value-type="float">
            <text:p>67,1940948981</text:p>
          </table:table-cell>
          <table:table-cell office:value-type="float" office:value="123.719057932" calcext:value-type="float">
            <text:p>123,719057932</text:p>
          </table:table-cell>
          <table:table-cell table:formula="of:=[.N18]+[.O18]" office:value-type="float" office:value="190.9131528301" calcext:value-type="float">
            <text:p>190,9131528301</text:p>
          </table:table-cell>
          <table:table-cell office:value-type="string" calcext:value-type="string">
            <text:p><text:s/>wvM4mdoVz9xvJvKq1b5SkYblSkI= </text:p>
          </table:table-cell>
          <table:table-cell office:value-type="float" office:value="22.2229731044" calcext:value-type="float">
            <text:p>22,2229731044</text:p>
          </table:table-cell>
          <table:table-cell office:value-type="string" calcext:value-type="string">
            <text:p><text:s/>T5/WpC0kxkjcQSzQslWfTN9Vt5Q= </text:p>
          </table:table-cell>
          <table:table-cell office:value-type="float" office:value="63.6974970741" calcext:value-type="float">
            <text:p>63,6974970741</text:p>
          </table:table-cell>
          <table:table-cell table:formula="of:=[.T18]/[.R18]" office:value-type="float" office:value="2.86629051724354" calcext:value-type="float">
            <text:p>2,8662905172</text:p>
          </table:table-cell>
          <table:table-cell office:value-type="date" office:date-value="2010-01-21" calcext:value-type="date">
            <text:p>21/01/10</text:p>
          </table:table-cell>
          <table:table-cell office:value-type="string" calcext:value-type="string">
            <text:p><text:s/>JvvopY2ixX3oI4GvrWksv1wfejM=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biD/NlM3R27+RTZASbQsBk+0WQ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3-02" calcext:value-type="date">
            <text:p>02/03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LyN5qzfF1b8IQ0aRQxzC0Dh2MY= </text:p>
          </table:table-cell>
          <table:table-cell office:value-type="string" calcext:value-type="string">
            <text:p><text:s/>ggU4dJb7UFiKS4vXThBv/0LdVCc= </text:p>
          </table:table-cell>
          <table:table-cell office:value-type="float" office:value="484.549811773" calcext:value-type="float">
            <text:p>484,549811773</text:p>
          </table:table-cell>
          <table:table-cell office:value-type="float" office:value="329.013328841" calcext:value-type="float">
            <text:p>329,013328841</text:p>
          </table:table-cell>
          <table:table-cell table:formula="of:=AVERAGE([.J19:.K19])" office:value-type="float" office:value="406.781570307" calcext:value-type="float">
            <text:p>406,781570307</text:p>
          </table:table-cell>
          <table:table-cell office:value-type="string" calcext:value-type="string">
            <text:p><text:s/>bxhEYDIcc7+QOb7Ioe9TbKP4cno= </text:p>
          </table:table-cell>
          <table:table-cell office:value-type="float" office:value="124.988811069" calcext:value-type="float">
            <text:p>124,988811069</text:p>
          </table:table-cell>
          <table:table-cell office:value-type="float" office:value="240.260392472" calcext:value-type="float">
            <text:p>240,260392472</text:p>
          </table:table-cell>
          <table:table-cell table:formula="of:=[.N19]+[.O19]" office:value-type="float" office:value="365.249203541" calcext:value-type="float">
            <text:p>365,249203541</text:p>
          </table:table-cell>
          <table:table-cell office:value-type="string" calcext:value-type="string">
            <text:p><text:s/>w2MeSosIzHXx8ZnOWQ5s2VZu9g4= </text:p>
          </table:table-cell>
          <table:table-cell office:value-type="float" office:value="17.7887887905" calcext:value-type="float">
            <text:p>17,7887887905</text:p>
          </table:table-cell>
          <table:table-cell office:value-type="string" calcext:value-type="string">
            <text:p><text:s/>IaBPiFSo4p2sY09AGYzT1YjT+l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5-18" calcext:value-type="date">
            <text:p>18/05/12</text:p>
          </table:table-cell>
          <table:table-cell office:value-type="string" calcext:value-type="string">
            <text:p><text:s/>3Hcg2ktehruM5FbeoqrLT1Oa/9I=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xPQEkodIxOAIMPetJ8Ilr3kEtc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9-24" calcext:value-type="date">
            <text:p>24/09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ck8bd55ybz6wNT6EI7Aw9jgmCE= </text:p>
          </table:table-cell>
          <table:table-cell office:value-type="string" calcext:value-type="string">
            <text:p><text:s/>iaZpQOBfRcHSCl6N65tYoFMerZo= </text:p>
          </table:table-cell>
          <table:table-cell office:value-type="float" office:value="211.892056436" calcext:value-type="float">
            <text:p>211,892056436</text:p>
          </table:table-cell>
          <table:table-cell office:value-type="float" office:value="359.859319985" calcext:value-type="float">
            <text:p>359,859319985</text:p>
          </table:table-cell>
          <table:table-cell table:formula="of:=AVERAGE([.J20:.K20])" office:value-type="float" office:value="285.8756882105" calcext:value-type="float">
            <text:p>285,8756882105</text:p>
          </table:table-cell>
          <table:table-cell office:value-type="string" calcext:value-type="string">
            <text:p><text:s/>28BLpqUc0ainr9FjnzYDfDRXvh4= </text:p>
          </table:table-cell>
          <table:table-cell office:value-type="float" office:value="440.48019987" calcext:value-type="float">
            <text:p>440,48019987</text:p>
          </table:table-cell>
          <table:table-cell office:value-type="float" office:value="48.4471230758" calcext:value-type="float">
            <text:p>48,4471230758</text:p>
          </table:table-cell>
          <table:table-cell table:formula="of:=[.N20]+[.O20]" office:value-type="float" office:value="488.9273229458" calcext:value-type="float">
            <text:p>488,9273229458</text:p>
          </table:table-cell>
          <table:table-cell office:value-type="string" calcext:value-type="string">
            <text:p><text:s/>PK2FGH+6m8X0eU9KijzyRjFwTdY= </text:p>
          </table:table-cell>
          <table:table-cell office:value-type="float" office:value="23.1869845307" calcext:value-type="float">
            <text:p>23,1869845307</text:p>
          </table:table-cell>
          <table:table-cell office:value-type="string" calcext:value-type="string">
            <text:p><text:s/>eR4klGJIxX7u59nnnoU90i6TQ9U= </text:p>
          </table:table-cell>
          <table:table-cell office:value-type="float" office:value="555.640453887" calcext:value-type="float">
            <text:p>555,640453887</text:p>
          </table:table-cell>
          <table:table-cell table:formula="of:=[.T20]/[.R20]" office:value-type="float" office:value="23.9634633451936" calcext:value-type="float">
            <text:p>23,9634633452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<text:s/>dYmR4FUwqb+ANlxeyNaMslBiA4M=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YsA9Pa7qnHFWvo+nm7rSibefgM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3-23" calcext:value-type="date">
            <text:p>23/03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jEHBc/O196ZvmD+X1CfSIxA+cA= </text:p>
          </table:table-cell>
          <table:table-cell office:value-type="string" calcext:value-type="string">
            <text:p><text:s/>LxBoyfpLE9AiBtdluvuStDIZIEo= </text:p>
          </table:table-cell>
          <table:table-cell office:value-type="float" office:value="12.0342203477" calcext:value-type="float">
            <text:p>12,0342203477</text:p>
          </table:table-cell>
          <table:table-cell office:value-type="float" office:value="135.601338584" calcext:value-type="float">
            <text:p>135,601338584</text:p>
          </table:table-cell>
          <table:table-cell table:formula="of:=AVERAGE([.J21:.K21])" office:value-type="float" office:value="73.81777946585" calcext:value-type="float">
            <text:p>73,8177794659</text:p>
          </table:table-cell>
          <table:table-cell office:value-type="string" calcext:value-type="string">
            <text:p><text:s/>V5o0umbLbyYRQShfEtCgLKwkBMc= </text:p>
          </table:table-cell>
          <table:table-cell office:value-type="float" office:value="84.4155629482" calcext:value-type="float">
            <text:p>84,4155629482</text:p>
          </table:table-cell>
          <table:table-cell office:value-type="float" office:value="313.421831158" calcext:value-type="float">
            <text:p>313,421831158</text:p>
          </table:table-cell>
          <table:table-cell table:formula="of:=[.N21]+[.O21]" office:value-type="float" office:value="397.8373941062" calcext:value-type="float">
            <text:p>397,8373941062</text:p>
          </table:table-cell>
          <table:table-cell office:value-type="string" calcext:value-type="string">
            <text:p><text:s/>A/CXerxPOOpQhVP/RMnAcREDex8= </text:p>
          </table:table-cell>
          <table:table-cell office:value-type="float" office:value="3.5019850837" calcext:value-type="float">
            <text:p>3,5019850837</text:p>
          </table:table-cell>
          <table:table-cell office:value-type="string" calcext:value-type="string">
            <text:p><text:s/>Q7LVoB3OZf/BWzdFgqXmhw+1w3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6-27" calcext:value-type="date">
            <text:p>27/06/13</text:p>
          </table:table-cell>
          <table:table-cell office:value-type="string" calcext:value-type="string">
            <text:p><text:s/>g9C7GteWBWOttc21iNVdSV0gyLc=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imUiN4wiAFPfiigBIcwXsDSvTUc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2-09" calcext:value-type="date">
            <text:p>09/0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rnT1iC5OYQa3WexPxZ0nITl8Fo= </text:p>
          </table:table-cell>
          <table:table-cell office:value-type="string" calcext:value-type="string">
            <text:p><text:s/>xbv2ATtNyJeci1Zmto8JLiQpb1w= </text:p>
          </table:table-cell>
          <table:table-cell office:value-type="float" office:value="421.361677357" calcext:value-type="float">
            <text:p>421,361677357</text:p>
          </table:table-cell>
          <table:table-cell office:value-type="float" office:value="392.416620667" calcext:value-type="float">
            <text:p>392,416620667</text:p>
          </table:table-cell>
          <table:table-cell table:formula="of:=AVERAGE([.J22:.K22])" office:value-type="float" office:value="406.889149012" calcext:value-type="float">
            <text:p>406,889149012</text:p>
          </table:table-cell>
          <table:table-cell office:value-type="string" calcext:value-type="string">
            <text:p><text:s/>WeK0RVkcJfckGnMjg8XKL/gQpDI= </text:p>
          </table:table-cell>
          <table:table-cell office:value-type="float" office:value="373.204897706" calcext:value-type="float">
            <text:p>373,204897706</text:p>
          </table:table-cell>
          <table:table-cell office:value-type="float" office:value="423.667981955" calcext:value-type="float">
            <text:p>423,667981955</text:p>
          </table:table-cell>
          <table:table-cell table:formula="of:=[.N22]+[.O22]" office:value-type="float" office:value="796.872879661" calcext:value-type="float">
            <text:p>796,872879661</text:p>
          </table:table-cell>
          <table:table-cell office:value-type="string" calcext:value-type="string">
            <text:p><text:s/>D5HRoZDpJjz29+sE1pts4f+u16E= </text:p>
          </table:table-cell>
          <table:table-cell office:value-type="float" office:value="44.5149538077" calcext:value-type="float">
            <text:p>44,5149538077</text:p>
          </table:table-cell>
          <table:table-cell office:value-type="string" calcext:value-type="string">
            <text:p><text:s/>xRCAdXVhiThQK6hZ65GbT0bjI6U= </text:p>
          </table:table-cell>
          <table:table-cell office:value-type="float" office:value="41.3384657595" calcext:value-type="float">
            <text:p>41,3384657595</text:p>
          </table:table-cell>
          <table:table-cell table:formula="of:=[.T22]/[.R22]" office:value-type="float" office:value="0.928642225218921" calcext:value-type="float">
            <text:p>0,9286422252</text:p>
          </table:table-cell>
          <table:table-cell office:value-type="date" office:date-value="2014-07-16" calcext:value-type="date">
            <text:p>16/07/14</text:p>
          </table:table-cell>
          <table:table-cell office:value-type="string" calcext:value-type="string">
            <text:p><text:s/>1E4abI2te9aY+yrnU4kzp0jUTOM=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Y5MAB+tqFo5SPF1pxn4iPVySoJ0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1-19" calcext:value-type="date">
            <text:p>19/11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20Ml9Hf5NYHPBb/bbLfMgoDRiU= </text:p>
          </table:table-cell>
          <table:table-cell office:value-type="string" calcext:value-type="string">
            <text:p><text:s/>DOR7lmU9XxjEiIHgQKCYZ9L9MDc= </text:p>
          </table:table-cell>
          <table:table-cell office:value-type="float" office:value="330.959025765" calcext:value-type="float">
            <text:p>330,959025765</text:p>
          </table:table-cell>
          <table:table-cell office:value-type="float" office:value="318.395732373" calcext:value-type="float">
            <text:p>318,395732373</text:p>
          </table:table-cell>
          <table:table-cell table:formula="of:=AVERAGE([.J23:.K23])" office:value-type="float" office:value="324.677379069" calcext:value-type="float">
            <text:p>324,677379069</text:p>
          </table:table-cell>
          <table:table-cell office:value-type="string" calcext:value-type="string">
            <text:p><text:s/>2bOr9dTVGzBpXnM50ZQm+34SiHI= </text:p>
          </table:table-cell>
          <table:table-cell office:value-type="float" office:value="50.7833116663" calcext:value-type="float">
            <text:p>50,7833116663</text:p>
          </table:table-cell>
          <table:table-cell office:value-type="float" office:value="258.218672116" calcext:value-type="float">
            <text:p>258,218672116</text:p>
          </table:table-cell>
          <table:table-cell table:formula="of:=[.N23]+[.O23]" office:value-type="float" office:value="309.0019837823" calcext:value-type="float">
            <text:p>309,0019837823</text:p>
          </table:table-cell>
          <table:table-cell office:value-type="string" calcext:value-type="string">
            <text:p><text:s/>Y/Z4WB88L1eVCAV4jT/xHwySPn8= </text:p>
          </table:table-cell>
          <table:table-cell office:value-type="float" office:value="15.546835304" calcext:value-type="float">
            <text:p>15,546835304</text:p>
          </table:table-cell>
          <table:table-cell office:value-type="string" calcext:value-type="string">
            <text:p><text:s/>yXNPnRlXZV9q88y4C5tN/jpb5/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14" calcext:value-type="date">
            <text:p>14/06/12</text:p>
          </table:table-cell>
          <table:table-cell office:value-type="string" calcext:value-type="string">
            <text:p><text:s/>3OPuWTwh6hB9qsAfXC3tjAGBdE0=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ytjNueV1BoW2VUkK9y4GnQs31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1-07" calcext:value-type="date">
            <text:p>07/0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m/VRm/t2viU6lzFmQTVQ9z/ORw= </text:p>
          </table:table-cell>
          <table:table-cell office:value-type="string" calcext:value-type="string">
            <text:p><text:s/>Ny0Z7OR/n9ujrPeEdELVs7wxZjM= </text:p>
          </table:table-cell>
          <table:table-cell office:value-type="float" office:value="37.1532842743" calcext:value-type="float">
            <text:p>37,1532842743</text:p>
          </table:table-cell>
          <table:table-cell office:value-type="float" office:value="412.635335742" calcext:value-type="float">
            <text:p>412,635335742</text:p>
          </table:table-cell>
          <table:table-cell table:formula="of:=AVERAGE([.J24:.K24])" office:value-type="float" office:value="224.89431000815" calcext:value-type="float">
            <text:p>224,8943100082</text:p>
          </table:table-cell>
          <table:table-cell office:value-type="string" calcext:value-type="string">
            <text:p><text:s/>jLIO+k7gp4HsXWdf+xodVBKvOFw= </text:p>
          </table:table-cell>
          <table:table-cell office:value-type="float" office:value="254.115393961" calcext:value-type="float">
            <text:p>254,115393961</text:p>
          </table:table-cell>
          <table:table-cell office:value-type="float" office:value="7.18547639865" calcext:value-type="float">
            <text:p>7,1854763987</text:p>
          </table:table-cell>
          <table:table-cell table:formula="of:=[.N24]+[.O24]" office:value-type="float" office:value="261.30087035965" calcext:value-type="float">
            <text:p>261,3008703597</text:p>
          </table:table-cell>
          <table:table-cell office:value-type="string" calcext:value-type="string">
            <text:p><text:s/>u/FUCLXNhg4MEHumNGIQwbQJoag= </text:p>
          </table:table-cell>
          <table:table-cell office:value-type="float" office:value="44.1288531629" calcext:value-type="float">
            <text:p>44,1288531629</text:p>
          </table:table-cell>
          <table:table-cell office:value-type="string" calcext:value-type="string">
            <text:p><text:s/>lBx/bwphb3ryk+d0oPaXfMy9neU= </text:p>
          </table:table-cell>
          <table:table-cell office:value-type="float" office:value="68.8464819435" calcext:value-type="float">
            <text:p>68,8464819435</text:p>
          </table:table-cell>
          <table:table-cell table:formula="of:=[.T24]/[.R24]" office:value-type="float" office:value="1.56012397805481" calcext:value-type="float">
            <text:p>1,5601239781</text:p>
          </table:table-cell>
          <table:table-cell office:value-type="date" office:date-value="2010-12-16" calcext:value-type="date">
            <text:p>16/12/10</text:p>
          </table:table-cell>
          <table:table-cell office:value-type="string" calcext:value-type="string">
            <text:p><text:s/>jBECCHMsYsygzRa9cFCkPJ9zbmE=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gwpBS1gelNxfhx+7if5FI+Eal8g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1-07" calcext:value-type="date">
            <text:p>07/01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XMU0DRodabLQCx0a2XIMDZMPeQg= </text:p>
          </table:table-cell>
          <table:table-cell office:value-type="string" calcext:value-type="string">
            <text:p><text:s/>g5Dlu2tyU23yXjjZ8LPlHv9INgk= </text:p>
          </table:table-cell>
          <table:table-cell office:value-type="float" office:value="264.531289282" calcext:value-type="float">
            <text:p>264,531289282</text:p>
          </table:table-cell>
          <table:table-cell office:value-type="float" office:value="139.166242378" calcext:value-type="float">
            <text:p>139,166242378</text:p>
          </table:table-cell>
          <table:table-cell table:formula="of:=AVERAGE([.J25:.K25])" office:value-type="float" office:value="201.84876583" calcext:value-type="float">
            <text:p>201,84876583</text:p>
          </table:table-cell>
          <table:table-cell office:value-type="string" calcext:value-type="string">
            <text:p><text:s/>6RENZnKxRGck12rLTCMbIN/TCy8= </text:p>
          </table:table-cell>
          <table:table-cell office:value-type="float" office:value="207.910811857" calcext:value-type="float">
            <text:p>207,910811857</text:p>
          </table:table-cell>
          <table:table-cell office:value-type="float" office:value="87.0798391028" calcext:value-type="float">
            <text:p>87,0798391028</text:p>
          </table:table-cell>
          <table:table-cell table:formula="of:=[.N25]+[.O25]" office:value-type="float" office:value="294.9906509598" calcext:value-type="float">
            <text:p>294,9906509598</text:p>
          </table:table-cell>
          <table:table-cell office:value-type="string" calcext:value-type="string">
            <text:p><text:s/>lnyCmKfmSP0N8+dVlKQK3JDlPWc= </text:p>
          </table:table-cell>
          <table:table-cell office:value-type="float" office:value="25.3045960728" calcext:value-type="float">
            <text:p>25,3045960728</text:p>
          </table:table-cell>
          <table:table-cell office:value-type="string" calcext:value-type="string">
            <text:p><text:s/>/2tt+lugkz3X3BawqRQhnZt9178= </text:p>
          </table:table-cell>
          <table:table-cell office:value-type="float" office:value="395.368035005" calcext:value-type="float">
            <text:p>395,368035005</text:p>
          </table:table-cell>
          <table:table-cell table:formula="of:=[.T25]/[.R25]" office:value-type="float" office:value="15.6243566926556" calcext:value-type="float">
            <text:p>15,6243566927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<text:s/>d9qd7/Oc9/riN4kHmWzKUxRDuzc=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3esRhnjTxrxFfy16yImQ3oHuUGg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5-13" calcext:value-type="date">
            <text:p>13/05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EHgdQcrE8/eoBpoNl0rigpuM7o= </text:p>
          </table:table-cell>
          <table:table-cell office:value-type="string" calcext:value-type="string">
            <text:p><text:s/>eRHds69A4BszyXheAmH1UCPYF1Y= </text:p>
          </table:table-cell>
          <table:table-cell office:value-type="float" office:value="383.43468401" calcext:value-type="float">
            <text:p>383,43468401</text:p>
          </table:table-cell>
          <table:table-cell office:value-type="float" office:value="143.951427176" calcext:value-type="float">
            <text:p>143,951427176</text:p>
          </table:table-cell>
          <table:table-cell table:formula="of:=AVERAGE([.J26:.K26])" office:value-type="float" office:value="263.693055593" calcext:value-type="float">
            <text:p>263,693055593</text:p>
          </table:table-cell>
          <table:table-cell office:value-type="string" calcext:value-type="string">
            <text:p><text:s/>2lNLq8QL2LG6Jt3OPdIPKU+xUFw= </text:p>
          </table:table-cell>
          <table:table-cell office:value-type="float" office:value="402.345173367" calcext:value-type="float">
            <text:p>402,345173367</text:p>
          </table:table-cell>
          <table:table-cell office:value-type="float" office:value="274.573840389" calcext:value-type="float">
            <text:p>274,573840389</text:p>
          </table:table-cell>
          <table:table-cell table:formula="of:=[.N26]+[.O26]" office:value-type="float" office:value="676.919013756" calcext:value-type="float">
            <text:p>676,919013756</text:p>
          </table:table-cell>
          <table:table-cell office:value-type="string" calcext:value-type="string">
            <text:p><text:s/>7FJ5dY3Gez3jYH8MH+4UxWybpmg= </text:p>
          </table:table-cell>
          <table:table-cell office:value-type="float" office:value="25.050202175" calcext:value-type="float">
            <text:p>25,050202175</text:p>
          </table:table-cell>
          <table:table-cell office:value-type="string" calcext:value-type="string">
            <text:p><text:s/>cEpUeHnawNQafLSRRQ6Gx6gHIIw= </text:p>
          </table:table-cell>
          <table:table-cell office:value-type="float" office:value="790.433968046" calcext:value-type="float">
            <text:p>790,433968046</text:p>
          </table:table-cell>
          <table:table-cell table:formula="of:=[.T26]/[.R26]" office:value-type="float" office:value="31.5539955535708" calcext:value-type="float">
            <text:p>31,5539955536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<text:s/>ZvU36/tY4OhXNIl1uyN5IwdRtoQ=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+VnUHYvgdoJ5zILg82cyCAE04o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2-06" calcext:value-type="date">
            <text:p>06/0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ZioAOdeyiCLjtF7M6JLfYaTZw= </text:p>
          </table:table-cell>
          <table:table-cell office:value-type="string" calcext:value-type="string">
            <text:p><text:s/>06IXQM176DX9/HBaDjeXrTsTLcY= </text:p>
          </table:table-cell>
          <table:table-cell office:value-type="float" office:value="95.7093818834" calcext:value-type="float">
            <text:p>95,7093818834</text:p>
          </table:table-cell>
          <table:table-cell office:value-type="float" office:value="58.8211279683" calcext:value-type="float">
            <text:p>58,8211279683</text:p>
          </table:table-cell>
          <table:table-cell table:formula="of:=AVERAGE([.J27:.K27])" office:value-type="float" office:value="77.26525492585" calcext:value-type="float">
            <text:p>77,2652549259</text:p>
          </table:table-cell>
          <table:table-cell office:value-type="string" calcext:value-type="string">
            <text:p><text:s/>MvW62x3qDs9KOCCY8rYCwBLlfco= </text:p>
          </table:table-cell>
          <table:table-cell office:value-type="float" office:value="292.376019559" calcext:value-type="float">
            <text:p>292,376019559</text:p>
          </table:table-cell>
          <table:table-cell office:value-type="float" office:value="27.4986857591" calcext:value-type="float">
            <text:p>27,4986857591</text:p>
          </table:table-cell>
          <table:table-cell table:formula="of:=[.N27]+[.O27]" office:value-type="float" office:value="319.8747053181" calcext:value-type="float">
            <text:p>319,8747053181</text:p>
          </table:table-cell>
          <table:table-cell office:value-type="string" calcext:value-type="string">
            <text:p><text:s/>wEVyt3Y9rjGc1GN+jt0FuuAT7uo= </text:p>
          </table:table-cell>
          <table:table-cell office:value-type="float" office:value="3.10570429602" calcext:value-type="float">
            <text:p>3,105704296</text:p>
          </table:table-cell>
          <table:table-cell office:value-type="string" calcext:value-type="string">
            <text:p><text:s/>/plja8UfOXXmmtkQ9ZLpIx7qVz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1-01" calcext:value-type="date">
            <text:p>01/01/12</text:p>
          </table:table-cell>
          <table:table-cell office:value-type="string" calcext:value-type="string">
            <text:p><text:s/>pifXWGNkNvFnVfmQsupB/lswGqs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0CI0NpbT0qlteM3fSOD1ryCh8o0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2-09" calcext:value-type="date">
            <text:p>09/02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fuLyv7+YltP7jyPQF9s18D8Dm8= </text:p>
          </table:table-cell>
          <table:table-cell office:value-type="string" calcext:value-type="string">
            <text:p><text:s/>pxwJndZnK18DyOSFjA2AYbVEBFs= </text:p>
          </table:table-cell>
          <table:table-cell office:value-type="float" office:value="469.401415604" calcext:value-type="float">
            <text:p>469,401415604</text:p>
          </table:table-cell>
          <table:table-cell office:value-type="float" office:value="274.768312136" calcext:value-type="float">
            <text:p>274,768312136</text:p>
          </table:table-cell>
          <table:table-cell table:formula="of:=AVERAGE([.J28:.K28])" office:value-type="float" office:value="372.08486387" calcext:value-type="float">
            <text:p>372,08486387</text:p>
          </table:table-cell>
          <table:table-cell office:value-type="string" calcext:value-type="string">
            <text:p><text:s/>0tswP3w4niUfLL2xpyihroUZ/4g= </text:p>
          </table:table-cell>
          <table:table-cell office:value-type="float" office:value="55.0645226648" calcext:value-type="float">
            <text:p>55,0645226648</text:p>
          </table:table-cell>
          <table:table-cell office:value-type="float" office:value="172.307133237" calcext:value-type="float">
            <text:p>172,307133237</text:p>
          </table:table-cell>
          <table:table-cell table:formula="of:=[.N28]+[.O28]" office:value-type="float" office:value="227.3716559018" calcext:value-type="float">
            <text:p>227,3716559018</text:p>
          </table:table-cell>
          <table:table-cell office:value-type="string" calcext:value-type="string">
            <text:p><text:s/>+wQLG5sJr0PY/7sXu37L3RIUyYo= </text:p>
          </table:table-cell>
          <table:table-cell office:value-type="float" office:value="1.81773477937" calcext:value-type="float">
            <text:p>1,8177347794</text:p>
          </table:table-cell>
          <table:table-cell office:value-type="string" calcext:value-type="string">
            <text:p><text:s/>cnQILQISMEQi/54ldxv9QJpcBQ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1-23" calcext:value-type="date">
            <text:p>23/01/10</text:p>
          </table:table-cell>
          <table:table-cell office:value-type="string" calcext:value-type="string">
            <text:p><text:s/>LKX88JX2e/AWFViUr4ocqdSbuNE=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InwnUPViwbA7vIuLOpbBfo0Bkw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2-18" calcext:value-type="date">
            <text:p>18/12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g3TQaxVGSzffVr3bvw2qjGNoAA= </text:p>
          </table:table-cell>
          <table:table-cell office:value-type="string" calcext:value-type="string">
            <text:p><text:s/>an8ExKwUNRY7r0tVIpUtchDmrj8= </text:p>
          </table:table-cell>
          <table:table-cell office:value-type="float" office:value="69.720702422" calcext:value-type="float">
            <text:p>69,720702422</text:p>
          </table:table-cell>
          <table:table-cell office:value-type="float" office:value="299.368084237" calcext:value-type="float">
            <text:p>299,368084237</text:p>
          </table:table-cell>
          <table:table-cell table:formula="of:=AVERAGE([.J29:.K29])" office:value-type="float" office:value="184.5443933295" calcext:value-type="float">
            <text:p>184,5443933295</text:p>
          </table:table-cell>
          <table:table-cell office:value-type="string" calcext:value-type="string">
            <text:p><text:s/>4/8xRbdQ4GHGmYDHZwMOEr7rIsE= </text:p>
          </table:table-cell>
          <table:table-cell office:value-type="float" office:value="65.2933532424" calcext:value-type="float">
            <text:p>65,2933532424</text:p>
          </table:table-cell>
          <table:table-cell office:value-type="float" office:value="274.360044298" calcext:value-type="float">
            <text:p>274,360044298</text:p>
          </table:table-cell>
          <table:table-cell table:formula="of:=[.N29]+[.O29]" office:value-type="float" office:value="339.6533975404" calcext:value-type="float">
            <text:p>339,6533975404</text:p>
          </table:table-cell>
          <table:table-cell office:value-type="string" calcext:value-type="string">
            <text:p><text:s/>DsO9V1YF72NqGWHvma4vkYqUho8= </text:p>
          </table:table-cell>
          <table:table-cell office:value-type="float" office:value="42.0169924712" calcext:value-type="float">
            <text:p>42,0169924712</text:p>
          </table:table-cell>
          <table:table-cell office:value-type="string" calcext:value-type="string">
            <text:p><text:s/>BWaLrXDSJRxyf0woOE9Fugc/O8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5-17" calcext:value-type="date">
            <text:p>17/05/15</text:p>
          </table:table-cell>
          <table:table-cell office:value-type="string" calcext:value-type="string">
            <text:p><text:s/>jfQr/8GREujd7pBRORzTw3rTJQc=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yizymFOwij38VxbtYVjCiuXCts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27" calcext:value-type="date">
            <text:p>27/08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KHaifXs3rTjCtAx440T3uK2/8Y= </text:p>
          </table:table-cell>
          <table:table-cell office:value-type="string" calcext:value-type="string">
            <text:p><text:s/>BpzozjmA9fUv2qX9HxwEinAOVmY= </text:p>
          </table:table-cell>
          <table:table-cell office:value-type="float" office:value="321.865325236" calcext:value-type="float">
            <text:p>321,865325236</text:p>
          </table:table-cell>
          <table:table-cell office:value-type="float" office:value="68.0840622518" calcext:value-type="float">
            <text:p>68,0840622518</text:p>
          </table:table-cell>
          <table:table-cell table:formula="of:=AVERAGE([.J30:.K30])" office:value-type="float" office:value="194.9746937439" calcext:value-type="float">
            <text:p>194,9746937439</text:p>
          </table:table-cell>
          <table:table-cell office:value-type="string" calcext:value-type="string">
            <text:p><text:s/>sOtgQ+tzx5dpyCnxXreLyAjR6mU= </text:p>
          </table:table-cell>
          <table:table-cell office:value-type="float" office:value="343.482210489" calcext:value-type="float">
            <text:p>343,482210489</text:p>
          </table:table-cell>
          <table:table-cell office:value-type="float" office:value="149.149132343" calcext:value-type="float">
            <text:p>149,149132343</text:p>
          </table:table-cell>
          <table:table-cell table:formula="of:=[.N30]+[.O30]" office:value-type="float" office:value="492.631342832" calcext:value-type="float">
            <text:p>492,631342832</text:p>
          </table:table-cell>
          <table:table-cell office:value-type="string" calcext:value-type="string">
            <text:p><text:s/>4X+APvMy1Cu3RtFNfSu/wBwWYEQ= </text:p>
          </table:table-cell>
          <table:table-cell office:value-type="float" office:value="48.0573899279" calcext:value-type="float">
            <text:p>48,0573899279</text:p>
          </table:table-cell>
          <table:table-cell office:value-type="string" calcext:value-type="string">
            <text:p><text:s/>ojrj25z2oz9Q7zmlDrq2QokGCq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8-04" calcext:value-type="date">
            <text:p>04/08/11</text:p>
          </table:table-cell>
          <table:table-cell office:value-type="string" calcext:value-type="string">
            <text:p><text:s/>p2huggh4eg4UhZTCIEaQtwiRu0E=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eUeB3CvF56Yavytmwk1agFM2ok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07" calcext:value-type="date">
            <text:p>07/06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V+gYpho6E+hGgentriqaw+YFoM= </text:p>
          </table:table-cell>
          <table:table-cell office:value-type="string" calcext:value-type="string">
            <text:p><text:s/>Brfe1qKsA+r/SX8jlFFhE8HFy+w= </text:p>
          </table:table-cell>
          <table:table-cell office:value-type="float" office:value="234.574163676" calcext:value-type="float">
            <text:p>234,574163676</text:p>
          </table:table-cell>
          <table:table-cell office:value-type="float" office:value="45.687117919" calcext:value-type="float">
            <text:p>45,687117919</text:p>
          </table:table-cell>
          <table:table-cell table:formula="of:=AVERAGE([.J31:.K31])" office:value-type="float" office:value="140.1306407975" calcext:value-type="float">
            <text:p>140,1306407975</text:p>
          </table:table-cell>
          <table:table-cell office:value-type="string" calcext:value-type="string">
            <text:p><text:s/>8JxUFr2mqHJE9z83artCFZEZgl0= </text:p>
          </table:table-cell>
          <table:table-cell office:value-type="float" office:value="366.092483131" calcext:value-type="float">
            <text:p>366,092483131</text:p>
          </table:table-cell>
          <table:table-cell office:value-type="float" office:value="434.867654378" calcext:value-type="float">
            <text:p>434,867654378</text:p>
          </table:table-cell>
          <table:table-cell table:formula="of:=[.N31]+[.O31]" office:value-type="float" office:value="800.960137509" calcext:value-type="float">
            <text:p>800,960137509</text:p>
          </table:table-cell>
          <table:table-cell office:value-type="string" calcext:value-type="string">
            <text:p><text:s/>M8Iw24R+3ak8m+Fg8SzV++xbP9o= </text:p>
          </table:table-cell>
          <table:table-cell office:value-type="float" office:value="27.2960534611" calcext:value-type="float">
            <text:p>27,2960534611</text:p>
          </table:table-cell>
          <table:table-cell office:value-type="string" calcext:value-type="string">
            <text:p><text:s/>cEQIGk9o/RkVdKZ8p9pmdO7z4pg= </text:p>
          </table:table-cell>
          <table:table-cell office:value-type="float" office:value="879.302792768" calcext:value-type="float">
            <text:p>879,302792768</text:p>
          </table:table-cell>
          <table:table-cell table:formula="of:=[.T31]/[.R31]" office:value-type="float" office:value="32.2135503588864" calcext:value-type="float">
            <text:p>32,2135503589</text:p>
          </table:table-cell>
          <table:table-cell office:value-type="date" office:date-value="2011-06-25" calcext:value-type="date">
            <text:p>25/06/11</text:p>
          </table:table-cell>
          <table:table-cell office:value-type="string" calcext:value-type="string">
            <text:p><text:s/>gBMy9IhYkRRZkOgDHucpNEXX5sc=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4MihVlD9iVS0brGUYFwVGQUdd/o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10" calcext:value-type="date">
            <text:p>10/11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bGX8BuLM3P+42LkdXn9rjyeFg8= </text:p>
          </table:table-cell>
          <table:table-cell office:value-type="string" calcext:value-type="string">
            <text:p><text:s/>Pe46sT2HjXL5swWgIIP/MXgIls0= </text:p>
          </table:table-cell>
          <table:table-cell office:value-type="float" office:value="315.384281383" calcext:value-type="float">
            <text:p>315,384281383</text:p>
          </table:table-cell>
          <table:table-cell office:value-type="float" office:value="184.045778311" calcext:value-type="float">
            <text:p>184,045778311</text:p>
          </table:table-cell>
          <table:table-cell table:formula="of:=AVERAGE([.J32:.K32])" office:value-type="float" office:value="249.715029847" calcext:value-type="float">
            <text:p>249,715029847</text:p>
          </table:table-cell>
          <table:table-cell office:value-type="string" calcext:value-type="string">
            <text:p><text:s/>ibMk0Fo4joeA+xan5buYwTLCySU= </text:p>
          </table:table-cell>
          <table:table-cell office:value-type="float" office:value="101.675160965" calcext:value-type="float">
            <text:p>101,675160965</text:p>
          </table:table-cell>
          <table:table-cell office:value-type="float" office:value="422.607585721" calcext:value-type="float">
            <text:p>422,607585721</text:p>
          </table:table-cell>
          <table:table-cell table:formula="of:=[.N32]+[.O32]" office:value-type="float" office:value="524.282746686" calcext:value-type="float">
            <text:p>524,282746686</text:p>
          </table:table-cell>
          <table:table-cell office:value-type="string" calcext:value-type="string">
            <text:p><text:s/>KKJpckGee8h5BJVWeCYb4hckMEA= </text:p>
          </table:table-cell>
          <table:table-cell office:value-type="float" office:value="15.223516044" calcext:value-type="float">
            <text:p>15,223516044</text:p>
          </table:table-cell>
          <table:table-cell office:value-type="string" calcext:value-type="string">
            <text:p><text:s/>cH1rEk7qsODmj/hdnkJIYSVfzU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10-27" calcext:value-type="date">
            <text:p>27/10/15</text:p>
          </table:table-cell>
          <table:table-cell office:value-type="string" calcext:value-type="string">
            <text:p><text:s/>B9F2D/j9q+2XqJs8ksgy2D1q458=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zsb0ZUJ+FZ3sctxw1VhBb8e0zE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8-04" calcext:value-type="date">
            <text:p>04/08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nvK5NmIkCpbWj267IU3zgun1aU= </text:p>
          </table:table-cell>
          <table:table-cell office:value-type="string" calcext:value-type="string">
            <text:p><text:s/>gXBjS02uYfRUOMptBn5FMyP95P8= </text:p>
          </table:table-cell>
          <table:table-cell office:value-type="float" office:value="126.213492392" calcext:value-type="float">
            <text:p>126,213492392</text:p>
          </table:table-cell>
          <table:table-cell office:value-type="float" office:value="381.483770065" calcext:value-type="float">
            <text:p>381,483770065</text:p>
          </table:table-cell>
          <table:table-cell table:formula="of:=AVERAGE([.J33:.K33])" office:value-type="float" office:value="253.8486312285" calcext:value-type="float">
            <text:p>253,8486312285</text:p>
          </table:table-cell>
          <table:table-cell office:value-type="string" calcext:value-type="string">
            <text:p><text:s/>mxfl7bu1ECr8TTxfZC6qEoLT5nk= </text:p>
          </table:table-cell>
          <table:table-cell office:value-type="float" office:value="82.629162394" calcext:value-type="float">
            <text:p>82,629162394</text:p>
          </table:table-cell>
          <table:table-cell office:value-type="float" office:value="268.339592399" calcext:value-type="float">
            <text:p>268,339592399</text:p>
          </table:table-cell>
          <table:table-cell table:formula="of:=[.N33]+[.O33]" office:value-type="float" office:value="350.968754793" calcext:value-type="float">
            <text:p>350,968754793</text:p>
          </table:table-cell>
          <table:table-cell office:value-type="string" calcext:value-type="string">
            <text:p><text:s/>sP5HMe5T20Gi50umfwKWiXuLtEA= </text:p>
          </table:table-cell>
          <table:table-cell office:value-type="float" office:value="32.2228902629" calcext:value-type="float">
            <text:p>32,2228902629</text:p>
          </table:table-cell>
          <table:table-cell office:value-type="string" calcext:value-type="string">
            <text:p><text:s/>sopRAsDqG8UfvARfjYp9r52xjYo= </text:p>
          </table:table-cell>
          <table:table-cell office:value-type="float" office:value="396.916460775" calcext:value-type="float">
            <text:p>396,916460775</text:p>
          </table:table-cell>
          <table:table-cell table:formula="of:=[.T33]/[.R33]" office:value-type="float" office:value="12.3178416813836" calcext:value-type="float">
            <text:p>12,3178416814</text:p>
          </table:table-cell>
          <table:table-cell office:value-type="date" office:date-value="2010-05-08" calcext:value-type="date">
            <text:p>08/05/10</text:p>
          </table:table-cell>
          <table:table-cell office:value-type="string" calcext:value-type="string">
            <text:p><text:s/>nwLdcY79BPuwxP3DQh4Lt8XBmeo=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tciKomRP/LyunyerK7ohNOhKWg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2-06" calcext:value-type="date">
            <text:p>06/1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xJNcLGNlj+JkbsnWk4bHbeCPZw= </text:p>
          </table:table-cell>
          <table:table-cell office:value-type="string" calcext:value-type="string">
            <text:p><text:s/>74FHDkOXIK7s3R54F45cNJ/Zymc= </text:p>
          </table:table-cell>
          <table:table-cell office:value-type="float" office:value="70.4460137728" calcext:value-type="float">
            <text:p>70,4460137728</text:p>
          </table:table-cell>
          <table:table-cell office:value-type="float" office:value="326.766316446" calcext:value-type="float">
            <text:p>326,766316446</text:p>
          </table:table-cell>
          <table:table-cell table:formula="of:=AVERAGE([.J34:.K34])" office:value-type="float" office:value="198.6061651094" calcext:value-type="float">
            <text:p>198,6061651094</text:p>
          </table:table-cell>
          <table:table-cell office:value-type="string" calcext:value-type="string">
            <text:p><text:s/>YyFAG6twKvDkMWvs51tixxDF3bo= </text:p>
          </table:table-cell>
          <table:table-cell office:value-type="float" office:value="138.210991359" calcext:value-type="float">
            <text:p>138,210991359</text:p>
          </table:table-cell>
          <table:table-cell office:value-type="float" office:value="354.300198386" calcext:value-type="float">
            <text:p>354,300198386</text:p>
          </table:table-cell>
          <table:table-cell table:formula="of:=[.N34]+[.O34]" office:value-type="float" office:value="492.511189745" calcext:value-type="float">
            <text:p>492,511189745</text:p>
          </table:table-cell>
          <table:table-cell office:value-type="string" calcext:value-type="string">
            <text:p><text:s/>xsCjB0KjGqxhTu0lfXoFEjAZpyM= </text:p>
          </table:table-cell>
          <table:table-cell office:value-type="float" office:value="0.240451654948" calcext:value-type="float">
            <text:p>0,2404516549</text:p>
          </table:table-cell>
          <table:table-cell office:value-type="string" calcext:value-type="string">
            <text:p><text:s/>rDRGyHFpwjw/5f61gpfq7eoFWF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1-28" calcext:value-type="date">
            <text:p>28/01/15</text:p>
          </table:table-cell>
          <table:table-cell office:value-type="string" calcext:value-type="string">
            <text:p><text:s/>qweQKQeF52YsWnaGBLm5WIZjkn8=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u1d97YSQP/WHbH49KTHpMgWB2c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4-07" calcext:value-type="date">
            <text:p>07/04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YuCh4BCv4acEGxLRnlN0bLSmYI= </text:p>
          </table:table-cell>
          <table:table-cell office:value-type="string" calcext:value-type="string">
            <text:p><text:s/>LJipCrlqmq2oCfJa89rcXyL8o/U= </text:p>
          </table:table-cell>
          <table:table-cell office:value-type="float" office:value="364.293228103" calcext:value-type="float">
            <text:p>364,293228103</text:p>
          </table:table-cell>
          <table:table-cell office:value-type="float" office:value="164.666700979" calcext:value-type="float">
            <text:p>164,666700979</text:p>
          </table:table-cell>
          <table:table-cell table:formula="of:=AVERAGE([.J35:.K35])" office:value-type="float" office:value="264.479964541" calcext:value-type="float">
            <text:p>264,479964541</text:p>
          </table:table-cell>
          <table:table-cell office:value-type="string" calcext:value-type="string">
            <text:p><text:s/>BWjQrCK6PdZ2R08t6pho1z19xy8= </text:p>
          </table:table-cell>
          <table:table-cell office:value-type="float" office:value="240.367758269" calcext:value-type="float">
            <text:p>240,367758269</text:p>
          </table:table-cell>
          <table:table-cell office:value-type="float" office:value="372.79341154" calcext:value-type="float">
            <text:p>372,79341154</text:p>
          </table:table-cell>
          <table:table-cell table:formula="of:=[.N35]+[.O35]" office:value-type="float" office:value="613.161169809" calcext:value-type="float">
            <text:p>613,161169809</text:p>
          </table:table-cell>
          <table:table-cell office:value-type="string" calcext:value-type="string">
            <text:p><text:s/>P7aTD/Hy9y0vaAQpb/20UibFi8Q= </text:p>
          </table:table-cell>
          <table:table-cell office:value-type="float" office:value="43.4923227447" calcext:value-type="float">
            <text:p>43,4923227447</text:p>
          </table:table-cell>
          <table:table-cell office:value-type="string" calcext:value-type="string">
            <text:p><text:s/>UeCdPlEdfHVtOoXCajF3LEWq+68= </text:p>
          </table:table-cell>
          <table:table-cell office:value-type="float" office:value="745.231588671" calcext:value-type="float">
            <text:p>745,231588671</text:p>
          </table:table-cell>
          <table:table-cell table:formula="of:=[.T35]/[.R35]" office:value-type="float" office:value="17.1347847537486" calcext:value-type="float">
            <text:p>17,1347847537</text:p>
          </table:table-cell>
          <table:table-cell office:value-type="date" office:date-value="2015-04-15" calcext:value-type="date">
            <text:p>15/04/15</text:p>
          </table:table-cell>
          <table:table-cell office:value-type="string" calcext:value-type="string">
            <text:p><text:s/>DkPHQ37fCCBbUDTAAX0YdS7UF1Y=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srptL67VyHDS+Eu0HqaRKIlaUE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2-13" calcext:value-type="date">
            <text:p>13/02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Z1G2tr9T/YZhFVGMijC4RN13Po= </text:p>
          </table:table-cell>
          <table:table-cell office:value-type="string" calcext:value-type="string">
            <text:p><text:s/>X6sftzOVNOC3qMTFDryW+7QrlKI= </text:p>
          </table:table-cell>
          <table:table-cell office:value-type="float" office:value="235.596540299" calcext:value-type="float">
            <text:p>235,596540299</text:p>
          </table:table-cell>
          <table:table-cell office:value-type="float" office:value="458.028758571" calcext:value-type="float">
            <text:p>458,028758571</text:p>
          </table:table-cell>
          <table:table-cell table:formula="of:=AVERAGE([.J36:.K36])" office:value-type="float" office:value="346.812649435" calcext:value-type="float">
            <text:p>346,812649435</text:p>
          </table:table-cell>
          <table:table-cell office:value-type="string" calcext:value-type="string">
            <text:p><text:s/>MFbJgnexRQo3q2Gc/AqRMfllVyA= </text:p>
          </table:table-cell>
          <table:table-cell office:value-type="float" office:value="69.8171546142" calcext:value-type="float">
            <text:p>69,8171546142</text:p>
          </table:table-cell>
          <table:table-cell office:value-type="float" office:value="105.85084855" calcext:value-type="float">
            <text:p>105,85084855</text:p>
          </table:table-cell>
          <table:table-cell table:formula="of:=[.N36]+[.O36]" office:value-type="float" office:value="175.6680031642" calcext:value-type="float">
            <text:p>175,6680031642</text:p>
          </table:table-cell>
          <table:table-cell office:value-type="string" calcext:value-type="string">
            <text:p><text:s/>PFlyUG4GP3cbxz9C22/jj3a8pS8= </text:p>
          </table:table-cell>
          <table:table-cell office:value-type="float" office:value="46.0961679641" calcext:value-type="float">
            <text:p>46,0961679641</text:p>
          </table:table-cell>
          <table:table-cell office:value-type="string" calcext:value-type="string">
            <text:p><text:s/>NBhxyzObPqdG5B/aiiM//JznAF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8-13" calcext:value-type="date">
            <text:p>13/08/10</text:p>
          </table:table-cell>
          <table:table-cell office:value-type="string" calcext:value-type="string">
            <text:p><text:s/>wksow3aw2ovgajfd2nBLemzleL0=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zNBjoqH5h8EgZhDbgUVa6GZRBCs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1-20" calcext:value-type="date">
            <text:p>20/01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hWgl5OZl3wQwWhDswZAeR9tBOo= </text:p>
          </table:table-cell>
          <table:table-cell office:value-type="string" calcext:value-type="string">
            <text:p><text:s/>0bTd+jwJ1vqy0TjqlERtbMDezz4= </text:p>
          </table:table-cell>
          <table:table-cell office:value-type="float" office:value="211.961477057" calcext:value-type="float">
            <text:p>211,961477057</text:p>
          </table:table-cell>
          <table:table-cell office:value-type="float" office:value="380.167705387" calcext:value-type="float">
            <text:p>380,167705387</text:p>
          </table:table-cell>
          <table:table-cell table:formula="of:=AVERAGE([.J37:.K37])" office:value-type="float" office:value="296.064591222" calcext:value-type="float">
            <text:p>296,064591222</text:p>
          </table:table-cell>
          <table:table-cell office:value-type="string" calcext:value-type="string">
            <text:p><text:s/>/gE3oghH9yeChIvVcFzAWyGUQK0= </text:p>
          </table:table-cell>
          <table:table-cell office:value-type="float" office:value="338.360304867" calcext:value-type="float">
            <text:p>338,360304867</text:p>
          </table:table-cell>
          <table:table-cell office:value-type="float" office:value="47.998475209" calcext:value-type="float">
            <text:p>47,998475209</text:p>
          </table:table-cell>
          <table:table-cell table:formula="of:=[.N37]+[.O37]" office:value-type="float" office:value="386.358780076" calcext:value-type="float">
            <text:p>386,358780076</text:p>
          </table:table-cell>
          <table:table-cell office:value-type="string" calcext:value-type="string">
            <text:p><text:s/>MWoorP8kU3H5XSwP3aLfX5V6VIE= </text:p>
          </table:table-cell>
          <table:table-cell office:value-type="float" office:value="8.2707921637" calcext:value-type="float">
            <text:p>8,2707921637</text:p>
          </table:table-cell>
          <table:table-cell office:value-type="string" calcext:value-type="string">
            <text:p><text:s/>HschJrW9taT6NqA95/uBWIRh1+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3-06" calcext:value-type="date">
            <text:p>06/03/12</text:p>
          </table:table-cell>
          <table:table-cell office:value-type="string" calcext:value-type="string">
            <text:p><text:s/>ERqhqEAH7izytS6knNVpPDZKZyI=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CuawoATdmQoPF6rrwSQbom1Tjw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2-10" calcext:value-type="date">
            <text:p>10/02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K3nlNuv4kZzAaMFH7GsKnnhQdM= </text:p>
          </table:table-cell>
          <table:table-cell office:value-type="string" calcext:value-type="string">
            <text:p><text:s/>B2EuoxNhbj4qnh2HdlPdLg0uRr0= </text:p>
          </table:table-cell>
          <table:table-cell office:value-type="float" office:value="83.88919452" calcext:value-type="float">
            <text:p>83,88919452</text:p>
          </table:table-cell>
          <table:table-cell office:value-type="float" office:value="492.774957289" calcext:value-type="float">
            <text:p>492,774957289</text:p>
          </table:table-cell>
          <table:table-cell table:formula="of:=AVERAGE([.J38:.K38])" office:value-type="float" office:value="288.3320759045" calcext:value-type="float">
            <text:p>288,3320759045</text:p>
          </table:table-cell>
          <table:table-cell office:value-type="string" calcext:value-type="string">
            <text:p><text:s/>oN+j9+aempvyS0LBlA62zLA3rkE= </text:p>
          </table:table-cell>
          <table:table-cell office:value-type="float" office:value="301.817476179" calcext:value-type="float">
            <text:p>301,817476179</text:p>
          </table:table-cell>
          <table:table-cell office:value-type="float" office:value="329.952326893" calcext:value-type="float">
            <text:p>329,952326893</text:p>
          </table:table-cell>
          <table:table-cell table:formula="of:=[.N38]+[.O38]" office:value-type="float" office:value="631.769803072" calcext:value-type="float">
            <text:p>631,769803072</text:p>
          </table:table-cell>
          <table:table-cell office:value-type="string" calcext:value-type="string">
            <text:p><text:s/>HO7hzc33Laz+QcCaqVt4cGGDN+8= </text:p>
          </table:table-cell>
          <table:table-cell office:value-type="float" office:value="21.0316159659" calcext:value-type="float">
            <text:p>21,0316159659</text:p>
          </table:table-cell>
          <table:table-cell office:value-type="string" calcext:value-type="string">
            <text:p><text:s/>aXV+l5qt1WPQ6+Ggf18txZ/FW3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<text:s/>8LMlxQAErwSdX3l6AGZDMOJj02E=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LiaexFnxV13ZDZ4N6Vzwg8z2qM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15" calcext:value-type="date">
            <text:p>15/1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6CrWaBtVYbAtqld6nv0yxsIcKk= </text:p>
          </table:table-cell>
          <table:table-cell office:value-type="string" calcext:value-type="string">
            <text:p><text:s/>lWrRCembc9dY5ElPPyEamMriFEY= </text:p>
          </table:table-cell>
          <table:table-cell office:value-type="float" office:value="310.991483101" calcext:value-type="float">
            <text:p>310,991483101</text:p>
          </table:table-cell>
          <table:table-cell office:value-type="float" office:value="155.032389798" calcext:value-type="float">
            <text:p>155,032389798</text:p>
          </table:table-cell>
          <table:table-cell table:formula="of:=AVERAGE([.J39:.K39])" office:value-type="float" office:value="233.0119364495" calcext:value-type="float">
            <text:p>233,0119364495</text:p>
          </table:table-cell>
          <table:table-cell office:value-type="string" calcext:value-type="string">
            <text:p><text:s/>BJwx5BjUW1By3on5P5AvnpKzcyY= </text:p>
          </table:table-cell>
          <table:table-cell office:value-type="float" office:value="37.1664317152" calcext:value-type="float">
            <text:p>37,1664317152</text:p>
          </table:table-cell>
          <table:table-cell office:value-type="float" office:value="478.504859908" calcext:value-type="float">
            <text:p>478,504859908</text:p>
          </table:table-cell>
          <table:table-cell table:formula="of:=[.N39]+[.O39]" office:value-type="float" office:value="515.6712916232" calcext:value-type="float">
            <text:p>515,6712916232</text:p>
          </table:table-cell>
          <table:table-cell office:value-type="string" calcext:value-type="string">
            <text:p><text:s/>icmO+Eodc+3XBEMYFnxqCo2MXb0= </text:p>
          </table:table-cell>
          <table:table-cell office:value-type="float" office:value="42.0992795428" calcext:value-type="float">
            <text:p>42,0992795428</text:p>
          </table:table-cell>
          <table:table-cell office:value-type="string" calcext:value-type="string">
            <text:p><text:s/>wr4hahL+8wAahPaRm9Ke4rsZFVg= </text:p>
          </table:table-cell>
          <table:table-cell office:value-type="float" office:value="651.407136465" calcext:value-type="float">
            <text:p>651,407136465</text:p>
          </table:table-cell>
          <table:table-cell table:formula="of:=[.T39]/[.R39]" office:value-type="float" office:value="15.4731183891817" calcext:value-type="float">
            <text:p>15,4731183892</text:p>
          </table:table-cell>
          <table:table-cell office:value-type="date" office:date-value="2010-02-08" calcext:value-type="date">
            <text:p>08/02/10</text:p>
          </table:table-cell>
          <table:table-cell office:value-type="string" calcext:value-type="string">
            <text:p><text:s/>appgwPhdUTvA1a3JdzlrOOc62Zw=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3dESz/9ozokwVAqbYNQFdgMVu78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21" calcext:value-type="date">
            <text:p>21/03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8cB7M5/7kDD7glDIHm3+qPGFhU= </text:p>
          </table:table-cell>
          <table:table-cell office:value-type="string" calcext:value-type="string">
            <text:p><text:s/>UMyVc0+5KkPVu24D2l5ggeN5Vg0= </text:p>
          </table:table-cell>
          <table:table-cell office:value-type="float" office:value="138.476146809" calcext:value-type="float">
            <text:p>138,476146809</text:p>
          </table:table-cell>
          <table:table-cell office:value-type="float" office:value="14.8479475701" calcext:value-type="float">
            <text:p>14,8479475701</text:p>
          </table:table-cell>
          <table:table-cell table:formula="of:=AVERAGE([.J40:.K40])" office:value-type="float" office:value="76.66204718955" calcext:value-type="float">
            <text:p>76,6620471896</text:p>
          </table:table-cell>
          <table:table-cell office:value-type="string" calcext:value-type="string">
            <text:p><text:s/>cFmVoRjjeeu0sZXJH2+1fMH79LM= </text:p>
          </table:table-cell>
          <table:table-cell office:value-type="float" office:value="57.9975219731" calcext:value-type="float">
            <text:p>57,9975219731</text:p>
          </table:table-cell>
          <table:table-cell office:value-type="float" office:value="20.2536818548" calcext:value-type="float">
            <text:p>20,2536818548</text:p>
          </table:table-cell>
          <table:table-cell table:formula="of:=[.N40]+[.O40]" office:value-type="float" office:value="78.2512038279" calcext:value-type="float">
            <text:p>78,2512038279</text:p>
          </table:table-cell>
          <table:table-cell office:value-type="string" calcext:value-type="string">
            <text:p><text:s/>IH4MSgYTvJLoiQhzAKrhIN1FDsA= </text:p>
          </table:table-cell>
          <table:table-cell office:value-type="float" office:value="17.4331596974" calcext:value-type="float">
            <text:p>17,4331596974</text:p>
          </table:table-cell>
          <table:table-cell office:value-type="string" calcext:value-type="string">
            <text:p><text:s/>XzWmYKZCZSCAP+sOSBa6wA6Xczs= </text:p>
          </table:table-cell>
          <table:table-cell office:value-type="float" office:value="676.502054003" calcext:value-type="float">
            <text:p>676,502054003</text:p>
          </table:table-cell>
          <table:table-cell table:formula="of:=[.T40]/[.R40]" office:value-type="float" office:value="38.8054756421404" calcext:value-type="float">
            <text:p>38,8054756421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<text:s/>VbvdjfoQneOSemY9XzMJFvCoP7k=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ioBy+NyuTuNmkQy13qjmFdLXr6c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04" calcext:value-type="date">
            <text:p>04/06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FMq4fvj8w2pvBuX35rRfh526k= </text:p>
          </table:table-cell>
          <table:table-cell office:value-type="string" calcext:value-type="string">
            <text:p><text:s/>LAFUBRIVkHDhFlan9SIh0ZJRSTQ= </text:p>
          </table:table-cell>
          <table:table-cell office:value-type="float" office:value="278.362519294" calcext:value-type="float">
            <text:p>278,362519294</text:p>
          </table:table-cell>
          <table:table-cell office:value-type="float" office:value="253.288701827" calcext:value-type="float">
            <text:p>253,288701827</text:p>
          </table:table-cell>
          <table:table-cell table:formula="of:=AVERAGE([.J41:.K41])" office:value-type="float" office:value="265.8256105605" calcext:value-type="float">
            <text:p>265,8256105605</text:p>
          </table:table-cell>
          <table:table-cell office:value-type="string" calcext:value-type="string">
            <text:p><text:s/>tzB0fkh27GYkafnv1DBVWuZIdCI= </text:p>
          </table:table-cell>
          <table:table-cell office:value-type="float" office:value="453.529150625" calcext:value-type="float">
            <text:p>453,529150625</text:p>
          </table:table-cell>
          <table:table-cell office:value-type="float" office:value="25.2280474211" calcext:value-type="float">
            <text:p>25,2280474211</text:p>
          </table:table-cell>
          <table:table-cell table:formula="of:=[.N41]+[.O41]" office:value-type="float" office:value="478.7571980461" calcext:value-type="float">
            <text:p>478,7571980461</text:p>
          </table:table-cell>
          <table:table-cell office:value-type="string" calcext:value-type="string">
            <text:p><text:s/>xySEKYsXMmSUIPa0zbpf3UyLRxY= </text:p>
          </table:table-cell>
          <table:table-cell office:value-type="float" office:value="6.32490999618" calcext:value-type="float">
            <text:p>6,3249099962</text:p>
          </table:table-cell>
          <table:table-cell office:value-type="string" calcext:value-type="string">
            <text:p><text:s/>Q/jjB8wUDo/Pd8heGlB02T7AjW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6-02" calcext:value-type="date">
            <text:p>02/06/10</text:p>
          </table:table-cell>
          <table:table-cell office:value-type="string" calcext:value-type="string">
            <text:p><text:s/>1ihHcH4sLm7z4nzkFd9KTy141aM=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SBiCeIjD0GCwnckbIJxu8+OIhI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6-10" calcext:value-type="date">
            <text:p>10/06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dHm30hQQgFrdRLYJwPjJI5dT7w= </text:p>
          </table:table-cell>
          <table:table-cell office:value-type="string" calcext:value-type="string">
            <text:p><text:s/>YLuOz08WEyUNRwlF3YGOL+fJxBo= </text:p>
          </table:table-cell>
          <table:table-cell office:value-type="float" office:value="351.385971337" calcext:value-type="float">
            <text:p>351,385971337</text:p>
          </table:table-cell>
          <table:table-cell office:value-type="float" office:value="282.660638833" calcext:value-type="float">
            <text:p>282,660638833</text:p>
          </table:table-cell>
          <table:table-cell table:formula="of:=AVERAGE([.J42:.K42])" office:value-type="float" office:value="317.023305085" calcext:value-type="float">
            <text:p>317,023305085</text:p>
          </table:table-cell>
          <table:table-cell office:value-type="string" calcext:value-type="string">
            <text:p><text:s/>r5uwiuOjsDFDKWzbAddqaXZcQjk= </text:p>
          </table:table-cell>
          <table:table-cell office:value-type="float" office:value="386.607950148" calcext:value-type="float">
            <text:p>386,607950148</text:p>
          </table:table-cell>
          <table:table-cell office:value-type="float" office:value="387.056179812" calcext:value-type="float">
            <text:p>387,056179812</text:p>
          </table:table-cell>
          <table:table-cell table:formula="of:=[.N42]+[.O42]" office:value-type="float" office:value="773.66412996" calcext:value-type="float">
            <text:p>773,66412996</text:p>
          </table:table-cell>
          <table:table-cell office:value-type="string" calcext:value-type="string">
            <text:p><text:s/>W5r7zq/lGO8mM0DUMCFDJP0K4AU= </text:p>
          </table:table-cell>
          <table:table-cell office:value-type="float" office:value="1.33210886582" calcext:value-type="float">
            <text:p>1,3321088658</text:p>
          </table:table-cell>
          <table:table-cell office:value-type="string" calcext:value-type="string">
            <text:p><text:s/>btjDABW05Wsz4sMqs7pIoz2t+bM= </text:p>
          </table:table-cell>
          <table:table-cell office:value-type="float" office:value="615.503449519" calcext:value-type="float">
            <text:p>615,503449519</text:p>
          </table:table-cell>
          <table:table-cell table:formula="of:=[.T42]/[.R42]" office:value-type="float" office:value="462.051912806779" calcext:value-type="float">
            <text:p>462,0519128068</text:p>
          </table:table-cell>
          <table:table-cell office:value-type="date" office:date-value="2010-09-15" calcext:value-type="date">
            <text:p>15/09/10</text:p>
          </table:table-cell>
          <table:table-cell office:value-type="string" calcext:value-type="string">
            <text:p><text:s/>yVehwVO/7Hiza0G9T/8XZMGls4w=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UFjpsHCVP6wjO81aUEIRaxqNftI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5-26" calcext:value-type="date">
            <text:p>26/05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uM8sbVjK52RwhfU78fTzW7t7DA= </text:p>
          </table:table-cell>
          <table:table-cell office:value-type="string" calcext:value-type="string">
            <text:p><text:s/>yR905CTasXwjX10wGFNyu713lvA= </text:p>
          </table:table-cell>
          <table:table-cell office:value-type="float" office:value="82.2034868623" calcext:value-type="float">
            <text:p>82,2034868623</text:p>
          </table:table-cell>
          <table:table-cell office:value-type="float" office:value="168.267592556" calcext:value-type="float">
            <text:p>168,267592556</text:p>
          </table:table-cell>
          <table:table-cell table:formula="of:=AVERAGE([.J43:.K43])" office:value-type="float" office:value="125.23553970915" calcext:value-type="float">
            <text:p>125,2355397092</text:p>
          </table:table-cell>
          <table:table-cell office:value-type="string" calcext:value-type="string">
            <text:p><text:s/>vehQLg8RfZQ6IEeSC5Pvi/sJgP8= </text:p>
          </table:table-cell>
          <table:table-cell office:value-type="float" office:value="41.38900287" calcext:value-type="float">
            <text:p>41,38900287</text:p>
          </table:table-cell>
          <table:table-cell office:value-type="float" office:value="366.268563695" calcext:value-type="float">
            <text:p>366,268563695</text:p>
          </table:table-cell>
          <table:table-cell table:formula="of:=[.N43]+[.O43]" office:value-type="float" office:value="407.657566565" calcext:value-type="float">
            <text:p>407,657566565</text:p>
          </table:table-cell>
          <table:table-cell office:value-type="string" calcext:value-type="string">
            <text:p><text:s/>4FSPza73hr0SrdA2caRIe9WF51o= </text:p>
          </table:table-cell>
          <table:table-cell office:value-type="float" office:value="26.8730965081" calcext:value-type="float">
            <text:p>26,8730965081</text:p>
          </table:table-cell>
          <table:table-cell office:value-type="string" calcext:value-type="string">
            <text:p><text:s/>Tezma+hPd5PYj4B6dZ+55x5sPcc= </text:p>
          </table:table-cell>
          <table:table-cell office:value-type="float" office:value="969.114155686" calcext:value-type="float">
            <text:p>969,114155686</text:p>
          </table:table-cell>
          <table:table-cell table:formula="of:=[.T43]/[.R43]" office:value-type="float" office:value="36.0626158356516" calcext:value-type="float">
            <text:p>36,0626158357</text:p>
          </table:table-cell>
          <table:table-cell office:value-type="date" office:date-value="2010-06-20" calcext:value-type="date">
            <text:p>20/06/10</text:p>
          </table:table-cell>
          <table:table-cell office:value-type="string" calcext:value-type="string">
            <text:p><text:s/>47ncf/tygoDnlNzI74TWfQjJTmE=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OB+5DUwArWVBag2aKQnNJAGfnf4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9-03" calcext:value-type="date">
            <text:p>03/09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BJ6NZmUtPLAl4lMMxVPrrYkCmA= </text:p>
          </table:table-cell>
          <table:table-cell office:value-type="string" calcext:value-type="string">
            <text:p><text:s/>HKUvU6vKqF1w4/Lviw8QNQvX0rU= </text:p>
          </table:table-cell>
          <table:table-cell office:value-type="float" office:value="420.37496725" calcext:value-type="float">
            <text:p>420,37496725</text:p>
          </table:table-cell>
          <table:table-cell office:value-type="float" office:value="28.3554017878" calcext:value-type="float">
            <text:p>28,3554017878</text:p>
          </table:table-cell>
          <table:table-cell table:formula="of:=AVERAGE([.J44:.K44])" office:value-type="float" office:value="224.3651845189" calcext:value-type="float">
            <text:p>224,3651845189</text:p>
          </table:table-cell>
          <table:table-cell office:value-type="string" calcext:value-type="string">
            <text:p><text:s/>X+PxCEC5Zqv6Kco9msQxa6zS/EU= </text:p>
          </table:table-cell>
          <table:table-cell office:value-type="float" office:value="132.580941659" calcext:value-type="float">
            <text:p>132,580941659</text:p>
          </table:table-cell>
          <table:table-cell office:value-type="float" office:value="477.5237689" calcext:value-type="float">
            <text:p>477,5237689</text:p>
          </table:table-cell>
          <table:table-cell table:formula="of:=[.N44]+[.O44]" office:value-type="float" office:value="610.104710559" calcext:value-type="float">
            <text:p>610,104710559</text:p>
          </table:table-cell>
          <table:table-cell office:value-type="string" calcext:value-type="string">
            <text:p><text:s/>aURcd7S/ii5ow3GOmQApMn4gbT8= </text:p>
          </table:table-cell>
          <table:table-cell office:value-type="float" office:value="43.1424044052" calcext:value-type="float">
            <text:p>43,1424044052</text:p>
          </table:table-cell>
          <table:table-cell office:value-type="string" calcext:value-type="string">
            <text:p><text:s/>OsOKRpy7KEfFNG97TDYxaOw7gw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<text:s/>NTUgkViWb7j44zjL6ofDtu3PANc=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OXxmW0dTQ82o4280BNgxr1s4qk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8-04" calcext:value-type="date">
            <text:p>04/08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YfhnPyXSqq5AaWw5l/TRj3adj4= </text:p>
          </table:table-cell>
          <table:table-cell office:value-type="string" calcext:value-type="string">
            <text:p><text:s/>k1459zZzwvS8DhKHnu6kUSq8Pe0= </text:p>
          </table:table-cell>
          <table:table-cell office:value-type="float" office:value="114.548758948" calcext:value-type="float">
            <text:p>114,548758948</text:p>
          </table:table-cell>
          <table:table-cell office:value-type="float" office:value="48.1770128966" calcext:value-type="float">
            <text:p>48,1770128966</text:p>
          </table:table-cell>
          <table:table-cell table:formula="of:=AVERAGE([.J45:.K45])" office:value-type="float" office:value="81.3628859223" calcext:value-type="float">
            <text:p>81,3628859223</text:p>
          </table:table-cell>
          <table:table-cell office:value-type="string" calcext:value-type="string">
            <text:p><text:s/>nTZINHGrd0vi3NKWskX6LOSGIV4= </text:p>
          </table:table-cell>
          <table:table-cell office:value-type="float" office:value="265.898943012" calcext:value-type="float">
            <text:p>265,898943012</text:p>
          </table:table-cell>
          <table:table-cell office:value-type="float" office:value="376.204714126" calcext:value-type="float">
            <text:p>376,204714126</text:p>
          </table:table-cell>
          <table:table-cell table:formula="of:=[.N45]+[.O45]" office:value-type="float" office:value="642.103657138" calcext:value-type="float">
            <text:p>642,103657138</text:p>
          </table:table-cell>
          <table:table-cell office:value-type="string" calcext:value-type="string">
            <text:p><text:s/>OzgANIaQRqA1QnicxGLaDFIJbQM= </text:p>
          </table:table-cell>
          <table:table-cell office:value-type="float" office:value="35.0625988405" calcext:value-type="float">
            <text:p>35,0625988405</text:p>
          </table:table-cell>
          <table:table-cell office:value-type="string" calcext:value-type="string">
            <text:p><text:s/>Ijcq7mUmAPVKLP4XEdzpDGetaz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5-17" calcext:value-type="date">
            <text:p>17/05/15</text:p>
          </table:table-cell>
          <table:table-cell office:value-type="string" calcext:value-type="string">
            <text:p><text:s/>daIYRwuJOBVtWKWjm49oASfIz/Y=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T2YM9XLRqZefz6KTfj7paSjQl0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0-04" calcext:value-type="date">
            <text:p>04/10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/wKbbANAe771dPlOwJtF6KNIMA= </text:p>
          </table:table-cell>
          <table:table-cell office:value-type="string" calcext:value-type="string">
            <text:p><text:s/>lRQJ0Ze7xhZe6t2Crarw4yczy4E= </text:p>
          </table:table-cell>
          <table:table-cell office:value-type="float" office:value="225.226221839" calcext:value-type="float">
            <text:p>225,226221839</text:p>
          </table:table-cell>
          <table:table-cell office:value-type="float" office:value="336.792756114" calcext:value-type="float">
            <text:p>336,792756114</text:p>
          </table:table-cell>
          <table:table-cell table:formula="of:=AVERAGE([.J46:.K46])" office:value-type="float" office:value="281.0094889765" calcext:value-type="float">
            <text:p>281,0094889765</text:p>
          </table:table-cell>
          <table:table-cell office:value-type="string" calcext:value-type="string">
            <text:p><text:s/>JTdB+ApcOMLIicvBBFEgvLOUpy0= </text:p>
          </table:table-cell>
          <table:table-cell office:value-type="float" office:value="492.795778446" calcext:value-type="float">
            <text:p>492,795778446</text:p>
          </table:table-cell>
          <table:table-cell office:value-type="float" office:value="98.0285208871" calcext:value-type="float">
            <text:p>98,0285208871</text:p>
          </table:table-cell>
          <table:table-cell table:formula="of:=[.N46]+[.O46]" office:value-type="float" office:value="590.8242993331" calcext:value-type="float">
            <text:p>590,8242993331</text:p>
          </table:table-cell>
          <table:table-cell office:value-type="string" calcext:value-type="string">
            <text:p><text:s/>LFEUEiM/lyZAwLh7D/HkvYn1TuU= </text:p>
          </table:table-cell>
          <table:table-cell office:value-type="float" office:value="41.3067901006" calcext:value-type="float">
            <text:p>41,3067901006</text:p>
          </table:table-cell>
          <table:table-cell office:value-type="string" calcext:value-type="string">
            <text:p><text:s/>OjE+c2csB5hxgpPisQCeU7Z5+n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11-02" calcext:value-type="date">
            <text:p>02/11/10</text:p>
          </table:table-cell>
          <table:table-cell office:value-type="string" calcext:value-type="string">
            <text:p><text:s/>MpSxl74ObEIYdfQshM68PHy6gM4=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HNXPrXZuNYUlWdNM+beoUCnhBtw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3-01" calcext:value-type="date">
            <text:p>01/03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9VWswMimB3eabD2E+vycjp850s= </text:p>
          </table:table-cell>
          <table:table-cell office:value-type="string" calcext:value-type="string">
            <text:p><text:s/>ui0tGcuETF5HR+9XiWo7pHnbz1M= </text:p>
          </table:table-cell>
          <table:table-cell office:value-type="float" office:value="131.731277133" calcext:value-type="float">
            <text:p>131,731277133</text:p>
          </table:table-cell>
          <table:table-cell office:value-type="float" office:value="311.290730337" calcext:value-type="float">
            <text:p>311,290730337</text:p>
          </table:table-cell>
          <table:table-cell table:formula="of:=AVERAGE([.J47:.K47])" office:value-type="float" office:value="221.511003735" calcext:value-type="float">
            <text:p>221,511003735</text:p>
          </table:table-cell>
          <table:table-cell office:value-type="string" calcext:value-type="string">
            <text:p><text:s/>JXBYo7UPRaTiNoIex8l1YwnM0fM= </text:p>
          </table:table-cell>
          <table:table-cell office:value-type="float" office:value="49.6145775689" calcext:value-type="float">
            <text:p>49,6145775689</text:p>
          </table:table-cell>
          <table:table-cell office:value-type="float" office:value="16.6419636898" calcext:value-type="float">
            <text:p>16,6419636898</text:p>
          </table:table-cell>
          <table:table-cell table:formula="of:=[.N47]+[.O47]" office:value-type="float" office:value="66.2565412587" calcext:value-type="float">
            <text:p>66,2565412587</text:p>
          </table:table-cell>
          <table:table-cell office:value-type="string" calcext:value-type="string">
            <text:p><text:s/>k49DuHDJgce2HcHVpjWKhJLDNMc= </text:p>
          </table:table-cell>
          <table:table-cell office:value-type="float" office:value="24.6578251426" calcext:value-type="float">
            <text:p>24,6578251426</text:p>
          </table:table-cell>
          <table:table-cell office:value-type="string" calcext:value-type="string">
            <text:p><text:s/>rST74JmxPaVsGlHidjayvyCQwcA= </text:p>
          </table:table-cell>
          <table:table-cell office:value-type="float" office:value="678.793964484" calcext:value-type="float">
            <text:p>678,793964484</text:p>
          </table:table-cell>
          <table:table-cell table:formula="of:=[.T47]/[.R47]" office:value-type="float" office:value="27.528541570817" calcext:value-type="float">
            <text:p>27,5285415708</text:p>
          </table:table-cell>
          <table:table-cell office:value-type="date" office:date-value="2015-09-07" calcext:value-type="date">
            <text:p>07/09/15</text:p>
          </table:table-cell>
          <table:table-cell office:value-type="string" calcext:value-type="string">
            <text:p><text:s/>w0scYIiw6qgxDwGWR7p+iq7m27s=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q/lwfvdT6Maaps1pHrhjbE1VGcU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9-24" calcext:value-type="date">
            <text:p>24/09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OAWoRh/OIi44BQXjMbnidQm4Zs= </text:p>
          </table:table-cell>
          <table:table-cell office:value-type="string" calcext:value-type="string">
            <text:p><text:s/>Uo+at3hjEHXZdg01NdXowe2bFko= </text:p>
          </table:table-cell>
          <table:table-cell office:value-type="float" office:value="498.611254897" calcext:value-type="float">
            <text:p>498,611254897</text:p>
          </table:table-cell>
          <table:table-cell office:value-type="float" office:value="352.932567093" calcext:value-type="float">
            <text:p>352,932567093</text:p>
          </table:table-cell>
          <table:table-cell table:formula="of:=AVERAGE([.J48:.K48])" office:value-type="float" office:value="425.771910995" calcext:value-type="float">
            <text:p>425,771910995</text:p>
          </table:table-cell>
          <table:table-cell office:value-type="string" calcext:value-type="string">
            <text:p><text:s/>KtSHerx+ndcbmDJ8Ead1dzdiYr4= </text:p>
          </table:table-cell>
          <table:table-cell office:value-type="float" office:value="75.6822502588" calcext:value-type="float">
            <text:p>75,6822502588</text:p>
          </table:table-cell>
          <table:table-cell office:value-type="float" office:value="448.516036171" calcext:value-type="float">
            <text:p>448,516036171</text:p>
          </table:table-cell>
          <table:table-cell table:formula="of:=[.N48]+[.O48]" office:value-type="float" office:value="524.1982864298" calcext:value-type="float">
            <text:p>524,1982864298</text:p>
          </table:table-cell>
          <table:table-cell office:value-type="string" calcext:value-type="string">
            <text:p><text:s/>5ZcYcXrmaazmuKEH07lw9gWrwBc= </text:p>
          </table:table-cell>
          <table:table-cell office:value-type="float" office:value="30.4252054254" calcext:value-type="float">
            <text:p>30,4252054254</text:p>
          </table:table-cell>
          <table:table-cell office:value-type="string" calcext:value-type="string">
            <text:p><text:s/>/guhp1XsMkP1fFy4bHUNbdAGUVg= </text:p>
          </table:table-cell>
          <table:table-cell office:value-type="float" office:value="829.81907743" calcext:value-type="float">
            <text:p>829,81907743</text:p>
          </table:table-cell>
          <table:table-cell table:formula="of:=[.T48]/[.R48]" office:value-type="float" office:value="27.2740665454058" calcext:value-type="float">
            <text:p>27,2740665454</text:p>
          </table:table-cell>
          <table:table-cell office:value-type="date" office:date-value="2010-07-11" calcext:value-type="date">
            <text:p>11/07/10</text:p>
          </table:table-cell>
          <table:table-cell office:value-type="string" calcext:value-type="string">
            <text:p><text:s/>ZQK8Yfr4qmzznrU0eL+NaFHlYso=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4f9Nqa8dKJ0rPZANrZ5j/kHFe+0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2-28" calcext:value-type="date">
            <text:p>28/02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UOebj4Kc+Z8aNkSCXH23f1OTJo= </text:p>
          </table:table-cell>
          <table:table-cell office:value-type="string" calcext:value-type="string">
            <text:p><text:s/>1dVxJPbx5cuWRde/s3bIt2pveiA= </text:p>
          </table:table-cell>
          <table:table-cell office:value-type="float" office:value="362.979726482" calcext:value-type="float">
            <text:p>362,979726482</text:p>
          </table:table-cell>
          <table:table-cell office:value-type="float" office:value="35.611892946" calcext:value-type="float">
            <text:p>35,611892946</text:p>
          </table:table-cell>
          <table:table-cell table:formula="of:=AVERAGE([.J49:.K49])" office:value-type="float" office:value="199.295809714" calcext:value-type="float">
            <text:p>199,295809714</text:p>
          </table:table-cell>
          <table:table-cell office:value-type="string" calcext:value-type="string">
            <text:p><text:s/>ewjZxSJnUxiUbiaRlWVNcwd9CLc= </text:p>
          </table:table-cell>
          <table:table-cell office:value-type="float" office:value="245.205393076" calcext:value-type="float">
            <text:p>245,205393076</text:p>
          </table:table-cell>
          <table:table-cell office:value-type="float" office:value="36.0969008753" calcext:value-type="float">
            <text:p>36,0969008753</text:p>
          </table:table-cell>
          <table:table-cell table:formula="of:=[.N49]+[.O49]" office:value-type="float" office:value="281.3022939513" calcext:value-type="float">
            <text:p>281,3022939513</text:p>
          </table:table-cell>
          <table:table-cell office:value-type="string" calcext:value-type="string">
            <text:p><text:s/>ovmxAr8E+QaOjPO83u5kKIX1xwg= </text:p>
          </table:table-cell>
          <table:table-cell office:value-type="float" office:value="44.7109025979" calcext:value-type="float">
            <text:p>44,7109025979</text:p>
          </table:table-cell>
          <table:table-cell office:value-type="string" calcext:value-type="string">
            <text:p><text:s/>zxPTxF57HAO+LEB/rIgDctrQc7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4-06" calcext:value-type="date">
            <text:p>06/04/10</text:p>
          </table:table-cell>
          <table:table-cell office:value-type="string" calcext:value-type="string">
            <text:p><text:s/>PoOvbpuPRVfO2WTVdDQ2RDcmEb4=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EH22ychW73ov79WNbowarOW2EM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1-07" calcext:value-type="date">
            <text:p>07/01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8POworFxzRiusZGU5QzxVHfsIQ= </text:p>
          </table:table-cell>
          <table:table-cell office:value-type="string" calcext:value-type="string">
            <text:p><text:s/>BlrcMZNJgtF24ckSbNUHOuKOLGw= </text:p>
          </table:table-cell>
          <table:table-cell office:value-type="float" office:value="318.906204981" calcext:value-type="float">
            <text:p>318,906204981</text:p>
          </table:table-cell>
          <table:table-cell office:value-type="float" office:value="499.356042751" calcext:value-type="float">
            <text:p>499,356042751</text:p>
          </table:table-cell>
          <table:table-cell table:formula="of:=AVERAGE([.J50:.K50])" office:value-type="float" office:value="409.131123866" calcext:value-type="float">
            <text:p>409,131123866</text:p>
          </table:table-cell>
          <table:table-cell office:value-type="string" calcext:value-type="string">
            <text:p><text:s/>+d3ZBJrulZs00YwsEwHQtphxRek= </text:p>
          </table:table-cell>
          <table:table-cell office:value-type="float" office:value="0.160080318776" calcext:value-type="float">
            <text:p>0,1600803188</text:p>
          </table:table-cell>
          <table:table-cell office:value-type="float" office:value="495.322469622" calcext:value-type="float">
            <text:p>495,322469622</text:p>
          </table:table-cell>
          <table:table-cell table:formula="of:=[.N50]+[.O50]" office:value-type="float" office:value="495.482549940776" calcext:value-type="float">
            <text:p>495,4825499408</text:p>
          </table:table-cell>
          <table:table-cell office:value-type="string" calcext:value-type="string">
            <text:p><text:s/>Nwf3HOloPJSKThPuyXK/V0PDpnA= </text:p>
          </table:table-cell>
          <table:table-cell office:value-type="float" office:value="11.5655595622" calcext:value-type="float">
            <text:p>11,5655595622</text:p>
          </table:table-cell>
          <table:table-cell office:value-type="string" calcext:value-type="string">
            <text:p><text:s/>iziH06bUUVxM2FiEv9p9rbUmu9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1-04" calcext:value-type="date">
            <text:p>04/01/12</text:p>
          </table:table-cell>
          <table:table-cell office:value-type="string" calcext:value-type="string">
            <text:p><text:s/>iWtRTInZou2uDHoSwRNSTLp3OCw=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HhWkIQqIK2Ty/WaTW7qsoUDKy4U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14" calcext:value-type="date">
            <text:p>14/08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+F/9LA1DkRBKiUTk2Tg5/PEWf0= </text:p>
          </table:table-cell>
          <table:table-cell office:value-type="string" calcext:value-type="string">
            <text:p><text:s/>Cc413Wav2XD7F5FRosRplHRmw1s= </text:p>
          </table:table-cell>
          <table:table-cell office:value-type="float" office:value="379.841357856" calcext:value-type="float">
            <text:p>379,841357856</text:p>
          </table:table-cell>
          <table:table-cell office:value-type="float" office:value="381.887931793" calcext:value-type="float">
            <text:p>381,887931793</text:p>
          </table:table-cell>
          <table:table-cell table:formula="of:=AVERAGE([.J51:.K51])" office:value-type="float" office:value="380.8646448245" calcext:value-type="float">
            <text:p>380,8646448245</text:p>
          </table:table-cell>
          <table:table-cell office:value-type="string" calcext:value-type="string">
            <text:p><text:s/>Gff81T7SzlKb0AcGUUjc00EFjng= </text:p>
          </table:table-cell>
          <table:table-cell office:value-type="float" office:value="204.274123203" calcext:value-type="float">
            <text:p>204,274123203</text:p>
          </table:table-cell>
          <table:table-cell office:value-type="float" office:value="455.599964475" calcext:value-type="float">
            <text:p>455,599964475</text:p>
          </table:table-cell>
          <table:table-cell table:formula="of:=[.N51]+[.O51]" office:value-type="float" office:value="659.874087678" calcext:value-type="float">
            <text:p>659,874087678</text:p>
          </table:table-cell>
          <table:table-cell office:value-type="string" calcext:value-type="string">
            <text:p><text:s/>OVGIKg33XMvE2PK2zai5kb2yPL4= </text:p>
          </table:table-cell>
          <table:table-cell office:value-type="float" office:value="29.3360077198" calcext:value-type="float">
            <text:p>29,3360077198</text:p>
          </table:table-cell>
          <table:table-cell office:value-type="string" calcext:value-type="string">
            <text:p><text:s/>1JTfQMVLXJ+TuZsHOgHaZ2KWcB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11-13" calcext:value-type="date">
            <text:p>13/11/12</text:p>
          </table:table-cell>
          <table:table-cell office:value-type="string" calcext:value-type="string">
            <text:p><text:s/>FO87J/9E188fx6MxjUwbbCCRdRE=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dww0kZ0OiSEjgzsPNot/68ZUq0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2-08" calcext:value-type="date">
            <text:p>08/02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QyQair7HqLYtpTEPHjdtM2dbGE= </text:p>
          </table:table-cell>
          <table:table-cell office:value-type="string" calcext:value-type="string">
            <text:p><text:s/>DM6yRtYUoeI9cQxdZz02viezmYk= </text:p>
          </table:table-cell>
          <table:table-cell office:value-type="float" office:value="346.846767647" calcext:value-type="float">
            <text:p>346,846767647</text:p>
          </table:table-cell>
          <table:table-cell office:value-type="float" office:value="369.387525466" calcext:value-type="float">
            <text:p>369,387525466</text:p>
          </table:table-cell>
          <table:table-cell table:formula="of:=AVERAGE([.J52:.K52])" office:value-type="float" office:value="358.1171465565" calcext:value-type="float">
            <text:p>358,1171465565</text:p>
          </table:table-cell>
          <table:table-cell office:value-type="string" calcext:value-type="string">
            <text:p><text:s/>DiUclyDoTRaDgUsfI8EHi1ilm7o= </text:p>
          </table:table-cell>
          <table:table-cell office:value-type="float" office:value="382.78066555" calcext:value-type="float">
            <text:p>382,78066555</text:p>
          </table:table-cell>
          <table:table-cell office:value-type="float" office:value="286.116560546" calcext:value-type="float">
            <text:p>286,116560546</text:p>
          </table:table-cell>
          <table:table-cell table:formula="of:=[.N52]+[.O52]" office:value-type="float" office:value="668.897226096" calcext:value-type="float">
            <text:p>668,897226096</text:p>
          </table:table-cell>
          <table:table-cell office:value-type="string" calcext:value-type="string">
            <text:p><text:s/>D4eYgpExFzElcmuqFVYC1CNFnGM= </text:p>
          </table:table-cell>
          <table:table-cell office:value-type="float" office:value="43.8641569517" calcext:value-type="float">
            <text:p>43,8641569517</text:p>
          </table:table-cell>
          <table:table-cell office:value-type="string" calcext:value-type="string">
            <text:p><text:s/>bjCAMXqBKlF7QUtTjvA9NFLZGq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<text:s/>mXiXlbMljIX/7WYWGGcfv+Iix4I=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HxwrDEHhN5fjGvh0u2yeoOvPGE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0-26" calcext:value-type="date">
            <text:p>26/10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3TQl71ZTsloBf8BKTdGEyyBmGU= </text:p>
          </table:table-cell>
          <table:table-cell office:value-type="string" calcext:value-type="string">
            <text:p><text:s/>MloaMJoj0OGJ74SPPLaDN+k/z0o= </text:p>
          </table:table-cell>
          <table:table-cell office:value-type="float" office:value="482.060635348" calcext:value-type="float">
            <text:p>482,060635348</text:p>
          </table:table-cell>
          <table:table-cell office:value-type="float" office:value="468.708110918" calcext:value-type="float">
            <text:p>468,708110918</text:p>
          </table:table-cell>
          <table:table-cell table:formula="of:=AVERAGE([.J53:.K53])" office:value-type="float" office:value="475.384373133" calcext:value-type="float">
            <text:p>475,384373133</text:p>
          </table:table-cell>
          <table:table-cell office:value-type="string" calcext:value-type="string">
            <text:p><text:s/>xDcMQkQvZEYK5umYf20ia+0kzo0= </text:p>
          </table:table-cell>
          <table:table-cell office:value-type="float" office:value="482.419854086" calcext:value-type="float">
            <text:p>482,419854086</text:p>
          </table:table-cell>
          <table:table-cell office:value-type="float" office:value="194.185599163" calcext:value-type="float">
            <text:p>194,185599163</text:p>
          </table:table-cell>
          <table:table-cell table:formula="of:=[.N53]+[.O53]" office:value-type="float" office:value="676.605453249" calcext:value-type="float">
            <text:p>676,605453249</text:p>
          </table:table-cell>
          <table:table-cell office:value-type="string" calcext:value-type="string">
            <text:p><text:s/>ztjSJGAS5vB8hGFkT9D0L3hXqEc= </text:p>
          </table:table-cell>
          <table:table-cell office:value-type="float" office:value="33.1553227743" calcext:value-type="float">
            <text:p>33,1553227743</text:p>
          </table:table-cell>
          <table:table-cell office:value-type="string" calcext:value-type="string">
            <text:p><text:s/>eyBoSVZ5HuS1eGJXhVEcIB0y3n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7-20" calcext:value-type="date">
            <text:p>20/07/13</text:p>
          </table:table-cell>
          <table:table-cell office:value-type="string" calcext:value-type="string">
            <text:p><text:s/>5FXCrl5AxMvuraB+/uhFsYh6ArA=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cDMM+zvF6GXWz6lMQoL85LmxV/I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1-18" calcext:value-type="date">
            <text:p>18/11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BHq4E5FFTQZ+Rv2cvSIONr7Xag= </text:p>
          </table:table-cell>
          <table:table-cell office:value-type="string" calcext:value-type="string">
            <text:p><text:s/>EURFBBMZjH95JJeC9s57cGDpvz4= </text:p>
          </table:table-cell>
          <table:table-cell office:value-type="float" office:value="113.650696959" calcext:value-type="float">
            <text:p>113,650696959</text:p>
          </table:table-cell>
          <table:table-cell office:value-type="float" office:value="88.1619088705" calcext:value-type="float">
            <text:p>88,1619088705</text:p>
          </table:table-cell>
          <table:table-cell table:formula="of:=AVERAGE([.J54:.K54])" office:value-type="float" office:value="100.90630291475" calcext:value-type="float">
            <text:p>100,9063029148</text:p>
          </table:table-cell>
          <table:table-cell office:value-type="string" calcext:value-type="string">
            <text:p><text:s/>wbiX7/1/o7b2CWcbkQWiPASXnF0= </text:p>
          </table:table-cell>
          <table:table-cell office:value-type="float" office:value="386.367031335" calcext:value-type="float">
            <text:p>386,367031335</text:p>
          </table:table-cell>
          <table:table-cell office:value-type="float" office:value="409.149418382" calcext:value-type="float">
            <text:p>409,149418382</text:p>
          </table:table-cell>
          <table:table-cell table:formula="of:=[.N54]+[.O54]" office:value-type="float" office:value="795.516449717" calcext:value-type="float">
            <text:p>795,516449717</text:p>
          </table:table-cell>
          <table:table-cell office:value-type="string" calcext:value-type="string">
            <text:p><text:s/>zZl6kh6lWr/9KpWjnn/Y7POijV0= </text:p>
          </table:table-cell>
          <table:table-cell office:value-type="float" office:value="0.356844307412" calcext:value-type="float">
            <text:p>0,3568443074</text:p>
          </table:table-cell>
          <table:table-cell office:value-type="string" calcext:value-type="string">
            <text:p><text:s/>ZKvEQGpmG9JWfjSleWWDrNa6CV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<text:s/>hvWDEvgZ5MCgNU5x9IaiaGp/tF0=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uPLLVYsGxl3audEOaF9BXPODMI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9-21" calcext:value-type="date">
            <text:p>21/09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6dpXRLKjipSjj95PRph8IvabRs= </text:p>
          </table:table-cell>
          <table:table-cell office:value-type="string" calcext:value-type="string">
            <text:p><text:s/>UGAtqmJp1OvLU6o35chyBEzwOPw= </text:p>
          </table:table-cell>
          <table:table-cell office:value-type="float" office:value="405.170887831" calcext:value-type="float">
            <text:p>405,170887831</text:p>
          </table:table-cell>
          <table:table-cell office:value-type="float" office:value="312.005037139" calcext:value-type="float">
            <text:p>312,005037139</text:p>
          </table:table-cell>
          <table:table-cell table:formula="of:=AVERAGE([.J55:.K55])" office:value-type="float" office:value="358.587962485" calcext:value-type="float">
            <text:p>358,587962485</text:p>
          </table:table-cell>
          <table:table-cell office:value-type="string" calcext:value-type="string">
            <text:p><text:s/>S+2hVgnra+g0NNeUCSxsvPY2w64= </text:p>
          </table:table-cell>
          <table:table-cell office:value-type="float" office:value="56.5460780261" calcext:value-type="float">
            <text:p>56,5460780261</text:p>
          </table:table-cell>
          <table:table-cell office:value-type="float" office:value="138.719949178" calcext:value-type="float">
            <text:p>138,719949178</text:p>
          </table:table-cell>
          <table:table-cell table:formula="of:=[.N55]+[.O55]" office:value-type="float" office:value="195.2660272041" calcext:value-type="float">
            <text:p>195,2660272041</text:p>
          </table:table-cell>
          <table:table-cell office:value-type="string" calcext:value-type="string">
            <text:p><text:s/>orBY/LL2AXInyB1PuRz2lZR9QEs= </text:p>
          </table:table-cell>
          <table:table-cell office:value-type="float" office:value="12.9129091541" calcext:value-type="float">
            <text:p>12,9129091541</text:p>
          </table:table-cell>
          <table:table-cell office:value-type="string" calcext:value-type="string">
            <text:p><text:s/>ZeIa92frvViWoOdwG2/Q/MuQYY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5-07" calcext:value-type="date">
            <text:p>07/05/13</text:p>
          </table:table-cell>
          <table:table-cell office:value-type="string" calcext:value-type="string">
            <text:p><text:s/>ktLUjXiT/o11wKnHZ0392luHvSU=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QmZEWl1uLGTrVqBAVv2DQacM7so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2-25" calcext:value-type="date">
            <text:p>25/12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1BaTrXf+3UK9tZnTjlUomSeoD8= </text:p>
          </table:table-cell>
          <table:table-cell office:value-type="string" calcext:value-type="string">
            <text:p><text:s/>dEQa/oCo64YFj65hda3ndV9+BZg= </text:p>
          </table:table-cell>
          <table:table-cell office:value-type="float" office:value="435.326247951" calcext:value-type="float">
            <text:p>435,326247951</text:p>
          </table:table-cell>
          <table:table-cell office:value-type="float" office:value="258.662945388" calcext:value-type="float">
            <text:p>258,662945388</text:p>
          </table:table-cell>
          <table:table-cell table:formula="of:=AVERAGE([.J56:.K56])" office:value-type="float" office:value="346.9945966695" calcext:value-type="float">
            <text:p>346,9945966695</text:p>
          </table:table-cell>
          <table:table-cell office:value-type="string" calcext:value-type="string">
            <text:p><text:s/>+UVUuvM2wSIpJPw7sFxAsr/PLPw= </text:p>
          </table:table-cell>
          <table:table-cell office:value-type="float" office:value="286.239947648" calcext:value-type="float">
            <text:p>286,239947648</text:p>
          </table:table-cell>
          <table:table-cell office:value-type="float" office:value="378.007679696" calcext:value-type="float">
            <text:p>378,007679696</text:p>
          </table:table-cell>
          <table:table-cell table:formula="of:=[.N56]+[.O56]" office:value-type="float" office:value="664.247627344" calcext:value-type="float">
            <text:p>664,247627344</text:p>
          </table:table-cell>
          <table:table-cell office:value-type="string" calcext:value-type="string">
            <text:p><text:s/>7212jGVxF3lY3a2qLdgd1TodiMs= </text:p>
          </table:table-cell>
          <table:table-cell office:value-type="float" office:value="8.85720492353" calcext:value-type="float">
            <text:p>8,8572049235</text:p>
          </table:table-cell>
          <table:table-cell office:value-type="string" calcext:value-type="string">
            <text:p><text:s/>1VPKD83fnZVEsm9j1CXFUkbCam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5-19" calcext:value-type="date">
            <text:p>19/05/15</text:p>
          </table:table-cell>
          <table:table-cell office:value-type="string" calcext:value-type="string">
            <text:p><text:s/>Q+mTE5/cVCIYLfF8gfXdWKh4sCE=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1jxcklegfye/Rvlf1bSVvePSao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5-26" calcext:value-type="date">
            <text:p>26/05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7P9uk+J5y+UgVG/6oj6RAKna4= </text:p>
          </table:table-cell>
          <table:table-cell office:value-type="string" calcext:value-type="string">
            <text:p><text:s/>mcHDGZx4CLqy6EvWSOgDNJ+XLTY= </text:p>
          </table:table-cell>
          <table:table-cell office:value-type="float" office:value="207.725420345" calcext:value-type="float">
            <text:p>207,725420345</text:p>
          </table:table-cell>
          <table:table-cell office:value-type="float" office:value="361.187524566" calcext:value-type="float">
            <text:p>361,187524566</text:p>
          </table:table-cell>
          <table:table-cell table:formula="of:=AVERAGE([.J57:.K57])" office:value-type="float" office:value="284.4564724555" calcext:value-type="float">
            <text:p>284,4564724555</text:p>
          </table:table-cell>
          <table:table-cell office:value-type="string" calcext:value-type="string">
            <text:p><text:s/>FRxGNYlYKANEfyd8fQNA90+vyr4= </text:p>
          </table:table-cell>
          <table:table-cell office:value-type="float" office:value="176.483413313" calcext:value-type="float">
            <text:p>176,483413313</text:p>
          </table:table-cell>
          <table:table-cell office:value-type="float" office:value="348.232735833" calcext:value-type="float">
            <text:p>348,232735833</text:p>
          </table:table-cell>
          <table:table-cell table:formula="of:=[.N57]+[.O57]" office:value-type="float" office:value="524.716149146" calcext:value-type="float">
            <text:p>524,716149146</text:p>
          </table:table-cell>
          <table:table-cell office:value-type="string" calcext:value-type="string">
            <text:p><text:s/>er5Jl5ZoXVY7DHMb5oIFhex9VHQ= </text:p>
          </table:table-cell>
          <table:table-cell office:value-type="float" office:value="9.34755079472" calcext:value-type="float">
            <text:p>9,3475507947</text:p>
          </table:table-cell>
          <table:table-cell office:value-type="string" calcext:value-type="string">
            <text:p><text:s/>RpwdIFbDFxGjmna9ZkZdPgT02Z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12-16" calcext:value-type="date">
            <text:p>16/12/10</text:p>
          </table:table-cell>
          <table:table-cell office:value-type="string" calcext:value-type="string">
            <text:p><text:s/>NMUxRqOsqiVd31RNUDRyaL/1WRk=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jGt4i0AWm9qIVVbnjXWLQNEnb4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0-02" calcext:value-type="date">
            <text:p>02/10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kwkoRgoCIFvNm1bh+G+wOnawbo= </text:p>
          </table:table-cell>
          <table:table-cell office:value-type="string" calcext:value-type="string">
            <text:p><text:s/>fSz6fts1S4+az81Iaf3uF6oAq34= </text:p>
          </table:table-cell>
          <table:table-cell office:value-type="float" office:value="192.005749559" calcext:value-type="float">
            <text:p>192,005749559</text:p>
          </table:table-cell>
          <table:table-cell office:value-type="float" office:value="137.835951054" calcext:value-type="float">
            <text:p>137,835951054</text:p>
          </table:table-cell>
          <table:table-cell table:formula="of:=AVERAGE([.J58:.K58])" office:value-type="float" office:value="164.9208503065" calcext:value-type="float">
            <text:p>164,9208503065</text:p>
          </table:table-cell>
          <table:table-cell office:value-type="string" calcext:value-type="string">
            <text:p><text:s/>MAicDqLXPeHWMc7TgaNOJEwUjPQ= </text:p>
          </table:table-cell>
          <table:table-cell office:value-type="float" office:value="327.427863382" calcext:value-type="float">
            <text:p>327,427863382</text:p>
          </table:table-cell>
          <table:table-cell office:value-type="float" office:value="456.453569944" calcext:value-type="float">
            <text:p>456,453569944</text:p>
          </table:table-cell>
          <table:table-cell table:formula="of:=[.N58]+[.O58]" office:value-type="float" office:value="783.881433326" calcext:value-type="float">
            <text:p>783,881433326</text:p>
          </table:table-cell>
          <table:table-cell office:value-type="string" calcext:value-type="string">
            <text:p><text:s/>f8xyzi2twcTp6l5OuepErslsYI4= </text:p>
          </table:table-cell>
          <table:table-cell office:value-type="float" office:value="23.782683856" calcext:value-type="float">
            <text:p>23,782683856</text:p>
          </table:table-cell>
          <table:table-cell office:value-type="string" calcext:value-type="string">
            <text:p><text:s/>Vy8XvcjnlYzPA+jxP1NjMGGp7q8= </text:p>
          </table:table-cell>
          <table:table-cell office:value-type="float" office:value="0.452817845152" calcext:value-type="float">
            <text:p>0,4528178452</text:p>
          </table:table-cell>
          <table:table-cell table:formula="of:=[.T58]/[.R58]" office:value-type="float" office:value="0.0190398126592328" calcext:value-type="float">
            <text:p>0,0190398127</text:p>
          </table:table-cell>
          <table:table-cell office:value-type="date" office:date-value="2010-12-19" calcext:value-type="date">
            <text:p>19/12/10</text:p>
          </table:table-cell>
          <table:table-cell office:value-type="string" calcext:value-type="string">
            <text:p><text:s/>DIJ6CtCfkTJz4yP42m/YFlQ8L3Q=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oGLhPyn+db91ngvqHaLrXG6/ro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1-04" calcext:value-type="date">
            <text:p>04/0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f7YF0YV9EwgGSEiTzG9kbCfxKI= </text:p>
          </table:table-cell>
          <table:table-cell office:value-type="string" calcext:value-type="string">
            <text:p><text:s/>YnpuEAAkNB6jZtqldz+f9MT8V1c= </text:p>
          </table:table-cell>
          <table:table-cell office:value-type="float" office:value="318.872785077" calcext:value-type="float">
            <text:p>318,872785077</text:p>
          </table:table-cell>
          <table:table-cell office:value-type="float" office:value="198.385722504" calcext:value-type="float">
            <text:p>198,385722504</text:p>
          </table:table-cell>
          <table:table-cell table:formula="of:=AVERAGE([.J59:.K59])" office:value-type="float" office:value="258.6292537905" calcext:value-type="float">
            <text:p>258,6292537905</text:p>
          </table:table-cell>
          <table:table-cell office:value-type="string" calcext:value-type="string">
            <text:p><text:s/>T+4RaejQ+5Ta+jMvDD/DZP46rwE= </text:p>
          </table:table-cell>
          <table:table-cell office:value-type="float" office:value="263.298950996" calcext:value-type="float">
            <text:p>263,298950996</text:p>
          </table:table-cell>
          <table:table-cell office:value-type="float" office:value="446.772844445" calcext:value-type="float">
            <text:p>446,772844445</text:p>
          </table:table-cell>
          <table:table-cell table:formula="of:=[.N59]+[.O59]" office:value-type="float" office:value="710.071795441" calcext:value-type="float">
            <text:p>710,071795441</text:p>
          </table:table-cell>
          <table:table-cell office:value-type="string" calcext:value-type="string">
            <text:p><text:s/>kS7neBv0IO8E5Pf3WhFXNt5Q6t4= </text:p>
          </table:table-cell>
          <table:table-cell office:value-type="float" office:value="18.8363392215" calcext:value-type="float">
            <text:p>18,8363392215</text:p>
          </table:table-cell>
          <table:table-cell office:value-type="string" calcext:value-type="string">
            <text:p><text:s/>mra6JxIv7VakbDLZJXtDHTBW1X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2-23" calcext:value-type="date">
            <text:p>23/02/10</text:p>
          </table:table-cell>
          <table:table-cell office:value-type="string" calcext:value-type="string">
            <text:p><text:s/>Vwv6/mzU89VcHXAVLUhr4kr/X58=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hnGHAkZQp18f2QMYNiQVtSocsY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6-13" calcext:value-type="date">
            <text:p>13/06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LaVKq8wwI6qEtLbS/HeAEBTyBs= </text:p>
          </table:table-cell>
          <table:table-cell office:value-type="string" calcext:value-type="string">
            <text:p><text:s/>eyPPyhkv7i75TDv21Yj/ih0Uu7U= </text:p>
          </table:table-cell>
          <table:table-cell office:value-type="float" office:value="101.256326889" calcext:value-type="float">
            <text:p>101,256326889</text:p>
          </table:table-cell>
          <table:table-cell office:value-type="float" office:value="80.8239910685" calcext:value-type="float">
            <text:p>80,8239910685</text:p>
          </table:table-cell>
          <table:table-cell table:formula="of:=AVERAGE([.J60:.K60])" office:value-type="float" office:value="91.04015897875" calcext:value-type="float">
            <text:p>91,0401589788</text:p>
          </table:table-cell>
          <table:table-cell office:value-type="string" calcext:value-type="string">
            <text:p><text:s/>y6btB5C8xG76Cx0abN/Efpk1XXA= </text:p>
          </table:table-cell>
          <table:table-cell office:value-type="float" office:value="51.719576519" calcext:value-type="float">
            <text:p>51,719576519</text:p>
          </table:table-cell>
          <table:table-cell office:value-type="float" office:value="169.559842266" calcext:value-type="float">
            <text:p>169,559842266</text:p>
          </table:table-cell>
          <table:table-cell table:formula="of:=[.N60]+[.O60]" office:value-type="float" office:value="221.279418785" calcext:value-type="float">
            <text:p>221,279418785</text:p>
          </table:table-cell>
          <table:table-cell office:value-type="string" calcext:value-type="string">
            <text:p><text:s/>5mT5g91P+ZYHwsdKR4Z90WbEGQw= </text:p>
          </table:table-cell>
          <table:table-cell office:value-type="float" office:value="5.57165434629" calcext:value-type="float">
            <text:p>5,5716543463</text:p>
          </table:table-cell>
          <table:table-cell office:value-type="string" calcext:value-type="string">
            <text:p><text:s/>2vh7HzwUV8l+Am0xGnFGrxLzC9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10-02" calcext:value-type="date">
            <text:p>02/10/14</text:p>
          </table:table-cell>
          <table:table-cell office:value-type="string" calcext:value-type="string">
            <text:p><text:s/>UXh3kMlCgICzy65PE87Ohl9MshI=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IT7Fj1vGVZ2y/xlqehl60e0N68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5-10" calcext:value-type="date">
            <text:p>10/05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C0ibjA4Wy22bgoqRJ1TBM5VoGo= </text:p>
          </table:table-cell>
          <table:table-cell office:value-type="string" calcext:value-type="string">
            <text:p><text:s/>twzJoOOYGQxSD1AwJUSTJYKXRaY= </text:p>
          </table:table-cell>
          <table:table-cell office:value-type="float" office:value="63.8766444209" calcext:value-type="float">
            <text:p>63,8766444209</text:p>
          </table:table-cell>
          <table:table-cell office:value-type="float" office:value="165.486117045" calcext:value-type="float">
            <text:p>165,486117045</text:p>
          </table:table-cell>
          <table:table-cell table:formula="of:=AVERAGE([.J61:.K61])" office:value-type="float" office:value="114.68138073295" calcext:value-type="float">
            <text:p>114,681380733</text:p>
          </table:table-cell>
          <table:table-cell office:value-type="string" calcext:value-type="string">
            <text:p><text:s/>VRc7njZwAfOmBshvSebBYGG6r5I= </text:p>
          </table:table-cell>
          <table:table-cell office:value-type="float" office:value="167.390966565" calcext:value-type="float">
            <text:p>167,390966565</text:p>
          </table:table-cell>
          <table:table-cell office:value-type="float" office:value="497.775750334" calcext:value-type="float">
            <text:p>497,775750334</text:p>
          </table:table-cell>
          <table:table-cell table:formula="of:=[.N61]+[.O61]" office:value-type="float" office:value="665.166716899" calcext:value-type="float">
            <text:p>665,166716899</text:p>
          </table:table-cell>
          <table:table-cell office:value-type="string" calcext:value-type="string">
            <text:p><text:s/>IG5kWxNr4hi+Y8V8txkg6/eCUSA= </text:p>
          </table:table-cell>
          <table:table-cell office:value-type="float" office:value="21.0129484291" calcext:value-type="float">
            <text:p>21,0129484291</text:p>
          </table:table-cell>
          <table:table-cell office:value-type="string" calcext:value-type="string">
            <text:p><text:s/>CWp4yjF845cYQvHbyS9cwvpPpf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9-11" calcext:value-type="date">
            <text:p>11/09/10</text:p>
          </table:table-cell>
          <table:table-cell office:value-type="string" calcext:value-type="string">
            <text:p><text:s/>pbzTLQgCAYouZ82kBly4ZkSwH2A=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euSiZ2H+PYgM07S7hsp7DGfUrQ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22" calcext:value-type="date">
            <text:p>22/04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/HG2bfvfpU8gxtXAjxtwGv9hMCM= </text:p>
          </table:table-cell>
          <table:table-cell office:value-type="string" calcext:value-type="string">
            <text:p><text:s/>3YpePmedPipFAxmKEriqIxn5h4M= </text:p>
          </table:table-cell>
          <table:table-cell office:value-type="float" office:value="82.0382713348" calcext:value-type="float">
            <text:p>82,0382713348</text:p>
          </table:table-cell>
          <table:table-cell office:value-type="float" office:value="98.4274869588" calcext:value-type="float">
            <text:p>98,4274869588</text:p>
          </table:table-cell>
          <table:table-cell table:formula="of:=AVERAGE([.J62:.K62])" office:value-type="float" office:value="90.2328791468" calcext:value-type="float">
            <text:p>90,2328791468</text:p>
          </table:table-cell>
          <table:table-cell office:value-type="string" calcext:value-type="string">
            <text:p><text:s/>AHLRRo0AtNTTwGypSgkw3KTtjtk= </text:p>
          </table:table-cell>
          <table:table-cell office:value-type="float" office:value="75.627796247" calcext:value-type="float">
            <text:p>75,627796247</text:p>
          </table:table-cell>
          <table:table-cell office:value-type="float" office:value="241.285498935" calcext:value-type="float">
            <text:p>241,285498935</text:p>
          </table:table-cell>
          <table:table-cell table:formula="of:=[.N62]+[.O62]" office:value-type="float" office:value="316.913295182" calcext:value-type="float">
            <text:p>316,913295182</text:p>
          </table:table-cell>
          <table:table-cell office:value-type="string" calcext:value-type="string">
            <text:p><text:s/>2bUZzzWolYk6S4fV1KCdky7cOfc= </text:p>
          </table:table-cell>
          <table:table-cell office:value-type="float" office:value="14.9706012585" calcext:value-type="float">
            <text:p>14,9706012585</text:p>
          </table:table-cell>
          <table:table-cell office:value-type="string" calcext:value-type="string">
            <text:p><text:s/>VtpqAbMUCU+rCromYq4yKTq2K9o= </text:p>
          </table:table-cell>
          <table:table-cell office:value-type="float" office:value="697.49527055" calcext:value-type="float">
            <text:p>697,49527055</text:p>
          </table:table-cell>
          <table:table-cell table:formula="of:=[.T62]/[.R62]" office:value-type="float" office:value="46.5909991526878" calcext:value-type="float">
            <text:p>46,5909991527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<text:s/>GciFi6sttN9zCgOlvbDlBdb3HBU=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sReSVPEZy+wq9rJ60oohaOik2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24" calcext:value-type="date">
            <text:p>24/1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F2FFc7nv7uPW29ao4DmSMC8NE= </text:p>
          </table:table-cell>
          <table:table-cell office:value-type="string" calcext:value-type="string">
            <text:p><text:s/>ISjuTufKj3h0A9RJQUC10nMzexE= </text:p>
          </table:table-cell>
          <table:table-cell office:value-type="float" office:value="52.065765249" calcext:value-type="float">
            <text:p>52,065765249</text:p>
          </table:table-cell>
          <table:table-cell office:value-type="float" office:value="4.62098660925" calcext:value-type="float">
            <text:p>4,6209866093</text:p>
          </table:table-cell>
          <table:table-cell table:formula="of:=AVERAGE([.J63:.K63])" office:value-type="float" office:value="28.343375929125" calcext:value-type="float">
            <text:p>28,3433759291</text:p>
          </table:table-cell>
          <table:table-cell office:value-type="string" calcext:value-type="string">
            <text:p><text:s/>K4a3wkTZH9ZnADbjG2bgnwjWTjk= </text:p>
          </table:table-cell>
          <table:table-cell office:value-type="float" office:value="273.203033411" calcext:value-type="float">
            <text:p>273,203033411</text:p>
          </table:table-cell>
          <table:table-cell office:value-type="float" office:value="127.603866137" calcext:value-type="float">
            <text:p>127,603866137</text:p>
          </table:table-cell>
          <table:table-cell table:formula="of:=[.N63]+[.O63]" office:value-type="float" office:value="400.806899548" calcext:value-type="float">
            <text:p>400,806899548</text:p>
          </table:table-cell>
          <table:table-cell office:value-type="string" calcext:value-type="string">
            <text:p><text:s/>aZdBRj3Ny0M8CXpWVyG9p9a0YMQ= </text:p>
          </table:table-cell>
          <table:table-cell office:value-type="float" office:value="10.033643891" calcext:value-type="float">
            <text:p>10,033643891</text:p>
          </table:table-cell>
          <table:table-cell office:value-type="string" calcext:value-type="string">
            <text:p><text:s/>X2Oq4rrjZOt0re2/SEWX+8punCo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5-13" calcext:value-type="date">
            <text:p>13/05/10</text:p>
          </table:table-cell>
          <table:table-cell office:value-type="string" calcext:value-type="string">
            <text:p><text:s/>wEtyWLQdQZ55ETd/J6oogJA90To=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3pZvtapbHrfeswqxk4Xi1vIzKs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8-08" calcext:value-type="date">
            <text:p>08/08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8S0XZ9DkfUl1Pj28HjO0ZfTvBo= </text:p>
          </table:table-cell>
          <table:table-cell office:value-type="string" calcext:value-type="string">
            <text:p><text:s/>oM/aMu9d/P2AjauphkJC8ZkjJrQ= </text:p>
          </table:table-cell>
          <table:table-cell office:value-type="float" office:value="112.221820587" calcext:value-type="float">
            <text:p>112,221820587</text:p>
          </table:table-cell>
          <table:table-cell office:value-type="float" office:value="94.2716788314" calcext:value-type="float">
            <text:p>94,2716788314</text:p>
          </table:table-cell>
          <table:table-cell table:formula="of:=AVERAGE([.J64:.K64])" office:value-type="float" office:value="103.2467497092" calcext:value-type="float">
            <text:p>103,2467497092</text:p>
          </table:table-cell>
          <table:table-cell office:value-type="string" calcext:value-type="string">
            <text:p><text:s/>3wB8UKLpI0d7qlMzmkz5w+A/xD0= </text:p>
          </table:table-cell>
          <table:table-cell office:value-type="float" office:value="187.937063134" calcext:value-type="float">
            <text:p>187,937063134</text:p>
          </table:table-cell>
          <table:table-cell office:value-type="float" office:value="328.354930601" calcext:value-type="float">
            <text:p>328,354930601</text:p>
          </table:table-cell>
          <table:table-cell table:formula="of:=[.N64]+[.O64]" office:value-type="float" office:value="516.291993735" calcext:value-type="float">
            <text:p>516,291993735</text:p>
          </table:table-cell>
          <table:table-cell office:value-type="string" calcext:value-type="string">
            <text:p><text:s/>3A8/VmabAsMpqAHtYvXHVMMFC+E= </text:p>
          </table:table-cell>
          <table:table-cell office:value-type="float" office:value="47.5877096501" calcext:value-type="float">
            <text:p>47,5877096501</text:p>
          </table:table-cell>
          <table:table-cell office:value-type="string" calcext:value-type="string">
            <text:p><text:s/>XvG18NCZBnf7+V75M8/w0L1lqsk= </text:p>
          </table:table-cell>
          <table:table-cell office:value-type="float" office:value="290.325300144" calcext:value-type="float">
            <text:p>290,325300144</text:p>
          </table:table-cell>
          <table:table-cell table:formula="of:=[.T64]/[.R64]" office:value-type="float" office:value="6.10084625376355" calcext:value-type="float">
            <text:p>6,1008462538</text:p>
          </table:table-cell>
          <table:table-cell office:value-type="date" office:date-value="2010-08-05" calcext:value-type="date">
            <text:p>05/08/10</text:p>
          </table:table-cell>
          <table:table-cell office:value-type="string" calcext:value-type="string">
            <text:p><text:s/>bzL31y+xPRf2CWV4Tbqbfu16xo8=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0LKLUEW5L/kIQIN9m8wtBDLzui4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4-17" calcext:value-type="date">
            <text:p>17/04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+c+UhWiDWayyU+IOoAL+mO2HI+A= </text:p>
          </table:table-cell>
          <table:table-cell office:value-type="string" calcext:value-type="string">
            <text:p><text:s/>Ss+P7Kxc+K1tYLLJrd4q3tG5sNc= </text:p>
          </table:table-cell>
          <table:table-cell office:value-type="float" office:value="7.66242095171" calcext:value-type="float">
            <text:p>7,6624209517</text:p>
          </table:table-cell>
          <table:table-cell office:value-type="float" office:value="293.729583844" calcext:value-type="float">
            <text:p>293,729583844</text:p>
          </table:table-cell>
          <table:table-cell table:formula="of:=AVERAGE([.J65:.K65])" office:value-type="float" office:value="150.696002397855" calcext:value-type="float">
            <text:p>150,6960023979</text:p>
          </table:table-cell>
          <table:table-cell office:value-type="string" calcext:value-type="string">
            <text:p><text:s/>NdximBPd3+CoaFcAaiki11PicSY= </text:p>
          </table:table-cell>
          <table:table-cell office:value-type="float" office:value="129.543026803" calcext:value-type="float">
            <text:p>129,543026803</text:p>
          </table:table-cell>
          <table:table-cell office:value-type="float" office:value="4.02884515318" calcext:value-type="float">
            <text:p>4,0288451532</text:p>
          </table:table-cell>
          <table:table-cell table:formula="of:=[.N65]+[.O65]" office:value-type="float" office:value="133.57187195618" calcext:value-type="float">
            <text:p>133,5718719562</text:p>
          </table:table-cell>
          <table:table-cell office:value-type="string" calcext:value-type="string">
            <text:p><text:s/>xq4mm7WRSbu3M0jnJcxvrZpGD7s= </text:p>
          </table:table-cell>
          <table:table-cell office:value-type="float" office:value="3.38209363302" calcext:value-type="float">
            <text:p>3,382093633</text:p>
          </table:table-cell>
          <table:table-cell office:value-type="string" calcext:value-type="string">
            <text:p><text:s/>MxQTzPOeyEDfOgFtSaxdeF8kEU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4-16" calcext:value-type="date">
            <text:p>16/04/12</text:p>
          </table:table-cell>
          <table:table-cell office:value-type="string" calcext:value-type="string">
            <text:p><text:s/>8YsU2X713FbEzBLfO0aWDH8WDoQ=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vXSUgoA7/Lg7Ge9pkspldPrVVo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1-07" calcext:value-type="date">
            <text:p>07/0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NN3yt2lVsCUrmT/u21QfAkJcqs= </text:p>
          </table:table-cell>
          <table:table-cell office:value-type="string" calcext:value-type="string">
            <text:p><text:s/>ba+fZVMZDmZL8qSssOUpWc45GGc= </text:p>
          </table:table-cell>
          <table:table-cell office:value-type="float" office:value="411.398789346" calcext:value-type="float">
            <text:p>411,398789346</text:p>
          </table:table-cell>
          <table:table-cell office:value-type="float" office:value="152.433616518" calcext:value-type="float">
            <text:p>152,433616518</text:p>
          </table:table-cell>
          <table:table-cell table:formula="of:=AVERAGE([.J66:.K66])" office:value-type="float" office:value="281.916202932" calcext:value-type="float">
            <text:p>281,916202932</text:p>
          </table:table-cell>
          <table:table-cell office:value-type="string" calcext:value-type="string">
            <text:p><text:s/>t2p5l45s10oX2SzBRRRAmsj9ft0= </text:p>
          </table:table-cell>
          <table:table-cell office:value-type="float" office:value="331.073780935" calcext:value-type="float">
            <text:p>331,073780935</text:p>
          </table:table-cell>
          <table:table-cell office:value-type="float" office:value="297.029311452" calcext:value-type="float">
            <text:p>297,029311452</text:p>
          </table:table-cell>
          <table:table-cell table:formula="of:=[.N66]+[.O66]" office:value-type="float" office:value="628.103092387" calcext:value-type="float">
            <text:p>628,103092387</text:p>
          </table:table-cell>
          <table:table-cell office:value-type="string" calcext:value-type="string">
            <text:p><text:s/>sQA6reglclmnymd222byNaAfA18= </text:p>
          </table:table-cell>
          <table:table-cell office:value-type="float" office:value="45.59655673" calcext:value-type="float">
            <text:p>45,59655673</text:p>
          </table:table-cell>
          <table:table-cell office:value-type="string" calcext:value-type="string">
            <text:p><text:s/>mihVjmWQAmEF/6rqwdqYWmIamX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8-02" calcext:value-type="date">
            <text:p>02/08/15</text:p>
          </table:table-cell>
          <table:table-cell office:value-type="string" calcext:value-type="string">
            <text:p><text:s/>/9yeh4eWNtFBg1wJR8R4jpo/SdY=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RVpa87A0aK6GDITFmXk469t0jsI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3-16" calcext:value-type="date">
            <text:p>16/03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rr8GH8yHyaMIfPABpyAcOyZpt4= </text:p>
          </table:table-cell>
          <table:table-cell office:value-type="string" calcext:value-type="string">
            <text:p><text:s/>23Os1sWVgAG/0Mi4gR1MbDkGIGs= </text:p>
          </table:table-cell>
          <table:table-cell office:value-type="float" office:value="481.82845781" calcext:value-type="float">
            <text:p>481,82845781</text:p>
          </table:table-cell>
          <table:table-cell office:value-type="float" office:value="8.96697010414" calcext:value-type="float">
            <text:p>8,9669701041</text:p>
          </table:table-cell>
          <table:table-cell table:formula="of:=AVERAGE([.J67:.K67])" office:value-type="float" office:value="245.39771395707" calcext:value-type="float">
            <text:p>245,3977139571</text:p>
          </table:table-cell>
          <table:table-cell office:value-type="string" calcext:value-type="string">
            <text:p><text:s/>1SWKELHv9FVLVe1W3ge5dSEDV4c= </text:p>
          </table:table-cell>
          <table:table-cell office:value-type="float" office:value="299.860473459" calcext:value-type="float">
            <text:p>299,860473459</text:p>
          </table:table-cell>
          <table:table-cell office:value-type="float" office:value="267.462304348" calcext:value-type="float">
            <text:p>267,462304348</text:p>
          </table:table-cell>
          <table:table-cell table:formula="of:=[.N67]+[.O67]" office:value-type="float" office:value="567.322777807" calcext:value-type="float">
            <text:p>567,322777807</text:p>
          </table:table-cell>
          <table:table-cell office:value-type="string" calcext:value-type="string">
            <text:p><text:s/>r4kOrvjYnexIrNo3stCNEkqdyQE= </text:p>
          </table:table-cell>
          <table:table-cell office:value-type="float" office:value="48.2392618384" calcext:value-type="float">
            <text:p>48,2392618384</text:p>
          </table:table-cell>
          <table:table-cell office:value-type="string" calcext:value-type="string">
            <text:p><text:s/>J/ibULlXPfHXE7TgYyONro+U/e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1-12" calcext:value-type="date">
            <text:p>12/01/10</text:p>
          </table:table-cell>
          <table:table-cell office:value-type="string" calcext:value-type="string">
            <text:p><text:s/>/XcecrC3CxK4IwA+LDYDJ43GTWo=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yNJW2dVRbuSd08R0O0Wd+jCqRyY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2-06" calcext:value-type="date">
            <text:p>06/02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cdFTxHfQNZv4ccJZpQ/4TZBOe4= </text:p>
          </table:table-cell>
          <table:table-cell office:value-type="string" calcext:value-type="string">
            <text:p><text:s/>55bABVxHmmcsvwQzkMVwkY/rTik= </text:p>
          </table:table-cell>
          <table:table-cell office:value-type="float" office:value="132.134457671" calcext:value-type="float">
            <text:p>132,134457671</text:p>
          </table:table-cell>
          <table:table-cell office:value-type="float" office:value="421.955948352" calcext:value-type="float">
            <text:p>421,955948352</text:p>
          </table:table-cell>
          <table:table-cell table:formula="of:=AVERAGE([.J68:.K68])" office:value-type="float" office:value="277.0452030115" calcext:value-type="float">
            <text:p>277,0452030115</text:p>
          </table:table-cell>
          <table:table-cell office:value-type="string" calcext:value-type="string">
            <text:p><text:s/>rZG5sxw5av+BCvdrCTFwG9ucJyo= </text:p>
          </table:table-cell>
          <table:table-cell office:value-type="float" office:value="441.448162257" calcext:value-type="float">
            <text:p>441,448162257</text:p>
          </table:table-cell>
          <table:table-cell office:value-type="float" office:value="384.899812118" calcext:value-type="float">
            <text:p>384,899812118</text:p>
          </table:table-cell>
          <table:table-cell table:formula="of:=[.N68]+[.O68]" office:value-type="float" office:value="826.347974375" calcext:value-type="float">
            <text:p>826,347974375</text:p>
          </table:table-cell>
          <table:table-cell office:value-type="string" calcext:value-type="string">
            <text:p><text:s/>bN+SyNAxvtzI5Xi9IrwSh7VHjSo= </text:p>
          </table:table-cell>
          <table:table-cell office:value-type="float" office:value="32.2533801327" calcext:value-type="float">
            <text:p>32,2533801327</text:p>
          </table:table-cell>
          <table:table-cell office:value-type="string" calcext:value-type="string">
            <text:p><text:s/>I/3qsnDBwBAS8jwsbwgdAR+exrU= </text:p>
          </table:table-cell>
          <table:table-cell office:value-type="float" office:value="988.004766321" calcext:value-type="float">
            <text:p>988,004766321</text:p>
          </table:table-cell>
          <table:table-cell table:formula="of:=[.T68]/[.R68]" office:value-type="float" office:value="30.6325960955427" calcext:value-type="float">
            <text:p>30,6325960955</text:p>
          </table:table-cell>
          <table:table-cell office:value-type="date" office:date-value="2011-12-04" calcext:value-type="date">
            <text:p>04/12/11</text:p>
          </table:table-cell>
          <table:table-cell office:value-type="string" calcext:value-type="string">
            <text:p><text:s/>rGP3dCvvX79sM/GqV20bRJ3QTlU=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zlyGWCUxgpYZFImAXiITPZIbXs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9-27" calcext:value-type="date">
            <text:p>27/09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4eyRm9E8Oa3Uvj3xtBMug+pcT4= </text:p>
          </table:table-cell>
          <table:table-cell office:value-type="string" calcext:value-type="string">
            <text:p><text:s/>EMC0A+BXtUAHv9TlQ5Q3uWnzqms= </text:p>
          </table:table-cell>
          <table:table-cell office:value-type="float" office:value="98.052930653" calcext:value-type="float">
            <text:p>98,052930653</text:p>
          </table:table-cell>
          <table:table-cell office:value-type="float" office:value="95.1228089832" calcext:value-type="float">
            <text:p>95,1228089832</text:p>
          </table:table-cell>
          <table:table-cell table:formula="of:=AVERAGE([.J69:.K69])" office:value-type="float" office:value="96.5878698181" calcext:value-type="float">
            <text:p>96,5878698181</text:p>
          </table:table-cell>
          <table:table-cell office:value-type="string" calcext:value-type="string">
            <text:p><text:s/>IXe0rZtkeaD6aUQACf+wb4DkvNI= </text:p>
          </table:table-cell>
          <table:table-cell office:value-type="float" office:value="315.726440725" calcext:value-type="float">
            <text:p>315,726440725</text:p>
          </table:table-cell>
          <table:table-cell office:value-type="float" office:value="219.461174499" calcext:value-type="float">
            <text:p>219,461174499</text:p>
          </table:table-cell>
          <table:table-cell table:formula="of:=[.N69]+[.O69]" office:value-type="float" office:value="535.187615224" calcext:value-type="float">
            <text:p>535,187615224</text:p>
          </table:table-cell>
          <table:table-cell office:value-type="string" calcext:value-type="string">
            <text:p><text:s/>29ZPR1j5t3l47p2pH6xfDzVHcXs= </text:p>
          </table:table-cell>
          <table:table-cell office:value-type="float" office:value="17.1119717194" calcext:value-type="float">
            <text:p>17,1119717194</text:p>
          </table:table-cell>
          <table:table-cell office:value-type="string" calcext:value-type="string">
            <text:p><text:s/>teASr2BNod7c8rTDjEZ/hGWXlw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09" calcext:value-type="date">
            <text:p>09/06/12</text:p>
          </table:table-cell>
          <table:table-cell office:value-type="string" calcext:value-type="string">
            <text:p><text:s/>GoOuwp9SkNvh6MZY0zA5rfhhhBA=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JdAzBKD6250mFyv6Svp0tzR1OA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3-22" calcext:value-type="date">
            <text:p>22/03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gAzIYsJ0tLejxav3N+th2vVzPk= </text:p>
          </table:table-cell>
          <table:table-cell office:value-type="string" calcext:value-type="string">
            <text:p><text:s/>IydhvrMWTBq7aNRiVRCJFl38bxk= </text:p>
          </table:table-cell>
          <table:table-cell office:value-type="float" office:value="292.160272205" calcext:value-type="float">
            <text:p>292,160272205</text:p>
          </table:table-cell>
          <table:table-cell office:value-type="float" office:value="345.251267441" calcext:value-type="float">
            <text:p>345,251267441</text:p>
          </table:table-cell>
          <table:table-cell table:formula="of:=AVERAGE([.J70:.K70])" office:value-type="float" office:value="318.705769823" calcext:value-type="float">
            <text:p>318,705769823</text:p>
          </table:table-cell>
          <table:table-cell office:value-type="string" calcext:value-type="string">
            <text:p><text:s/>qb9dS9Dz03MWlYsULGHrVsqI5L4= </text:p>
          </table:table-cell>
          <table:table-cell office:value-type="float" office:value="403.445215489" calcext:value-type="float">
            <text:p>403,445215489</text:p>
          </table:table-cell>
          <table:table-cell office:value-type="float" office:value="219.347753488" calcext:value-type="float">
            <text:p>219,347753488</text:p>
          </table:table-cell>
          <table:table-cell table:formula="of:=[.N70]+[.O70]" office:value-type="float" office:value="622.792968977" calcext:value-type="float">
            <text:p>622,792968977</text:p>
          </table:table-cell>
          <table:table-cell office:value-type="string" calcext:value-type="string">
            <text:p><text:s/>z6WdeiOhttnnurkQCu9jqJJ1Mpw= </text:p>
          </table:table-cell>
          <table:table-cell office:value-type="float" office:value="26.0232688805" calcext:value-type="float">
            <text:p>26,0232688805</text:p>
          </table:table-cell>
          <table:table-cell office:value-type="string" calcext:value-type="string">
            <text:p><text:s/>LJk/v/oK+SfUsZ7/1Y7hkDrjs7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5-01" calcext:value-type="date">
            <text:p>01/05/14</text:p>
          </table:table-cell>
          <table:table-cell office:value-type="string" calcext:value-type="string">
            <text:p><text:s/>cDaVwpUmNMSVX7j6GovXvHX1vKI=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Ym8qtzMhEP9iDFsWGB0fbVz1PA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5-07" calcext:value-type="date">
            <text:p>07/05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DX/ovvIySXVHfAWiZDl6NLFg4E= </text:p>
          </table:table-cell>
          <table:table-cell office:value-type="string" calcext:value-type="string">
            <text:p><text:s/>+UF80goOmWi8AD3Axy9MfSN6sRQ= </text:p>
          </table:table-cell>
          <table:table-cell office:value-type="float" office:value="376.100010225" calcext:value-type="float">
            <text:p>376,100010225</text:p>
          </table:table-cell>
          <table:table-cell office:value-type="float" office:value="389.816145356" calcext:value-type="float">
            <text:p>389,816145356</text:p>
          </table:table-cell>
          <table:table-cell table:formula="of:=AVERAGE([.J71:.K71])" office:value-type="float" office:value="382.9580777905" calcext:value-type="float">
            <text:p>382,9580777905</text:p>
          </table:table-cell>
          <table:table-cell office:value-type="string" calcext:value-type="string">
            <text:p><text:s/>tlddLb81xdtj2D4ZYfCPsAsNecQ= </text:p>
          </table:table-cell>
          <table:table-cell office:value-type="float" office:value="26.6195775456" calcext:value-type="float">
            <text:p>26,6195775456</text:p>
          </table:table-cell>
          <table:table-cell office:value-type="float" office:value="248.972547693" calcext:value-type="float">
            <text:p>248,972547693</text:p>
          </table:table-cell>
          <table:table-cell table:formula="of:=[.N71]+[.O71]" office:value-type="float" office:value="275.5921252386" calcext:value-type="float">
            <text:p>275,5921252386</text:p>
          </table:table-cell>
          <table:table-cell office:value-type="string" calcext:value-type="string">
            <text:p><text:s/>4ZDKlWYCyOX48wtksuGI8ex8V9E= </text:p>
          </table:table-cell>
          <table:table-cell office:value-type="float" office:value="22.6636775143" calcext:value-type="float">
            <text:p>22,6636775143</text:p>
          </table:table-cell>
          <table:table-cell office:value-type="string" calcext:value-type="string">
            <text:p><text:s/>xmvHWyp9diXPsglZ8pXGLuZaMe8= </text:p>
          </table:table-cell>
          <table:table-cell office:value-type="float" office:value="790.118451091" calcext:value-type="float">
            <text:p>790,118451091</text:p>
          </table:table-cell>
          <table:table-cell table:formula="of:=[.T71]/[.R71]" office:value-type="float" office:value="34.8627644649666" calcext:value-type="float">
            <text:p>34,862764465</text:p>
          </table:table-cell>
          <table:table-cell office:value-type="date" office:date-value="2015-05-28" calcext:value-type="date">
            <text:p>28/05/15</text:p>
          </table:table-cell>
          <table:table-cell office:value-type="string" calcext:value-type="string">
            <text:p><text:s/>b1Aqb6j+FFflI6uCNIR7yFCrH4A=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1o6wsjkj4gF8Gih8/vzn2jaSVdc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3-14" calcext:value-type="date">
            <text:p>14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GFNw/jk9Pe48gEDH5xs9CnowrM= </text:p>
          </table:table-cell>
          <table:table-cell office:value-type="string" calcext:value-type="string">
            <text:p><text:s/>JYYckZ7krZLpsAK0ZwdOmWxgP0c= </text:p>
          </table:table-cell>
          <table:table-cell office:value-type="float" office:value="472.853548511" calcext:value-type="float">
            <text:p>472,853548511</text:p>
          </table:table-cell>
          <table:table-cell office:value-type="float" office:value="75.1554829119" calcext:value-type="float">
            <text:p>75,1554829119</text:p>
          </table:table-cell>
          <table:table-cell table:formula="of:=AVERAGE([.J72:.K72])" office:value-type="float" office:value="274.00451571145" calcext:value-type="float">
            <text:p>274,0045157115</text:p>
          </table:table-cell>
          <table:table-cell office:value-type="string" calcext:value-type="string">
            <text:p><text:s/>avErocMQCHoCUrXf8sHKXj9fACY= </text:p>
          </table:table-cell>
          <table:table-cell office:value-type="float" office:value="51.081267425" calcext:value-type="float">
            <text:p>51,081267425</text:p>
          </table:table-cell>
          <table:table-cell office:value-type="float" office:value="171.031577814" calcext:value-type="float">
            <text:p>171,031577814</text:p>
          </table:table-cell>
          <table:table-cell table:formula="of:=[.N72]+[.O72]" office:value-type="float" office:value="222.112845239" calcext:value-type="float">
            <text:p>222,112845239</text:p>
          </table:table-cell>
          <table:table-cell office:value-type="string" calcext:value-type="string">
            <text:p><text:s/>rCYoYWMD4BXqiKT80OlJ9W/mpZA= </text:p>
          </table:table-cell>
          <table:table-cell office:value-type="float" office:value="12.3154351725" calcext:value-type="float">
            <text:p>12,3154351725</text:p>
          </table:table-cell>
          <table:table-cell office:value-type="string" calcext:value-type="string">
            <text:p><text:s/>z0YRtXYgYjbxnCu8su/nvASZRh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10-21" calcext:value-type="date">
            <text:p>21/10/13</text:p>
          </table:table-cell>
          <table:table-cell office:value-type="string" calcext:value-type="string">
            <text:p><text:s/>/kSh+EZPKnDCicIvvSRguc7om3E=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9HNcFZ9K4GRbxkGCczUZdqbLpDA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2-04" calcext:value-type="date">
            <text:p>04/0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3gsM0KYJfdoXoce8PyO7r0rOKo= </text:p>
          </table:table-cell>
          <table:table-cell office:value-type="string" calcext:value-type="string">
            <text:p><text:s/>BDLqVWEojUelHhjHF91kWnOm2lo= </text:p>
          </table:table-cell>
          <table:table-cell office:value-type="float" office:value="297.24271436" calcext:value-type="float">
            <text:p>297,24271436</text:p>
          </table:table-cell>
          <table:table-cell office:value-type="float" office:value="153.04129389" calcext:value-type="float">
            <text:p>153,04129389</text:p>
          </table:table-cell>
          <table:table-cell table:formula="of:=AVERAGE([.J73:.K73])" office:value-type="float" office:value="225.142004125" calcext:value-type="float">
            <text:p>225,142004125</text:p>
          </table:table-cell>
          <table:table-cell office:value-type="string" calcext:value-type="string">
            <text:p><text:s/>pm9q2lxv6gjuW5lZ4j4GHsG5fu0= </text:p>
          </table:table-cell>
          <table:table-cell office:value-type="float" office:value="423.196961771" calcext:value-type="float">
            <text:p>423,196961771</text:p>
          </table:table-cell>
          <table:table-cell office:value-type="float" office:value="129.777499843" calcext:value-type="float">
            <text:p>129,777499843</text:p>
          </table:table-cell>
          <table:table-cell table:formula="of:=[.N73]+[.O73]" office:value-type="float" office:value="552.974461614" calcext:value-type="float">
            <text:p>552,974461614</text:p>
          </table:table-cell>
          <table:table-cell office:value-type="string" calcext:value-type="string">
            <text:p><text:s/>5MlhFm6mx8KQhEvH61iK6f+SIgM= </text:p>
          </table:table-cell>
          <table:table-cell office:value-type="float" office:value="46.3805211111" calcext:value-type="float">
            <text:p>46,3805211111</text:p>
          </table:table-cell>
          <table:table-cell office:value-type="string" calcext:value-type="string">
            <text:p><text:s/>AIhRz1+o5RtExScYxsM01UuS0K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1-11" calcext:value-type="date">
            <text:p>11/01/10</text:p>
          </table:table-cell>
          <table:table-cell office:value-type="string" calcext:value-type="string">
            <text:p><text:s/>UHc0ozGZAv8e6saKEGRU5SAPins=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7S1t5Oqg3Hnam6R7v5LH/Pbkcw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7-24" calcext:value-type="date">
            <text:p>24/07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HcbWFQk1UZmxZoboglsRCnFC5I= </text:p>
          </table:table-cell>
          <table:table-cell office:value-type="string" calcext:value-type="string">
            <text:p><text:s/>h9S3aQsj1f7XZVeNidrQbBXuWSQ= </text:p>
          </table:table-cell>
          <table:table-cell office:value-type="float" office:value="167.084778927" calcext:value-type="float">
            <text:p>167,084778927</text:p>
          </table:table-cell>
          <table:table-cell office:value-type="float" office:value="157.757373506" calcext:value-type="float">
            <text:p>157,757373506</text:p>
          </table:table-cell>
          <table:table-cell table:formula="of:=AVERAGE([.J74:.K74])" office:value-type="float" office:value="162.4210762165" calcext:value-type="float">
            <text:p>162,4210762165</text:p>
          </table:table-cell>
          <table:table-cell office:value-type="string" calcext:value-type="string">
            <text:p><text:s/>BdQTjt55/TsllXWKLh36sZRKPj4= </text:p>
          </table:table-cell>
          <table:table-cell office:value-type="float" office:value="204.430743169" calcext:value-type="float">
            <text:p>204,430743169</text:p>
          </table:table-cell>
          <table:table-cell office:value-type="float" office:value="377.921110307" calcext:value-type="float">
            <text:p>377,921110307</text:p>
          </table:table-cell>
          <table:table-cell table:formula="of:=[.N74]+[.O74]" office:value-type="float" office:value="582.351853476" calcext:value-type="float">
            <text:p>582,351853476</text:p>
          </table:table-cell>
          <table:table-cell office:value-type="string" calcext:value-type="string">
            <text:p><text:s/>PL0GEtfztkf1+sCVfoMT8zpfOaM= </text:p>
          </table:table-cell>
          <table:table-cell office:value-type="float" office:value="2.04274603947" calcext:value-type="float">
            <text:p>2,0427460395</text:p>
          </table:table-cell>
          <table:table-cell office:value-type="string" calcext:value-type="string">
            <text:p><text:s/>DKzgEVY1wxyrqXo7S+458ANsvE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8-27" calcext:value-type="date">
            <text:p>27/08/12</text:p>
          </table:table-cell>
          <table:table-cell office:value-type="string" calcext:value-type="string">
            <text:p><text:s/>5P45SSNhyO5ruQ8w36JAULkVnYk=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ErAYe7bljVKZHfdfitOD7rMnITg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1-07" calcext:value-type="date">
            <text:p>07/0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4JC6vMBtZ6iHLHUz8LAWWrWFRY= </text:p>
          </table:table-cell>
          <table:table-cell office:value-type="string" calcext:value-type="string">
            <text:p><text:s/>em/GIobV3x3iABdlN1d8INcMwEY= </text:p>
          </table:table-cell>
          <table:table-cell office:value-type="float" office:value="73.478307167" calcext:value-type="float">
            <text:p>73,478307167</text:p>
          </table:table-cell>
          <table:table-cell office:value-type="float" office:value="228.178627085" calcext:value-type="float">
            <text:p>228,178627085</text:p>
          </table:table-cell>
          <table:table-cell table:formula="of:=AVERAGE([.J75:.K75])" office:value-type="float" office:value="150.828467126" calcext:value-type="float">
            <text:p>150,828467126</text:p>
          </table:table-cell>
          <table:table-cell office:value-type="string" calcext:value-type="string">
            <text:p><text:s/>t9ehh2hvjeW+YIS7WHurgDl9B48= </text:p>
          </table:table-cell>
          <table:table-cell office:value-type="float" office:value="375.63952499" calcext:value-type="float">
            <text:p>375,63952499</text:p>
          </table:table-cell>
          <table:table-cell office:value-type="float" office:value="386.716438086" calcext:value-type="float">
            <text:p>386,716438086</text:p>
          </table:table-cell>
          <table:table-cell table:formula="of:=[.N75]+[.O75]" office:value-type="float" office:value="762.355963076" calcext:value-type="float">
            <text:p>762,355963076</text:p>
          </table:table-cell>
          <table:table-cell office:value-type="string" calcext:value-type="string">
            <text:p><text:s/>0pWavO0o9c/ii0DyMGrrlN2iBSA= </text:p>
          </table:table-cell>
          <table:table-cell office:value-type="float" office:value="21.2472618232" calcext:value-type="float">
            <text:p>21,2472618232</text:p>
          </table:table-cell>
          <table:table-cell office:value-type="string" calcext:value-type="string">
            <text:p><text:s/>5b573SbaQ4chDlq1ijhWkH4Kldg= </text:p>
          </table:table-cell>
          <table:table-cell office:value-type="float" office:value="781.504519208" calcext:value-type="float">
            <text:p>781,504519208</text:p>
          </table:table-cell>
          <table:table-cell table:formula="of:=[.T75]/[.R75]" office:value-type="float" office:value="36.781422741008" calcext:value-type="float">
            <text:p>36,781422741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<text:s/>DP9ol7IQ/B5LJf0Ztyn0Y1NmrhA=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YZ24Hvn9Z4HcAy80HlbVNPUhdG8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2-22" calcext:value-type="date">
            <text:p>22/02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nFS+X9nfjXbZOD9ZlrgJKC40bM= </text:p>
          </table:table-cell>
          <table:table-cell office:value-type="string" calcext:value-type="string">
            <text:p><text:s/>YaPzz4Yn5uwCDJjUTmkpbw/nXLk= </text:p>
          </table:table-cell>
          <table:table-cell office:value-type="float" office:value="256.727913081" calcext:value-type="float">
            <text:p>256,727913081</text:p>
          </table:table-cell>
          <table:table-cell office:value-type="float" office:value="100.202672695" calcext:value-type="float">
            <text:p>100,202672695</text:p>
          </table:table-cell>
          <table:table-cell table:formula="of:=AVERAGE([.J76:.K76])" office:value-type="float" office:value="178.465292888" calcext:value-type="float">
            <text:p>178,465292888</text:p>
          </table:table-cell>
          <table:table-cell office:value-type="string" calcext:value-type="string">
            <text:p><text:s/>nAbrP0tkEBUb/bb2Jj/rpWgba3g= </text:p>
          </table:table-cell>
          <table:table-cell office:value-type="float" office:value="462.623040912" calcext:value-type="float">
            <text:p>462,623040912</text:p>
          </table:table-cell>
          <table:table-cell office:value-type="float" office:value="453.906416513" calcext:value-type="float">
            <text:p>453,906416513</text:p>
          </table:table-cell>
          <table:table-cell table:formula="of:=[.N76]+[.O76]" office:value-type="float" office:value="916.529457425" calcext:value-type="float">
            <text:p>916,529457425</text:p>
          </table:table-cell>
          <table:table-cell office:value-type="string" calcext:value-type="string">
            <text:p><text:s/>bieAkfM9gDg/Jr0l/yP+qT+qvZU= </text:p>
          </table:table-cell>
          <table:table-cell office:value-type="float" office:value="41.9266866362" calcext:value-type="float">
            <text:p>41,9266866362</text:p>
          </table:table-cell>
          <table:table-cell office:value-type="string" calcext:value-type="string">
            <text:p><text:s/>fH1gcBbSB3LBy0kgzyOKhn14gjY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6-20" calcext:value-type="date">
            <text:p>20/06/14</text:p>
          </table:table-cell>
          <table:table-cell office:value-type="string" calcext:value-type="string">
            <text:p><text:s/>hhqK49wv+ZHMQmu6LwwmK+ubNZU=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vgXCPkkqnxv+KUXTRsnkdftXuQ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3-13" calcext:value-type="date">
            <text:p>13/03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/e+TM2V++SZJkPaOWWmYPmcKCY= </text:p>
          </table:table-cell>
          <table:table-cell office:value-type="string" calcext:value-type="string">
            <text:p><text:s/>BSCt2JFO2Hv8wQiD73oFvGagdUY= </text:p>
          </table:table-cell>
          <table:table-cell office:value-type="float" office:value="279.125997431" calcext:value-type="float">
            <text:p>279,125997431</text:p>
          </table:table-cell>
          <table:table-cell office:value-type="float" office:value="254.365955975" calcext:value-type="float">
            <text:p>254,365955975</text:p>
          </table:table-cell>
          <table:table-cell table:formula="of:=AVERAGE([.J77:.K77])" office:value-type="float" office:value="266.745976703" calcext:value-type="float">
            <text:p>266,745976703</text:p>
          </table:table-cell>
          <table:table-cell office:value-type="string" calcext:value-type="string">
            <text:p><text:s/>ES9i2uPXegH5V0sU4n1rZRECoL4= </text:p>
          </table:table-cell>
          <table:table-cell office:value-type="float" office:value="75.5279135703" calcext:value-type="float">
            <text:p>75,5279135703</text:p>
          </table:table-cell>
          <table:table-cell office:value-type="float" office:value="426.510617358" calcext:value-type="float">
            <text:p>426,510617358</text:p>
          </table:table-cell>
          <table:table-cell table:formula="of:=[.N77]+[.O77]" office:value-type="float" office:value="502.0385309283" calcext:value-type="float">
            <text:p>502,0385309283</text:p>
          </table:table-cell>
          <table:table-cell office:value-type="string" calcext:value-type="string">
            <text:p><text:s/>ruLxR9pLHSuKCI9Ns0ekRvd7pNA= </text:p>
          </table:table-cell>
          <table:table-cell office:value-type="float" office:value="30.7258821404" calcext:value-type="float">
            <text:p>30,7258821404</text:p>
          </table:table-cell>
          <table:table-cell office:value-type="string" calcext:value-type="string">
            <text:p><text:s/>aB5Ta5cORbhyMS76cuCxC2Tg/M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10-25" calcext:value-type="date">
            <text:p>25/10/12</text:p>
          </table:table-cell>
          <table:table-cell office:value-type="string" calcext:value-type="string">
            <text:p><text:s/>Ihf3zD6NMPNlTPFujrvLDiHs7Cc=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Ex4tN1oJbcpw/gBS6pcKno/hxA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2-04" calcext:value-type="date">
            <text:p>04/0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RL3VVyUEaK3Ty1mGTxXCzZffhg= </text:p>
          </table:table-cell>
          <table:table-cell office:value-type="string" calcext:value-type="string">
            <text:p><text:s/>sYp1b1X9OeTTO4snfSE7atrSmfM= </text:p>
          </table:table-cell>
          <table:table-cell office:value-type="float" office:value="390.338669264" calcext:value-type="float">
            <text:p>390,338669264</text:p>
          </table:table-cell>
          <table:table-cell office:value-type="float" office:value="404.737333265" calcext:value-type="float">
            <text:p>404,737333265</text:p>
          </table:table-cell>
          <table:table-cell table:formula="of:=AVERAGE([.J78:.K78])" office:value-type="float" office:value="397.5380012645" calcext:value-type="float">
            <text:p>397,5380012645</text:p>
          </table:table-cell>
          <table:table-cell office:value-type="string" calcext:value-type="string">
            <text:p><text:s/>vAAYonyZ2uvFRNbIH5A+egJ7XN4= </text:p>
          </table:table-cell>
          <table:table-cell office:value-type="float" office:value="41.3595790857" calcext:value-type="float">
            <text:p>41,3595790857</text:p>
          </table:table-cell>
          <table:table-cell office:value-type="float" office:value="239.182432286" calcext:value-type="float">
            <text:p>239,182432286</text:p>
          </table:table-cell>
          <table:table-cell table:formula="of:=[.N78]+[.O78]" office:value-type="float" office:value="280.5420113717" calcext:value-type="float">
            <text:p>280,5420113717</text:p>
          </table:table-cell>
          <table:table-cell office:value-type="string" calcext:value-type="string">
            <text:p><text:s/>y/bubSo0VUqo9frjU4HdiHxeudk= </text:p>
          </table:table-cell>
          <table:table-cell office:value-type="float" office:value="32.3350189154" calcext:value-type="float">
            <text:p>32,3350189154</text:p>
          </table:table-cell>
          <table:table-cell office:value-type="string" calcext:value-type="string">
            <text:p><text:s/>yIqK6eypVNzxzdNZCx0NEg/fzAo= </text:p>
          </table:table-cell>
          <table:table-cell office:value-type="float" office:value="140.250269289" calcext:value-type="float">
            <text:p>140,250269289</text:p>
          </table:table-cell>
          <table:table-cell table:formula="of:=[.T78]/[.R78]" office:value-type="float" office:value="4.33741107917534" calcext:value-type="float">
            <text:p>4,3374110792</text:p>
          </table:table-cell>
          <table:table-cell office:value-type="date" office:date-value="2011-08-26" calcext:value-type="date">
            <text:p>26/08/11</text:p>
          </table:table-cell>
          <table:table-cell office:value-type="string" calcext:value-type="string">
            <text:p><text:s/>s9jRCyW3fcVugZLQondJgg6qRSM=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+Qa0WZ/w5QzJRNaddBcDNegMcpE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1-16" calcext:value-type="date">
            <text:p>16/0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pfZCQ9kwic4n/3dQv64hW6SIy0= </text:p>
          </table:table-cell>
          <table:table-cell office:value-type="string" calcext:value-type="string">
            <text:p><text:s/>nAm23KTUvscDhS4t4uRVmjhMCGE= </text:p>
          </table:table-cell>
          <table:table-cell office:value-type="float" office:value="309.310397523" calcext:value-type="float">
            <text:p>309,310397523</text:p>
          </table:table-cell>
          <table:table-cell office:value-type="float" office:value="299.020218628" calcext:value-type="float">
            <text:p>299,020218628</text:p>
          </table:table-cell>
          <table:table-cell table:formula="of:=AVERAGE([.J79:.K79])" office:value-type="float" office:value="304.1653080755" calcext:value-type="float">
            <text:p>304,1653080755</text:p>
          </table:table-cell>
          <table:table-cell office:value-type="string" calcext:value-type="string">
            <text:p><text:s/>n1mCXVB7SUJYNTWxojh4M4n7KnM= </text:p>
          </table:table-cell>
          <table:table-cell office:value-type="float" office:value="370.900449504" calcext:value-type="float">
            <text:p>370,900449504</text:p>
          </table:table-cell>
          <table:table-cell office:value-type="float" office:value="499.878326195" calcext:value-type="float">
            <text:p>499,878326195</text:p>
          </table:table-cell>
          <table:table-cell table:formula="of:=[.N79]+[.O79]" office:value-type="float" office:value="870.778775699" calcext:value-type="float">
            <text:p>870,778775699</text:p>
          </table:table-cell>
          <table:table-cell office:value-type="string" calcext:value-type="string">
            <text:p><text:s/>2Be79MWZCkA+C4PTn8OUPQ5fJ24= </text:p>
          </table:table-cell>
          <table:table-cell office:value-type="float" office:value="34.0620803864" calcext:value-type="float">
            <text:p>34,0620803864</text:p>
          </table:table-cell>
          <table:table-cell office:value-type="string" calcext:value-type="string">
            <text:p><text:s/>hpynmrcYG78rIbrgcXhw5a5BCp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2-21" calcext:value-type="date">
            <text:p>21/02/15</text:p>
          </table:table-cell>
          <table:table-cell office:value-type="string" calcext:value-type="string">
            <text:p><text:s/>9ubT5uz0Q8CvMl8raR3GBT12s3o=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hoHQtTkbfWVdLqR4kmsfprJtTvA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05" calcext:value-type="date">
            <text:p>05/11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SSVnZojwp22GJk5y4zvnJaAdwU= </text:p>
          </table:table-cell>
          <table:table-cell office:value-type="string" calcext:value-type="string">
            <text:p><text:s/>EqGuUzd83RsAolRsH80kljHfgz0= </text:p>
          </table:table-cell>
          <table:table-cell office:value-type="float" office:value="95.0940463625" calcext:value-type="float">
            <text:p>95,0940463625</text:p>
          </table:table-cell>
          <table:table-cell office:value-type="float" office:value="64.3612081122" calcext:value-type="float">
            <text:p>64,3612081122</text:p>
          </table:table-cell>
          <table:table-cell table:formula="of:=AVERAGE([.J80:.K80])" office:value-type="float" office:value="79.72762723735" calcext:value-type="float">
            <text:p>79,7276272374</text:p>
          </table:table-cell>
          <table:table-cell office:value-type="string" calcext:value-type="string">
            <text:p><text:s/>b0vSiTH6qHZOHqrD5s39VzpVey8= </text:p>
          </table:table-cell>
          <table:table-cell office:value-type="float" office:value="7.65763149016" calcext:value-type="float">
            <text:p>7,6576314902</text:p>
          </table:table-cell>
          <table:table-cell office:value-type="float" office:value="315.749419019" calcext:value-type="float">
            <text:p>315,749419019</text:p>
          </table:table-cell>
          <table:table-cell table:formula="of:=[.N80]+[.O80]" office:value-type="float" office:value="323.40705050916" calcext:value-type="float">
            <text:p>323,4070505092</text:p>
          </table:table-cell>
          <table:table-cell office:value-type="string" calcext:value-type="string">
            <text:p><text:s/>iJdsi51ghNlLOU+JnNEqB0E073c= </text:p>
          </table:table-cell>
          <table:table-cell office:value-type="float" office:value="23.4664745523" calcext:value-type="float">
            <text:p>23,4664745523</text:p>
          </table:table-cell>
          <table:table-cell office:value-type="string" calcext:value-type="string">
            <text:p><text:s/>4/IG7hAQJ6/12q/DfuSdqVDl2z0= </text:p>
          </table:table-cell>
          <table:table-cell office:value-type="float" office:value="307.059389578" calcext:value-type="float">
            <text:p>307,059389578</text:p>
          </table:table-cell>
          <table:table-cell table:formula="of:=[.T80]/[.R80]" office:value-type="float" office:value="13.0850242925776" calcext:value-type="float">
            <text:p>13,0850242926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<text:s/>OT+vqYvBzZYy2AzlN6cZ+aUdgXE=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RlQ3P3c7Ol9uTJe4r8T6Ogbubc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1-26" calcext:value-type="date">
            <text:p>26/11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nJMWlD7L91ewMrqxzn5r5YN3nc= </text:p>
          </table:table-cell>
          <table:table-cell office:value-type="string" calcext:value-type="string">
            <text:p><text:s/>9gybUefuxJA+Gy+rFGnO3e56e3w= </text:p>
          </table:table-cell>
          <table:table-cell office:value-type="float" office:value="411.752390318" calcext:value-type="float">
            <text:p>411,752390318</text:p>
          </table:table-cell>
          <table:table-cell office:value-type="float" office:value="112.039059344" calcext:value-type="float">
            <text:p>112,039059344</text:p>
          </table:table-cell>
          <table:table-cell table:formula="of:=AVERAGE([.J81:.K81])" office:value-type="float" office:value="261.895724831" calcext:value-type="float">
            <text:p>261,895724831</text:p>
          </table:table-cell>
          <table:table-cell office:value-type="string" calcext:value-type="string">
            <text:p><text:s/>up+pp5sHdiMebsM6wi0F2XpG9A8= </text:p>
          </table:table-cell>
          <table:table-cell office:value-type="float" office:value="407.036227337" calcext:value-type="float">
            <text:p>407,036227337</text:p>
          </table:table-cell>
          <table:table-cell office:value-type="float" office:value="205.065303916" calcext:value-type="float">
            <text:p>205,065303916</text:p>
          </table:table-cell>
          <table:table-cell table:formula="of:=[.N81]+[.O81]" office:value-type="float" office:value="612.101531253" calcext:value-type="float">
            <text:p>612,101531253</text:p>
          </table:table-cell>
          <table:table-cell office:value-type="string" calcext:value-type="string">
            <text:p><text:s/>5U6fVvGLa3SQZqQAWYnV+UaGBpY= </text:p>
          </table:table-cell>
          <table:table-cell office:value-type="float" office:value="31.6117666701" calcext:value-type="float">
            <text:p>31,6117666701</text:p>
          </table:table-cell>
          <table:table-cell office:value-type="string" calcext:value-type="string">
            <text:p><text:s/>5aQtVpZQb3Jvd1P1NqaWoU6SeN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9-03" calcext:value-type="date">
            <text:p>03/09/11</text:p>
          </table:table-cell>
          <table:table-cell office:value-type="string" calcext:value-type="string">
            <text:p><text:s/>/tPvY8k1p/2hZUlasIeIjVWiqoQ=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SYQiUqh/Xw2KPclcY+U9R/H9nM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1-06" calcext:value-type="date">
            <text:p>06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UHzT1vZ3jP3vhHqLGXLY1KAGA0= </text:p>
          </table:table-cell>
          <table:table-cell office:value-type="string" calcext:value-type="string">
            <text:p><text:s/>AlYJ6eTJHjIWApLWDnRS0yWuilc= </text:p>
          </table:table-cell>
          <table:table-cell office:value-type="float" office:value="88.2048641009" calcext:value-type="float">
            <text:p>88,2048641009</text:p>
          </table:table-cell>
          <table:table-cell office:value-type="float" office:value="20.3823978742" calcext:value-type="float">
            <text:p>20,3823978742</text:p>
          </table:table-cell>
          <table:table-cell table:formula="of:=AVERAGE([.J82:.K82])" office:value-type="float" office:value="54.29363098755" calcext:value-type="float">
            <text:p>54,2936309876</text:p>
          </table:table-cell>
          <table:table-cell office:value-type="string" calcext:value-type="string">
            <text:p><text:s/>zpJFXWMbtvgldZTqVFv6FjeQvwI= </text:p>
          </table:table-cell>
          <table:table-cell office:value-type="float" office:value="85.4824179072" calcext:value-type="float">
            <text:p>85,4824179072</text:p>
          </table:table-cell>
          <table:table-cell office:value-type="float" office:value="395.924395077" calcext:value-type="float">
            <text:p>395,924395077</text:p>
          </table:table-cell>
          <table:table-cell table:formula="of:=[.N82]+[.O82]" office:value-type="float" office:value="481.4068129842" calcext:value-type="float">
            <text:p>481,4068129842</text:p>
          </table:table-cell>
          <table:table-cell office:value-type="string" calcext:value-type="string">
            <text:p><text:s/>t3Jz00PaXyeuvkfTB3RMcH5oHaM= </text:p>
          </table:table-cell>
          <table:table-cell office:value-type="float" office:value="49.3458024556" calcext:value-type="float">
            <text:p>49,3458024556</text:p>
          </table:table-cell>
          <table:table-cell office:value-type="string" calcext:value-type="string">
            <text:p><text:s/>yv6nXjA4T9VN6ZrApO2yy+CK6O0= </text:p>
          </table:table-cell>
          <table:table-cell office:value-type="float" office:value="24.9611705434" calcext:value-type="float">
            <text:p>24,9611705434</text:p>
          </table:table-cell>
          <table:table-cell table:formula="of:=[.T82]/[.R82]" office:value-type="float" office:value="0.505841820403253" calcext:value-type="float">
            <text:p>0,5058418204</text:p>
          </table:table-cell>
          <table:table-cell office:value-type="date" office:date-value="2014-01-02" calcext:value-type="date">
            <text:p>02/01/14</text:p>
          </table:table-cell>
          <table:table-cell office:value-type="string" calcext:value-type="string">
            <text:p><text:s/>dle93wBZjGH30zK+XbUEQvcL0qU=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G2Yu7Vs8U4DHvm2hyXbJZxSiIMs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5-27" calcext:value-type="date">
            <text:p>27/05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L5vhDV1XfxwT6wRvuum8KRRdgA= </text:p>
          </table:table-cell>
          <table:table-cell office:value-type="string" calcext:value-type="string">
            <text:p><text:s/>xUg7Aase2AIrGS78LdywAxKkGZk= </text:p>
          </table:table-cell>
          <table:table-cell office:value-type="float" office:value="284.511297382" calcext:value-type="float">
            <text:p>284,511297382</text:p>
          </table:table-cell>
          <table:table-cell office:value-type="float" office:value="148.890443657" calcext:value-type="float">
            <text:p>148,890443657</text:p>
          </table:table-cell>
          <table:table-cell table:formula="of:=AVERAGE([.J83:.K83])" office:value-type="float" office:value="216.7008705195" calcext:value-type="float">
            <text:p>216,7008705195</text:p>
          </table:table-cell>
          <table:table-cell office:value-type="string" calcext:value-type="string">
            <text:p><text:s/>Ru/zqrdBY0Le6dPSvqx+FP8xMHE= </text:p>
          </table:table-cell>
          <table:table-cell office:value-type="float" office:value="426.756283197" calcext:value-type="float">
            <text:p>426,756283197</text:p>
          </table:table-cell>
          <table:table-cell office:value-type="float" office:value="158.094516043" calcext:value-type="float">
            <text:p>158,094516043</text:p>
          </table:table-cell>
          <table:table-cell table:formula="of:=[.N83]+[.O83]" office:value-type="float" office:value="584.85079924" calcext:value-type="float">
            <text:p>584,85079924</text:p>
          </table:table-cell>
          <table:table-cell office:value-type="string" calcext:value-type="string">
            <text:p><text:s/>GmLdwo8Y9a5QxlLdsyJTciiAQsU= </text:p>
          </table:table-cell>
          <table:table-cell office:value-type="float" office:value="6.67736642163" calcext:value-type="float">
            <text:p>6,6773664216</text:p>
          </table:table-cell>
          <table:table-cell office:value-type="string" calcext:value-type="string">
            <text:p><text:s/>OY8zw7a4kTA2EodijVsJ+09qmw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2-13" calcext:value-type="date">
            <text:p>13/12/11</text:p>
          </table:table-cell>
          <table:table-cell office:value-type="string" calcext:value-type="string">
            <text:p><text:s/>S1Hgnv3hLftfoxFN2z7CIapf7z8=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gEFKhUNbqgxLijPf1gYG7zBabU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2-17" calcext:value-type="date">
            <text:p>17/12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nUTuAK55lNyadvzT65as/4YYk= </text:p>
          </table:table-cell>
          <table:table-cell office:value-type="string" calcext:value-type="string">
            <text:p><text:s/>yGvUWxlLWy2G6SmDZ7WYBf1jm3E= </text:p>
          </table:table-cell>
          <table:table-cell office:value-type="float" office:value="336.863429034" calcext:value-type="float">
            <text:p>336,863429034</text:p>
          </table:table-cell>
          <table:table-cell office:value-type="float" office:value="469.452381252" calcext:value-type="float">
            <text:p>469,452381252</text:p>
          </table:table-cell>
          <table:table-cell table:formula="of:=AVERAGE([.J84:.K84])" office:value-type="float" office:value="403.157905143" calcext:value-type="float">
            <text:p>403,157905143</text:p>
          </table:table-cell>
          <table:table-cell office:value-type="string" calcext:value-type="string">
            <text:p><text:s/>1oHC+5zYigJ5l9IMg0jWB09nQso= </text:p>
          </table:table-cell>
          <table:table-cell office:value-type="float" office:value="483.591398438" calcext:value-type="float">
            <text:p>483,591398438</text:p>
          </table:table-cell>
          <table:table-cell office:value-type="float" office:value="225.219835128" calcext:value-type="float">
            <text:p>225,219835128</text:p>
          </table:table-cell>
          <table:table-cell table:formula="of:=[.N84]+[.O84]" office:value-type="float" office:value="708.811233566" calcext:value-type="float">
            <text:p>708,811233566</text:p>
          </table:table-cell>
          <table:table-cell office:value-type="string" calcext:value-type="string">
            <text:p><text:s/>OuuMWI9W3pVKszBsyqRV61TyT/U= </text:p>
          </table:table-cell>
          <table:table-cell office:value-type="float" office:value="5.19557341033" calcext:value-type="float">
            <text:p>5,1955734103</text:p>
          </table:table-cell>
          <table:table-cell office:value-type="string" calcext:value-type="string">
            <text:p><text:s/>ua2BTxs5F5aYoO+o+y4IPAScXh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<text:s/>mwinDJeyFKaH9t1/NbhFx+v1rGA=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sifMI+5n6y3KnTHZxpYuO0l+jU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13" calcext:value-type="date">
            <text:p>13/04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SEBHwvaCjcNAZ/Ff2/KXjL/Txk= </text:p>
          </table:table-cell>
          <table:table-cell office:value-type="string" calcext:value-type="string">
            <text:p><text:s/>Pz1p/FzuO5sNhIIVq9B4LGBisMA= </text:p>
          </table:table-cell>
          <table:table-cell office:value-type="float" office:value="373.166701813" calcext:value-type="float">
            <text:p>373,166701813</text:p>
          </table:table-cell>
          <table:table-cell office:value-type="float" office:value="442.353820517" calcext:value-type="float">
            <text:p>442,353820517</text:p>
          </table:table-cell>
          <table:table-cell table:formula="of:=AVERAGE([.J85:.K85])" office:value-type="float" office:value="407.760261165" calcext:value-type="float">
            <text:p>407,760261165</text:p>
          </table:table-cell>
          <table:table-cell office:value-type="string" calcext:value-type="string">
            <text:p><text:s/>vyNRmksNgISVkQ6KZnjift1vySE= </text:p>
          </table:table-cell>
          <table:table-cell office:value-type="float" office:value="96.7849911034" calcext:value-type="float">
            <text:p>96,7849911034</text:p>
          </table:table-cell>
          <table:table-cell office:value-type="float" office:value="64.5286205285" calcext:value-type="float">
            <text:p>64,5286205285</text:p>
          </table:table-cell>
          <table:table-cell table:formula="of:=[.N85]+[.O85]" office:value-type="float" office:value="161.3136116319" calcext:value-type="float">
            <text:p>161,3136116319</text:p>
          </table:table-cell>
          <table:table-cell office:value-type="string" calcext:value-type="string">
            <text:p><text:s/>mONmf0GFTA5i/aRfXGEC8cK6m3M= </text:p>
          </table:table-cell>
          <table:table-cell office:value-type="float" office:value="26.0134976017" calcext:value-type="float">
            <text:p>26,0134976017</text:p>
          </table:table-cell>
          <table:table-cell office:value-type="string" calcext:value-type="string">
            <text:p><text:s/>UwSDlNxGKfdQkRHKThdb1CFXiS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1-02" calcext:value-type="date">
            <text:p>02/01/13</text:p>
          </table:table-cell>
          <table:table-cell office:value-type="string" calcext:value-type="string">
            <text:p><text:s/>pFrgKShVj7ctnCP/VXrbtM78WEg=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5lkH7tK56UwOqJ7ZVybHQQL7ukM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6-27" calcext:value-type="date">
            <text:p>27/06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Jgr5r3OsW/qlqL9K6X//nBS9N0= </text:p>
          </table:table-cell>
          <table:table-cell office:value-type="string" calcext:value-type="string">
            <text:p><text:s/>EPVfVlh+wS0LbfjMR692UbWx0/g= </text:p>
          </table:table-cell>
          <table:table-cell office:value-type="float" office:value="414.116952952" calcext:value-type="float">
            <text:p>414,116952952</text:p>
          </table:table-cell>
          <table:table-cell office:value-type="float" office:value="490.723836231" calcext:value-type="float">
            <text:p>490,723836231</text:p>
          </table:table-cell>
          <table:table-cell table:formula="of:=AVERAGE([.J86:.K86])" office:value-type="float" office:value="452.4203945915" calcext:value-type="float">
            <text:p>452,4203945915</text:p>
          </table:table-cell>
          <table:table-cell office:value-type="string" calcext:value-type="string">
            <text:p><text:s/>iquX1TGWuqXCeL5F3Er7OwDhgp4= </text:p>
          </table:table-cell>
          <table:table-cell office:value-type="float" office:value="226.906547589" calcext:value-type="float">
            <text:p>226,906547589</text:p>
          </table:table-cell>
          <table:table-cell office:value-type="float" office:value="364.476468131" calcext:value-type="float">
            <text:p>364,476468131</text:p>
          </table:table-cell>
          <table:table-cell table:formula="of:=[.N86]+[.O86]" office:value-type="float" office:value="591.38301572" calcext:value-type="float">
            <text:p>591,38301572</text:p>
          </table:table-cell>
          <table:table-cell office:value-type="string" calcext:value-type="string">
            <text:p><text:s/>j7FFtsP2fls4uJGAX8eXc19Jzbg= </text:p>
          </table:table-cell>
          <table:table-cell office:value-type="float" office:value="13.559978822" calcext:value-type="float">
            <text:p>13,559978822</text:p>
          </table:table-cell>
          <table:table-cell office:value-type="string" calcext:value-type="string">
            <text:p><text:s/>LthzbcmmBqv4p6u1qYEbN+9jVV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7-04" calcext:value-type="date">
            <text:p>04/07/13</text:p>
          </table:table-cell>
          <table:table-cell office:value-type="string" calcext:value-type="string">
            <text:p><text:s/>vMvp2p179Jo0xfRW+EERtYIjkag=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McNjCadlwOTo7eB6cJ890U2wb4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5-12" calcext:value-type="date">
            <text:p>12/05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Iq2vLva6j1pse9w8WQo2I738JY= </text:p>
          </table:table-cell>
          <table:table-cell office:value-type="string" calcext:value-type="string">
            <text:p><text:s/>A1LwBj5z83B6cDtL6ZWVre8So0o= </text:p>
          </table:table-cell>
          <table:table-cell office:value-type="float" office:value="414.437803836" calcext:value-type="float">
            <text:p>414,437803836</text:p>
          </table:table-cell>
          <table:table-cell office:value-type="float" office:value="285.146901975" calcext:value-type="float">
            <text:p>285,146901975</text:p>
          </table:table-cell>
          <table:table-cell table:formula="of:=AVERAGE([.J87:.K87])" office:value-type="float" office:value="349.7923529055" calcext:value-type="float">
            <text:p>349,7923529055</text:p>
          </table:table-cell>
          <table:table-cell office:value-type="string" calcext:value-type="string">
            <text:p><text:s/>M979w+0OUePFQAF4WI9MPbADjb4= </text:p>
          </table:table-cell>
          <table:table-cell office:value-type="float" office:value="362.798215069" calcext:value-type="float">
            <text:p>362,798215069</text:p>
          </table:table-cell>
          <table:table-cell office:value-type="float" office:value="253.20040785" calcext:value-type="float">
            <text:p>253,20040785</text:p>
          </table:table-cell>
          <table:table-cell table:formula="of:=[.N87]+[.O87]" office:value-type="float" office:value="615.998622919" calcext:value-type="float">
            <text:p>615,998622919</text:p>
          </table:table-cell>
          <table:table-cell office:value-type="string" calcext:value-type="string">
            <text:p><text:s/>toqs0nDyMPt8nITLnFFgRMjWQjc= </text:p>
          </table:table-cell>
          <table:table-cell office:value-type="float" office:value="7.13296001976" calcext:value-type="float">
            <text:p>7,1329600198</text:p>
          </table:table-cell>
          <table:table-cell office:value-type="string" calcext:value-type="string">
            <text:p><text:s/>KAqj4SxZMZwbkkM3+JxCVu8uMP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6-20" calcext:value-type="date">
            <text:p>20/06/13</text:p>
          </table:table-cell>
          <table:table-cell office:value-type="string" calcext:value-type="string">
            <text:p><text:s/>Ge3aFd6OojMrsYE4OfBSOG1R6v0=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97Me/QNmc/JiHNrqqRsZJzBjuo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2-21" calcext:value-type="date">
            <text:p>21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zYkKMqs91XT3GmpCS6v8rpE1uQ= </text:p>
          </table:table-cell>
          <table:table-cell office:value-type="string" calcext:value-type="string">
            <text:p><text:s/>89kiGGUIPACfgObyZcUPr7HwmM4= </text:p>
          </table:table-cell>
          <table:table-cell office:value-type="float" office:value="145.155298134" calcext:value-type="float">
            <text:p>145,155298134</text:p>
          </table:table-cell>
          <table:table-cell office:value-type="float" office:value="496.659379016" calcext:value-type="float">
            <text:p>496,659379016</text:p>
          </table:table-cell>
          <table:table-cell table:formula="of:=AVERAGE([.J88:.K88])" office:value-type="float" office:value="320.907338575" calcext:value-type="float">
            <text:p>320,907338575</text:p>
          </table:table-cell>
          <table:table-cell office:value-type="string" calcext:value-type="string">
            <text:p><text:s/>6fujdYsYy451v6dYj5CYlmZn7Q8= </text:p>
          </table:table-cell>
          <table:table-cell office:value-type="float" office:value="400.195686537" calcext:value-type="float">
            <text:p>400,195686537</text:p>
          </table:table-cell>
          <table:table-cell office:value-type="float" office:value="429.305954009" calcext:value-type="float">
            <text:p>429,305954009</text:p>
          </table:table-cell>
          <table:table-cell table:formula="of:=[.N88]+[.O88]" office:value-type="float" office:value="829.501640546" calcext:value-type="float">
            <text:p>829,501640546</text:p>
          </table:table-cell>
          <table:table-cell office:value-type="string" calcext:value-type="string">
            <text:p><text:s/>AlcZ8OlrCy3UEqjDfu/F0NRKYXc= </text:p>
          </table:table-cell>
          <table:table-cell office:value-type="float" office:value="32.8442727759" calcext:value-type="float">
            <text:p>32,8442727759</text:p>
          </table:table-cell>
          <table:table-cell office:value-type="string" calcext:value-type="string">
            <text:p><text:s/>KXaFLS57DN8vyXDijtqqZeYiRgY= </text:p>
          </table:table-cell>
          <table:table-cell office:value-type="float" office:value="849.248958785" calcext:value-type="float">
            <text:p>849,248958785</text:p>
          </table:table-cell>
          <table:table-cell table:formula="of:=[.T88]/[.R88]" office:value-type="float" office:value="25.8568355152667" calcext:value-type="float">
            <text:p>25,8568355153</text:p>
          </table:table-cell>
          <table:table-cell office:value-type="date" office:date-value="2013-09-22" calcext:value-type="date">
            <text:p>22/09/13</text:p>
          </table:table-cell>
          <table:table-cell office:value-type="string" calcext:value-type="string">
            <text:p><text:s/>kB844eA4HmNPvlVU0fG0UmH/WqM=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B9+WFkzm7jMt30QK9NkMXEwJ8g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7-20" calcext:value-type="date">
            <text:p>20/07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QiHmDhoM67vZkNN8g47E6epilE= </text:p>
          </table:table-cell>
          <table:table-cell office:value-type="string" calcext:value-type="string">
            <text:p><text:s/>xBM37idQCQ6V3MjcWtAvlYpuULo= </text:p>
          </table:table-cell>
          <table:table-cell office:value-type="float" office:value="374.87512009" calcext:value-type="float">
            <text:p>374,87512009</text:p>
          </table:table-cell>
          <table:table-cell office:value-type="float" office:value="498.533365871" calcext:value-type="float">
            <text:p>498,533365871</text:p>
          </table:table-cell>
          <table:table-cell table:formula="of:=AVERAGE([.J89:.K89])" office:value-type="float" office:value="436.7042429805" calcext:value-type="float">
            <text:p>436,7042429805</text:p>
          </table:table-cell>
          <table:table-cell office:value-type="string" calcext:value-type="string">
            <text:p><text:s/>rSjxspwKKmMfqRTYkpxXXk9PyaU= </text:p>
          </table:table-cell>
          <table:table-cell office:value-type="float" office:value="24.7580488407" calcext:value-type="float">
            <text:p>24,7580488407</text:p>
          </table:table-cell>
          <table:table-cell office:value-type="float" office:value="464.170441557" calcext:value-type="float">
            <text:p>464,170441557</text:p>
          </table:table-cell>
          <table:table-cell table:formula="of:=[.N89]+[.O89]" office:value-type="float" office:value="488.9284903977" calcext:value-type="float">
            <text:p>488,9284903977</text:p>
          </table:table-cell>
          <table:table-cell office:value-type="string" calcext:value-type="string">
            <text:p><text:s/>0RY5zRBlKOhPPDoHWKiA0bzW3ck= </text:p>
          </table:table-cell>
          <table:table-cell office:value-type="float" office:value="21.6652159492" calcext:value-type="float">
            <text:p>21,6652159492</text:p>
          </table:table-cell>
          <table:table-cell office:value-type="string" calcext:value-type="string">
            <text:p><text:s/>8Ms7HTGc5Pcw9CqEjJZkyipjKbQ= </text:p>
          </table:table-cell>
          <table:table-cell office:value-type="float" office:value="260.233221587" calcext:value-type="float">
            <text:p>260,233221587</text:p>
          </table:table-cell>
          <table:table-cell table:formula="of:=[.T89]/[.R89]" office:value-type="float" office:value="12.0115683221062" calcext:value-type="float">
            <text:p>12,0115683221</text:p>
          </table:table-cell>
          <table:table-cell office:value-type="date" office:date-value="2015-03-02" calcext:value-type="date">
            <text:p>02/03/15</text:p>
          </table:table-cell>
          <table:table-cell office:value-type="string" calcext:value-type="string">
            <text:p><text:s/>1WIA9sdAZhmENDf2pT+781luHGU=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VpnYQSh403Y7UB89u70eEa06cg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5-06" calcext:value-type="date">
            <text:p>06/05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4xUaD+OGi167cIz3+UgQBQAfdE= </text:p>
          </table:table-cell>
          <table:table-cell office:value-type="string" calcext:value-type="string">
            <text:p><text:s/>ThnYPDALBsGbqbwhnxo9MQhmwVs= </text:p>
          </table:table-cell>
          <table:table-cell office:value-type="float" office:value="195.01332072" calcext:value-type="float">
            <text:p>195,01332072</text:p>
          </table:table-cell>
          <table:table-cell office:value-type="float" office:value="472.016923297" calcext:value-type="float">
            <text:p>472,016923297</text:p>
          </table:table-cell>
          <table:table-cell table:formula="of:=AVERAGE([.J90:.K90])" office:value-type="float" office:value="333.5151220085" calcext:value-type="float">
            <text:p>333,5151220085</text:p>
          </table:table-cell>
          <table:table-cell office:value-type="string" calcext:value-type="string">
            <text:p><text:s/>6rqkJYIRKznOW4KSUxkYmkM0qUs= </text:p>
          </table:table-cell>
          <table:table-cell office:value-type="float" office:value="77.0740739697" calcext:value-type="float">
            <text:p>77,0740739697</text:p>
          </table:table-cell>
          <table:table-cell office:value-type="float" office:value="355.394859358" calcext:value-type="float">
            <text:p>355,394859358</text:p>
          </table:table-cell>
          <table:table-cell table:formula="of:=[.N90]+[.O90]" office:value-type="float" office:value="432.4689333277" calcext:value-type="float">
            <text:p>432,4689333277</text:p>
          </table:table-cell>
          <table:table-cell office:value-type="string" calcext:value-type="string">
            <text:p><text:s/>jvEHgOMlerIGqJqrHtIx98lLbvA= </text:p>
          </table:table-cell>
          <table:table-cell office:value-type="float" office:value="28.8761705888" calcext:value-type="float">
            <text:p>28,8761705888</text:p>
          </table:table-cell>
          <table:table-cell office:value-type="string" calcext:value-type="string">
            <text:p><text:s/>0ODxQkxV6fi5zG3TKr31s6HFnL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1-19" calcext:value-type="date">
            <text:p>19/01/12</text:p>
          </table:table-cell>
          <table:table-cell office:value-type="string" calcext:value-type="string">
            <text:p><text:s/>DvUrkB0wqEV56bfjqk+35RYnQuY=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69XpxvJLiF6kFPvwAq4c2u8z8w0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07" calcext:value-type="date">
            <text:p>07/03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xeLmyUUvraB6XR4y4xXCUjsXG4= </text:p>
          </table:table-cell>
          <table:table-cell office:value-type="string" calcext:value-type="string">
            <text:p><text:s/>shlcERjI5T/WsljzNJXQZoilU9w= </text:p>
          </table:table-cell>
          <table:table-cell office:value-type="float" office:value="216.303172295" calcext:value-type="float">
            <text:p>216,303172295</text:p>
          </table:table-cell>
          <table:table-cell office:value-type="float" office:value="4.58644004116" calcext:value-type="float">
            <text:p>4,5864400412</text:p>
          </table:table-cell>
          <table:table-cell table:formula="of:=AVERAGE([.J91:.K91])" office:value-type="float" office:value="110.44480616808" calcext:value-type="float">
            <text:p>110,4448061681</text:p>
          </table:table-cell>
          <table:table-cell office:value-type="string" calcext:value-type="string">
            <text:p><text:s/>VHu1Zvp2Aw/JSt+RjsWlFBhdCTU= </text:p>
          </table:table-cell>
          <table:table-cell office:value-type="float" office:value="416.098112812" calcext:value-type="float">
            <text:p>416,098112812</text:p>
          </table:table-cell>
          <table:table-cell office:value-type="float" office:value="225.65204782" calcext:value-type="float">
            <text:p>225,65204782</text:p>
          </table:table-cell>
          <table:table-cell table:formula="of:=[.N91]+[.O91]" office:value-type="float" office:value="641.750160632" calcext:value-type="float">
            <text:p>641,750160632</text:p>
          </table:table-cell>
          <table:table-cell office:value-type="string" calcext:value-type="string">
            <text:p><text:s/>arZ2v2s1bQELMs4tExLTrehIfRs= </text:p>
          </table:table-cell>
          <table:table-cell office:value-type="float" office:value="32.4241011919" calcext:value-type="float">
            <text:p>32,4241011919</text:p>
          </table:table-cell>
          <table:table-cell office:value-type="string" calcext:value-type="string">
            <text:p><text:s/>g5AiYmo64becrHmybp0YEloYW/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<text:s/>6XUMp/rWL3RAfqDdGem0STsHcT4=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G5vm5EXhC0zil3LTG+czVhd8Ejk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2-15" calcext:value-type="date">
            <text:p>15/12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mqmdjqR1tPqmqZggGJE1KXrfng= </text:p>
          </table:table-cell>
          <table:table-cell office:value-type="string" calcext:value-type="string">
            <text:p><text:s/>BKVIpWNFQbXKKO1b/RRDBqwYkxc= </text:p>
          </table:table-cell>
          <table:table-cell office:value-type="float" office:value="485.571783289" calcext:value-type="float">
            <text:p>485,571783289</text:p>
          </table:table-cell>
          <table:table-cell office:value-type="float" office:value="8.70084051703" calcext:value-type="float">
            <text:p>8,700840517</text:p>
          </table:table-cell>
          <table:table-cell table:formula="of:=AVERAGE([.J92:.K92])" office:value-type="float" office:value="247.136311903015" calcext:value-type="float">
            <text:p>247,136311903</text:p>
          </table:table-cell>
          <table:table-cell office:value-type="string" calcext:value-type="string">
            <text:p><text:s/>0DX+bWnAV4FSWaIJxYZDGLjzXfA= </text:p>
          </table:table-cell>
          <table:table-cell office:value-type="float" office:value="447.40670266" calcext:value-type="float">
            <text:p>447,40670266</text:p>
          </table:table-cell>
          <table:table-cell office:value-type="float" office:value="314.728114326" calcext:value-type="float">
            <text:p>314,728114326</text:p>
          </table:table-cell>
          <table:table-cell table:formula="of:=[.N92]+[.O92]" office:value-type="float" office:value="762.134816986" calcext:value-type="float">
            <text:p>762,134816986</text:p>
          </table:table-cell>
          <table:table-cell office:value-type="string" calcext:value-type="string">
            <text:p><text:s/>mZmLZeGNvWY6XMowSiPkAbKSrfY= </text:p>
          </table:table-cell>
          <table:table-cell office:value-type="float" office:value="37.6710371413" calcext:value-type="float">
            <text:p>37,6710371413</text:p>
          </table:table-cell>
          <table:table-cell office:value-type="string" calcext:value-type="string">
            <text:p><text:s/>WfgJPhHuYwgwT4lMCBU0NUlnEv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2-27" calcext:value-type="date">
            <text:p>27/02/11</text:p>
          </table:table-cell>
          <table:table-cell office:value-type="string" calcext:value-type="string">
            <text:p><text:s/>HvwMx5Xyj4954oPU1HTafvvq4+A=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9bZOAbVBZ7H0ZxZmPquZD8Svb8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06" calcext:value-type="date">
            <text:p>06/03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jqDn9p+hu/+8d7B7d7IJQzLS7+c= </text:p>
          </table:table-cell>
          <table:table-cell office:value-type="string" calcext:value-type="string">
            <text:p><text:s/>bS2LyWBq7fTS1ly6zDS76/BnMFE= </text:p>
          </table:table-cell>
          <table:table-cell office:value-type="float" office:value="353.664324113" calcext:value-type="float">
            <text:p>353,664324113</text:p>
          </table:table-cell>
          <table:table-cell office:value-type="float" office:value="440.279711801" calcext:value-type="float">
            <text:p>440,279711801</text:p>
          </table:table-cell>
          <table:table-cell table:formula="of:=AVERAGE([.J93:.K93])" office:value-type="float" office:value="396.972017957" calcext:value-type="float">
            <text:p>396,972017957</text:p>
          </table:table-cell>
          <table:table-cell office:value-type="string" calcext:value-type="string">
            <text:p><text:s/>GkC8sFw50UYEbeBXEmOtyMkVR5k= </text:p>
          </table:table-cell>
          <table:table-cell office:value-type="float" office:value="391.601434108" calcext:value-type="float">
            <text:p>391,601434108</text:p>
          </table:table-cell>
          <table:table-cell office:value-type="float" office:value="492.631931676" calcext:value-type="float">
            <text:p>492,631931676</text:p>
          </table:table-cell>
          <table:table-cell table:formula="of:=[.N93]+[.O93]" office:value-type="float" office:value="884.233365784" calcext:value-type="float">
            <text:p>884,233365784</text:p>
          </table:table-cell>
          <table:table-cell office:value-type="string" calcext:value-type="string">
            <text:p><text:s/>q6032iEgqr71Bky+qBQUfaeqQXw= </text:p>
          </table:table-cell>
          <table:table-cell office:value-type="float" office:value="35.6942852272" calcext:value-type="float">
            <text:p>35,6942852272</text:p>
          </table:table-cell>
          <table:table-cell office:value-type="string" calcext:value-type="string">
            <text:p><text:s/>MfFxa1R3G1kjoV2lkdEzA83O63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7-09" calcext:value-type="date">
            <text:p>09/07/12</text:p>
          </table:table-cell>
          <table:table-cell office:value-type="string" calcext:value-type="string">
            <text:p><text:s/>3RkBCrr0qSfhuGBKj0Ln6qUtnXI=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wXsgKPsTdzqyxIsLRzWZ8VBL5o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9-16" calcext:value-type="date">
            <text:p>16/09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zbUV6uyYUhiS91PSq6KdjFmU9w= </text:p>
          </table:table-cell>
          <table:table-cell office:value-type="string" calcext:value-type="string">
            <text:p><text:s/>j8m8xtHWJnqFSsCe6fmyPfYJizE= </text:p>
          </table:table-cell>
          <table:table-cell office:value-type="float" office:value="205.212876312" calcext:value-type="float">
            <text:p>205,212876312</text:p>
          </table:table-cell>
          <table:table-cell office:value-type="float" office:value="351.464358979" calcext:value-type="float">
            <text:p>351,464358979</text:p>
          </table:table-cell>
          <table:table-cell table:formula="of:=AVERAGE([.J94:.K94])" office:value-type="float" office:value="278.3386176455" calcext:value-type="float">
            <text:p>278,3386176455</text:p>
          </table:table-cell>
          <table:table-cell office:value-type="string" calcext:value-type="string">
            <text:p><text:s/>18jaOtHP4pJempZJ6SOsIZlb8OU= </text:p>
          </table:table-cell>
          <table:table-cell office:value-type="float" office:value="415.260023192" calcext:value-type="float">
            <text:p>415,260023192</text:p>
          </table:table-cell>
          <table:table-cell office:value-type="float" office:value="321.121220224" calcext:value-type="float">
            <text:p>321,121220224</text:p>
          </table:table-cell>
          <table:table-cell table:formula="of:=[.N94]+[.O94]" office:value-type="float" office:value="736.381243416" calcext:value-type="float">
            <text:p>736,381243416</text:p>
          </table:table-cell>
          <table:table-cell office:value-type="string" calcext:value-type="string">
            <text:p><text:s/>vsSl/wSevSHofDUyiJ57KW1wxSo= </text:p>
          </table:table-cell>
          <table:table-cell office:value-type="float" office:value="9.72011033687" calcext:value-type="float">
            <text:p>9,7201103369</text:p>
          </table:table-cell>
          <table:table-cell office:value-type="string" calcext:value-type="string">
            <text:p><text:s/>uj5SfCLHF7SuMpF9GOyJ/03ySvE= </text:p>
          </table:table-cell>
          <table:table-cell office:value-type="float" office:value="793.312123318" calcext:value-type="float">
            <text:p>793,312123318</text:p>
          </table:table-cell>
          <table:table-cell table:formula="of:=[.T94]/[.R94]" office:value-type="float" office:value="81.6155471310685" calcext:value-type="float">
            <text:p>81,6155471311</text:p>
          </table:table-cell>
          <table:table-cell office:value-type="date" office:date-value="2010-01-10" calcext:value-type="date">
            <text:p>10/01/10</text:p>
          </table:table-cell>
          <table:table-cell office:value-type="string" calcext:value-type="string">
            <text:p><text:s/>QYnqoqye34Qk/MSlw1V1DaZ/bGk=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1ccI6Df1I60XwV2WhLvHAclgiYs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3-19" calcext:value-type="date">
            <text:p>19/03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IRgIXcAYwQ94kQDmku7X+CGTQ= </text:p>
          </table:table-cell>
          <table:table-cell office:value-type="string" calcext:value-type="string">
            <text:p><text:s/>GgJWP2/ylvAgsq40/UTUg3dKOPY= </text:p>
          </table:table-cell>
          <table:table-cell office:value-type="float" office:value="84.5447507952" calcext:value-type="float">
            <text:p>84,5447507952</text:p>
          </table:table-cell>
          <table:table-cell office:value-type="float" office:value="51.6086532029" calcext:value-type="float">
            <text:p>51,6086532029</text:p>
          </table:table-cell>
          <table:table-cell table:formula="of:=AVERAGE([.J95:.K95])" office:value-type="float" office:value="68.07670199905" calcext:value-type="float">
            <text:p>68,0767019991</text:p>
          </table:table-cell>
          <table:table-cell office:value-type="string" calcext:value-type="string">
            <text:p><text:s/>85wNwzBv3TAFuKmEdtjhkH0rqcs= </text:p>
          </table:table-cell>
          <table:table-cell office:value-type="float" office:value="302.92044082" calcext:value-type="float">
            <text:p>302,92044082</text:p>
          </table:table-cell>
          <table:table-cell office:value-type="float" office:value="133.896006232" calcext:value-type="float">
            <text:p>133,896006232</text:p>
          </table:table-cell>
          <table:table-cell table:formula="of:=[.N95]+[.O95]" office:value-type="float" office:value="436.816447052" calcext:value-type="float">
            <text:p>436,816447052</text:p>
          </table:table-cell>
          <table:table-cell office:value-type="string" calcext:value-type="string">
            <text:p><text:s/>E00ijAsl2dFQPjs6N2VThv2PN20= </text:p>
          </table:table-cell>
          <table:table-cell office:value-type="float" office:value="30.8183299683" calcext:value-type="float">
            <text:p>30,8183299683</text:p>
          </table:table-cell>
          <table:table-cell office:value-type="string" calcext:value-type="string">
            <text:p><text:s/>KG4CTYB7dNN3HXNfSFLfuumQDw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6-27" calcext:value-type="date">
            <text:p>27/06/10</text:p>
          </table:table-cell>
          <table:table-cell office:value-type="string" calcext:value-type="string">
            <text:p><text:s/>pbIOMmK+fuh8F+BWGHEqY8nByKs=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GskXMjOMKLPT7t691YY8GVf7Ik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7-26" calcext:value-type="date">
            <text:p>26/0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oNIxGmoKt7tx47JR1ZIvjzSilI= </text:p>
          </table:table-cell>
          <table:table-cell office:value-type="string" calcext:value-type="string">
            <text:p><text:s/>PssCyXSKI9FQhZbdOgjoT11r6Os= </text:p>
          </table:table-cell>
          <table:table-cell office:value-type="float" office:value="139.915258777" calcext:value-type="float">
            <text:p>139,915258777</text:p>
          </table:table-cell>
          <table:table-cell office:value-type="float" office:value="291.11075451" calcext:value-type="float">
            <text:p>291,11075451</text:p>
          </table:table-cell>
          <table:table-cell table:formula="of:=AVERAGE([.J96:.K96])" office:value-type="float" office:value="215.5130066435" calcext:value-type="float">
            <text:p>215,5130066435</text:p>
          </table:table-cell>
          <table:table-cell office:value-type="string" calcext:value-type="string">
            <text:p><text:s/>Oc7bxeXQtcY+QcOI8mVQBgApurU= </text:p>
          </table:table-cell>
          <table:table-cell office:value-type="float" office:value="123.155455955" calcext:value-type="float">
            <text:p>123,155455955</text:p>
          </table:table-cell>
          <table:table-cell office:value-type="float" office:value="89.3101272769" calcext:value-type="float">
            <text:p>89,3101272769</text:p>
          </table:table-cell>
          <table:table-cell table:formula="of:=[.N96]+[.O96]" office:value-type="float" office:value="212.4655832319" calcext:value-type="float">
            <text:p>212,4655832319</text:p>
          </table:table-cell>
          <table:table-cell office:value-type="string" calcext:value-type="string">
            <text:p><text:s/>09kLu0rFFAdxby9Laxs1otNDCTk= </text:p>
          </table:table-cell>
          <table:table-cell office:value-type="float" office:value="14.3890723342" calcext:value-type="float">
            <text:p>14,3890723342</text:p>
          </table:table-cell>
          <table:table-cell office:value-type="string" calcext:value-type="string">
            <text:p><text:s/>sN1IsWPuzyuq8DH8Damn5asReT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1-03" calcext:value-type="date">
            <text:p>03/01/12</text:p>
          </table:table-cell>
          <table:table-cell office:value-type="string" calcext:value-type="string">
            <text:p><text:s/>En+W6WykG0BvYZELcQPrUl0at+Q=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PtksDCwzGm6Jc36TeA678Bbbqc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4-19" calcext:value-type="date">
            <text:p>19/04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7Zx23ZSlItoReuEwatS+hguHYs= </text:p>
          </table:table-cell>
          <table:table-cell office:value-type="string" calcext:value-type="string">
            <text:p><text:s/>TABH2snqmPDAk2DyFdOcbJdqcWQ= </text:p>
          </table:table-cell>
          <table:table-cell office:value-type="float" office:value="449.960007075" calcext:value-type="float">
            <text:p>449,960007075</text:p>
          </table:table-cell>
          <table:table-cell office:value-type="float" office:value="85.4017702829" calcext:value-type="float">
            <text:p>85,4017702829</text:p>
          </table:table-cell>
          <table:table-cell table:formula="of:=AVERAGE([.J97:.K97])" office:value-type="float" office:value="267.68088867895" calcext:value-type="float">
            <text:p>267,680888679</text:p>
          </table:table-cell>
          <table:table-cell office:value-type="string" calcext:value-type="string">
            <text:p><text:s/>7RGMuVWVa81bpQd4rZ98RaLTbSQ= </text:p>
          </table:table-cell>
          <table:table-cell office:value-type="float" office:value="325.185113975" calcext:value-type="float">
            <text:p>325,185113975</text:p>
          </table:table-cell>
          <table:table-cell office:value-type="float" office:value="203.184191514" calcext:value-type="float">
            <text:p>203,184191514</text:p>
          </table:table-cell>
          <table:table-cell table:formula="of:=[.N97]+[.O97]" office:value-type="float" office:value="528.369305489" calcext:value-type="float">
            <text:p>528,369305489</text:p>
          </table:table-cell>
          <table:table-cell office:value-type="string" calcext:value-type="string">
            <text:p><text:s/>XDByGOYy0eUFJhUAFDeovHWR1sU= </text:p>
          </table:table-cell>
          <table:table-cell office:value-type="float" office:value="42.1421193504" calcext:value-type="float">
            <text:p>42,1421193504</text:p>
          </table:table-cell>
          <table:table-cell office:value-type="string" calcext:value-type="string">
            <text:p><text:s/>goQL4FQA5OLCkzJz7mQe/Fr0Zy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11-22" calcext:value-type="date">
            <text:p>22/11/12</text:p>
          </table:table-cell>
          <table:table-cell office:value-type="string" calcext:value-type="string">
            <text:p><text:s/>+ozrdysbrX7fscEJFdZy9IQFgQ4=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U1tXztsQGT5T4pnAnIpvJ7sijsA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0-16" calcext:value-type="date">
            <text:p>16/10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ZYU6WPRZ+1oIWxeHBUkUXGSbik= </text:p>
          </table:table-cell>
          <table:table-cell office:value-type="string" calcext:value-type="string">
            <text:p><text:s/>PGg/EsbZrVCbFZGOQF7vACxYi7c= </text:p>
          </table:table-cell>
          <table:table-cell office:value-type="float" office:value="211.52039438" calcext:value-type="float">
            <text:p>211,52039438</text:p>
          </table:table-cell>
          <table:table-cell office:value-type="float" office:value="399.456473835" calcext:value-type="float">
            <text:p>399,456473835</text:p>
          </table:table-cell>
          <table:table-cell table:formula="of:=AVERAGE([.J98:.K98])" office:value-type="float" office:value="305.4884341075" calcext:value-type="float">
            <text:p>305,4884341075</text:p>
          </table:table-cell>
          <table:table-cell office:value-type="string" calcext:value-type="string">
            <text:p><text:s/>eXOQJCzhPCVA7Z+DH3WHdpv0PwY= </text:p>
          </table:table-cell>
          <table:table-cell office:value-type="float" office:value="332.226164654" calcext:value-type="float">
            <text:p>332,226164654</text:p>
          </table:table-cell>
          <table:table-cell office:value-type="float" office:value="445.596861134" calcext:value-type="float">
            <text:p>445,596861134</text:p>
          </table:table-cell>
          <table:table-cell table:formula="of:=[.N98]+[.O98]" office:value-type="float" office:value="777.823025788" calcext:value-type="float">
            <text:p>777,823025788</text:p>
          </table:table-cell>
          <table:table-cell office:value-type="string" calcext:value-type="string">
            <text:p><text:s/>vqMKHiGq7E6i9t3JgB7gUD5zwwE= </text:p>
          </table:table-cell>
          <table:table-cell office:value-type="float" office:value="13.4111698609" calcext:value-type="float">
            <text:p>13,4111698609</text:p>
          </table:table-cell>
          <table:table-cell office:value-type="string" calcext:value-type="string">
            <text:p><text:s/>RcbZuixBegcykm88w+7qy/j4E4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12-19" calcext:value-type="date">
            <text:p>19/12/10</text:p>
          </table:table-cell>
          <table:table-cell office:value-type="string" calcext:value-type="string">
            <text:p><text:s/>x1lcuERoCZXXT78WJjdf/eiGI0k=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94jeetaZ/TNagkw88fwnWOkLPw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2-05" calcext:value-type="date">
            <text:p>05/02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YaEDSA5U3mb9M+velAim7gj0M4= </text:p>
          </table:table-cell>
          <table:table-cell office:value-type="string" calcext:value-type="string">
            <text:p><text:s/>V1qVonbPAcMwnmmmGghobLQkfXU= </text:p>
          </table:table-cell>
          <table:table-cell office:value-type="float" office:value="289.114528311" calcext:value-type="float">
            <text:p>289,114528311</text:p>
          </table:table-cell>
          <table:table-cell office:value-type="float" office:value="230.575574194" calcext:value-type="float">
            <text:p>230,575574194</text:p>
          </table:table-cell>
          <table:table-cell table:formula="of:=AVERAGE([.J99:.K99])" office:value-type="float" office:value="259.8450512525" calcext:value-type="float">
            <text:p>259,8450512525</text:p>
          </table:table-cell>
          <table:table-cell office:value-type="string" calcext:value-type="string">
            <text:p><text:s/>ZmvuqAp+NYO/Ti6YVmO9Pi//Np4= </text:p>
          </table:table-cell>
          <table:table-cell office:value-type="float" office:value="73.4455822586" calcext:value-type="float">
            <text:p>73,4455822586</text:p>
          </table:table-cell>
          <table:table-cell office:value-type="float" office:value="463.002531012" calcext:value-type="float">
            <text:p>463,002531012</text:p>
          </table:table-cell>
          <table:table-cell table:formula="of:=[.N99]+[.O99]" office:value-type="float" office:value="536.4481132706" calcext:value-type="float">
            <text:p>536,4481132706</text:p>
          </table:table-cell>
          <table:table-cell office:value-type="string" calcext:value-type="string">
            <text:p><text:s/>ZgFJjGUkoToJuKyoH1DK+PN7MZE= </text:p>
          </table:table-cell>
          <table:table-cell office:value-type="float" office:value="28.6435877028" calcext:value-type="float">
            <text:p>28,6435877028</text:p>
          </table:table-cell>
          <table:table-cell office:value-type="string" calcext:value-type="string">
            <text:p><text:s/>o/Vz2nOv28Gt0EnnizgbgvTNvnU= </text:p>
          </table:table-cell>
          <table:table-cell office:value-type="float" office:value="612.276494976" calcext:value-type="float">
            <text:p>612,276494976</text:p>
          </table:table-cell>
          <table:table-cell table:formula="of:=[.T99]/[.R99]" office:value-type="float" office:value="21.3756915275019" calcext:value-type="float">
            <text:p>21,3756915275</text:p>
          </table:table-cell>
          <table:table-cell office:value-type="date" office:date-value="2010-03-19" calcext:value-type="date">
            <text:p>19/03/10</text:p>
          </table:table-cell>
          <table:table-cell office:value-type="string" calcext:value-type="string">
            <text:p><text:s/>JyVZmMLRR937v42dFl0RCqcI9QA=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/CSmWtSwxc1HT3XOxPHf/C/bl4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9-22" calcext:value-type="date">
            <text:p>22/09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s0+WLhxMv8fGth6XqjeAuJQoUg= </text:p>
          </table:table-cell>
          <table:table-cell office:value-type="string" calcext:value-type="string">
            <text:p><text:s/>l3sIjobeKpAlbNr9JpwmI1sig2A= </text:p>
          </table:table-cell>
          <table:table-cell office:value-type="float" office:value="78.5389901173" calcext:value-type="float">
            <text:p>78,5389901173</text:p>
          </table:table-cell>
          <table:table-cell office:value-type="float" office:value="110.568260898" calcext:value-type="float">
            <text:p>110,568260898</text:p>
          </table:table-cell>
          <table:table-cell table:formula="of:=AVERAGE([.J100:.K100])" office:value-type="float" office:value="94.55362550765" calcext:value-type="float">
            <text:p>94,5536255077</text:p>
          </table:table-cell>
          <table:table-cell office:value-type="string" calcext:value-type="string">
            <text:p><text:s/>HbWnhFVbt7kZ8uUd5S5xDDtIpz8= </text:p>
          </table:table-cell>
          <table:table-cell office:value-type="float" office:value="88.7200942054" calcext:value-type="float">
            <text:p>88,7200942054</text:p>
          </table:table-cell>
          <table:table-cell office:value-type="float" office:value="383.782677721" calcext:value-type="float">
            <text:p>383,782677721</text:p>
          </table:table-cell>
          <table:table-cell table:formula="of:=[.N100]+[.O100]" office:value-type="float" office:value="472.5027719264" calcext:value-type="float">
            <text:p>472,5027719264</text:p>
          </table:table-cell>
          <table:table-cell office:value-type="string" calcext:value-type="string">
            <text:p><text:s/>OqzJzbsTpz+zgeM3jtIXNU6pPLE= </text:p>
          </table:table-cell>
          <table:table-cell office:value-type="float" office:value="6.44555682738" calcext:value-type="float">
            <text:p>6,4455568274</text:p>
          </table:table-cell>
          <table:table-cell office:value-type="string" calcext:value-type="string">
            <text:p><text:s/>7ikIcAhEdycO8BNT1pj62C62v4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2-19" calcext:value-type="date">
            <text:p>19/02/15</text:p>
          </table:table-cell>
          <table:table-cell office:value-type="string" calcext:value-type="string">
            <text:p><text:s/>36NJSQ1yX71tfMB5qBodpzMGrvI=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7f5OcY2uMuksRZIq8WNhcucMig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12-07" calcext:value-type="date">
            <text:p>07/12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O2ILCgm/i2T4IPqUF7nM50Ygag= </text:p>
          </table:table-cell>
          <table:table-cell office:value-type="string" calcext:value-type="string">
            <text:p><text:s/>E/Qh/I+vGg87KTPSE3URmmAc83E= </text:p>
          </table:table-cell>
          <table:table-cell office:value-type="float" office:value="379.341451134" calcext:value-type="float">
            <text:p>379,341451134</text:p>
          </table:table-cell>
          <table:table-cell office:value-type="float" office:value="477.69089498" calcext:value-type="float">
            <text:p>477,69089498</text:p>
          </table:table-cell>
          <table:table-cell table:formula="of:=AVERAGE([.J101:.K101])" office:value-type="float" office:value="428.516173057" calcext:value-type="float">
            <text:p>428,516173057</text:p>
          </table:table-cell>
          <table:table-cell office:value-type="string" calcext:value-type="string">
            <text:p><text:s/>WXPCuKNxmRPIAzOhu7Fpn5xaMEc= </text:p>
          </table:table-cell>
          <table:table-cell office:value-type="float" office:value="464.835408813" calcext:value-type="float">
            <text:p>464,835408813</text:p>
          </table:table-cell>
          <table:table-cell office:value-type="float" office:value="360.306364697" calcext:value-type="float">
            <text:p>360,306364697</text:p>
          </table:table-cell>
          <table:table-cell table:formula="of:=[.N101]+[.O101]" office:value-type="float" office:value="825.14177351" calcext:value-type="float">
            <text:p>825,14177351</text:p>
          </table:table-cell>
          <table:table-cell office:value-type="string" calcext:value-type="string">
            <text:p><text:s/>vI+0UjhbPTAuuuq1Ovk6aS5jHe4= </text:p>
          </table:table-cell>
          <table:table-cell office:value-type="float" office:value="15.3682275908" calcext:value-type="float">
            <text:p>15,3682275908</text:p>
          </table:table-cell>
          <table:table-cell office:value-type="string" calcext:value-type="string">
            <text:p><text:s/>m6SXtQa6uEJG3OYKtEJCBjzyVB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8-19" calcext:value-type="date">
            <text:p>19/08/10</text:p>
          </table:table-cell>
          <table:table-cell office:value-type="string" calcext:value-type="string">
            <text:p><text:s/>vqadgKPxNuuqWvJ156U7qHYQLeY=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XmKJ0wpIQmg4x6+YaSDLrrSqQA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1-12" calcext:value-type="date">
            <text:p>12/0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lev8wQgXymV04QLm+unvteOCOw= </text:p>
          </table:table-cell>
          <table:table-cell office:value-type="string" calcext:value-type="string">
            <text:p><text:s/>fUcwmmamRBdFsoZjYk3RJe36KnU= </text:p>
          </table:table-cell>
          <table:table-cell office:value-type="float" office:value="101.334375319" calcext:value-type="float">
            <text:p>101,334375319</text:p>
          </table:table-cell>
          <table:table-cell office:value-type="float" office:value="271.856405198" calcext:value-type="float">
            <text:p>271,856405198</text:p>
          </table:table-cell>
          <table:table-cell table:formula="of:=AVERAGE([.J102:.K102])" office:value-type="float" office:value="186.5953902585" calcext:value-type="float">
            <text:p>186,5953902585</text:p>
          </table:table-cell>
          <table:table-cell office:value-type="string" calcext:value-type="string">
            <text:p><text:s/>RRTtCEzEP6J5UB3/P+97qyywhsY= </text:p>
          </table:table-cell>
          <table:table-cell office:value-type="float" office:value="436.385729586" calcext:value-type="float">
            <text:p>436,385729586</text:p>
          </table:table-cell>
          <table:table-cell office:value-type="float" office:value="338.798566953" calcext:value-type="float">
            <text:p>338,798566953</text:p>
          </table:table-cell>
          <table:table-cell table:formula="of:=[.N102]+[.O102]" office:value-type="float" office:value="775.184296539" calcext:value-type="float">
            <text:p>775,184296539</text:p>
          </table:table-cell>
          <table:table-cell office:value-type="string" calcext:value-type="string">
            <text:p><text:s/>RjblUUK2o6TPX4hDxJGzHCSpm+I= </text:p>
          </table:table-cell>
          <table:table-cell office:value-type="float" office:value="13.1793958518" calcext:value-type="float">
            <text:p>13,1793958518</text:p>
          </table:table-cell>
          <table:table-cell office:value-type="string" calcext:value-type="string">
            <text:p><text:s/>rT4RufD6WIEywINxC8oHUSyA4jY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4-02" calcext:value-type="date">
            <text:p>02/04/10</text:p>
          </table:table-cell>
          <table:table-cell office:value-type="string" calcext:value-type="string">
            <text:p><text:s/>EOZKEp+VarTokCdQhCu5NP9EhY0=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cB+kmBMJVqujw8S5gH6Jsb4Gso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4-02" calcext:value-type="date">
            <text:p>02/04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9oRQlIPilQGtNL8ja0m8QHrpfY= </text:p>
          </table:table-cell>
          <table:table-cell office:value-type="string" calcext:value-type="string">
            <text:p><text:s/>OgslHlHd1/+wNIaIcz89B3BCw1g= </text:p>
          </table:table-cell>
          <table:table-cell office:value-type="float" office:value="208.453302823" calcext:value-type="float">
            <text:p>208,453302823</text:p>
          </table:table-cell>
          <table:table-cell office:value-type="float" office:value="23.2400093495" calcext:value-type="float">
            <text:p>23,2400093495</text:p>
          </table:table-cell>
          <table:table-cell table:formula="of:=AVERAGE([.J103:.K103])" office:value-type="float" office:value="115.84665608625" calcext:value-type="float">
            <text:p>115,8466560863</text:p>
          </table:table-cell>
          <table:table-cell office:value-type="string" calcext:value-type="string">
            <text:p><text:s/>9jO3rSlo/5LzicIjoMDgLkxCDkU= </text:p>
          </table:table-cell>
          <table:table-cell office:value-type="float" office:value="207.445781812" calcext:value-type="float">
            <text:p>207,445781812</text:p>
          </table:table-cell>
          <table:table-cell office:value-type="float" office:value="401.576727028" calcext:value-type="float">
            <text:p>401,576727028</text:p>
          </table:table-cell>
          <table:table-cell table:formula="of:=[.N103]+[.O103]" office:value-type="float" office:value="609.02250884" calcext:value-type="float">
            <text:p>609,02250884</text:p>
          </table:table-cell>
          <table:table-cell office:value-type="string" calcext:value-type="string">
            <text:p><text:s/>JuaNTJ+LcewhjAducexfz5yKSFY= </text:p>
          </table:table-cell>
          <table:table-cell office:value-type="float" office:value="16.0794473148" calcext:value-type="float">
            <text:p>16,0794473148</text:p>
          </table:table-cell>
          <table:table-cell office:value-type="string" calcext:value-type="string">
            <text:p><text:s/>ykLizeUkAmuwVUOEEpmtmdmwUv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6-10" calcext:value-type="date">
            <text:p>10/06/11</text:p>
          </table:table-cell>
          <table:table-cell office:value-type="string" calcext:value-type="string">
            <text:p><text:s/>77vNNYhWDn4iQ/ignQWj04lyjZ8=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A2h/y4rI7zSMOW5VTGKs3uvGPg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5-19" calcext:value-type="date">
            <text:p>19/05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mlHYxEfYCG6L2CveTWSCWP5JG0= </text:p>
          </table:table-cell>
          <table:table-cell office:value-type="string" calcext:value-type="string">
            <text:p><text:s/>maA5SJhDHa/rLuPEEPZCADuLxNg= </text:p>
          </table:table-cell>
          <table:table-cell office:value-type="float" office:value="332.549898964" calcext:value-type="float">
            <text:p>332,549898964</text:p>
          </table:table-cell>
          <table:table-cell office:value-type="float" office:value="492.463839221" calcext:value-type="float">
            <text:p>492,463839221</text:p>
          </table:table-cell>
          <table:table-cell table:formula="of:=AVERAGE([.J104:.K104])" office:value-type="float" office:value="412.5068690925" calcext:value-type="float">
            <text:p>412,5068690925</text:p>
          </table:table-cell>
          <table:table-cell office:value-type="string" calcext:value-type="string">
            <text:p><text:s/>LO0q6gRE2zVmATLLfSNhh3qnBlI= </text:p>
          </table:table-cell>
          <table:table-cell office:value-type="float" office:value="167.55839197" calcext:value-type="float">
            <text:p>167,55839197</text:p>
          </table:table-cell>
          <table:table-cell office:value-type="float" office:value="364.208382556" calcext:value-type="float">
            <text:p>364,208382556</text:p>
          </table:table-cell>
          <table:table-cell table:formula="of:=[.N104]+[.O104]" office:value-type="float" office:value="531.766774526" calcext:value-type="float">
            <text:p>531,766774526</text:p>
          </table:table-cell>
          <table:table-cell office:value-type="string" calcext:value-type="string">
            <text:p><text:s/>E2HwxA2AFeyi1H+bVuXWDZ0t7k4= </text:p>
          </table:table-cell>
          <table:table-cell office:value-type="float" office:value="5.53488993878" calcext:value-type="float">
            <text:p>5,5348899388</text:p>
          </table:table-cell>
          <table:table-cell office:value-type="string" calcext:value-type="string">
            <text:p><text:s/>xUCOw/09rV/f4owZfsOeKrVmhcg= </text:p>
          </table:table-cell>
          <table:table-cell office:value-type="float" office:value="175.262412231" calcext:value-type="float">
            <text:p>175,262412231</text:p>
          </table:table-cell>
          <table:table-cell table:formula="of:=[.T104]/[.R104]" office:value-type="float" office:value="31.6650220997224" calcext:value-type="float">
            <text:p>31,6650220997</text:p>
          </table:table-cell>
          <table:table-cell office:value-type="date" office:date-value="2013-03-25" calcext:value-type="date">
            <text:p>25/03/13</text:p>
          </table:table-cell>
          <table:table-cell office:value-type="string" calcext:value-type="string">
            <text:p><text:s/>O1bHFkpXHHQ7+Axc1hcTPTXEs4E=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145fp1qaPGYvEiecUlN0Fs2WOg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5-18" calcext:value-type="date">
            <text:p>18/05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LHlnsOjIkQQKwHbEuk4IhaBfAs= </text:p>
          </table:table-cell>
          <table:table-cell office:value-type="string" calcext:value-type="string">
            <text:p><text:s/>/Jco3NXxgK4FDGXLTCzoLvF2Aw4= </text:p>
          </table:table-cell>
          <table:table-cell office:value-type="float" office:value="411.766516216" calcext:value-type="float">
            <text:p>411,766516216</text:p>
          </table:table-cell>
          <table:table-cell office:value-type="float" office:value="421.717305573" calcext:value-type="float">
            <text:p>421,717305573</text:p>
          </table:table-cell>
          <table:table-cell table:formula="of:=AVERAGE([.J105:.K105])" office:value-type="float" office:value="416.7419108945" calcext:value-type="float">
            <text:p>416,7419108945</text:p>
          </table:table-cell>
          <table:table-cell office:value-type="string" calcext:value-type="string">
            <text:p><text:s/>7qVYTeqY7oK+5LgaX5g40qkeF40= </text:p>
          </table:table-cell>
          <table:table-cell office:value-type="float" office:value="361.639960975" calcext:value-type="float">
            <text:p>361,639960975</text:p>
          </table:table-cell>
          <table:table-cell office:value-type="float" office:value="441.306827049" calcext:value-type="float">
            <text:p>441,306827049</text:p>
          </table:table-cell>
          <table:table-cell table:formula="of:=[.N105]+[.O105]" office:value-type="float" office:value="802.946788024" calcext:value-type="float">
            <text:p>802,946788024</text:p>
          </table:table-cell>
          <table:table-cell office:value-type="string" calcext:value-type="string">
            <text:p><text:s/>UXgZYGaGfG/dhEyham3aXsK8Mqg= </text:p>
          </table:table-cell>
          <table:table-cell office:value-type="float" office:value="19.8032961524" calcext:value-type="float">
            <text:p>19,8032961524</text:p>
          </table:table-cell>
          <table:table-cell office:value-type="string" calcext:value-type="string">
            <text:p><text:s/>Faa287sSAMRRdrhz8HhoQayIW/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9-02" calcext:value-type="date">
            <text:p>02/09/10</text:p>
          </table:table-cell>
          <table:table-cell office:value-type="string" calcext:value-type="string">
            <text:p><text:s/>JwetgEiOaBQ3MpzXGtI+S/1CIOo=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zn0SZM3m+NsW6Icg9KCi0K0QK/w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8-26" calcext:value-type="date">
            <text:p>26/08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1WeO3rQvEsrPD60FjeH9YUR2g= </text:p>
          </table:table-cell>
          <table:table-cell office:value-type="string" calcext:value-type="string">
            <text:p><text:s/>11azTtSnpRRrDXOEt4DBJ+6ponA= </text:p>
          </table:table-cell>
          <table:table-cell office:value-type="float" office:value="498.824450125" calcext:value-type="float">
            <text:p>498,824450125</text:p>
          </table:table-cell>
          <table:table-cell office:value-type="float" office:value="211.095427098" calcext:value-type="float">
            <text:p>211,095427098</text:p>
          </table:table-cell>
          <table:table-cell table:formula="of:=AVERAGE([.J106:.K106])" office:value-type="float" office:value="354.9599386115" calcext:value-type="float">
            <text:p>354,9599386115</text:p>
          </table:table-cell>
          <table:table-cell office:value-type="string" calcext:value-type="string">
            <text:p><text:s/>nGSPbRuMpTu7YaBq5bnd5uiyirs= </text:p>
          </table:table-cell>
          <table:table-cell office:value-type="float" office:value="365.899500647" calcext:value-type="float">
            <text:p>365,899500647</text:p>
          </table:table-cell>
          <table:table-cell office:value-type="float" office:value="475.071019408" calcext:value-type="float">
            <text:p>475,071019408</text:p>
          </table:table-cell>
          <table:table-cell table:formula="of:=[.N106]+[.O106]" office:value-type="float" office:value="840.970520055" calcext:value-type="float">
            <text:p>840,970520055</text:p>
          </table:table-cell>
          <table:table-cell office:value-type="string" calcext:value-type="string">
            <text:p><text:s/>WrZ/VswSimdJDveznSRMbjS/lR8= </text:p>
          </table:table-cell>
          <table:table-cell office:value-type="float" office:value="43.1120584485" calcext:value-type="float">
            <text:p>43,1120584485</text:p>
          </table:table-cell>
          <table:table-cell office:value-type="string" calcext:value-type="string">
            <text:p><text:s/>PGeqRH0NbgDVPXSxCGSMYuTn8N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11-11" calcext:value-type="date">
            <text:p>11/11/13</text:p>
          </table:table-cell>
          <table:table-cell office:value-type="string" calcext:value-type="string">
            <text:p><text:s/>vPdH/VTKQH2Y2WPKS+r5W8q7sSs=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MhiIE0QZ7wjPLKjdpuTgD00NG7k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9-04" calcext:value-type="date">
            <text:p>04/09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klddR7Lu1nD4i946oXbDUSG5tA= </text:p>
          </table:table-cell>
          <table:table-cell office:value-type="string" calcext:value-type="string">
            <text:p><text:s/>DdZdcDuRMOgduEOvyxpqv+B5noQ= </text:p>
          </table:table-cell>
          <table:table-cell office:value-type="float" office:value="353.179226925" calcext:value-type="float">
            <text:p>353,179226925</text:p>
          </table:table-cell>
          <table:table-cell office:value-type="float" office:value="292.824692779" calcext:value-type="float">
            <text:p>292,824692779</text:p>
          </table:table-cell>
          <table:table-cell table:formula="of:=AVERAGE([.J107:.K107])" office:value-type="float" office:value="323.001959852" calcext:value-type="float">
            <text:p>323,001959852</text:p>
          </table:table-cell>
          <table:table-cell office:value-type="string" calcext:value-type="string">
            <text:p><text:s/>aZ21wETGf3UKu8aE0T1oKzofsS4= </text:p>
          </table:table-cell>
          <table:table-cell office:value-type="float" office:value="330.120801389" calcext:value-type="float">
            <text:p>330,120801389</text:p>
          </table:table-cell>
          <table:table-cell office:value-type="float" office:value="402.933430199" calcext:value-type="float">
            <text:p>402,933430199</text:p>
          </table:table-cell>
          <table:table-cell table:formula="of:=[.N107]+[.O107]" office:value-type="float" office:value="733.054231588" calcext:value-type="float">
            <text:p>733,054231588</text:p>
          </table:table-cell>
          <table:table-cell office:value-type="string" calcext:value-type="string">
            <text:p><text:s/>wLwuVqykCvbizPSoUIeWC/9OYBM= </text:p>
          </table:table-cell>
          <table:table-cell office:value-type="float" office:value="9.96951593101" calcext:value-type="float">
            <text:p>9,969515931</text:p>
          </table:table-cell>
          <table:table-cell office:value-type="string" calcext:value-type="string">
            <text:p><text:s/>e4p5S4nQ7j6np6OGMaVJT0TIfjA= </text:p>
          </table:table-cell>
          <table:table-cell office:value-type="float" office:value="900.575545542" calcext:value-type="float">
            <text:p>900,575545542</text:p>
          </table:table-cell>
          <table:table-cell table:formula="of:=[.T107]/[.R107]" office:value-type="float" office:value="90.3329260692363" calcext:value-type="float">
            <text:p>90,3329260692</text:p>
          </table:table-cell>
          <table:table-cell office:value-type="date" office:date-value="2011-04-06" calcext:value-type="date">
            <text:p>06/04/11</text:p>
          </table:table-cell>
          <table:table-cell office:value-type="string" calcext:value-type="string">
            <text:p><text:s/>l8oLiNmbGVqnoWmcz/U7i0KhT7c=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Z1YXZRnPv/ndsiddaB2kJ3jTH4o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4-03" calcext:value-type="date">
            <text:p>03/04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cZxCs/qKztQOp2/6QYvERgWhGA= </text:p>
          </table:table-cell>
          <table:table-cell office:value-type="string" calcext:value-type="string">
            <text:p><text:s/>neRr1hzTEOghlu9uIibiFEEhn/M= </text:p>
          </table:table-cell>
          <table:table-cell office:value-type="float" office:value="90.7724881509" calcext:value-type="float">
            <text:p>90,7724881509</text:p>
          </table:table-cell>
          <table:table-cell office:value-type="float" office:value="51.3971117437" calcext:value-type="float">
            <text:p>51,3971117437</text:p>
          </table:table-cell>
          <table:table-cell table:formula="of:=AVERAGE([.J108:.K108])" office:value-type="float" office:value="71.0847999473" calcext:value-type="float">
            <text:p>71,0847999473</text:p>
          </table:table-cell>
          <table:table-cell office:value-type="string" calcext:value-type="string">
            <text:p><text:s/>UWJH4SqPelXcXO3J5lDwyUTnXEQ= </text:p>
          </table:table-cell>
          <table:table-cell office:value-type="float" office:value="439.090612019" calcext:value-type="float">
            <text:p>439,090612019</text:p>
          </table:table-cell>
          <table:table-cell office:value-type="float" office:value="414.752176908" calcext:value-type="float">
            <text:p>414,752176908</text:p>
          </table:table-cell>
          <table:table-cell table:formula="of:=[.N108]+[.O108]" office:value-type="float" office:value="853.842788927" calcext:value-type="float">
            <text:p>853,842788927</text:p>
          </table:table-cell>
          <table:table-cell office:value-type="string" calcext:value-type="string">
            <text:p><text:s/>TE7kuHc990mfiWLDCOeUTuBxCzE= </text:p>
          </table:table-cell>
          <table:table-cell office:value-type="float" office:value="42.6244442231" calcext:value-type="float">
            <text:p>42,6244442231</text:p>
          </table:table-cell>
          <table:table-cell office:value-type="string" calcext:value-type="string">
            <text:p><text:s/>o6JfNg6wtdmPJOzU2kqEJDuHSA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<text:s/>Y9O5Vr2ZQ8e0qZABkW/aYCdzNhg=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NFdbGCWXserGDypgg7hRXSECL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26" calcext:value-type="date">
            <text:p>26/1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3X8qgd6r3BJRY8R9epVpvXBR7U= </text:p>
          </table:table-cell>
          <table:table-cell office:value-type="string" calcext:value-type="string">
            <text:p><text:s/>K7CUg0bAJfRlD1SW9KQXsnGP2uU= </text:p>
          </table:table-cell>
          <table:table-cell office:value-type="float" office:value="99.9336403571" calcext:value-type="float">
            <text:p>99,9336403571</text:p>
          </table:table-cell>
          <table:table-cell office:value-type="float" office:value="238.211027159" calcext:value-type="float">
            <text:p>238,211027159</text:p>
          </table:table-cell>
          <table:table-cell table:formula="of:=AVERAGE([.J109:.K109])" office:value-type="float" office:value="169.07233375805" calcext:value-type="float">
            <text:p>169,0723337581</text:p>
          </table:table-cell>
          <table:table-cell office:value-type="string" calcext:value-type="string">
            <text:p><text:s/>h8dKNlWnJYan7RyCckeLqWMp+JU= </text:p>
          </table:table-cell>
          <table:table-cell office:value-type="float" office:value="317.804444165" calcext:value-type="float">
            <text:p>317,804444165</text:p>
          </table:table-cell>
          <table:table-cell office:value-type="float" office:value="12.9109230721" calcext:value-type="float">
            <text:p>12,9109230721</text:p>
          </table:table-cell>
          <table:table-cell table:formula="of:=[.N109]+[.O109]" office:value-type="float" office:value="330.7153672371" calcext:value-type="float">
            <text:p>330,7153672371</text:p>
          </table:table-cell>
          <table:table-cell office:value-type="string" calcext:value-type="string">
            <text:p><text:s/>Ytn1vEub0K20v3GC3BvCK1lMQUk= </text:p>
          </table:table-cell>
          <table:table-cell office:value-type="float" office:value="30.0981198233" calcext:value-type="float">
            <text:p>30,0981198233</text:p>
          </table:table-cell>
          <table:table-cell office:value-type="string" calcext:value-type="string">
            <text:p><text:s/>D4k2bkxWFqJeczVPPr7PfqvsU9w= </text:p>
          </table:table-cell>
          <table:table-cell office:value-type="float" office:value="34.6582063294" calcext:value-type="float">
            <text:p>34,6582063294</text:p>
          </table:table-cell>
          <table:table-cell table:formula="of:=[.T109]/[.R109]" office:value-type="float" office:value="1.15150735437534" calcext:value-type="float">
            <text:p>1,1515073544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<text:s/>Gm6jc0BvdOKK5wASXUXAkN7391U=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74IvAYRH2aTR6iAwSSyJVFZrEs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8-16" calcext:value-type="date">
            <text:p>16/08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SHtoR3YTZukpiym4IiwfADlvgw= </text:p>
          </table:table-cell>
          <table:table-cell office:value-type="string" calcext:value-type="string">
            <text:p><text:s/>/dgBK+e5J5OqkVAPOGVcf38mUGQ= </text:p>
          </table:table-cell>
          <table:table-cell office:value-type="float" office:value="223.480710974" calcext:value-type="float">
            <text:p>223,480710974</text:p>
          </table:table-cell>
          <table:table-cell office:value-type="float" office:value="69.3559484072" calcext:value-type="float">
            <text:p>69,3559484072</text:p>
          </table:table-cell>
          <table:table-cell table:formula="of:=AVERAGE([.J110:.K110])" office:value-type="float" office:value="146.4183296906" calcext:value-type="float">
            <text:p>146,4183296906</text:p>
          </table:table-cell>
          <table:table-cell office:value-type="string" calcext:value-type="string">
            <text:p><text:s/>FlE2zh/eoUNW5n2PotJ/+UyIQlE= </text:p>
          </table:table-cell>
          <table:table-cell office:value-type="float" office:value="384.793696289" calcext:value-type="float">
            <text:p>384,793696289</text:p>
          </table:table-cell>
          <table:table-cell office:value-type="float" office:value="288.970028288" calcext:value-type="float">
            <text:p>288,970028288</text:p>
          </table:table-cell>
          <table:table-cell table:formula="of:=[.N110]+[.O110]" office:value-type="float" office:value="673.763724577" calcext:value-type="float">
            <text:p>673,763724577</text:p>
          </table:table-cell>
          <table:table-cell office:value-type="string" calcext:value-type="string">
            <text:p><text:s/>osqxrZo3AspncJ0yfXlfCJLdCys= </text:p>
          </table:table-cell>
          <table:table-cell office:value-type="float" office:value="18.8820661472" calcext:value-type="float">
            <text:p>18,8820661472</text:p>
          </table:table-cell>
          <table:table-cell office:value-type="string" calcext:value-type="string">
            <text:p><text:s/>It+42fXutP/wXTLzsTn8yL5gEUQ= </text:p>
          </table:table-cell>
          <table:table-cell office:value-type="float" office:value="186.564102838" calcext:value-type="float">
            <text:p>186,564102838</text:p>
          </table:table-cell>
          <table:table-cell table:formula="of:=[.T110]/[.R110]" office:value-type="float" office:value="9.88049196436405" calcext:value-type="float">
            <text:p>9,8804919644</text:p>
          </table:table-cell>
          <table:table-cell office:value-type="date" office:date-value="2013-04-13" calcext:value-type="date">
            <text:p>13/04/13</text:p>
          </table:table-cell>
          <table:table-cell office:value-type="string" calcext:value-type="string">
            <text:p><text:s/>6fmIWhFbTTizfNI8IavV0Q3AQIw=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FbcMXAuOsIUegzNqijVdj6WVIds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18" calcext:value-type="date">
            <text:p>18/08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VX712o7fuoxBE+iayVlTGP8fQ4= </text:p>
          </table:table-cell>
          <table:table-cell office:value-type="string" calcext:value-type="string">
            <text:p><text:s/>aHv9gAXoRy/lTHjcLqwSkmUt3sw= </text:p>
          </table:table-cell>
          <table:table-cell office:value-type="float" office:value="407.679425194" calcext:value-type="float">
            <text:p>407,679425194</text:p>
          </table:table-cell>
          <table:table-cell office:value-type="float" office:value="450.283034276" calcext:value-type="float">
            <text:p>450,283034276</text:p>
          </table:table-cell>
          <table:table-cell table:formula="of:=AVERAGE([.J111:.K111])" office:value-type="float" office:value="428.981229735" calcext:value-type="float">
            <text:p>428,981229735</text:p>
          </table:table-cell>
          <table:table-cell office:value-type="string" calcext:value-type="string">
            <text:p><text:s/>tg1rMS4oRuiIcfjP83oGgQchf0w= </text:p>
          </table:table-cell>
          <table:table-cell office:value-type="float" office:value="459.422008527" calcext:value-type="float">
            <text:p>459,422008527</text:p>
          </table:table-cell>
          <table:table-cell office:value-type="float" office:value="377.404690688" calcext:value-type="float">
            <text:p>377,404690688</text:p>
          </table:table-cell>
          <table:table-cell table:formula="of:=[.N111]+[.O111]" office:value-type="float" office:value="836.826699215" calcext:value-type="float">
            <text:p>836,826699215</text:p>
          </table:table-cell>
          <table:table-cell office:value-type="string" calcext:value-type="string">
            <text:p><text:s/>ogzb3ZRqKOMISNgqT7ajkBkeutA= </text:p>
          </table:table-cell>
          <table:table-cell office:value-type="float" office:value="26.9262607473" calcext:value-type="float">
            <text:p>26,9262607473</text:p>
          </table:table-cell>
          <table:table-cell office:value-type="string" calcext:value-type="string">
            <text:p><text:s/>F3LuFkCMosAB+6zzjs0pE9q4tQ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<text:s/>O09g3k+aIF3CMAbQfi6JhNSHZKM=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CB9rzkrnsGAQ1t1bfe6lHFOLmc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5-17" calcext:value-type="date">
            <text:p>17/05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ytc0Zo5gFQjlSe++iXjyEbk93g= </text:p>
          </table:table-cell>
          <table:table-cell office:value-type="string" calcext:value-type="string">
            <text:p><text:s/>TO99z+VwkfKVIztvdNWY8ePvlDY= </text:p>
          </table:table-cell>
          <table:table-cell office:value-type="float" office:value="462.357682622" calcext:value-type="float">
            <text:p>462,357682622</text:p>
          </table:table-cell>
          <table:table-cell office:value-type="float" office:value="381.082297938" calcext:value-type="float">
            <text:p>381,082297938</text:p>
          </table:table-cell>
          <table:table-cell table:formula="of:=AVERAGE([.J112:.K112])" office:value-type="float" office:value="421.71999028" calcext:value-type="float">
            <text:p>421,71999028</text:p>
          </table:table-cell>
          <table:table-cell office:value-type="string" calcext:value-type="string">
            <text:p><text:s/>npn2ZQFM6aks70Sy2fmV4gszxrc= </text:p>
          </table:table-cell>
          <table:table-cell office:value-type="float" office:value="364.119747904" calcext:value-type="float">
            <text:p>364,119747904</text:p>
          </table:table-cell>
          <table:table-cell office:value-type="float" office:value="115.312487161" calcext:value-type="float">
            <text:p>115,312487161</text:p>
          </table:table-cell>
          <table:table-cell table:formula="of:=[.N112]+[.O112]" office:value-type="float" office:value="479.432235065" calcext:value-type="float">
            <text:p>479,432235065</text:p>
          </table:table-cell>
          <table:table-cell office:value-type="string" calcext:value-type="string">
            <text:p><text:s/>N8hVFVnhQn2HfLBWXWebMeoAj5s= </text:p>
          </table:table-cell>
          <table:table-cell office:value-type="float" office:value="13.0884372194" calcext:value-type="float">
            <text:p>13,0884372194</text:p>
          </table:table-cell>
          <table:table-cell office:value-type="string" calcext:value-type="string">
            <text:p><text:s/>3LiaNX9w+4uJQRof2zW5D+VKJI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3-06" calcext:value-type="date">
            <text:p>06/03/14</text:p>
          </table:table-cell>
          <table:table-cell office:value-type="string" calcext:value-type="string">
            <text:p><text:s/>6FPCWVyzIG4116Ri166+OZbZs1s=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HwSUHLaStbAI+ATzp3IHUe0vyZM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17" calcext:value-type="date">
            <text:p>17/11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h8rrHsWeynNkVEytqEZu7NiC+Q= </text:p>
          </table:table-cell>
          <table:table-cell office:value-type="string" calcext:value-type="string">
            <text:p><text:s/>dZtT3ZEbt5aRzmDGzSSp/MVfhJA= </text:p>
          </table:table-cell>
          <table:table-cell office:value-type="float" office:value="101.845132712" calcext:value-type="float">
            <text:p>101,845132712</text:p>
          </table:table-cell>
          <table:table-cell office:value-type="float" office:value="40.608398833" calcext:value-type="float">
            <text:p>40,608398833</text:p>
          </table:table-cell>
          <table:table-cell table:formula="of:=AVERAGE([.J113:.K113])" office:value-type="float" office:value="71.2267657725" calcext:value-type="float">
            <text:p>71,2267657725</text:p>
          </table:table-cell>
          <table:table-cell office:value-type="string" calcext:value-type="string">
            <text:p><text:s/>al1DFYYKM2M60pD+BxeV5WY9q4Y= </text:p>
          </table:table-cell>
          <table:table-cell office:value-type="float" office:value="61.7958661579" calcext:value-type="float">
            <text:p>61,7958661579</text:p>
          </table:table-cell>
          <table:table-cell office:value-type="float" office:value="112.929906307" calcext:value-type="float">
            <text:p>112,929906307</text:p>
          </table:table-cell>
          <table:table-cell table:formula="of:=[.N113]+[.O113]" office:value-type="float" office:value="174.7257724649" calcext:value-type="float">
            <text:p>174,7257724649</text:p>
          </table:table-cell>
          <table:table-cell office:value-type="string" calcext:value-type="string">
            <text:p><text:s/>MYlgWVADxqmX8Ekq9M0DrS5ZSeU= </text:p>
          </table:table-cell>
          <table:table-cell office:value-type="float" office:value="0.681466816693" calcext:value-type="float">
            <text:p>0,6814668167</text:p>
          </table:table-cell>
          <table:table-cell office:value-type="string" calcext:value-type="string">
            <text:p><text:s/>LE9Ak/yEozhWpOe6C/xmJS6aRWo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3-23" calcext:value-type="date">
            <text:p>23/03/10</text:p>
          </table:table-cell>
          <table:table-cell office:value-type="string" calcext:value-type="string">
            <text:p><text:s/>6fl46x1JMpKs+mDIba1jy1RVvqQ=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OLySHvNf31BW9O4ag0QWDL4//8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06" calcext:value-type="date">
            <text:p>06/03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WDwiDpWcD7u7+kSrh+MRdDCsSg= </text:p>
          </table:table-cell>
          <table:table-cell office:value-type="string" calcext:value-type="string">
            <text:p><text:s/>x9JwF4B+nAnxJ/Ylq1LCr8+6RJ4= </text:p>
          </table:table-cell>
          <table:table-cell office:value-type="float" office:value="277.955158651" calcext:value-type="float">
            <text:p>277,955158651</text:p>
          </table:table-cell>
          <table:table-cell office:value-type="float" office:value="280.275374032" calcext:value-type="float">
            <text:p>280,275374032</text:p>
          </table:table-cell>
          <table:table-cell table:formula="of:=AVERAGE([.J114:.K114])" office:value-type="float" office:value="279.1152663415" calcext:value-type="float">
            <text:p>279,1152663415</text:p>
          </table:table-cell>
          <table:table-cell office:value-type="string" calcext:value-type="string">
            <text:p><text:s/>AqrX2xKdr3KVcBnHC9qVQa+UQLY= </text:p>
          </table:table-cell>
          <table:table-cell office:value-type="float" office:value="455.535395013" calcext:value-type="float">
            <text:p>455,535395013</text:p>
          </table:table-cell>
          <table:table-cell office:value-type="float" office:value="128.070186706" calcext:value-type="float">
            <text:p>128,070186706</text:p>
          </table:table-cell>
          <table:table-cell table:formula="of:=[.N114]+[.O114]" office:value-type="float" office:value="583.605581719" calcext:value-type="float">
            <text:p>583,605581719</text:p>
          </table:table-cell>
          <table:table-cell office:value-type="string" calcext:value-type="string">
            <text:p><text:s/>8PqvKQyDpxMA/MCJbkld1y6emU0= </text:p>
          </table:table-cell>
          <table:table-cell office:value-type="float" office:value="0.529735496113" calcext:value-type="float">
            <text:p>0,5297354961</text:p>
          </table:table-cell>
          <table:table-cell office:value-type="string" calcext:value-type="string">
            <text:p><text:s/>IEgBPcsAXHH7SS/XldieZJl374Y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4-08" calcext:value-type="date">
            <text:p>08/04/10</text:p>
          </table:table-cell>
          <table:table-cell office:value-type="string" calcext:value-type="string">
            <text:p><text:s/>mz3vniNIJBYLc7zZuBJgfKwsSCo=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VPAhVActG6d1FA/dCKNMjrTuYJY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9-09" calcext:value-type="date">
            <text:p>09/09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f0zQSenep9TiuexF0b5H+KqvsA= </text:p>
          </table:table-cell>
          <table:table-cell office:value-type="string" calcext:value-type="string">
            <text:p><text:s/>bdzVvvrAkcUfrr+eTBRS56TUsjE= </text:p>
          </table:table-cell>
          <table:table-cell office:value-type="float" office:value="136.632084847" calcext:value-type="float">
            <text:p>136,632084847</text:p>
          </table:table-cell>
          <table:table-cell office:value-type="float" office:value="308.771837311" calcext:value-type="float">
            <text:p>308,771837311</text:p>
          </table:table-cell>
          <table:table-cell table:formula="of:=AVERAGE([.J115:.K115])" office:value-type="float" office:value="222.701961079" calcext:value-type="float">
            <text:p>222,701961079</text:p>
          </table:table-cell>
          <table:table-cell office:value-type="string" calcext:value-type="string">
            <text:p><text:s/>Y8lCl+wXMInsVaMiKlyEmbPF2MM= </text:p>
          </table:table-cell>
          <table:table-cell office:value-type="float" office:value="390.525442794" calcext:value-type="float">
            <text:p>390,525442794</text:p>
          </table:table-cell>
          <table:table-cell office:value-type="float" office:value="429.345276252" calcext:value-type="float">
            <text:p>429,345276252</text:p>
          </table:table-cell>
          <table:table-cell table:formula="of:=[.N115]+[.O115]" office:value-type="float" office:value="819.870719046" calcext:value-type="float">
            <text:p>819,870719046</text:p>
          </table:table-cell>
          <table:table-cell office:value-type="string" calcext:value-type="string">
            <text:p><text:s/>e6Axu42XzHCKZjXNkm7RFZCRedg= </text:p>
          </table:table-cell>
          <table:table-cell office:value-type="float" office:value="13.3145577627" calcext:value-type="float">
            <text:p>13,3145577627</text:p>
          </table:table-cell>
          <table:table-cell office:value-type="string" calcext:value-type="string">
            <text:p><text:s/>zX/Jd7bkkvwT3SpYUObbuQbzF+U= </text:p>
          </table:table-cell>
          <table:table-cell office:value-type="float" office:value="806.521282674" calcext:value-type="float">
            <text:p>806,521282674</text:p>
          </table:table-cell>
          <table:table-cell table:formula="of:=[.T115]/[.R115]" office:value-type="float" office:value="60.5743951131013" calcext:value-type="float">
            <text:p>60,5743951131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<text:s/>UPs5FlpMd7x8uHdeq4yzcEQSGdU=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5bFE7ZFpbMyHIt7Vr4lNvWA2vw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5-09" calcext:value-type="date">
            <text:p>09/05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d473VM16V5rT6/n4izZIe2Now8= </text:p>
          </table:table-cell>
          <table:table-cell office:value-type="string" calcext:value-type="string">
            <text:p><text:s/>0JQMJM+dPJ5tbAG4JGBUh9L/jOE= </text:p>
          </table:table-cell>
          <table:table-cell office:value-type="float" office:value="238.29359881" calcext:value-type="float">
            <text:p>238,29359881</text:p>
          </table:table-cell>
          <table:table-cell office:value-type="float" office:value="213.405713948" calcext:value-type="float">
            <text:p>213,405713948</text:p>
          </table:table-cell>
          <table:table-cell table:formula="of:=AVERAGE([.J116:.K116])" office:value-type="float" office:value="225.849656379" calcext:value-type="float">
            <text:p>225,849656379</text:p>
          </table:table-cell>
          <table:table-cell office:value-type="string" calcext:value-type="string">
            <text:p><text:s/>guQCJ7KY3gZSelINNxiisR/fTMM= </text:p>
          </table:table-cell>
          <table:table-cell office:value-type="float" office:value="92.420101679" calcext:value-type="float">
            <text:p>92,420101679</text:p>
          </table:table-cell>
          <table:table-cell office:value-type="float" office:value="225.813591769" calcext:value-type="float">
            <text:p>225,813591769</text:p>
          </table:table-cell>
          <table:table-cell table:formula="of:=[.N116]+[.O116]" office:value-type="float" office:value="318.233693448" calcext:value-type="float">
            <text:p>318,233693448</text:p>
          </table:table-cell>
          <table:table-cell office:value-type="string" calcext:value-type="string">
            <text:p><text:s/>vLMiZLlaUTbqKzqjeoHhuuvCQ8I= </text:p>
          </table:table-cell>
          <table:table-cell office:value-type="float" office:value="42.5384764791" calcext:value-type="float">
            <text:p>42,5384764791</text:p>
          </table:table-cell>
          <table:table-cell office:value-type="string" calcext:value-type="string">
            <text:p><text:s/>lq5VaRClluXVgf3KRuDzwswghCU= </text:p>
          </table:table-cell>
          <table:table-cell office:value-type="float" office:value="803.462963326" calcext:value-type="float">
            <text:p>803,462963326</text:p>
          </table:table-cell>
          <table:table-cell table:formula="of:=[.T116]/[.R116]" office:value-type="float" office:value="18.8879111296042" calcext:value-type="float">
            <text:p>18,8879111296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<text:s/>8uodeXJruuwRRyljsbka4SDi3aI=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IaJDnj0fj0wiwu75GLZUD7FsTg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2-20" calcext:value-type="date">
            <text:p>20/02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Bao4R5ANJOfA+CQfrxdfI4Rz2I= </text:p>
          </table:table-cell>
          <table:table-cell office:value-type="string" calcext:value-type="string">
            <text:p><text:s/>u/VT8+XTHUp0SrrwVU70XVTFERw= </text:p>
          </table:table-cell>
          <table:table-cell office:value-type="float" office:value="96.6814719266" calcext:value-type="float">
            <text:p>96,6814719266</text:p>
          </table:table-cell>
          <table:table-cell office:value-type="float" office:value="4.24747127655" calcext:value-type="float">
            <text:p>4,2474712766</text:p>
          </table:table-cell>
          <table:table-cell table:formula="of:=AVERAGE([.J117:.K117])" office:value-type="float" office:value="50.464471601575" calcext:value-type="float">
            <text:p>50,4644716016</text:p>
          </table:table-cell>
          <table:table-cell office:value-type="string" calcext:value-type="string">
            <text:p><text:s/>Tt/1Wc7q3gkOBSzX5Lrzgate7Ts= </text:p>
          </table:table-cell>
          <table:table-cell office:value-type="float" office:value="147.061341313" calcext:value-type="float">
            <text:p>147,061341313</text:p>
          </table:table-cell>
          <table:table-cell office:value-type="float" office:value="336.897659004" calcext:value-type="float">
            <text:p>336,897659004</text:p>
          </table:table-cell>
          <table:table-cell table:formula="of:=[.N117]+[.O117]" office:value-type="float" office:value="483.959000317" calcext:value-type="float">
            <text:p>483,959000317</text:p>
          </table:table-cell>
          <table:table-cell office:value-type="string" calcext:value-type="string">
            <text:p><text:s/>G2L/Et+OZ9srr+1LrTk3qW+lF9w= </text:p>
          </table:table-cell>
          <table:table-cell office:value-type="float" office:value="22.5543056729" calcext:value-type="float">
            <text:p>22,5543056729</text:p>
          </table:table-cell>
          <table:table-cell office:value-type="string" calcext:value-type="string">
            <text:p><text:s/>C1sei/jGVNxpMyZHwfpwgQ2dAAY= </text:p>
          </table:table-cell>
          <table:table-cell office:value-type="float" office:value="823.471121974" calcext:value-type="float">
            <text:p>823,471121974</text:p>
          </table:table-cell>
          <table:table-cell table:formula="of:=[.T117]/[.R117]" office:value-type="float" office:value="36.5105950906499" calcext:value-type="float">
            <text:p>36,5105950906</text:p>
          </table:table-cell>
          <table:table-cell office:value-type="date" office:date-value="2011-07-05" calcext:value-type="date">
            <text:p>05/07/11</text:p>
          </table:table-cell>
          <table:table-cell office:value-type="string" calcext:value-type="string">
            <text:p><text:s/>GjAXO2ywZyqR2kdDc/sEEzxaVFE=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U95lYGfLXatZUQWNc6v7mGVOrg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2-02" calcext:value-type="date">
            <text:p>02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6OuzfH9kZNCMi8+IchH2VjEf7A= </text:p>
          </table:table-cell>
          <table:table-cell office:value-type="string" calcext:value-type="string">
            <text:p><text:s/>xMlej4P2JdlxONUbvWJ7kdnhAik= </text:p>
          </table:table-cell>
          <table:table-cell office:value-type="float" office:value="336.090350112" calcext:value-type="float">
            <text:p>336,090350112</text:p>
          </table:table-cell>
          <table:table-cell office:value-type="float" office:value="69.7650528798" calcext:value-type="float">
            <text:p>69,7650528798</text:p>
          </table:table-cell>
          <table:table-cell table:formula="of:=AVERAGE([.J118:.K118])" office:value-type="float" office:value="202.9277014959" calcext:value-type="float">
            <text:p>202,9277014959</text:p>
          </table:table-cell>
          <table:table-cell office:value-type="string" calcext:value-type="string">
            <text:p><text:s/>sSUncjxLFF42zrFU6sFlfsSjRpY= </text:p>
          </table:table-cell>
          <table:table-cell office:value-type="float" office:value="111.201986099" calcext:value-type="float">
            <text:p>111,201986099</text:p>
          </table:table-cell>
          <table:table-cell office:value-type="float" office:value="91.4000807177" calcext:value-type="float">
            <text:p>91,4000807177</text:p>
          </table:table-cell>
          <table:table-cell table:formula="of:=[.N118]+[.O118]" office:value-type="float" office:value="202.6020668167" calcext:value-type="float">
            <text:p>202,6020668167</text:p>
          </table:table-cell>
          <table:table-cell office:value-type="string" calcext:value-type="string">
            <text:p><text:s/>ZPdw0tGYJCSwKF8fcHEwwvDaEbU= </text:p>
          </table:table-cell>
          <table:table-cell office:value-type="float" office:value="16.8904469871" calcext:value-type="float">
            <text:p>16,8904469871</text:p>
          </table:table-cell>
          <table:table-cell office:value-type="string" calcext:value-type="string">
            <text:p><text:s/>eEccVwHS/IT44o04C/SgFTdbe/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3-02" calcext:value-type="date">
            <text:p>02/03/14</text:p>
          </table:table-cell>
          <table:table-cell office:value-type="string" calcext:value-type="string">
            <text:p><text:s/>jFl/SyXE6QFFHM/NlqPxskoPzyA=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xfCLv7ShQ/LhXioq4tTzgCCFts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24" calcext:value-type="date">
            <text:p>24/04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8anA+ga/MKlqczOWZdkm5U7rI4= </text:p>
          </table:table-cell>
          <table:table-cell office:value-type="string" calcext:value-type="string">
            <text:p><text:s/>g5i025Usx88QydbfOI2bXO3vBXc= </text:p>
          </table:table-cell>
          <table:table-cell office:value-type="float" office:value="335.078862531" calcext:value-type="float">
            <text:p>335,078862531</text:p>
          </table:table-cell>
          <table:table-cell office:value-type="float" office:value="116.311461948" calcext:value-type="float">
            <text:p>116,311461948</text:p>
          </table:table-cell>
          <table:table-cell table:formula="of:=AVERAGE([.J119:.K119])" office:value-type="float" office:value="225.6951622395" calcext:value-type="float">
            <text:p>225,6951622395</text:p>
          </table:table-cell>
          <table:table-cell office:value-type="string" calcext:value-type="string">
            <text:p><text:s/>c86zD+NhPjbGRQqZzD52jaYzyjk= </text:p>
          </table:table-cell>
          <table:table-cell office:value-type="float" office:value="52.7245206421" calcext:value-type="float">
            <text:p>52,7245206421</text:p>
          </table:table-cell>
          <table:table-cell office:value-type="float" office:value="336.018126215" calcext:value-type="float">
            <text:p>336,018126215</text:p>
          </table:table-cell>
          <table:table-cell table:formula="of:=[.N119]+[.O119]" office:value-type="float" office:value="388.7426468571" calcext:value-type="float">
            <text:p>388,7426468571</text:p>
          </table:table-cell>
          <table:table-cell office:value-type="string" calcext:value-type="string">
            <text:p><text:s/>ob2bSB9rsrfGZgyRrjCFbiHtm/Q= </text:p>
          </table:table-cell>
          <table:table-cell office:value-type="float" office:value="28.3322689187" calcext:value-type="float">
            <text:p>28,3322689187</text:p>
          </table:table-cell>
          <table:table-cell office:value-type="string" calcext:value-type="string">
            <text:p><text:s/>wwJ4xHgpRjWpskfVwH+57IerHq4= </text:p>
          </table:table-cell>
          <table:table-cell office:value-type="float" office:value="905.998522197" calcext:value-type="float">
            <text:p>905,998522197</text:p>
          </table:table-cell>
          <table:table-cell table:formula="of:=[.T119]/[.R119]" office:value-type="float" office:value="31.9776197521201" calcext:value-type="float">
            <text:p>31,9776197521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<text:s/>mXHi66Rx4j2LwHhhi/YNS6/Bggc=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q1BJ2Cn7zfFs5oO5vghcXIkJOI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3-24" calcext:value-type="date">
            <text:p>24/03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m0k/ru7WdHsV0hcs2aKGZTOhlU= </text:p>
          </table:table-cell>
          <table:table-cell office:value-type="string" calcext:value-type="string">
            <text:p><text:s/>D5W3JHoJal21EAI81msvpeaQJy4= </text:p>
          </table:table-cell>
          <table:table-cell office:value-type="float" office:value="2.87370863859" calcext:value-type="float">
            <text:p>2,8737086386</text:p>
          </table:table-cell>
          <table:table-cell office:value-type="float" office:value="190.589257151" calcext:value-type="float">
            <text:p>190,589257151</text:p>
          </table:table-cell>
          <table:table-cell table:formula="of:=AVERAGE([.J120:.K120])" office:value-type="float" office:value="96.731482894795" calcext:value-type="float">
            <text:p>96,7314828948</text:p>
          </table:table-cell>
          <table:table-cell office:value-type="string" calcext:value-type="string">
            <text:p><text:s/>gs1zg3KSpHpeRpgwCw0MHk9DEFs= </text:p>
          </table:table-cell>
          <table:table-cell office:value-type="float" office:value="464.855182075" calcext:value-type="float">
            <text:p>464,855182075</text:p>
          </table:table-cell>
          <table:table-cell office:value-type="float" office:value="414.571149658" calcext:value-type="float">
            <text:p>414,571149658</text:p>
          </table:table-cell>
          <table:table-cell table:formula="of:=[.N120]+[.O120]" office:value-type="float" office:value="879.426331733" calcext:value-type="float">
            <text:p>879,426331733</text:p>
          </table:table-cell>
          <table:table-cell office:value-type="string" calcext:value-type="string">
            <text:p><text:s/>ZJyLtt4vaLeReNIkm6Nv58Aws/o= </text:p>
          </table:table-cell>
          <table:table-cell office:value-type="float" office:value="34.0986136653" calcext:value-type="float">
            <text:p>34,0986136653</text:p>
          </table:table-cell>
          <table:table-cell office:value-type="string" calcext:value-type="string">
            <text:p><text:s/>MaM9/lD7LzNeL+tcyIE6P6T/8x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3-19" calcext:value-type="date">
            <text:p>19/03/10</text:p>
          </table:table-cell>
          <table:table-cell office:value-type="string" calcext:value-type="string">
            <text:p><text:s/>8LSv2E2XS8CDoLtKnV/tJGknXw8=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S3s12qKmQB2BWxSf0sZR72bMUM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9-22" calcext:value-type="date">
            <text:p>22/09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KJMFtfgPIX6xpCPqPsus+vvTFw= </text:p>
          </table:table-cell>
          <table:table-cell office:value-type="string" calcext:value-type="string">
            <text:p><text:s/>TW7zrKC2ujYA5ZrjXOmZdMZcaVM= </text:p>
          </table:table-cell>
          <table:table-cell office:value-type="float" office:value="342.793252561" calcext:value-type="float">
            <text:p>342,793252561</text:p>
          </table:table-cell>
          <table:table-cell office:value-type="float" office:value="267.959004292" calcext:value-type="float">
            <text:p>267,959004292</text:p>
          </table:table-cell>
          <table:table-cell table:formula="of:=AVERAGE([.J121:.K121])" office:value-type="float" office:value="305.3761284265" calcext:value-type="float">
            <text:p>305,3761284265</text:p>
          </table:table-cell>
          <table:table-cell office:value-type="string" calcext:value-type="string">
            <text:p><text:s/>s4jnwAnCkRBsshMvWBeW2AlMSxw= </text:p>
          </table:table-cell>
          <table:table-cell office:value-type="float" office:value="426.304670353" calcext:value-type="float">
            <text:p>426,304670353</text:p>
          </table:table-cell>
          <table:table-cell office:value-type="float" office:value="360.521177232" calcext:value-type="float">
            <text:p>360,521177232</text:p>
          </table:table-cell>
          <table:table-cell table:formula="of:=[.N121]+[.O121]" office:value-type="float" office:value="786.825847585" calcext:value-type="float">
            <text:p>786,825847585</text:p>
          </table:table-cell>
          <table:table-cell office:value-type="string" calcext:value-type="string">
            <text:p><text:s/>fCMGJpl4QyJA3lYYd12dFYlEEO8= </text:p>
          </table:table-cell>
          <table:table-cell office:value-type="float" office:value="3.81337306453" calcext:value-type="float">
            <text:p>3,8133730645</text:p>
          </table:table-cell>
          <table:table-cell office:value-type="string" calcext:value-type="string">
            <text:p><text:s/>i05xQcN+R/Kn6+ovhhpfDV6NZjw= </text:p>
          </table:table-cell>
          <table:table-cell office:value-type="float" office:value="262.942473798" calcext:value-type="float">
            <text:p>262,942473798</text:p>
          </table:table-cell>
          <table:table-cell table:formula="of:=[.T121]/[.R121]" office:value-type="float" office:value="68.9527275061948" calcext:value-type="float">
            <text:p>68,9527275062</text:p>
          </table:table-cell>
          <table:table-cell office:value-type="date" office:date-value="2010-10-23" calcext:value-type="date">
            <text:p>23/10/10</text:p>
          </table:table-cell>
          <table:table-cell office:value-type="string" calcext:value-type="string">
            <text:p><text:s/>WtZRqTIZwU5sSMQRMZB9yrPsiMY=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I8TikUKvJ30OhHkvq0DyLS1W26w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6-20" calcext:value-type="date">
            <text:p>20/06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gp4PsuC7Xa3NezIxEySmR2vI54= </text:p>
          </table:table-cell>
          <table:table-cell office:value-type="string" calcext:value-type="string">
            <text:p><text:s/>OM/MNJzqH7irNGE5XEk7fmOMBt4= </text:p>
          </table:table-cell>
          <table:table-cell office:value-type="float" office:value="87.338258442" calcext:value-type="float">
            <text:p>87,338258442</text:p>
          </table:table-cell>
          <table:table-cell office:value-type="float" office:value="125.483761496" calcext:value-type="float">
            <text:p>125,483761496</text:p>
          </table:table-cell>
          <table:table-cell table:formula="of:=AVERAGE([.J122:.K122])" office:value-type="float" office:value="106.411009969" calcext:value-type="float">
            <text:p>106,411009969</text:p>
          </table:table-cell>
          <table:table-cell office:value-type="string" calcext:value-type="string">
            <text:p><text:s/>t9xSZ+7BH+B4m5Qp7E6D2QOfAiU= </text:p>
          </table:table-cell>
          <table:table-cell office:value-type="float" office:value="459.400345754" calcext:value-type="float">
            <text:p>459,400345754</text:p>
          </table:table-cell>
          <table:table-cell office:value-type="float" office:value="146.648788784" calcext:value-type="float">
            <text:p>146,648788784</text:p>
          </table:table-cell>
          <table:table-cell table:formula="of:=[.N122]+[.O122]" office:value-type="float" office:value="606.049134538" calcext:value-type="float">
            <text:p>606,049134538</text:p>
          </table:table-cell>
          <table:table-cell office:value-type="string" calcext:value-type="string">
            <text:p><text:s/>t0PWI9MrbgpeqrzYMwHCmB3yIx0= </text:p>
          </table:table-cell>
          <table:table-cell office:value-type="float" office:value="5.53302444561" calcext:value-type="float">
            <text:p>5,5330244456</text:p>
          </table:table-cell>
          <table:table-cell office:value-type="string" calcext:value-type="string">
            <text:p><text:s/>DsRvTpOnNk3qhjm1Ry/5ACHW5Cg= </text:p>
          </table:table-cell>
          <table:table-cell office:value-type="float" office:value="893.754964981" calcext:value-type="float">
            <text:p>893,754964981</text:p>
          </table:table-cell>
          <table:table-cell table:formula="of:=[.T122]/[.R122]" office:value-type="float" office:value="161.530998781348" calcext:value-type="float">
            <text:p>161,5309987813</text:p>
          </table:table-cell>
          <table:table-cell office:value-type="date" office:date-value="2010-11-09" calcext:value-type="date">
            <text:p>09/11/10</text:p>
          </table:table-cell>
          <table:table-cell office:value-type="string" calcext:value-type="string">
            <text:p><text:s/>9oq22snofl/NSVXGqwxSSRHc97c=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SEK4TvjNbKOWmLwS0xhM7rEFPO0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4-23" calcext:value-type="date">
            <text:p>23/04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s+uNy7QC5nOlTqHctsMCvfqX0U= </text:p>
          </table:table-cell>
          <table:table-cell office:value-type="string" calcext:value-type="string">
            <text:p><text:s/>9+RwMF4Q2mjp+MUuLeje1VPUQ7M= </text:p>
          </table:table-cell>
          <table:table-cell office:value-type="float" office:value="41.0842872302" calcext:value-type="float">
            <text:p>41,0842872302</text:p>
          </table:table-cell>
          <table:table-cell office:value-type="float" office:value="94.5348816946" calcext:value-type="float">
            <text:p>94,5348816946</text:p>
          </table:table-cell>
          <table:table-cell table:formula="of:=AVERAGE([.J123:.K123])" office:value-type="float" office:value="67.8095844624" calcext:value-type="float">
            <text:p>67,8095844624</text:p>
          </table:table-cell>
          <table:table-cell office:value-type="string" calcext:value-type="string">
            <text:p><text:s/>StxFfhAEcR/HmIDjx/2MaQf2vCc= </text:p>
          </table:table-cell>
          <table:table-cell office:value-type="float" office:value="210.10056597" calcext:value-type="float">
            <text:p>210,10056597</text:p>
          </table:table-cell>
          <table:table-cell office:value-type="float" office:value="54.954346443" calcext:value-type="float">
            <text:p>54,954346443</text:p>
          </table:table-cell>
          <table:table-cell table:formula="of:=[.N123]+[.O123]" office:value-type="float" office:value="265.054912413" calcext:value-type="float">
            <text:p>265,054912413</text:p>
          </table:table-cell>
          <table:table-cell office:value-type="string" calcext:value-type="string">
            <text:p><text:s/>taxYMPWEyajbijNhNSrqg3Pa9ow= </text:p>
          </table:table-cell>
          <table:table-cell office:value-type="float" office:value="1.74130817211" calcext:value-type="float">
            <text:p>1,7413081721</text:p>
          </table:table-cell>
          <table:table-cell office:value-type="string" calcext:value-type="string">
            <text:p><text:s/>0mfGfLRBgLuzIrZ/NsjdUbWQXx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2-10" calcext:value-type="date">
            <text:p>10/02/13</text:p>
          </table:table-cell>
          <table:table-cell office:value-type="string" calcext:value-type="string">
            <text:p><text:s/>y5s/WGFvfstUnqtpFC8jsPUlwEk=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4GY1KCEnmJO9BK4XV5Qy3JmR77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5-08" calcext:value-type="date">
            <text:p>08/05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Vb9CWPlc+H5+Gfc1xMSpVwZh8= </text:p>
          </table:table-cell>
          <table:table-cell office:value-type="string" calcext:value-type="string">
            <text:p><text:s/>uFMR1USdYTVtmzevVPeH2y69oO0= </text:p>
          </table:table-cell>
          <table:table-cell office:value-type="float" office:value="420.08273826" calcext:value-type="float">
            <text:p>420,08273826</text:p>
          </table:table-cell>
          <table:table-cell office:value-type="float" office:value="463.197390323" calcext:value-type="float">
            <text:p>463,197390323</text:p>
          </table:table-cell>
          <table:table-cell table:formula="of:=AVERAGE([.J124:.K124])" office:value-type="float" office:value="441.6400642915" calcext:value-type="float">
            <text:p>441,6400642915</text:p>
          </table:table-cell>
          <table:table-cell office:value-type="string" calcext:value-type="string">
            <text:p><text:s/>r/RVIUx+WuPZpmvSnsDzguLSdQg= </text:p>
          </table:table-cell>
          <table:table-cell office:value-type="float" office:value="404.693640476" calcext:value-type="float">
            <text:p>404,693640476</text:p>
          </table:table-cell>
          <table:table-cell office:value-type="float" office:value="438.559202153" calcext:value-type="float">
            <text:p>438,559202153</text:p>
          </table:table-cell>
          <table:table-cell table:formula="of:=[.N124]+[.O124]" office:value-type="float" office:value="843.252842629" calcext:value-type="float">
            <text:p>843,252842629</text:p>
          </table:table-cell>
          <table:table-cell office:value-type="string" calcext:value-type="string">
            <text:p><text:s/>crQKH/S2VSOvaEYaSYPoxop089o= </text:p>
          </table:table-cell>
          <table:table-cell office:value-type="float" office:value="19.9623492274" calcext:value-type="float">
            <text:p>19,9623492274</text:p>
          </table:table-cell>
          <table:table-cell office:value-type="string" calcext:value-type="string">
            <text:p><text:s/>IKL6kF7Nyps3VViOC1ybvweep0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5-06" calcext:value-type="date">
            <text:p>06/05/11</text:p>
          </table:table-cell>
          <table:table-cell office:value-type="string" calcext:value-type="string">
            <text:p><text:s/>HXzpZsUzPezZg6pgFsQ3NuAFXms=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uvFYaTf11dkzS2FKtC0jH0Cqqhk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4-24" calcext:value-type="date">
            <text:p>24/04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WwK90aQvpHkrAafNLabrjf91SE= </text:p>
          </table:table-cell>
          <table:table-cell office:value-type="string" calcext:value-type="string">
            <text:p><text:s/>SCz1k5nverNszYPfv/auhYEtLp0= </text:p>
          </table:table-cell>
          <table:table-cell office:value-type="float" office:value="179.193400071" calcext:value-type="float">
            <text:p>179,193400071</text:p>
          </table:table-cell>
          <table:table-cell office:value-type="float" office:value="108.491971612" calcext:value-type="float">
            <text:p>108,491971612</text:p>
          </table:table-cell>
          <table:table-cell table:formula="of:=AVERAGE([.J125:.K125])" office:value-type="float" office:value="143.8426858415" calcext:value-type="float">
            <text:p>143,8426858415</text:p>
          </table:table-cell>
          <table:table-cell office:value-type="string" calcext:value-type="string">
            <text:p><text:s/>u/7DyzWAsj+bRlMHRFtPh+aVWgY= </text:p>
          </table:table-cell>
          <table:table-cell office:value-type="float" office:value="389.883920777" calcext:value-type="float">
            <text:p>389,883920777</text:p>
          </table:table-cell>
          <table:table-cell office:value-type="float" office:value="103.492455902" calcext:value-type="float">
            <text:p>103,492455902</text:p>
          </table:table-cell>
          <table:table-cell table:formula="of:=[.N125]+[.O125]" office:value-type="float" office:value="493.376376679" calcext:value-type="float">
            <text:p>493,376376679</text:p>
          </table:table-cell>
          <table:table-cell office:value-type="string" calcext:value-type="string">
            <text:p><text:s/>VR16HITDEOsc3o975+QymrU68SI= </text:p>
          </table:table-cell>
          <table:table-cell office:value-type="float" office:value="6.86938173914" calcext:value-type="float">
            <text:p>6,8693817391</text:p>
          </table:table-cell>
          <table:table-cell office:value-type="string" calcext:value-type="string">
            <text:p><text:s/>BjIz3KBMpnwxlRWf62U3cBp20q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1-11" calcext:value-type="date">
            <text:p>11/01/12</text:p>
          </table:table-cell>
          <table:table-cell office:value-type="string" calcext:value-type="string">
            <text:p><text:s/>uLxY6m301/Kzhfo0h1MAhx1SZoU=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0N0v32sB0KDDrarbfSUiMXQuvY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1-24" calcext:value-type="date">
            <text:p>24/11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PqHk0b8CNsJbZAnT7FxdUHLNfI= </text:p>
          </table:table-cell>
          <table:table-cell office:value-type="string" calcext:value-type="string">
            <text:p><text:s/>iV4t6lnAUEoeeHjpxi/g9YDFetM= </text:p>
          </table:table-cell>
          <table:table-cell office:value-type="float" office:value="76.0870238974" calcext:value-type="float">
            <text:p>76,0870238974</text:p>
          </table:table-cell>
          <table:table-cell office:value-type="float" office:value="289.555300212" calcext:value-type="float">
            <text:p>289,555300212</text:p>
          </table:table-cell>
          <table:table-cell table:formula="of:=AVERAGE([.J126:.K126])" office:value-type="float" office:value="182.8211620547" calcext:value-type="float">
            <text:p>182,8211620547</text:p>
          </table:table-cell>
          <table:table-cell office:value-type="string" calcext:value-type="string">
            <text:p><text:s/>W0yXA13SbDAdIg/joqObxbnBGwo= </text:p>
          </table:table-cell>
          <table:table-cell office:value-type="float" office:value="71.5327585109" calcext:value-type="float">
            <text:p>71,5327585109</text:p>
          </table:table-cell>
          <table:table-cell office:value-type="float" office:value="245.790221384" calcext:value-type="float">
            <text:p>245,790221384</text:p>
          </table:table-cell>
          <table:table-cell table:formula="of:=[.N126]+[.O126]" office:value-type="float" office:value="317.3229798949" calcext:value-type="float">
            <text:p>317,3229798949</text:p>
          </table:table-cell>
          <table:table-cell office:value-type="string" calcext:value-type="string">
            <text:p><text:s/>14QsgOFaMbDKpA2UyERaVK1JONI= </text:p>
          </table:table-cell>
          <table:table-cell office:value-type="float" office:value="33.2533524857" calcext:value-type="float">
            <text:p>33,2533524857</text:p>
          </table:table-cell>
          <table:table-cell office:value-type="string" calcext:value-type="string">
            <text:p><text:s/>Rp2A0pMEyO2Mk6bXLZOtqdfggyM= </text:p>
          </table:table-cell>
          <table:table-cell office:value-type="float" office:value="707.24927999" calcext:value-type="float">
            <text:p>707,24927999</text:p>
          </table:table-cell>
          <table:table-cell table:formula="of:=[.T126]/[.R126]" office:value-type="float" office:value="21.2685106048823" calcext:value-type="float">
            <text:p>21,2685106049</text:p>
          </table:table-cell>
          <table:table-cell office:value-type="date" office:date-value="2014-11-23" calcext:value-type="date">
            <text:p>23/11/14</text:p>
          </table:table-cell>
          <table:table-cell office:value-type="string" calcext:value-type="string">
            <text:p><text:s/>9aUidlv9ExgjCVzXwSJO3OZUDfE=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RIwdTsmBKDf+wbNoiMeQWMoK9c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1-24" calcext:value-type="date">
            <text:p>24/01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0Ljg1cvGkeuGKfy9zCm5Jb3Lg= </text:p>
          </table:table-cell>
          <table:table-cell office:value-type="string" calcext:value-type="string">
            <text:p><text:s/>AsGsJivHIpqxPa6uOP3NLd/287s= </text:p>
          </table:table-cell>
          <table:table-cell office:value-type="float" office:value="298.875984564" calcext:value-type="float">
            <text:p>298,875984564</text:p>
          </table:table-cell>
          <table:table-cell office:value-type="float" office:value="112.138398261" calcext:value-type="float">
            <text:p>112,138398261</text:p>
          </table:table-cell>
          <table:table-cell table:formula="of:=AVERAGE([.J127:.K127])" office:value-type="float" office:value="205.5071914125" calcext:value-type="float">
            <text:p>205,5071914125</text:p>
          </table:table-cell>
          <table:table-cell office:value-type="string" calcext:value-type="string">
            <text:p><text:s/>hir4FVI78ijUa1aoJR+smvnhX/k= </text:p>
          </table:table-cell>
          <table:table-cell office:value-type="float" office:value="177.237089767" calcext:value-type="float">
            <text:p>177,237089767</text:p>
          </table:table-cell>
          <table:table-cell office:value-type="float" office:value="290.447426888" calcext:value-type="float">
            <text:p>290,447426888</text:p>
          </table:table-cell>
          <table:table-cell table:formula="of:=[.N127]+[.O127]" office:value-type="float" office:value="467.684516655" calcext:value-type="float">
            <text:p>467,684516655</text:p>
          </table:table-cell>
          <table:table-cell office:value-type="string" calcext:value-type="string">
            <text:p><text:s/>5qCRTb/ff0WjNGb9eVIu8JhMpSM= </text:p>
          </table:table-cell>
          <table:table-cell office:value-type="float" office:value="13.2171121562" calcext:value-type="float">
            <text:p>13,2171121562</text:p>
          </table:table-cell>
          <table:table-cell office:value-type="string" calcext:value-type="string">
            <text:p><text:s/>rfVqLGOpOc4b7D5YBQseZ25QAlY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1-11" calcext:value-type="date">
            <text:p>11/01/10</text:p>
          </table:table-cell>
          <table:table-cell office:value-type="string" calcext:value-type="string">
            <text:p><text:s/>4l3DojlhtQyoD5e/k/EJgiRkqDU=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iyMWPqCunQH6Sxe64acgVeU5rw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4-17" calcext:value-type="date">
            <text:p>17/04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HsTdRXOvImI9DRpClTtuJmxlzc= </text:p>
          </table:table-cell>
          <table:table-cell office:value-type="string" calcext:value-type="string">
            <text:p><text:s/>gKiViDDmA+gDI/5Pyi6ALz4SIOM= </text:p>
          </table:table-cell>
          <table:table-cell office:value-type="float" office:value="148.187834436" calcext:value-type="float">
            <text:p>148,187834436</text:p>
          </table:table-cell>
          <table:table-cell office:value-type="float" office:value="469.332908939" calcext:value-type="float">
            <text:p>469,332908939</text:p>
          </table:table-cell>
          <table:table-cell table:formula="of:=AVERAGE([.J128:.K128])" office:value-type="float" office:value="308.7603716875" calcext:value-type="float">
            <text:p>308,7603716875</text:p>
          </table:table-cell>
          <table:table-cell office:value-type="string" calcext:value-type="string">
            <text:p><text:s/>hYTGdYkE0AReYwdoHaScFe9N7cU= </text:p>
          </table:table-cell>
          <table:table-cell office:value-type="float" office:value="229.770909939" calcext:value-type="float">
            <text:p>229,770909939</text:p>
          </table:table-cell>
          <table:table-cell office:value-type="float" office:value="38.9212682593" calcext:value-type="float">
            <text:p>38,9212682593</text:p>
          </table:table-cell>
          <table:table-cell table:formula="of:=[.N128]+[.O128]" office:value-type="float" office:value="268.6921781983" calcext:value-type="float">
            <text:p>268,6921781983</text:p>
          </table:table-cell>
          <table:table-cell office:value-type="string" calcext:value-type="string">
            <text:p><text:s/>+5WSqtEe7LZT7kNrRFBp/xbUtFU= </text:p>
          </table:table-cell>
          <table:table-cell office:value-type="float" office:value="35.3670120955" calcext:value-type="float">
            <text:p>35,3670120955</text:p>
          </table:table-cell>
          <table:table-cell office:value-type="string" calcext:value-type="string">
            <text:p><text:s/>lnczg30+C6TmszVB5luThhkEf2g= </text:p>
          </table:table-cell>
          <table:table-cell office:value-type="float" office:value="158.948960823" calcext:value-type="float">
            <text:p>158,948960823</text:p>
          </table:table-cell>
          <table:table-cell table:formula="of:=[.T128]/[.R128]" office:value-type="float" office:value="4.49427167875525" calcext:value-type="float">
            <text:p>4,4942716788</text:p>
          </table:table-cell>
          <table:table-cell office:value-type="date" office:date-value="2011-06-26" calcext:value-type="date">
            <text:p>26/06/11</text:p>
          </table:table-cell>
          <table:table-cell office:value-type="string" calcext:value-type="string">
            <text:p><text:s/>TZ/zBwA0UeEPj9YHDg2aoTYpx38=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0gbFidJ7+Y/anqCMjNTSPZ/Ga14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4-07" calcext:value-type="date">
            <text:p>07/04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7BxsPNE5msMqtyScj9k1816UI= </text:p>
          </table:table-cell>
          <table:table-cell office:value-type="string" calcext:value-type="string">
            <text:p><text:s/>/q1WccgYgHSSFmhut9U+QrMuR+c= </text:p>
          </table:table-cell>
          <table:table-cell office:value-type="float" office:value="424.130348766" calcext:value-type="float">
            <text:p>424,130348766</text:p>
          </table:table-cell>
          <table:table-cell office:value-type="float" office:value="497.168355236" calcext:value-type="float">
            <text:p>497,168355236</text:p>
          </table:table-cell>
          <table:table-cell table:formula="of:=AVERAGE([.J129:.K129])" office:value-type="float" office:value="460.649352001" calcext:value-type="float">
            <text:p>460,649352001</text:p>
          </table:table-cell>
          <table:table-cell office:value-type="string" calcext:value-type="string">
            <text:p><text:s/>GTFxwv/dirdVLwnIw0kjp0XMCW0= </text:p>
          </table:table-cell>
          <table:table-cell office:value-type="float" office:value="42.1256145095" calcext:value-type="float">
            <text:p>42,1256145095</text:p>
          </table:table-cell>
          <table:table-cell office:value-type="float" office:value="131.669156439" calcext:value-type="float">
            <text:p>131,669156439</text:p>
          </table:table-cell>
          <table:table-cell table:formula="of:=[.N129]+[.O129]" office:value-type="float" office:value="173.7947709485" calcext:value-type="float">
            <text:p>173,7947709485</text:p>
          </table:table-cell>
          <table:table-cell office:value-type="string" calcext:value-type="string">
            <text:p><text:s/>mOB1MEAdiWWfk/FdNASJwmKTplA= </text:p>
          </table:table-cell>
          <table:table-cell office:value-type="float" office:value="46.9482530448" calcext:value-type="float">
            <text:p>46,9482530448</text:p>
          </table:table-cell>
          <table:table-cell office:value-type="string" calcext:value-type="string">
            <text:p><text:s/>44324ZvZxYEjkRmyoism+XiMcJ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0-27" calcext:value-type="date">
            <text:p>27/10/11</text:p>
          </table:table-cell>
          <table:table-cell office:value-type="string" calcext:value-type="string">
            <text:p><text:s/>ZSxgE24jRLORUojazqJCWevZ8Ao=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MpOXXwoc3r7dgpMIqro3gyS4unA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7-15" calcext:value-type="date">
            <text:p>15/0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/Xonb0vneFqto3TFYi8fd74jUp4= </text:p>
          </table:table-cell>
          <table:table-cell office:value-type="string" calcext:value-type="string">
            <text:p><text:s/>YPgSafZqWYh0U9pPikIaR4VSTMg= </text:p>
          </table:table-cell>
          <table:table-cell office:value-type="float" office:value="130.850822947" calcext:value-type="float">
            <text:p>130,850822947</text:p>
          </table:table-cell>
          <table:table-cell office:value-type="float" office:value="356.999795076" calcext:value-type="float">
            <text:p>356,999795076</text:p>
          </table:table-cell>
          <table:table-cell table:formula="of:=AVERAGE([.J130:.K130])" office:value-type="float" office:value="243.9253090115" calcext:value-type="float">
            <text:p>243,9253090115</text:p>
          </table:table-cell>
          <table:table-cell office:value-type="string" calcext:value-type="string">
            <text:p><text:s/>X7PD9uz95LzehJkas9K/tvuyibw= </text:p>
          </table:table-cell>
          <table:table-cell office:value-type="float" office:value="493.149795986" calcext:value-type="float">
            <text:p>493,149795986</text:p>
          </table:table-cell>
          <table:table-cell office:value-type="float" office:value="135.975510528" calcext:value-type="float">
            <text:p>135,975510528</text:p>
          </table:table-cell>
          <table:table-cell table:formula="of:=[.N130]+[.O130]" office:value-type="float" office:value="629.125306514" calcext:value-type="float">
            <text:p>629,125306514</text:p>
          </table:table-cell>
          <table:table-cell office:value-type="string" calcext:value-type="string">
            <text:p><text:s/>H7WGRgoWl46EbPi/LdJAcptpvzw= </text:p>
          </table:table-cell>
          <table:table-cell office:value-type="float" office:value="31.1112088199" calcext:value-type="float">
            <text:p>31,1112088199</text:p>
          </table:table-cell>
          <table:table-cell office:value-type="string" calcext:value-type="string">
            <text:p><text:s/>pGZju/27xHVDLZhJSmoBeJVirt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1-01" calcext:value-type="date">
            <text:p>01/01/14</text:p>
          </table:table-cell>
          <table:table-cell office:value-type="string" calcext:value-type="string">
            <text:p><text:s/>yCRkdAWhlu42pDBrAQVUhSeL2wk=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N6diFrtb5iPUprwjTpvSJcXfKQ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6-19" calcext:value-type="date">
            <text:p>19/06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T/Lo8QV6FpfSylBfT9PExubLg= </text:p>
          </table:table-cell>
          <table:table-cell office:value-type="string" calcext:value-type="string">
            <text:p><text:s/>kJZvuJ1oEjFQey5lIT1azFaPO/c= </text:p>
          </table:table-cell>
          <table:table-cell office:value-type="float" office:value="277.3153063" calcext:value-type="float">
            <text:p>277,3153063</text:p>
          </table:table-cell>
          <table:table-cell office:value-type="float" office:value="388.367365708" calcext:value-type="float">
            <text:p>388,367365708</text:p>
          </table:table-cell>
          <table:table-cell table:formula="of:=AVERAGE([.J131:.K131])" office:value-type="float" office:value="332.841336004" calcext:value-type="float">
            <text:p>332,841336004</text:p>
          </table:table-cell>
          <table:table-cell office:value-type="string" calcext:value-type="string">
            <text:p><text:s/>0vhJDti3X6QZqygCgUcqgt0pjBk= </text:p>
          </table:table-cell>
          <table:table-cell office:value-type="float" office:value="282.987233257" calcext:value-type="float">
            <text:p>282,987233257</text:p>
          </table:table-cell>
          <table:table-cell office:value-type="float" office:value="164.859399094" calcext:value-type="float">
            <text:p>164,859399094</text:p>
          </table:table-cell>
          <table:table-cell table:formula="of:=[.N131]+[.O131]" office:value-type="float" office:value="447.846632351" calcext:value-type="float">
            <text:p>447,846632351</text:p>
          </table:table-cell>
          <table:table-cell office:value-type="string" calcext:value-type="string">
            <text:p><text:s/>UoHt2w2IIGi/Ri7/FD85IQ6FPAg= </text:p>
          </table:table-cell>
          <table:table-cell office:value-type="float" office:value="1.81454001673" calcext:value-type="float">
            <text:p>1,8145400167</text:p>
          </table:table-cell>
          <table:table-cell office:value-type="string" calcext:value-type="string">
            <text:p><text:s/>1gA9wWxbqFr8WUL3JeVhUtEeYo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5-19" calcext:value-type="date">
            <text:p>19/05/13</text:p>
          </table:table-cell>
          <table:table-cell office:value-type="string" calcext:value-type="string">
            <text:p><text:s/>QbHTrkw0NhgD6z+/tVQbZsMNREo=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4bxWHz9MqJmzfHv9NoD+1Hyj8o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27" calcext:value-type="date">
            <text:p>27/08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T8ygwS+lMZllcRiiQH50GAFggA= </text:p>
          </table:table-cell>
          <table:table-cell office:value-type="string" calcext:value-type="string">
            <text:p><text:s/>9j6hKzPdvGzy7AiLi3fWt4IbaOU= </text:p>
          </table:table-cell>
          <table:table-cell office:value-type="float" office:value="423.997142793" calcext:value-type="float">
            <text:p>423,997142793</text:p>
          </table:table-cell>
          <table:table-cell office:value-type="float" office:value="457.055547279" calcext:value-type="float">
            <text:p>457,055547279</text:p>
          </table:table-cell>
          <table:table-cell table:formula="of:=AVERAGE([.J132:.K132])" office:value-type="float" office:value="440.526345036" calcext:value-type="float">
            <text:p>440,526345036</text:p>
          </table:table-cell>
          <table:table-cell office:value-type="string" calcext:value-type="string">
            <text:p><text:s/>IVzqQ+MmLI+aIDVEvR0o3qv46Wo= </text:p>
          </table:table-cell>
          <table:table-cell office:value-type="float" office:value="102.975364201" calcext:value-type="float">
            <text:p>102,975364201</text:p>
          </table:table-cell>
          <table:table-cell office:value-type="float" office:value="48.6865725459" calcext:value-type="float">
            <text:p>48,6865725459</text:p>
          </table:table-cell>
          <table:table-cell table:formula="of:=[.N132]+[.O132]" office:value-type="float" office:value="151.6619367469" calcext:value-type="float">
            <text:p>151,6619367469</text:p>
          </table:table-cell>
          <table:table-cell office:value-type="string" calcext:value-type="string">
            <text:p><text:s/>5hAdzWUrDrKY/SG84JqPzzwPbGg= </text:p>
          </table:table-cell>
          <table:table-cell office:value-type="float" office:value="46.7010086218" calcext:value-type="float">
            <text:p>46,7010086218</text:p>
          </table:table-cell>
          <table:table-cell office:value-type="string" calcext:value-type="string">
            <text:p><text:s/>ZZTxPMkNV7PN7Kbx8M7MlYJPZH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<text:s/>1lt4KIrfaLvCmFTzzJqCed8yCA0=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dopLaRrvREVtN1E8l45RTQsUQI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6-28" calcext:value-type="date">
            <text:p>28/06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goQz3Ix2ySO0TH8KtqurYX6W4k= </text:p>
          </table:table-cell>
          <table:table-cell office:value-type="string" calcext:value-type="string">
            <text:p><text:s/>mSMS1FDNdlRkDfnvbXOQQLsTws8= </text:p>
          </table:table-cell>
          <table:table-cell office:value-type="float" office:value="11.4211655017" calcext:value-type="float">
            <text:p>11,4211655017</text:p>
          </table:table-cell>
          <table:table-cell office:value-type="float" office:value="340.113860143" calcext:value-type="float">
            <text:p>340,113860143</text:p>
          </table:table-cell>
          <table:table-cell table:formula="of:=AVERAGE([.J133:.K133])" office:value-type="float" office:value="175.76751282235" calcext:value-type="float">
            <text:p>175,7675128224</text:p>
          </table:table-cell>
          <table:table-cell office:value-type="string" calcext:value-type="string">
            <text:p><text:s/>tO5QRz6DhtiwRp0K3bLkk8JL3ZU= </text:p>
          </table:table-cell>
          <table:table-cell office:value-type="float" office:value="135.972378229" calcext:value-type="float">
            <text:p>135,972378229</text:p>
          </table:table-cell>
          <table:table-cell office:value-type="float" office:value="14.2851000703" calcext:value-type="float">
            <text:p>14,2851000703</text:p>
          </table:table-cell>
          <table:table-cell table:formula="of:=[.N133]+[.O133]" office:value-type="float" office:value="150.2574782993" calcext:value-type="float">
            <text:p>150,2574782993</text:p>
          </table:table-cell>
          <table:table-cell office:value-type="string" calcext:value-type="string">
            <text:p><text:s/>zPAffNmEe0eh96n5IVepfI0VIMo= </text:p>
          </table:table-cell>
          <table:table-cell office:value-type="float" office:value="37.2713488397" calcext:value-type="float">
            <text:p>37,2713488397</text:p>
          </table:table-cell>
          <table:table-cell office:value-type="string" calcext:value-type="string">
            <text:p><text:s/>LWb/mLAAU887esrhhYn5ZQVjr0Q= </text:p>
          </table:table-cell>
          <table:table-cell office:value-type="float" office:value="572.847000936" calcext:value-type="float">
            <text:p>572,847000936</text:p>
          </table:table-cell>
          <table:table-cell table:formula="of:=[.T133]/[.R133]" office:value-type="float" office:value="15.3696342839577" calcext:value-type="float">
            <text:p>15,369634284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<text:s/>T8VEEamRFQjq/oecwlafRH/sk9k=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x6cxXWiriMfu06w1XA73q0OBvM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1-13" calcext:value-type="date">
            <text:p>13/0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XImzF05sBB7j5xzY1zR/i+1gU4= </text:p>
          </table:table-cell>
          <table:table-cell office:value-type="string" calcext:value-type="string">
            <text:p><text:s/>t5tP2XRxQu94HHQ1uL4k7ILm/HU= </text:p>
          </table:table-cell>
          <table:table-cell office:value-type="float" office:value="470.63594861" calcext:value-type="float">
            <text:p>470,63594861</text:p>
          </table:table-cell>
          <table:table-cell office:value-type="float" office:value="464.308928723" calcext:value-type="float">
            <text:p>464,308928723</text:p>
          </table:table-cell>
          <table:table-cell table:formula="of:=AVERAGE([.J134:.K134])" office:value-type="float" office:value="467.4724386665" calcext:value-type="float">
            <text:p>467,4724386665</text:p>
          </table:table-cell>
          <table:table-cell office:value-type="string" calcext:value-type="string">
            <text:p><text:s/>4clAFenIhvRU/YXYMweeVgIXuTg= </text:p>
          </table:table-cell>
          <table:table-cell office:value-type="float" office:value="195.245340367" calcext:value-type="float">
            <text:p>195,245340367</text:p>
          </table:table-cell>
          <table:table-cell office:value-type="float" office:value="472.721380714" calcext:value-type="float">
            <text:p>472,721380714</text:p>
          </table:table-cell>
          <table:table-cell table:formula="of:=[.N134]+[.O134]" office:value-type="float" office:value="667.966721081" calcext:value-type="float">
            <text:p>667,966721081</text:p>
          </table:table-cell>
          <table:table-cell office:value-type="string" calcext:value-type="string">
            <text:p><text:s/>mMcA6+bdLIAZeNLFZ7x7LRo7pW0= </text:p>
          </table:table-cell>
          <table:table-cell office:value-type="float" office:value="30.129437698" calcext:value-type="float">
            <text:p>30,129437698</text:p>
          </table:table-cell>
          <table:table-cell office:value-type="string" calcext:value-type="string">
            <text:p><text:s/>wj/dyzJzxsZOjBNbKvvg7wLGfP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7-17" calcext:value-type="date">
            <text:p>17/07/12</text:p>
          </table:table-cell>
          <table:table-cell office:value-type="string" calcext:value-type="string">
            <text:p><text:s/>M1V6kpZ+4qL8OVoXw2n4tRtSPr8=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KteWe0EbxBDhAH9OsvHw3++7D4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0-06" calcext:value-type="date">
            <text:p>06/10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+aCbvgoQzlytKcqmrB4CjxvQumI= </text:p>
          </table:table-cell>
          <table:table-cell office:value-type="string" calcext:value-type="string">
            <text:p><text:s/>r97E1xqVoeEbDGxkXyDU+bu5VLQ= </text:p>
          </table:table-cell>
          <table:table-cell office:value-type="float" office:value="178.375650654" calcext:value-type="float">
            <text:p>178,375650654</text:p>
          </table:table-cell>
          <table:table-cell office:value-type="float" office:value="319.273866422" calcext:value-type="float">
            <text:p>319,273866422</text:p>
          </table:table-cell>
          <table:table-cell table:formula="of:=AVERAGE([.J135:.K135])" office:value-type="float" office:value="248.824758538" calcext:value-type="float">
            <text:p>248,824758538</text:p>
          </table:table-cell>
          <table:table-cell office:value-type="string" calcext:value-type="string">
            <text:p><text:s/>mzh3OeW4FN3FtgcdJHteA/izarE= </text:p>
          </table:table-cell>
          <table:table-cell office:value-type="float" office:value="55.9200197756" calcext:value-type="float">
            <text:p>55,9200197756</text:p>
          </table:table-cell>
          <table:table-cell office:value-type="float" office:value="294.810524791" calcext:value-type="float">
            <text:p>294,810524791</text:p>
          </table:table-cell>
          <table:table-cell table:formula="of:=[.N135]+[.O135]" office:value-type="float" office:value="350.7305445666" calcext:value-type="float">
            <text:p>350,7305445666</text:p>
          </table:table-cell>
          <table:table-cell office:value-type="string" calcext:value-type="string">
            <text:p><text:s/>LuUMWntl6sFPHu7/U/v3i7JRVUo= </text:p>
          </table:table-cell>
          <table:table-cell office:value-type="float" office:value="36.5819173012" calcext:value-type="float">
            <text:p>36,5819173012</text:p>
          </table:table-cell>
          <table:table-cell office:value-type="string" calcext:value-type="string">
            <text:p><text:s/>Iy+gHRYM6i7Z29hXnCZHF/x2fmw= </text:p>
          </table:table-cell>
          <table:table-cell office:value-type="float" office:value="711.876629945" calcext:value-type="float">
            <text:p>711,876629945</text:p>
          </table:table-cell>
          <table:table-cell table:formula="of:=[.T135]/[.R135]" office:value-type="float" office:value="19.4597955072641" calcext:value-type="float">
            <text:p>19,4597955073</text:p>
          </table:table-cell>
          <table:table-cell office:value-type="date" office:date-value="2012-07-05" calcext:value-type="date">
            <text:p>05/07/12</text:p>
          </table:table-cell>
          <table:table-cell office:value-type="string" calcext:value-type="string">
            <text:p><text:s/>vykV9Um4LD1M2Ae716ebJgo/+1k=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yNjuTe6Djk722Vj3RMEwhP3oF8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9-14" calcext:value-type="date">
            <text:p>14/09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WQU9IVvH4V5z6aFVxHyadw3TXQ= </text:p>
          </table:table-cell>
          <table:table-cell office:value-type="string" calcext:value-type="string">
            <text:p><text:s/>yMMsjToTgiCsgv3Quu7k15hF1yI= </text:p>
          </table:table-cell>
          <table:table-cell office:value-type="float" office:value="426.462895454" calcext:value-type="float">
            <text:p>426,462895454</text:p>
          </table:table-cell>
          <table:table-cell office:value-type="float" office:value="340.414571199" calcext:value-type="float">
            <text:p>340,414571199</text:p>
          </table:table-cell>
          <table:table-cell table:formula="of:=AVERAGE([.J136:.K136])" office:value-type="float" office:value="383.4387333265" calcext:value-type="float">
            <text:p>383,4387333265</text:p>
          </table:table-cell>
          <table:table-cell office:value-type="string" calcext:value-type="string">
            <text:p><text:s/>PZP2jbKA/SpVmQyeaPvlsVjob4E= </text:p>
          </table:table-cell>
          <table:table-cell office:value-type="float" office:value="328.003860961" calcext:value-type="float">
            <text:p>328,003860961</text:p>
          </table:table-cell>
          <table:table-cell office:value-type="float" office:value="384.634858975" calcext:value-type="float">
            <text:p>384,634858975</text:p>
          </table:table-cell>
          <table:table-cell table:formula="of:=[.N136]+[.O136]" office:value-type="float" office:value="712.638719936" calcext:value-type="float">
            <text:p>712,638719936</text:p>
          </table:table-cell>
          <table:table-cell office:value-type="string" calcext:value-type="string">
            <text:p><text:s/>9fubx/yeQCq26srRkLRnyB+/Zvg= </text:p>
          </table:table-cell>
          <table:table-cell office:value-type="float" office:value="24.9657169552" calcext:value-type="float">
            <text:p>24,9657169552</text:p>
          </table:table-cell>
          <table:table-cell office:value-type="string" calcext:value-type="string">
            <text:p><text:s/>Ex8TdgmVZDIOprQRcwVl8FWFYdE= </text:p>
          </table:table-cell>
          <table:table-cell office:value-type="float" office:value="729.007416135" calcext:value-type="float">
            <text:p>729,007416135</text:p>
          </table:table-cell>
          <table:table-cell table:formula="of:=[.T136]/[.R136]" office:value-type="float" office:value="29.2003397075748" calcext:value-type="float">
            <text:p>29,2003397076</text:p>
          </table:table-cell>
          <table:table-cell office:value-type="date" office:date-value="2013-07-13" calcext:value-type="date">
            <text:p>13/07/13</text:p>
          </table:table-cell>
          <table:table-cell office:value-type="string" calcext:value-type="string">
            <text:p><text:s/>F1lMoqauQQBm87n1bTuGm3OKSls=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d0c9eI4XcgGsDSjwcpsPeVOd2U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2-05" calcext:value-type="date">
            <text:p>05/02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VM2cS4cpFl9K2V1UFqE7p2advE= </text:p>
          </table:table-cell>
          <table:table-cell office:value-type="string" calcext:value-type="string">
            <text:p><text:s/>0KDw1p8ed8UBA/xvgAOSysA3jEA= </text:p>
          </table:table-cell>
          <table:table-cell office:value-type="float" office:value="82.975204096" calcext:value-type="float">
            <text:p>82,975204096</text:p>
          </table:table-cell>
          <table:table-cell office:value-type="float" office:value="306.220392496" calcext:value-type="float">
            <text:p>306,220392496</text:p>
          </table:table-cell>
          <table:table-cell table:formula="of:=AVERAGE([.J137:.K137])" office:value-type="float" office:value="194.597798296" calcext:value-type="float">
            <text:p>194,597798296</text:p>
          </table:table-cell>
          <table:table-cell office:value-type="string" calcext:value-type="string">
            <text:p><text:s/>2jb1OtOPULUkpZqFCSi6TNkbyLY= </text:p>
          </table:table-cell>
          <table:table-cell office:value-type="float" office:value="299.625534731" calcext:value-type="float">
            <text:p>299,625534731</text:p>
          </table:table-cell>
          <table:table-cell office:value-type="float" office:value="59.9326337399" calcext:value-type="float">
            <text:p>59,9326337399</text:p>
          </table:table-cell>
          <table:table-cell table:formula="of:=[.N137]+[.O137]" office:value-type="float" office:value="359.5581684709" calcext:value-type="float">
            <text:p>359,5581684709</text:p>
          </table:table-cell>
          <table:table-cell office:value-type="string" calcext:value-type="string">
            <text:p><text:s/>QuZ8pVEo7xHD7qirfh21tIIPwpc= </text:p>
          </table:table-cell>
          <table:table-cell office:value-type="float" office:value="13.2007785421" calcext:value-type="float">
            <text:p>13,2007785421</text:p>
          </table:table-cell>
          <table:table-cell office:value-type="string" calcext:value-type="string">
            <text:p><text:s/>KC0b7sc1ovETqzWQfMQn9ql2AK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3-08" calcext:value-type="date">
            <text:p>08/03/11</text:p>
          </table:table-cell>
          <table:table-cell office:value-type="string" calcext:value-type="string">
            <text:p><text:s/>OKNOEU+6DsL2FqZ8eaLFZtWrZ5o=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45QkSo6srEc1EJTKO+oS6hkjPuA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1-15" calcext:value-type="date">
            <text:p>15/01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5Ru2YFzf5B1KOxyCO88XqM51Uw= </text:p>
          </table:table-cell>
          <table:table-cell office:value-type="string" calcext:value-type="string">
            <text:p><text:s/>3tOsAjsuCYKzgRJIkh4sdg/DBfs= </text:p>
          </table:table-cell>
          <table:table-cell office:value-type="float" office:value="188.741807387" calcext:value-type="float">
            <text:p>188,741807387</text:p>
          </table:table-cell>
          <table:table-cell office:value-type="float" office:value="380.876381352" calcext:value-type="float">
            <text:p>380,876381352</text:p>
          </table:table-cell>
          <table:table-cell table:formula="of:=AVERAGE([.J138:.K138])" office:value-type="float" office:value="284.8090943695" calcext:value-type="float">
            <text:p>284,8090943695</text:p>
          </table:table-cell>
          <table:table-cell office:value-type="string" calcext:value-type="string">
            <text:p><text:s/>dfmCXbXCoqJFOLkpEN2MKHdjnAk= </text:p>
          </table:table-cell>
          <table:table-cell office:value-type="float" office:value="299.093116801" calcext:value-type="float">
            <text:p>299,093116801</text:p>
          </table:table-cell>
          <table:table-cell office:value-type="float" office:value="155.301645977" calcext:value-type="float">
            <text:p>155,301645977</text:p>
          </table:table-cell>
          <table:table-cell table:formula="of:=[.N138]+[.O138]" office:value-type="float" office:value="454.394762778" calcext:value-type="float">
            <text:p>454,394762778</text:p>
          </table:table-cell>
          <table:table-cell office:value-type="string" calcext:value-type="string">
            <text:p><text:s/>oWJ7XeVRk1+VwS5Mg3V+0MeY75Q= </text:p>
          </table:table-cell>
          <table:table-cell office:value-type="float" office:value="38.8941282975" calcext:value-type="float">
            <text:p>38,8941282975</text:p>
          </table:table-cell>
          <table:table-cell office:value-type="string" calcext:value-type="string">
            <text:p><text:s/>O9MDL4ebHDWgYnY4vnY5pPQELM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12-07" calcext:value-type="date">
            <text:p>07/12/13</text:p>
          </table:table-cell>
          <table:table-cell office:value-type="string" calcext:value-type="string">
            <text:p><text:s/>QVl2giu2GeI/HMAG+m29nEJM8uY=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r1e/0uPc0sCHgTVRbL+yRLsHl50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2-18" calcext:value-type="date">
            <text:p>18/12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vc2gE+rJsKdfrWYYCTCrjD0o9Y= </text:p>
          </table:table-cell>
          <table:table-cell office:value-type="string" calcext:value-type="string">
            <text:p><text:s/>4Rd4XadCKfihXw/0j2XBR3uU0hM= </text:p>
          </table:table-cell>
          <table:table-cell office:value-type="float" office:value="374.729173683" calcext:value-type="float">
            <text:p>374,729173683</text:p>
          </table:table-cell>
          <table:table-cell office:value-type="float" office:value="379.409126866" calcext:value-type="float">
            <text:p>379,409126866</text:p>
          </table:table-cell>
          <table:table-cell table:formula="of:=AVERAGE([.J139:.K139])" office:value-type="float" office:value="377.0691502745" calcext:value-type="float">
            <text:p>377,0691502745</text:p>
          </table:table-cell>
          <table:table-cell office:value-type="string" calcext:value-type="string">
            <text:p><text:s/>WdCwTP8op6np2fW7pcp29Sq3IJA= </text:p>
          </table:table-cell>
          <table:table-cell office:value-type="float" office:value="103.918285409" calcext:value-type="float">
            <text:p>103,918285409</text:p>
          </table:table-cell>
          <table:table-cell office:value-type="float" office:value="149.149595777" calcext:value-type="float">
            <text:p>149,149595777</text:p>
          </table:table-cell>
          <table:table-cell table:formula="of:=[.N139]+[.O139]" office:value-type="float" office:value="253.067881186" calcext:value-type="float">
            <text:p>253,067881186</text:p>
          </table:table-cell>
          <table:table-cell office:value-type="string" calcext:value-type="string">
            <text:p><text:s/>r2QutXp5kiUOU3JxLBdn5JIHKV8= </text:p>
          </table:table-cell>
          <table:table-cell office:value-type="float" office:value="38.6614195907" calcext:value-type="float">
            <text:p>38,6614195907</text:p>
          </table:table-cell>
          <table:table-cell office:value-type="string" calcext:value-type="string">
            <text:p><text:s/>ETZWO7fxvSTPYK2/ZvijBFVTQ5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8-08" calcext:value-type="date">
            <text:p>08/08/11</text:p>
          </table:table-cell>
          <table:table-cell office:value-type="string" calcext:value-type="string">
            <text:p><text:s/>WnbmHvztCKQSf96sJWm7/jX7mt8=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MHB9/6ArFnCQRu1nbPsOii0KfWU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2-26" calcext:value-type="date">
            <text:p>26/0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B0curObuo5BjjoGcGJ8L1I7d08= </text:p>
          </table:table-cell>
          <table:table-cell office:value-type="string" calcext:value-type="string">
            <text:p><text:s/>B/wdxrz9/4JzaWwwF8L723XXjzA= </text:p>
          </table:table-cell>
          <table:table-cell office:value-type="float" office:value="100.687658564" calcext:value-type="float">
            <text:p>100,687658564</text:p>
          </table:table-cell>
          <table:table-cell office:value-type="float" office:value="3.23630190168" calcext:value-type="float">
            <text:p>3,2363019017</text:p>
          </table:table-cell>
          <table:table-cell table:formula="of:=AVERAGE([.J140:.K140])" office:value-type="float" office:value="51.96198023284" calcext:value-type="float">
            <text:p>51,9619802328</text:p>
          </table:table-cell>
          <table:table-cell office:value-type="string" calcext:value-type="string">
            <text:p><text:s/>oqfsTIyXU08YQpAd/pDtKdpO/qQ= </text:p>
          </table:table-cell>
          <table:table-cell office:value-type="float" office:value="493.929445625" calcext:value-type="float">
            <text:p>493,929445625</text:p>
          </table:table-cell>
          <table:table-cell office:value-type="float" office:value="462.151829582" calcext:value-type="float">
            <text:p>462,151829582</text:p>
          </table:table-cell>
          <table:table-cell table:formula="of:=[.N140]+[.O140]" office:value-type="float" office:value="956.081275207" calcext:value-type="float">
            <text:p>956,081275207</text:p>
          </table:table-cell>
          <table:table-cell office:value-type="string" calcext:value-type="string">
            <text:p><text:s/>KvJ3CL7aKyU0/qmHkMFkWsaszmQ= </text:p>
          </table:table-cell>
          <table:table-cell office:value-type="float" office:value="36.7308519047" calcext:value-type="float">
            <text:p>36,7308519047</text:p>
          </table:table-cell>
          <table:table-cell office:value-type="string" calcext:value-type="string">
            <text:p><text:s/>IorGVvP+3SM4X589bmj6VGdwA1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<text:s/>oCploZUCcEWRB1jyDY0h1kGHLQ8=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8XwxEkHGvjYI3BRl+XDQu9ZIH9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9-22" calcext:value-type="date">
            <text:p>22/09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/U7JT4RMh0UlGXSP1MePJWPl4= </text:p>
          </table:table-cell>
          <table:table-cell office:value-type="string" calcext:value-type="string">
            <text:p><text:s/>5D4CkIJwC+6Wz9ld95WNtTBgpoI= </text:p>
          </table:table-cell>
          <table:table-cell office:value-type="float" office:value="496.668077829" calcext:value-type="float">
            <text:p>496,668077829</text:p>
          </table:table-cell>
          <table:table-cell office:value-type="float" office:value="39.1317331049" calcext:value-type="float">
            <text:p>39,1317331049</text:p>
          </table:table-cell>
          <table:table-cell table:formula="of:=AVERAGE([.J141:.K141])" office:value-type="float" office:value="267.89990546695" calcext:value-type="float">
            <text:p>267,899905467</text:p>
          </table:table-cell>
          <table:table-cell office:value-type="string" calcext:value-type="string">
            <text:p><text:s/>+gKgNUyqoFXbGPLeT7D8mrsRzRY= </text:p>
          </table:table-cell>
          <table:table-cell office:value-type="float" office:value="233.822513378" calcext:value-type="float">
            <text:p>233,822513378</text:p>
          </table:table-cell>
          <table:table-cell office:value-type="float" office:value="292.554141885" calcext:value-type="float">
            <text:p>292,554141885</text:p>
          </table:table-cell>
          <table:table-cell table:formula="of:=[.N141]+[.O141]" office:value-type="float" office:value="526.376655263" calcext:value-type="float">
            <text:p>526,376655263</text:p>
          </table:table-cell>
          <table:table-cell office:value-type="string" calcext:value-type="string">
            <text:p><text:s/>PyYmJFTcgnvDiPMiLQSDI1IZCgA= </text:p>
          </table:table-cell>
          <table:table-cell office:value-type="float" office:value="37.261542702" calcext:value-type="float">
            <text:p>37,261542702</text:p>
          </table:table-cell>
          <table:table-cell office:value-type="string" calcext:value-type="string">
            <text:p><text:s/>Bmb3h/42P3eEA4hjXSrlZN8BYP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<text:s/>2H89deB7nBFMsfs27+i/cpqSeJI=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O72Z68V15tr+eiNTihSz3N6CsIY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8-03" calcext:value-type="date">
            <text:p>03/08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4E+UQw/6b9iCelwQQwtByzITlM= </text:p>
          </table:table-cell>
          <table:table-cell office:value-type="string" calcext:value-type="string">
            <text:p><text:s/>cEz9eZbZrhW2C1anC+uchdU7iMY= </text:p>
          </table:table-cell>
          <table:table-cell office:value-type="float" office:value="450.405923643" calcext:value-type="float">
            <text:p>450,405923643</text:p>
          </table:table-cell>
          <table:table-cell office:value-type="float" office:value="384.911016441" calcext:value-type="float">
            <text:p>384,911016441</text:p>
          </table:table-cell>
          <table:table-cell table:formula="of:=AVERAGE([.J142:.K142])" office:value-type="float" office:value="417.658470042" calcext:value-type="float">
            <text:p>417,658470042</text:p>
          </table:table-cell>
          <table:table-cell office:value-type="string" calcext:value-type="string">
            <text:p><text:s/>pqpA+3mw+eOrW94oJ8bRbSfyhZg= </text:p>
          </table:table-cell>
          <table:table-cell office:value-type="float" office:value="123.880748334" calcext:value-type="float">
            <text:p>123,880748334</text:p>
          </table:table-cell>
          <table:table-cell office:value-type="float" office:value="499.172585158" calcext:value-type="float">
            <text:p>499,172585158</text:p>
          </table:table-cell>
          <table:table-cell table:formula="of:=[.N142]+[.O142]" office:value-type="float" office:value="623.053333492" calcext:value-type="float">
            <text:p>623,053333492</text:p>
          </table:table-cell>
          <table:table-cell office:value-type="string" calcext:value-type="string">
            <text:p><text:s/>0aa3xeiqbHJvJWSi12dvZl3p2Rk= </text:p>
          </table:table-cell>
          <table:table-cell office:value-type="float" office:value="15.8535491413" calcext:value-type="float">
            <text:p>15,8535491413</text:p>
          </table:table-cell>
          <table:table-cell office:value-type="string" calcext:value-type="string">
            <text:p><text:s/>J6b8pjjlt3zJGh288HRF4OrRZzQ= </text:p>
          </table:table-cell>
          <table:table-cell office:value-type="float" office:value="647.550258895" calcext:value-type="float">
            <text:p>647,550258895</text:p>
          </table:table-cell>
          <table:table-cell table:formula="of:=[.T142]/[.R142]" office:value-type="float" office:value="40.8457597174925" calcext:value-type="float">
            <text:p>40,8457597175</text:p>
          </table:table-cell>
          <table:table-cell office:value-type="date" office:date-value="2011-12-27" calcext:value-type="date">
            <text:p>27/12/11</text:p>
          </table:table-cell>
          <table:table-cell office:value-type="string" calcext:value-type="string">
            <text:p><text:s/>hXaEpyy6HRrKZ+QKdNgDdIZR3VQ=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Mz+g8gn0Si6CHkm5pr7gcHSiY34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13" calcext:value-type="date">
            <text:p>13/06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Wo30Yh8rQXWvWzRYrMiF9aeV9M= </text:p>
          </table:table-cell>
          <table:table-cell office:value-type="string" calcext:value-type="string">
            <text:p><text:s/>+85Q7XlPZgjR9uZsNSf/1u6r1ow= </text:p>
          </table:table-cell>
          <table:table-cell office:value-type="float" office:value="79.0452712882" calcext:value-type="float">
            <text:p>79,0452712882</text:p>
          </table:table-cell>
          <table:table-cell office:value-type="float" office:value="0.977090434401" calcext:value-type="float">
            <text:p>0,9770904344</text:p>
          </table:table-cell>
          <table:table-cell table:formula="of:=AVERAGE([.J143:.K143])" office:value-type="float" office:value="40.0111808613005" calcext:value-type="float">
            <text:p>40,0111808613</text:p>
          </table:table-cell>
          <table:table-cell office:value-type="string" calcext:value-type="string">
            <text:p><text:s/>G1ycQTMaW1E/7oGt9iiSfpWHXTA= </text:p>
          </table:table-cell>
          <table:table-cell office:value-type="float" office:value="244.169612811" calcext:value-type="float">
            <text:p>244,169612811</text:p>
          </table:table-cell>
          <table:table-cell office:value-type="float" office:value="330.638338287" calcext:value-type="float">
            <text:p>330,638338287</text:p>
          </table:table-cell>
          <table:table-cell table:formula="of:=[.N143]+[.O143]" office:value-type="float" office:value="574.807951098" calcext:value-type="float">
            <text:p>574,807951098</text:p>
          </table:table-cell>
          <table:table-cell office:value-type="string" calcext:value-type="string">
            <text:p><text:s/>7Bgn5nK11M3zeOwmb0pbEAUia8U= </text:p>
          </table:table-cell>
          <table:table-cell office:value-type="float" office:value="24.7797584501" calcext:value-type="float">
            <text:p>24,7797584501</text:p>
          </table:table-cell>
          <table:table-cell office:value-type="string" calcext:value-type="string">
            <text:p><text:s/>7i3+mmldYmjHfFd5AriHBqG9RK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11-05" calcext:value-type="date">
            <text:p>05/11/10</text:p>
          </table:table-cell>
          <table:table-cell office:value-type="string" calcext:value-type="string">
            <text:p><text:s/>84M/0djlK3n9yZYHuyD8heP37Do=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bhJbzyCGRrozr5o6VSKpQ4XiYV8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1-25" calcext:value-type="date">
            <text:p>25/01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j0WdZg/Hwu0Lcyt+F/z7NsXYPc= </text:p>
          </table:table-cell>
          <table:table-cell office:value-type="string" calcext:value-type="string">
            <text:p><text:s/>YLFc4+L1qavv96QiDM0F1BJm6V8= </text:p>
          </table:table-cell>
          <table:table-cell office:value-type="float" office:value="414.598384205" calcext:value-type="float">
            <text:p>414,598384205</text:p>
          </table:table-cell>
          <table:table-cell office:value-type="float" office:value="68.138867555" calcext:value-type="float">
            <text:p>68,138867555</text:p>
          </table:table-cell>
          <table:table-cell table:formula="of:=AVERAGE([.J144:.K144])" office:value-type="float" office:value="241.36862588" calcext:value-type="float">
            <text:p>241,36862588</text:p>
          </table:table-cell>
          <table:table-cell office:value-type="string" calcext:value-type="string">
            <text:p><text:s/>m8ZWwSw9DGXAHkfWSKGAVYYMvkc= </text:p>
          </table:table-cell>
          <table:table-cell office:value-type="float" office:value="413.12519309" calcext:value-type="float">
            <text:p>413,12519309</text:p>
          </table:table-cell>
          <table:table-cell office:value-type="float" office:value="453.822408575" calcext:value-type="float">
            <text:p>453,822408575</text:p>
          </table:table-cell>
          <table:table-cell table:formula="of:=[.N144]+[.O144]" office:value-type="float" office:value="866.947601665" calcext:value-type="float">
            <text:p>866,947601665</text:p>
          </table:table-cell>
          <table:table-cell office:value-type="string" calcext:value-type="string">
            <text:p><text:s/>DdG1pxevhwVoLP9IdpiGeQoTcIU= </text:p>
          </table:table-cell>
          <table:table-cell office:value-type="float" office:value="49.5799992811" calcext:value-type="float">
            <text:p>49,5799992811</text:p>
          </table:table-cell>
          <table:table-cell office:value-type="string" calcext:value-type="string">
            <text:p><text:s/>kFUKpwEsJxsWKXPHcKPMJ92GU0o= </text:p>
          </table:table-cell>
          <table:table-cell office:value-type="float" office:value="42.2867881438" calcext:value-type="float">
            <text:p>42,2867881438</text:p>
          </table:table-cell>
          <table:table-cell table:formula="of:=[.T144]/[.R144]" office:value-type="float" office:value="0.852900136283782" calcext:value-type="float">
            <text:p>0,8529001363</text:p>
          </table:table-cell>
          <table:table-cell office:value-type="date" office:date-value="2013-12-13" calcext:value-type="date">
            <text:p>13/12/13</text:p>
          </table:table-cell>
          <table:table-cell office:value-type="string" calcext:value-type="string">
            <text:p><text:s/>aCdSrcwGQFehE4o6wsXxkQxGTPg=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eJEbkvgvDRQxnULuIKDSoKh5IHc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6-17" calcext:value-type="date">
            <text:p>17/06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5DnbD3YdtqVTYq5NolX9twle9w= </text:p>
          </table:table-cell>
          <table:table-cell office:value-type="string" calcext:value-type="string">
            <text:p><text:s/>QD9Cw2GVedusV5idX4GE2WWmkZ0= </text:p>
          </table:table-cell>
          <table:table-cell office:value-type="float" office:value="239.42501003" calcext:value-type="float">
            <text:p>239,42501003</text:p>
          </table:table-cell>
          <table:table-cell office:value-type="float" office:value="209.74460646" calcext:value-type="float">
            <text:p>209,74460646</text:p>
          </table:table-cell>
          <table:table-cell table:formula="of:=AVERAGE([.J145:.K145])" office:value-type="float" office:value="224.584808245" calcext:value-type="float">
            <text:p>224,584808245</text:p>
          </table:table-cell>
          <table:table-cell office:value-type="string" calcext:value-type="string">
            <text:p><text:s/>l3qCPLyC3SP+yULTQT/Y4V4vIjY= </text:p>
          </table:table-cell>
          <table:table-cell office:value-type="float" office:value="36.7207845324" calcext:value-type="float">
            <text:p>36,7207845324</text:p>
          </table:table-cell>
          <table:table-cell office:value-type="float" office:value="171.03299262" calcext:value-type="float">
            <text:p>171,03299262</text:p>
          </table:table-cell>
          <table:table-cell table:formula="of:=[.N145]+[.O145]" office:value-type="float" office:value="207.7537771524" calcext:value-type="float">
            <text:p>207,7537771524</text:p>
          </table:table-cell>
          <table:table-cell office:value-type="string" calcext:value-type="string">
            <text:p><text:s/>n8vCR4WFS+y2+VkOuSHxvIkyfS8= </text:p>
          </table:table-cell>
          <table:table-cell office:value-type="float" office:value="4.87282473934" calcext:value-type="float">
            <text:p>4,8728247393</text:p>
          </table:table-cell>
          <table:table-cell office:value-type="string" calcext:value-type="string">
            <text:p><text:s/>5Ct3f0gPLJsuo4IdLle2rT7COR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8-04" calcext:value-type="date">
            <text:p>04/08/12</text:p>
          </table:table-cell>
          <table:table-cell office:value-type="string" calcext:value-type="string">
            <text:p><text:s/>JOT01aLhz81H/xBPs6X6V7FRVd8=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3b/46Ho24VduokYY+wZrjXmJXfo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1-25" calcext:value-type="date">
            <text:p>25/01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yft2MuMRqb3o3F6NjGquRrj8JP0= </text:p>
          </table:table-cell>
          <table:table-cell office:value-type="string" calcext:value-type="string">
            <text:p><text:s/>dFuduAKgD2YmmdgC0Zi2rWQCMkA= </text:p>
          </table:table-cell>
          <table:table-cell office:value-type="float" office:value="157.432303901" calcext:value-type="float">
            <text:p>157,432303901</text:p>
          </table:table-cell>
          <table:table-cell office:value-type="float" office:value="30.414242126" calcext:value-type="float">
            <text:p>30,414242126</text:p>
          </table:table-cell>
          <table:table-cell table:formula="of:=AVERAGE([.J146:.K146])" office:value-type="float" office:value="93.9232730135" calcext:value-type="float">
            <text:p>93,9232730135</text:p>
          </table:table-cell>
          <table:table-cell office:value-type="string" calcext:value-type="string">
            <text:p><text:s/>+ZmXuSLm40PQcwXmaN4quWQJmLU= </text:p>
          </table:table-cell>
          <table:table-cell office:value-type="float" office:value="124.096141571" calcext:value-type="float">
            <text:p>124,096141571</text:p>
          </table:table-cell>
          <table:table-cell office:value-type="float" office:value="471.498525982" calcext:value-type="float">
            <text:p>471,498525982</text:p>
          </table:table-cell>
          <table:table-cell table:formula="of:=[.N146]+[.O146]" office:value-type="float" office:value="595.594667553" calcext:value-type="float">
            <text:p>595,594667553</text:p>
          </table:table-cell>
          <table:table-cell office:value-type="string" calcext:value-type="string">
            <text:p><text:s/>/QKVkcn0vEiR+z4S92bQyYySrGE= </text:p>
          </table:table-cell>
          <table:table-cell office:value-type="float" office:value="29.0881595226" calcext:value-type="float">
            <text:p>29,0881595226</text:p>
          </table:table-cell>
          <table:table-cell office:value-type="string" calcext:value-type="string">
            <text:p><text:s/>njwgt6/XcijtsGCgiOjE9ZUGSPU= </text:p>
          </table:table-cell>
          <table:table-cell office:value-type="float" office:value="558.915007597" calcext:value-type="float">
            <text:p>558,915007597</text:p>
          </table:table-cell>
          <table:table-cell table:formula="of:=[.T146]/[.R146]" office:value-type="float" office:value="19.2145194735594" calcext:value-type="float">
            <text:p>19,2145194736</text:p>
          </table:table-cell>
          <table:table-cell office:value-type="date" office:date-value="2012-08-09" calcext:value-type="date">
            <text:p>09/08/12</text:p>
          </table:table-cell>
          <table:table-cell office:value-type="string" calcext:value-type="string">
            <text:p><text:s/>NV3Acu9MpGSW8+Yu60TGnzT1fwA=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jy2VOg76qyQCMUpC8hVAtgnMoI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7-19" calcext:value-type="date">
            <text:p>19/07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KbjYNxxR4r8skibQszO174FgTY= </text:p>
          </table:table-cell>
          <table:table-cell office:value-type="string" calcext:value-type="string">
            <text:p><text:s/>bLIv+8nGor2y4o7KIWu6UslDn6g= </text:p>
          </table:table-cell>
          <table:table-cell office:value-type="float" office:value="179.483212966" calcext:value-type="float">
            <text:p>179,483212966</text:p>
          </table:table-cell>
          <table:table-cell office:value-type="float" office:value="172.454581488" calcext:value-type="float">
            <text:p>172,454581488</text:p>
          </table:table-cell>
          <table:table-cell table:formula="of:=AVERAGE([.J147:.K147])" office:value-type="float" office:value="175.968897227" calcext:value-type="float">
            <text:p>175,968897227</text:p>
          </table:table-cell>
          <table:table-cell office:value-type="string" calcext:value-type="string">
            <text:p><text:s/>6u1Y/Nd6ktMEzJhI3BXbidZa14w= </text:p>
          </table:table-cell>
          <table:table-cell office:value-type="float" office:value="359.424085541" calcext:value-type="float">
            <text:p>359,424085541</text:p>
          </table:table-cell>
          <table:table-cell office:value-type="float" office:value="353.919214552" calcext:value-type="float">
            <text:p>353,919214552</text:p>
          </table:table-cell>
          <table:table-cell table:formula="of:=[.N147]+[.O147]" office:value-type="float" office:value="713.343300093" calcext:value-type="float">
            <text:p>713,343300093</text:p>
          </table:table-cell>
          <table:table-cell office:value-type="string" calcext:value-type="string">
            <text:p><text:s/>GygltZCd64+kOtiRg0Rnyq5+kTw= </text:p>
          </table:table-cell>
          <table:table-cell office:value-type="float" office:value="39.7253942755" calcext:value-type="float">
            <text:p>39,7253942755</text:p>
          </table:table-cell>
          <table:table-cell office:value-type="string" calcext:value-type="string">
            <text:p><text:s/>SRJ8gxKp1IlD8mdPE9V8Eex9oyU= </text:p>
          </table:table-cell>
          <table:table-cell office:value-type="float" office:value="635.413605966" calcext:value-type="float">
            <text:p>635,413605966</text:p>
          </table:table-cell>
          <table:table-cell table:formula="of:=[.T147]/[.R147]" office:value-type="float" office:value="15.9951491370818" calcext:value-type="float">
            <text:p>15,9951491371</text:p>
          </table:table-cell>
          <table:table-cell office:value-type="date" office:date-value="2011-08-14" calcext:value-type="date">
            <text:p>14/08/11</text:p>
          </table:table-cell>
          <table:table-cell office:value-type="string" calcext:value-type="string">
            <text:p><text:s/>gtbhLc+5BWSbfyUtUI2r3cCfU1c=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er8BaXG8oPF2eNP/WM2yvgZ/a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1-07" calcext:value-type="date">
            <text:p>07/0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ozArUc1ck0pqOHd72uWR+Yj/1E= </text:p>
          </table:table-cell>
          <table:table-cell office:value-type="string" calcext:value-type="string">
            <text:p><text:s/>zv9rIGqDNfK+oJcj0sd0w0N/kbE= </text:p>
          </table:table-cell>
          <table:table-cell office:value-type="float" office:value="375.263743395" calcext:value-type="float">
            <text:p>375,263743395</text:p>
          </table:table-cell>
          <table:table-cell office:value-type="float" office:value="460.715947855" calcext:value-type="float">
            <text:p>460,715947855</text:p>
          </table:table-cell>
          <table:table-cell table:formula="of:=AVERAGE([.J148:.K148])" office:value-type="float" office:value="417.989845625" calcext:value-type="float">
            <text:p>417,989845625</text:p>
          </table:table-cell>
          <table:table-cell office:value-type="string" calcext:value-type="string">
            <text:p><text:s/>OzNYvlE3Fu3ryRCVLo2jRot63tU= </text:p>
          </table:table-cell>
          <table:table-cell office:value-type="float" office:value="134.878739171" calcext:value-type="float">
            <text:p>134,878739171</text:p>
          </table:table-cell>
          <table:table-cell office:value-type="float" office:value="217.470684438" calcext:value-type="float">
            <text:p>217,470684438</text:p>
          </table:table-cell>
          <table:table-cell table:formula="of:=[.N148]+[.O148]" office:value-type="float" office:value="352.349423609" calcext:value-type="float">
            <text:p>352,349423609</text:p>
          </table:table-cell>
          <table:table-cell office:value-type="string" calcext:value-type="string">
            <text:p><text:s/>RBjfI76vjE8XdlYtp84CtJuk1jo= </text:p>
          </table:table-cell>
          <table:table-cell office:value-type="float" office:value="15.6541219544" calcext:value-type="float">
            <text:p>15,6541219544</text:p>
          </table:table-cell>
          <table:table-cell office:value-type="string" calcext:value-type="string">
            <text:p><text:s/>fuitDEKgK0/GeeeNjEwCP8fMzM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2-12" calcext:value-type="date">
            <text:p>12/02/10</text:p>
          </table:table-cell>
          <table:table-cell office:value-type="string" calcext:value-type="string">
            <text:p><text:s/>PLgyd9j6BC0X3RwXlMkcJU98GZY=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839P6ZFfIH2uNygL27iegcGPMz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09" calcext:value-type="date">
            <text:p>09/11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tMvVpBqOu7pRy03ftzjOZXOBZ4= </text:p>
          </table:table-cell>
          <table:table-cell office:value-type="string" calcext:value-type="string">
            <text:p><text:s/>V25ln5xx1aKH0Y9SzMMN5cXrpvc= </text:p>
          </table:table-cell>
          <table:table-cell office:value-type="float" office:value="362.843616593" calcext:value-type="float">
            <text:p>362,843616593</text:p>
          </table:table-cell>
          <table:table-cell office:value-type="float" office:value="118.422952791" calcext:value-type="float">
            <text:p>118,422952791</text:p>
          </table:table-cell>
          <table:table-cell table:formula="of:=AVERAGE([.J149:.K149])" office:value-type="float" office:value="240.633284692" calcext:value-type="float">
            <text:p>240,633284692</text:p>
          </table:table-cell>
          <table:table-cell office:value-type="string" calcext:value-type="string">
            <text:p><text:s/>CV6EhQk7h2jBAnFVNWhLqMcM+fU= </text:p>
          </table:table-cell>
          <table:table-cell office:value-type="float" office:value="155.656336166" calcext:value-type="float">
            <text:p>155,656336166</text:p>
          </table:table-cell>
          <table:table-cell office:value-type="float" office:value="245.792341078" calcext:value-type="float">
            <text:p>245,792341078</text:p>
          </table:table-cell>
          <table:table-cell table:formula="of:=[.N149]+[.O149]" office:value-type="float" office:value="401.448677244" calcext:value-type="float">
            <text:p>401,448677244</text:p>
          </table:table-cell>
          <table:table-cell office:value-type="string" calcext:value-type="string">
            <text:p><text:s/>21i/67e6WeJBNtq0mX44Iq/x1Xs= </text:p>
          </table:table-cell>
          <table:table-cell office:value-type="float" office:value="38.7170447402" calcext:value-type="float">
            <text:p>38,7170447402</text:p>
          </table:table-cell>
          <table:table-cell office:value-type="string" calcext:value-type="string">
            <text:p><text:s/>c0MFFklBaseqOXxsZu5A6NKyMP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7-23" calcext:value-type="date">
            <text:p>23/07/12</text:p>
          </table:table-cell>
          <table:table-cell office:value-type="string" calcext:value-type="string">
            <text:p><text:s/>pzke7PyWuEfx6v1Fuy6q97Ok2M0=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K4l9a2qo3I6FJJEVntZUVhhL4g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8-15" calcext:value-type="date">
            <text:p>15/08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xEkrNex6fdadYoacGGCGQGXfAds= </text:p>
          </table:table-cell>
          <table:table-cell office:value-type="string" calcext:value-type="string">
            <text:p><text:s/>ga3rvvmxGYKRGkYolaSZSp+PsdY= </text:p>
          </table:table-cell>
          <table:table-cell office:value-type="float" office:value="81.4148322683" calcext:value-type="float">
            <text:p>81,4148322683</text:p>
          </table:table-cell>
          <table:table-cell office:value-type="float" office:value="306.839742969" calcext:value-type="float">
            <text:p>306,839742969</text:p>
          </table:table-cell>
          <table:table-cell table:formula="of:=AVERAGE([.J150:.K150])" office:value-type="float" office:value="194.12728761865" calcext:value-type="float">
            <text:p>194,1272876187</text:p>
          </table:table-cell>
          <table:table-cell office:value-type="string" calcext:value-type="string">
            <text:p><text:s/>+EpoR4fzDdUmbpXqq4vfmiL4yiI= </text:p>
          </table:table-cell>
          <table:table-cell office:value-type="float" office:value="492.392662492" calcext:value-type="float">
            <text:p>492,392662492</text:p>
          </table:table-cell>
          <table:table-cell office:value-type="float" office:value="493.464405891" calcext:value-type="float">
            <text:p>493,464405891</text:p>
          </table:table-cell>
          <table:table-cell table:formula="of:=[.N150]+[.O150]" office:value-type="float" office:value="985.857068383" calcext:value-type="float">
            <text:p>985,857068383</text:p>
          </table:table-cell>
          <table:table-cell office:value-type="string" calcext:value-type="string">
            <text:p><text:s/>1eWXuV61H6oaJ5D0S9d2sO2npL0= </text:p>
          </table:table-cell>
          <table:table-cell office:value-type="float" office:value="15.0026134" calcext:value-type="float">
            <text:p>15,0026134</text:p>
          </table:table-cell>
          <table:table-cell office:value-type="string" calcext:value-type="string">
            <text:p><text:s/>62RUm9VvKoRNCyfj3vaEDiyJRH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<text:s/>pLsKzbY1Ie2eSnUTv22Qcb/cXjQ=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hFNyG1NqJ5b09ZfdbqudzlOMPZw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0-17" calcext:value-type="date">
            <text:p>17/10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kfABVuzoVDfFJYuy+PazL54yw= </text:p>
          </table:table-cell>
          <table:table-cell office:value-type="string" calcext:value-type="string">
            <text:p><text:s/>w1dDIaDoaVyxXmfqZ3FTBLUJSIg= </text:p>
          </table:table-cell>
          <table:table-cell office:value-type="float" office:value="414.591467988" calcext:value-type="float">
            <text:p>414,591467988</text:p>
          </table:table-cell>
          <table:table-cell office:value-type="float" office:value="198.823618942" calcext:value-type="float">
            <text:p>198,823618942</text:p>
          </table:table-cell>
          <table:table-cell table:formula="of:=AVERAGE([.J151:.K151])" office:value-type="float" office:value="306.707543465" calcext:value-type="float">
            <text:p>306,707543465</text:p>
          </table:table-cell>
          <table:table-cell office:value-type="string" calcext:value-type="string">
            <text:p><text:s/>qIehvemCumtVne5yCicpw7U3LAs= </text:p>
          </table:table-cell>
          <table:table-cell office:value-type="float" office:value="188.010398808" calcext:value-type="float">
            <text:p>188,010398808</text:p>
          </table:table-cell>
          <table:table-cell office:value-type="float" office:value="351.903684449" calcext:value-type="float">
            <text:p>351,903684449</text:p>
          </table:table-cell>
          <table:table-cell table:formula="of:=[.N151]+[.O151]" office:value-type="float" office:value="539.914083257" calcext:value-type="float">
            <text:p>539,914083257</text:p>
          </table:table-cell>
          <table:table-cell office:value-type="string" calcext:value-type="string">
            <text:p><text:s/>+RrrxasSEBKndXZ+VfS0tHjYFpU= </text:p>
          </table:table-cell>
          <table:table-cell office:value-type="float" office:value="16.7840248795" calcext:value-type="float">
            <text:p>16,7840248795</text:p>
          </table:table-cell>
          <table:table-cell office:value-type="string" calcext:value-type="string">
            <text:p><text:s/>YJoWu0jUoawmuIMftVFW/Uc67yU= </text:p>
          </table:table-cell>
          <table:table-cell office:value-type="float" office:value="224.698844384" calcext:value-type="float">
            <text:p>224,698844384</text:p>
          </table:table-cell>
          <table:table-cell table:formula="of:=[.T151]/[.R151]" office:value-type="float" office:value="13.3876615410912" calcext:value-type="float">
            <text:p>13,3876615411</text:p>
          </table:table-cell>
          <table:table-cell office:value-type="date" office:date-value="2013-04-10" calcext:value-type="date">
            <text:p>10/04/13</text:p>
          </table:table-cell>
          <table:table-cell office:value-type="string" calcext:value-type="string">
            <text:p><text:s/>3CY1G0QwtIGGSZeGNdH85yIrCu8=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XSxjaNjblZ9ae16UUtE1IQ8dik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6-16" calcext:value-type="date">
            <text:p>16/06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Mnl/3YHsOPadMm1ytBG2SMucp4= </text:p>
          </table:table-cell>
          <table:table-cell office:value-type="string" calcext:value-type="string">
            <text:p><text:s/>OnbKRJUW8LiDf4w5K1qOPcbRXI4= </text:p>
          </table:table-cell>
          <table:table-cell office:value-type="float" office:value="331.944674445" calcext:value-type="float">
            <text:p>331,944674445</text:p>
          </table:table-cell>
          <table:table-cell office:value-type="float" office:value="350.312340679" calcext:value-type="float">
            <text:p>350,312340679</text:p>
          </table:table-cell>
          <table:table-cell table:formula="of:=AVERAGE([.J152:.K152])" office:value-type="float" office:value="341.128507562" calcext:value-type="float">
            <text:p>341,128507562</text:p>
          </table:table-cell>
          <table:table-cell office:value-type="string" calcext:value-type="string">
            <text:p><text:s/>tHYr3Mwu0B/x+Yk0qwYHv1v94cg= </text:p>
          </table:table-cell>
          <table:table-cell office:value-type="float" office:value="21.8592445497" calcext:value-type="float">
            <text:p>21,8592445497</text:p>
          </table:table-cell>
          <table:table-cell office:value-type="float" office:value="278.565940507" calcext:value-type="float">
            <text:p>278,565940507</text:p>
          </table:table-cell>
          <table:table-cell table:formula="of:=[.N152]+[.O152]" office:value-type="float" office:value="300.4251850567" calcext:value-type="float">
            <text:p>300,4251850567</text:p>
          </table:table-cell>
          <table:table-cell office:value-type="string" calcext:value-type="string">
            <text:p><text:s/>/Q2X2UFSigJ4ccDZqw2ocQbNKwY= </text:p>
          </table:table-cell>
          <table:table-cell office:value-type="float" office:value="35.1779026541" calcext:value-type="float">
            <text:p>35,1779026541</text:p>
          </table:table-cell>
          <table:table-cell office:value-type="string" calcext:value-type="string">
            <text:p><text:s/>zb6WU5rEoK/XfIKEsysIs8rdLi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11-27" calcext:value-type="date">
            <text:p>27/11/12</text:p>
          </table:table-cell>
          <table:table-cell office:value-type="string" calcext:value-type="string">
            <text:p><text:s/>LnVHuQukuto3TrIcKLss0Lb73yI=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8B6bRbMnG6kBtwA3oR4chBzJ8To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06" calcext:value-type="date">
            <text:p>06/03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kTA4ILVg8BVJqAM1KctOgQnCl4= </text:p>
          </table:table-cell>
          <table:table-cell office:value-type="string" calcext:value-type="string">
            <text:p><text:s/>Qr6j8v9AqSyifswzi14leBeMyyg= </text:p>
          </table:table-cell>
          <table:table-cell office:value-type="float" office:value="230.456521711" calcext:value-type="float">
            <text:p>230,456521711</text:p>
          </table:table-cell>
          <table:table-cell office:value-type="float" office:value="186.882950868" calcext:value-type="float">
            <text:p>186,882950868</text:p>
          </table:table-cell>
          <table:table-cell table:formula="of:=AVERAGE([.J153:.K153])" office:value-type="float" office:value="208.6697362895" calcext:value-type="float">
            <text:p>208,6697362895</text:p>
          </table:table-cell>
          <table:table-cell office:value-type="string" calcext:value-type="string">
            <text:p><text:s/>lU1B1KE9Bnbk1u09kIkFoJ5DbDk= </text:p>
          </table:table-cell>
          <table:table-cell office:value-type="float" office:value="195.264516974" calcext:value-type="float">
            <text:p>195,264516974</text:p>
          </table:table-cell>
          <table:table-cell office:value-type="float" office:value="268.320132074" calcext:value-type="float">
            <text:p>268,320132074</text:p>
          </table:table-cell>
          <table:table-cell table:formula="of:=[.N153]+[.O153]" office:value-type="float" office:value="463.584649048" calcext:value-type="float">
            <text:p>463,584649048</text:p>
          </table:table-cell>
          <table:table-cell office:value-type="string" calcext:value-type="string">
            <text:p><text:s/>fip0uf5NdKeQOM8n+ATHXoa/4S0= </text:p>
          </table:table-cell>
          <table:table-cell office:value-type="float" office:value="22.4041938593" calcext:value-type="float">
            <text:p>22,4041938593</text:p>
          </table:table-cell>
          <table:table-cell office:value-type="string" calcext:value-type="string">
            <text:p><text:s/>YigXZg5eZipPFNkNUqPxS86gRS0= </text:p>
          </table:table-cell>
          <table:table-cell office:value-type="float" office:value="8.4615152787" calcext:value-type="float">
            <text:p>8,4615152787</text:p>
          </table:table-cell>
          <table:table-cell table:formula="of:=[.T153]/[.R153]" office:value-type="float" office:value="0.377675507176868" calcext:value-type="float">
            <text:p>0,3776755072</text:p>
          </table:table-cell>
          <table:table-cell office:value-type="date" office:date-value="2011-12-18" calcext:value-type="date">
            <text:p>18/12/11</text:p>
          </table:table-cell>
          <table:table-cell office:value-type="string" calcext:value-type="string">
            <text:p><text:s/>WqKoOSJyDY+SSyQLtGvK7F1W43k=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PlR7dcIGtLi7FVa8bK1Vdv/ABbk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5-02" calcext:value-type="date">
            <text:p>02/05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nO/7ePQj9gs79FNO94IXFarWf0= </text:p>
          </table:table-cell>
          <table:table-cell office:value-type="string" calcext:value-type="string">
            <text:p><text:s/>on69v9bl7XIplc5kEif6JmI07fY= </text:p>
          </table:table-cell>
          <table:table-cell office:value-type="float" office:value="486.587643904" calcext:value-type="float">
            <text:p>486,587643904</text:p>
          </table:table-cell>
          <table:table-cell office:value-type="float" office:value="223.178129931" calcext:value-type="float">
            <text:p>223,178129931</text:p>
          </table:table-cell>
          <table:table-cell table:formula="of:=AVERAGE([.J154:.K154])" office:value-type="float" office:value="354.8828869175" calcext:value-type="float">
            <text:p>354,8828869175</text:p>
          </table:table-cell>
          <table:table-cell office:value-type="string" calcext:value-type="string">
            <text:p><text:s/>gmSqVzFaYnaXkAj7Xz8ifrnAfks= </text:p>
          </table:table-cell>
          <table:table-cell office:value-type="float" office:value="49.0166241141" calcext:value-type="float">
            <text:p>49,0166241141</text:p>
          </table:table-cell>
          <table:table-cell office:value-type="float" office:value="322.394301713" calcext:value-type="float">
            <text:p>322,394301713</text:p>
          </table:table-cell>
          <table:table-cell table:formula="of:=[.N154]+[.O154]" office:value-type="float" office:value="371.4109258271" calcext:value-type="float">
            <text:p>371,4109258271</text:p>
          </table:table-cell>
          <table:table-cell office:value-type="string" calcext:value-type="string">
            <text:p><text:s/>RtQO+QTBGsbR73MU8N11x9els0c= </text:p>
          </table:table-cell>
          <table:table-cell office:value-type="float" office:value="27.6726843514" calcext:value-type="float">
            <text:p>27,6726843514</text:p>
          </table:table-cell>
          <table:table-cell office:value-type="string" calcext:value-type="string">
            <text:p><text:s/>XTsL6Mlw0/w831gbX3IhzXfYuY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1-03" calcext:value-type="date">
            <text:p>03/01/13</text:p>
          </table:table-cell>
          <table:table-cell office:value-type="string" calcext:value-type="string">
            <text:p><text:s/>F+R3RKluEt4qXoHr401a0zfJ8Sk=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gr4nCLYleGEHfzWAa/QVNhEHa/0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2-22" calcext:value-type="date">
            <text:p>22/02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K1+UPmVhPVxl8KdaSKdXuiGcQ8= </text:p>
          </table:table-cell>
          <table:table-cell office:value-type="string" calcext:value-type="string">
            <text:p><text:s/>WVZOSajA1EyDhgzHgylsZyANdcc= </text:p>
          </table:table-cell>
          <table:table-cell office:value-type="float" office:value="162.980183319" calcext:value-type="float">
            <text:p>162,980183319</text:p>
          </table:table-cell>
          <table:table-cell office:value-type="float" office:value="336.754281611" calcext:value-type="float">
            <text:p>336,754281611</text:p>
          </table:table-cell>
          <table:table-cell table:formula="of:=AVERAGE([.J155:.K155])" office:value-type="float" office:value="249.867232465" calcext:value-type="float">
            <text:p>249,867232465</text:p>
          </table:table-cell>
          <table:table-cell office:value-type="string" calcext:value-type="string">
            <text:p><text:s/>nx50ugsKswJvjoLxVrdqCWKVbvw= </text:p>
          </table:table-cell>
          <table:table-cell office:value-type="float" office:value="146.896428007" calcext:value-type="float">
            <text:p>146,896428007</text:p>
          </table:table-cell>
          <table:table-cell office:value-type="float" office:value="391.606228597" calcext:value-type="float">
            <text:p>391,606228597</text:p>
          </table:table-cell>
          <table:table-cell table:formula="of:=[.N155]+[.O155]" office:value-type="float" office:value="538.502656604" calcext:value-type="float">
            <text:p>538,502656604</text:p>
          </table:table-cell>
          <table:table-cell office:value-type="string" calcext:value-type="string">
            <text:p><text:s/>xu92cvdnO7et1x2JmZ/WnSiCjPY= </text:p>
          </table:table-cell>
          <table:table-cell office:value-type="float" office:value="2.05432004482" calcext:value-type="float">
            <text:p>2,0543200448</text:p>
          </table:table-cell>
          <table:table-cell office:value-type="string" calcext:value-type="string">
            <text:p><text:s/>dDAGfFUvEhA1TyoNC7zcWcilfC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8-02" calcext:value-type="date">
            <text:p>02/08/10</text:p>
          </table:table-cell>
          <table:table-cell office:value-type="string" calcext:value-type="string">
            <text:p><text:s/>VRofCNyHxBg7iTzmqskOEe0Lqm8=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tMB6t2RHRuEG2qPm6hMmX4DtOg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9-12" calcext:value-type="date">
            <text:p>12/09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5Irzl91lBvGF4NZSZP1+R/BPHo= </text:p>
          </table:table-cell>
          <table:table-cell office:value-type="string" calcext:value-type="string">
            <text:p><text:s/>jdaiRdJE3HwKCwP9JTYXphaASO0= </text:p>
          </table:table-cell>
          <table:table-cell office:value-type="float" office:value="78.3576139603" calcext:value-type="float">
            <text:p>78,3576139603</text:p>
          </table:table-cell>
          <table:table-cell office:value-type="float" office:value="17.859429847" calcext:value-type="float">
            <text:p>17,859429847</text:p>
          </table:table-cell>
          <table:table-cell table:formula="of:=AVERAGE([.J156:.K156])" office:value-type="float" office:value="48.10852190365" calcext:value-type="float">
            <text:p>48,1085219037</text:p>
          </table:table-cell>
          <table:table-cell office:value-type="string" calcext:value-type="string">
            <text:p><text:s/>6LgSSwtSFe5KTA+DwcNAcL0uF/U= </text:p>
          </table:table-cell>
          <table:table-cell office:value-type="float" office:value="29.1822389814" calcext:value-type="float">
            <text:p>29,1822389814</text:p>
          </table:table-cell>
          <table:table-cell office:value-type="float" office:value="141.775103154" calcext:value-type="float">
            <text:p>141,775103154</text:p>
          </table:table-cell>
          <table:table-cell table:formula="of:=[.N156]+[.O156]" office:value-type="float" office:value="170.9573421354" calcext:value-type="float">
            <text:p>170,9573421354</text:p>
          </table:table-cell>
          <table:table-cell office:value-type="string" calcext:value-type="string">
            <text:p><text:s/>EZlIvnFD4tlsp/kWa0tZijo+cSo= </text:p>
          </table:table-cell>
          <table:table-cell office:value-type="float" office:value="1.42455778415" calcext:value-type="float">
            <text:p>1,4245577842</text:p>
          </table:table-cell>
          <table:table-cell office:value-type="string" calcext:value-type="string">
            <text:p><text:s/>fS6pzw7R6+5vAOmS1+IsaPV4dB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2-13" calcext:value-type="date">
            <text:p>13/12/11</text:p>
          </table:table-cell>
          <table:table-cell office:value-type="string" calcext:value-type="string">
            <text:p><text:s/>ra5MTmK0JvmeKz+PdNnCWCUho3k=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KEF+qhb7TeFHfNQe5ggobhHdNg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2-22" calcext:value-type="date">
            <text:p>22/12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9nQ2SPDteiSx+GqBRbQO6rbLPs= </text:p>
          </table:table-cell>
          <table:table-cell office:value-type="string" calcext:value-type="string">
            <text:p><text:s/>x6Fz9k47q5HOtsEJ3Ez7sB2VI+M= </text:p>
          </table:table-cell>
          <table:table-cell office:value-type="float" office:value="167.26794951" calcext:value-type="float">
            <text:p>167,26794951</text:p>
          </table:table-cell>
          <table:table-cell office:value-type="float" office:value="97.8370132264" calcext:value-type="float">
            <text:p>97,8370132264</text:p>
          </table:table-cell>
          <table:table-cell table:formula="of:=AVERAGE([.J157:.K157])" office:value-type="float" office:value="132.5524813682" calcext:value-type="float">
            <text:p>132,5524813682</text:p>
          </table:table-cell>
          <table:table-cell office:value-type="string" calcext:value-type="string">
            <text:p><text:s/>YXkor00ooXrvQf3hrantavwKZYA= </text:p>
          </table:table-cell>
          <table:table-cell office:value-type="float" office:value="59.816536946" calcext:value-type="float">
            <text:p>59,816536946</text:p>
          </table:table-cell>
          <table:table-cell office:value-type="float" office:value="98.7448339209" calcext:value-type="float">
            <text:p>98,7448339209</text:p>
          </table:table-cell>
          <table:table-cell table:formula="of:=[.N157]+[.O157]" office:value-type="float" office:value="158.5613708669" calcext:value-type="float">
            <text:p>158,5613708669</text:p>
          </table:table-cell>
          <table:table-cell office:value-type="string" calcext:value-type="string">
            <text:p><text:s/>YIyJotrxuFCGVrrGSOVgMgODZfc= </text:p>
          </table:table-cell>
          <table:table-cell office:value-type="float" office:value="36.546242757" calcext:value-type="float">
            <text:p>36,546242757</text:p>
          </table:table-cell>
          <table:table-cell office:value-type="string" calcext:value-type="string">
            <text:p><text:s/>Vm+9yh1kNZy2DBs+xussDJ1mT6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<text:s/>8CBPZ91Af1EF8dm3N1sxwhB0b14=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scqLkwEnMsH5nF74Hjm1uFtyguI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yEzcKLArgljnKbtEjtUim4BZmc= </text:p>
          </table:table-cell>
          <table:table-cell office:value-type="string" calcext:value-type="string">
            <text:p><text:s/>qzlw2bDoo/+Cz249an7c+V5IGjw= </text:p>
          </table:table-cell>
          <table:table-cell office:value-type="float" office:value="345.505889697" calcext:value-type="float">
            <text:p>345,505889697</text:p>
          </table:table-cell>
          <table:table-cell office:value-type="float" office:value="212.108705362" calcext:value-type="float">
            <text:p>212,108705362</text:p>
          </table:table-cell>
          <table:table-cell table:formula="of:=AVERAGE([.J158:.K158])" office:value-type="float" office:value="278.8072975295" calcext:value-type="float">
            <text:p>278,8072975295</text:p>
          </table:table-cell>
          <table:table-cell office:value-type="string" calcext:value-type="string">
            <text:p><text:s/>125mzm8yhCUkZiH2BQReERKJXOg= </text:p>
          </table:table-cell>
          <table:table-cell office:value-type="float" office:value="432.15695867" calcext:value-type="float">
            <text:p>432,15695867</text:p>
          </table:table-cell>
          <table:table-cell office:value-type="float" office:value="197.986618244" calcext:value-type="float">
            <text:p>197,986618244</text:p>
          </table:table-cell>
          <table:table-cell table:formula="of:=[.N158]+[.O158]" office:value-type="float" office:value="630.143576914" calcext:value-type="float">
            <text:p>630,143576914</text:p>
          </table:table-cell>
          <table:table-cell office:value-type="string" calcext:value-type="string">
            <text:p><text:s/>k5U1hUgj8ZiG3gBuycAQk9IF2aU= </text:p>
          </table:table-cell>
          <table:table-cell office:value-type="float" office:value="47.5528876879" calcext:value-type="float">
            <text:p>47,5528876879</text:p>
          </table:table-cell>
          <table:table-cell office:value-type="string" calcext:value-type="string">
            <text:p><text:s/>g2LWnRCw06kFyVJVMZ8F8nnstZQ= </text:p>
          </table:table-cell>
          <table:table-cell office:value-type="float" office:value="950.230130182" calcext:value-type="float">
            <text:p>950,230130182</text:p>
          </table:table-cell>
          <table:table-cell table:formula="of:=[.T158]/[.R158]" office:value-type="float" office:value="19.9825957241244" calcext:value-type="float">
            <text:p>19,9825957241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<text:s/>m+4A3rs4KFq5S9nNQ5XWYXS24yM=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Gw2okvYgUg5NSPldS94cByZh7I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6-21" calcext:value-type="date">
            <text:p>21/06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bMEnSNJBkJPcXLkb4dq4fZs0PE= </text:p>
          </table:table-cell>
          <table:table-cell office:value-type="string" calcext:value-type="string">
            <text:p><text:s/>vHVjTDnY5EKJRQJpu7U+URo7Gpc= </text:p>
          </table:table-cell>
          <table:table-cell office:value-type="float" office:value="465.091030659" calcext:value-type="float">
            <text:p>465,091030659</text:p>
          </table:table-cell>
          <table:table-cell office:value-type="float" office:value="468.370782877" calcext:value-type="float">
            <text:p>468,370782877</text:p>
          </table:table-cell>
          <table:table-cell table:formula="of:=AVERAGE([.J159:.K159])" office:value-type="float" office:value="466.730906768" calcext:value-type="float">
            <text:p>466,730906768</text:p>
          </table:table-cell>
          <table:table-cell office:value-type="string" calcext:value-type="string">
            <text:p><text:s/>aRS0vrUjXcjnsYZQCmwFS2FHwZs= </text:p>
          </table:table-cell>
          <table:table-cell office:value-type="float" office:value="129.711499178" calcext:value-type="float">
            <text:p>129,711499178</text:p>
          </table:table-cell>
          <table:table-cell office:value-type="float" office:value="137.450430107" calcext:value-type="float">
            <text:p>137,450430107</text:p>
          </table:table-cell>
          <table:table-cell table:formula="of:=[.N159]+[.O159]" office:value-type="float" office:value="267.161929285" calcext:value-type="float">
            <text:p>267,161929285</text:p>
          </table:table-cell>
          <table:table-cell office:value-type="string" calcext:value-type="string">
            <text:p><text:s/>HiiWc0acaqZOgkX1SZKgIYiMrMQ= </text:p>
          </table:table-cell>
          <table:table-cell office:value-type="float" office:value="46.8374193577" calcext:value-type="float">
            <text:p>46,8374193577</text:p>
          </table:table-cell>
          <table:table-cell office:value-type="string" calcext:value-type="string">
            <text:p><text:s/>by7K/ZFqjmKWYTR4KAZc7QheXN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21" calcext:value-type="date">
            <text:p>21/06/12</text:p>
          </table:table-cell>
          <table:table-cell office:value-type="string" calcext:value-type="string">
            <text:p><text:s/>wSCGowl3m//khczbM2wfJbAeNhc=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z7OhH9TTStm1s/SLKkyN2yKPDKA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3-01" calcext:value-type="date">
            <text:p>01/03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Pngl2Gq5z+CR6812wGCHHn3byg= </text:p>
          </table:table-cell>
          <table:table-cell office:value-type="string" calcext:value-type="string">
            <text:p><text:s/>s2hVjXCokkQ7EEZII7I5XXxpYs4= </text:p>
          </table:table-cell>
          <table:table-cell office:value-type="float" office:value="207.736520885" calcext:value-type="float">
            <text:p>207,736520885</text:p>
          </table:table-cell>
          <table:table-cell office:value-type="float" office:value="253.667841374" calcext:value-type="float">
            <text:p>253,667841374</text:p>
          </table:table-cell>
          <table:table-cell table:formula="of:=AVERAGE([.J160:.K160])" office:value-type="float" office:value="230.7021811295" calcext:value-type="float">
            <text:p>230,7021811295</text:p>
          </table:table-cell>
          <table:table-cell office:value-type="string" calcext:value-type="string">
            <text:p><text:s/>JUU5mfStGiAH7GV5asherIm++BI= </text:p>
          </table:table-cell>
          <table:table-cell office:value-type="float" office:value="281.275044847" calcext:value-type="float">
            <text:p>281,275044847</text:p>
          </table:table-cell>
          <table:table-cell office:value-type="float" office:value="427.963668024" calcext:value-type="float">
            <text:p>427,963668024</text:p>
          </table:table-cell>
          <table:table-cell table:formula="of:=[.N160]+[.O160]" office:value-type="float" office:value="709.238712871" calcext:value-type="float">
            <text:p>709,238712871</text:p>
          </table:table-cell>
          <table:table-cell office:value-type="string" calcext:value-type="string">
            <text:p><text:s/>DazyhKU44XCYuWzEIVYFnR/vOhU= </text:p>
          </table:table-cell>
          <table:table-cell office:value-type="float" office:value="1.20003235954" calcext:value-type="float">
            <text:p>1,2000323595</text:p>
          </table:table-cell>
          <table:table-cell office:value-type="string" calcext:value-type="string">
            <text:p><text:s/>wQpu7lm2OxQRKgZoAEA5snkjYI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9-02" calcext:value-type="date">
            <text:p>02/09/14</text:p>
          </table:table-cell>
          <table:table-cell office:value-type="string" calcext:value-type="string">
            <text:p><text:s/>fEYB5IyyHxtj9BlqLjIyfLnuD1g=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4qCtvELnHv/WqKqqvoyXP0tqj4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08" calcext:value-type="date">
            <text:p>08/04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hQm4wkBcnteiwgueDszzFeRZMQ= </text:p>
          </table:table-cell>
          <table:table-cell office:value-type="string" calcext:value-type="string">
            <text:p><text:s/>5igbyC3lrepYgRoxyxlzhkjSYRo= </text:p>
          </table:table-cell>
          <table:table-cell office:value-type="float" office:value="129.131410602" calcext:value-type="float">
            <text:p>129,131410602</text:p>
          </table:table-cell>
          <table:table-cell office:value-type="float" office:value="391.389485657" calcext:value-type="float">
            <text:p>391,389485657</text:p>
          </table:table-cell>
          <table:table-cell table:formula="of:=AVERAGE([.J161:.K161])" office:value-type="float" office:value="260.2604481295" calcext:value-type="float">
            <text:p>260,2604481295</text:p>
          </table:table-cell>
          <table:table-cell office:value-type="string" calcext:value-type="string">
            <text:p><text:s/>VL0TJ6Yai0F04gFTxrwg6C8/rm4= </text:p>
          </table:table-cell>
          <table:table-cell office:value-type="float" office:value="469.623039238" calcext:value-type="float">
            <text:p>469,623039238</text:p>
          </table:table-cell>
          <table:table-cell office:value-type="float" office:value="240.825812064" calcext:value-type="float">
            <text:p>240,825812064</text:p>
          </table:table-cell>
          <table:table-cell table:formula="of:=[.N161]+[.O161]" office:value-type="float" office:value="710.448851302" calcext:value-type="float">
            <text:p>710,448851302</text:p>
          </table:table-cell>
          <table:table-cell office:value-type="string" calcext:value-type="string">
            <text:p><text:s/>raHQmE+ERw+9eD188xaJ00e7JaA= </text:p>
          </table:table-cell>
          <table:table-cell office:value-type="float" office:value="34.0406936851" calcext:value-type="float">
            <text:p>34,0406936851</text:p>
          </table:table-cell>
          <table:table-cell office:value-type="string" calcext:value-type="string">
            <text:p><text:s/>Cp6FZtmgE9zEiMPO8OeGsAHcT0g= </text:p>
          </table:table-cell>
          <table:table-cell office:value-type="float" office:value="873.805054805" calcext:value-type="float">
            <text:p>873,805054805</text:p>
          </table:table-cell>
          <table:table-cell table:formula="of:=[.T161]/[.R161]" office:value-type="float" office:value="25.6694256259377" calcext:value-type="float">
            <text:p>25,6694256259</text:p>
          </table:table-cell>
          <table:table-cell office:value-type="date" office:date-value="2010-12-02" calcext:value-type="date">
            <text:p>02/12/10</text:p>
          </table:table-cell>
          <table:table-cell office:value-type="string" calcext:value-type="string">
            <text:p><text:s/>Tontz+0EoefpJrT/Z7BVAEtl/Fc=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O9vLvSri/Sxs/0zbLHsTlILoBSQ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1-13" calcext:value-type="date">
            <text:p>13/01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X3g4VzEGSIYRkc8ApjGnUHmKMw= </text:p>
          </table:table-cell>
          <table:table-cell office:value-type="string" calcext:value-type="string">
            <text:p><text:s/>F//r0gndV9eybAfSDZQgk3eacJM= </text:p>
          </table:table-cell>
          <table:table-cell office:value-type="float" office:value="453.517111477" calcext:value-type="float">
            <text:p>453,517111477</text:p>
          </table:table-cell>
          <table:table-cell office:value-type="float" office:value="92.751194626" calcext:value-type="float">
            <text:p>92,751194626</text:p>
          </table:table-cell>
          <table:table-cell table:formula="of:=AVERAGE([.J162:.K162])" office:value-type="float" office:value="273.1341530515" calcext:value-type="float">
            <text:p>273,1341530515</text:p>
          </table:table-cell>
          <table:table-cell office:value-type="string" calcext:value-type="string">
            <text:p><text:s/>lwQoDg61/n9VYTxo1VDJWSgd8cE= </text:p>
          </table:table-cell>
          <table:table-cell office:value-type="float" office:value="331.230959459" calcext:value-type="float">
            <text:p>331,230959459</text:p>
          </table:table-cell>
          <table:table-cell office:value-type="float" office:value="98.0352891578" calcext:value-type="float">
            <text:p>98,0352891578</text:p>
          </table:table-cell>
          <table:table-cell table:formula="of:=[.N162]+[.O162]" office:value-type="float" office:value="429.2662486168" calcext:value-type="float">
            <text:p>429,2662486168</text:p>
          </table:table-cell>
          <table:table-cell office:value-type="string" calcext:value-type="string">
            <text:p><text:s/>HsO0nGSC9ijwybT9pg6xsUhM47I= </text:p>
          </table:table-cell>
          <table:table-cell office:value-type="float" office:value="3.13038178501" calcext:value-type="float">
            <text:p>3,130381785</text:p>
          </table:table-cell>
          <table:table-cell office:value-type="string" calcext:value-type="string">
            <text:p><text:s/>aXJf4Nw2B5STMx0VN3iKSqS5fU8= </text:p>
          </table:table-cell>
          <table:table-cell office:value-type="float" office:value="763.417167342" calcext:value-type="float">
            <text:p>763,417167342</text:p>
          </table:table-cell>
          <table:table-cell table:formula="of:=[.T162]/[.R162]" office:value-type="float" office:value="243.873501627713" calcext:value-type="float">
            <text:p>243,8735016277</text:p>
          </table:table-cell>
          <table:table-cell office:value-type="date" office:date-value="2013-03-28" calcext:value-type="date">
            <text:p>28/03/13</text:p>
          </table:table-cell>
          <table:table-cell office:value-type="string" calcext:value-type="string">
            <text:p><text:s/>3xsoTodFryfs4nQrk2XucRsVeqg=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RRvAgWVeGTSprHJJA8AsbVQFdks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7-01" calcext:value-type="date">
            <text:p>01/07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zSySyJAR1PuoQfuV4RR4FPCj3Q= </text:p>
          </table:table-cell>
          <table:table-cell office:value-type="string" calcext:value-type="string">
            <text:p><text:s/>lTY8Pz4VE/hVFNz1GatTKOwI7j0= </text:p>
          </table:table-cell>
          <table:table-cell office:value-type="float" office:value="83.5430285764" calcext:value-type="float">
            <text:p>83,5430285764</text:p>
          </table:table-cell>
          <table:table-cell office:value-type="float" office:value="171.05409032" calcext:value-type="float">
            <text:p>171,05409032</text:p>
          </table:table-cell>
          <table:table-cell table:formula="of:=AVERAGE([.J163:.K163])" office:value-type="float" office:value="127.2985594482" calcext:value-type="float">
            <text:p>127,2985594482</text:p>
          </table:table-cell>
          <table:table-cell office:value-type="string" calcext:value-type="string">
            <text:p><text:s/>FjNtmqGb26P/dfizWffu4/pXVlE= </text:p>
          </table:table-cell>
          <table:table-cell office:value-type="float" office:value="147.675646588" calcext:value-type="float">
            <text:p>147,675646588</text:p>
          </table:table-cell>
          <table:table-cell office:value-type="float" office:value="344.693117367" calcext:value-type="float">
            <text:p>344,693117367</text:p>
          </table:table-cell>
          <table:table-cell table:formula="of:=[.N163]+[.O163]" office:value-type="float" office:value="492.368763955" calcext:value-type="float">
            <text:p>492,368763955</text:p>
          </table:table-cell>
          <table:table-cell office:value-type="string" calcext:value-type="string">
            <text:p><text:s/>zP8mWPpD2edEmp+mcLBuAdzAG18= </text:p>
          </table:table-cell>
          <table:table-cell office:value-type="float" office:value="40.3962454726" calcext:value-type="float">
            <text:p>40,3962454726</text:p>
          </table:table-cell>
          <table:table-cell office:value-type="string" calcext:value-type="string">
            <text:p><text:s/>x6oEmArSefa84ovSG5TWUQ7a++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6-26" calcext:value-type="date">
            <text:p>26/06/13</text:p>
          </table:table-cell>
          <table:table-cell office:value-type="string" calcext:value-type="string">
            <text:p><text:s/>OJELKHKoJibEb6E9vzuHj1aXik4=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FEAdiG5RwLkp4jft2Ei3HdcoiU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4-22" calcext:value-type="date">
            <text:p>22/04/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6bUGrIQtYs1cx9DJIexI+Tmtgc= </text:p>
          </table:table-cell>
          <table:table-cell office:value-type="string" calcext:value-type="string">
            <text:p><text:s/>IQOECQ5mV2DEzJn05RO/0+UT9wI= </text:p>
          </table:table-cell>
          <table:table-cell office:value-type="float" office:value="396.599177683" calcext:value-type="float">
            <text:p>396,599177683</text:p>
          </table:table-cell>
          <table:table-cell office:value-type="float" office:value="76.1058426386" calcext:value-type="float">
            <text:p>76,1058426386</text:p>
          </table:table-cell>
          <table:table-cell table:formula="of:=AVERAGE([.J164:.K164])" office:value-type="float" office:value="236.3525101608" calcext:value-type="float">
            <text:p>236,3525101608</text:p>
          </table:table-cell>
          <table:table-cell office:value-type="string" calcext:value-type="string">
            <text:p><text:s/>+CrMN7kuon+3GmSAToK/4kPkbio= </text:p>
          </table:table-cell>
          <table:table-cell office:value-type="float" office:value="257.589427491" calcext:value-type="float">
            <text:p>257,589427491</text:p>
          </table:table-cell>
          <table:table-cell office:value-type="float" office:value="156.685023157" calcext:value-type="float">
            <text:p>156,685023157</text:p>
          </table:table-cell>
          <table:table-cell table:formula="of:=[.N164]+[.O164]" office:value-type="float" office:value="414.274450648" calcext:value-type="float">
            <text:p>414,274450648</text:p>
          </table:table-cell>
          <table:table-cell office:value-type="string" calcext:value-type="string">
            <text:p><text:s/>Kukv6biUpkjve+BTrwdUvp0d2EY= </text:p>
          </table:table-cell>
          <table:table-cell office:value-type="float" office:value="17.7740860479" calcext:value-type="float">
            <text:p>17,7740860479</text:p>
          </table:table-cell>
          <table:table-cell office:value-type="string" calcext:value-type="string">
            <text:p><text:s/>fbFi17qYg2Ux0OoCiAAw/mufaj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<text:s/>jfUxMrjsMb6+CzDQOTHVgv+xi8w=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iUfyqf91g4vN3Z98RcfCHO5z9w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1-14" calcext:value-type="date">
            <text:p>14/1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WwJmr8hXRq+doWHsZaxNkJhhBU= </text:p>
          </table:table-cell>
          <table:table-cell office:value-type="string" calcext:value-type="string">
            <text:p><text:s/>/ynjsq9g3QjhbEV28/abR1jJUtM= </text:p>
          </table:table-cell>
          <table:table-cell office:value-type="float" office:value="220.099713989" calcext:value-type="float">
            <text:p>220,099713989</text:p>
          </table:table-cell>
          <table:table-cell office:value-type="float" office:value="469.322432061" calcext:value-type="float">
            <text:p>469,322432061</text:p>
          </table:table-cell>
          <table:table-cell table:formula="of:=AVERAGE([.J165:.K165])" office:value-type="float" office:value="344.711073025" calcext:value-type="float">
            <text:p>344,711073025</text:p>
          </table:table-cell>
          <table:table-cell office:value-type="string" calcext:value-type="string">
            <text:p><text:s/>z2eUlpnVe/hfZZfM5vplrWTqhvc= </text:p>
          </table:table-cell>
          <table:table-cell office:value-type="float" office:value="383.943328853" calcext:value-type="float">
            <text:p>383,943328853</text:p>
          </table:table-cell>
          <table:table-cell office:value-type="float" office:value="147.038021652" calcext:value-type="float">
            <text:p>147,038021652</text:p>
          </table:table-cell>
          <table:table-cell table:formula="of:=[.N165]+[.O165]" office:value-type="float" office:value="530.981350505" calcext:value-type="float">
            <text:p>530,981350505</text:p>
          </table:table-cell>
          <table:table-cell office:value-type="string" calcext:value-type="string">
            <text:p><text:s/>khtZzT6RbreyRjOkIMF9d2rlR0A= </text:p>
          </table:table-cell>
          <table:table-cell office:value-type="float" office:value="7.37169294313" calcext:value-type="float">
            <text:p>7,3716929431</text:p>
          </table:table-cell>
          <table:table-cell office:value-type="string" calcext:value-type="string">
            <text:p><text:s/>2KtaF4IMZtZth8iAkc79iAB0r1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2-10" calcext:value-type="date">
            <text:p>10/02/11</text:p>
          </table:table-cell>
          <table:table-cell office:value-type="string" calcext:value-type="string">
            <text:p><text:s/>fZ9TJ+f4s5Co6qbOyyu4CgYRulQ=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6PSm8CSxw9p3BrjK6NDZUJ5a32U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5-22" calcext:value-type="date">
            <text:p>22/05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jpwPEtdFzHHVpGuu7gy/wJTlKW4= </text:p>
          </table:table-cell>
          <table:table-cell office:value-type="string" calcext:value-type="string">
            <text:p><text:s/>/jJNPyt/ozANL86Gq4EtqTSdCp4= </text:p>
          </table:table-cell>
          <table:table-cell office:value-type="float" office:value="134.359045649" calcext:value-type="float">
            <text:p>134,359045649</text:p>
          </table:table-cell>
          <table:table-cell office:value-type="float" office:value="228.641371169" calcext:value-type="float">
            <text:p>228,641371169</text:p>
          </table:table-cell>
          <table:table-cell table:formula="of:=AVERAGE([.J166:.K166])" office:value-type="float" office:value="181.500208409" calcext:value-type="float">
            <text:p>181,500208409</text:p>
          </table:table-cell>
          <table:table-cell office:value-type="string" calcext:value-type="string">
            <text:p><text:s/>OtuKa1KgI8BQpCzH+lWeiCVXinU= </text:p>
          </table:table-cell>
          <table:table-cell office:value-type="float" office:value="253.694623937" calcext:value-type="float">
            <text:p>253,694623937</text:p>
          </table:table-cell>
          <table:table-cell office:value-type="float" office:value="304.032061183" calcext:value-type="float">
            <text:p>304,032061183</text:p>
          </table:table-cell>
          <table:table-cell table:formula="of:=[.N166]+[.O166]" office:value-type="float" office:value="557.72668512" calcext:value-type="float">
            <text:p>557,72668512</text:p>
          </table:table-cell>
          <table:table-cell office:value-type="string" calcext:value-type="string">
            <text:p><text:s/>bgbwZ8cWrXsGP45WfrPJuztmvWk= </text:p>
          </table:table-cell>
          <table:table-cell office:value-type="float" office:value="7.82433850291" calcext:value-type="float">
            <text:p>7,8243385029</text:p>
          </table:table-cell>
          <table:table-cell office:value-type="string" calcext:value-type="string">
            <text:p><text:s/>UfVU1RM8Tg+qkuBdZg1NQ0F1e2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<text:s/>j4aIXRKbQx2boFZyVmIZEGRv4A0=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FWYJRGNXv9Kr/5MEQjQUAOty1o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2-26" calcext:value-type="date">
            <text:p>26/02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NUitMpkAKud8sjTvHLEZA+OSqY= </text:p>
          </table:table-cell>
          <table:table-cell office:value-type="string" calcext:value-type="string">
            <text:p><text:s/>M/dFToIFqaQp2jDP/rVZF6RoPzY= </text:p>
          </table:table-cell>
          <table:table-cell office:value-type="float" office:value="375.69232206" calcext:value-type="float">
            <text:p>375,69232206</text:p>
          </table:table-cell>
          <table:table-cell office:value-type="float" office:value="368.89856926" calcext:value-type="float">
            <text:p>368,89856926</text:p>
          </table:table-cell>
          <table:table-cell table:formula="of:=AVERAGE([.J167:.K167])" office:value-type="float" office:value="372.29544566" calcext:value-type="float">
            <text:p>372,29544566</text:p>
          </table:table-cell>
          <table:table-cell office:value-type="string" calcext:value-type="string">
            <text:p><text:s/>eYOoy0B9IojK7PRZzmRljOKe+Ck= </text:p>
          </table:table-cell>
          <table:table-cell office:value-type="float" office:value="136.585888877" calcext:value-type="float">
            <text:p>136,585888877</text:p>
          </table:table-cell>
          <table:table-cell office:value-type="float" office:value="429.984211368" calcext:value-type="float">
            <text:p>429,984211368</text:p>
          </table:table-cell>
          <table:table-cell table:formula="of:=[.N167]+[.O167]" office:value-type="float" office:value="566.570100245" calcext:value-type="float">
            <text:p>566,570100245</text:p>
          </table:table-cell>
          <table:table-cell office:value-type="string" calcext:value-type="string">
            <text:p><text:s/>tjH2bcVxoPpCY1lN6s/ubE3GjrI= </text:p>
          </table:table-cell>
          <table:table-cell office:value-type="float" office:value="30.310842112" calcext:value-type="float">
            <text:p>30,310842112</text:p>
          </table:table-cell>
          <table:table-cell office:value-type="string" calcext:value-type="string">
            <text:p><text:s/>E6kWZle9THbjfjdkoHtiM97jRO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09-07" calcext:value-type="date">
            <text:p>07/09/13</text:p>
          </table:table-cell>
          <table:table-cell office:value-type="string" calcext:value-type="string">
            <text:p><text:s/>8FyxSE6z+Wly6O3ncn8SDzUiws0=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YltenmPF562V1l4VzpV40kXg8k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1-17" calcext:value-type="date">
            <text:p>17/11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3tgnMzlV5mlQAlfK5RMHpaVTds= </text:p>
          </table:table-cell>
          <table:table-cell office:value-type="string" calcext:value-type="string">
            <text:p><text:s/>ZGEOtwcaApNVSinYna3aEtWsfVo= </text:p>
          </table:table-cell>
          <table:table-cell office:value-type="float" office:value="427.242018579" calcext:value-type="float">
            <text:p>427,242018579</text:p>
          </table:table-cell>
          <table:table-cell office:value-type="float" office:value="124.158311568" calcext:value-type="float">
            <text:p>124,158311568</text:p>
          </table:table-cell>
          <table:table-cell table:formula="of:=AVERAGE([.J168:.K168])" office:value-type="float" office:value="275.7001650735" calcext:value-type="float">
            <text:p>275,7001650735</text:p>
          </table:table-cell>
          <table:table-cell office:value-type="string" calcext:value-type="string">
            <text:p><text:s/>DyTN9WI0EU4RDwFZr+6hUGNLH/4= </text:p>
          </table:table-cell>
          <table:table-cell office:value-type="float" office:value="363.790516111" calcext:value-type="float">
            <text:p>363,790516111</text:p>
          </table:table-cell>
          <table:table-cell office:value-type="float" office:value="37.4794286518" calcext:value-type="float">
            <text:p>37,4794286518</text:p>
          </table:table-cell>
          <table:table-cell table:formula="of:=[.N168]+[.O168]" office:value-type="float" office:value="401.2699447628" calcext:value-type="float">
            <text:p>401,2699447628</text:p>
          </table:table-cell>
          <table:table-cell office:value-type="string" calcext:value-type="string">
            <text:p><text:s/>xZ6vYyS3E7qnM+IjWlzNiClqvFE= </text:p>
          </table:table-cell>
          <table:table-cell office:value-type="float" office:value="7.06772354089" calcext:value-type="float">
            <text:p>7,0677235409</text:p>
          </table:table-cell>
          <table:table-cell office:value-type="string" calcext:value-type="string">
            <text:p><text:s/>9XLstU19ixH1eRVVE0LfrRAD6p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7-07" calcext:value-type="date">
            <text:p>07/07/10</text:p>
          </table:table-cell>
          <table:table-cell office:value-type="string" calcext:value-type="string">
            <text:p><text:s/>qaUwjuJpxZ/DdN5ZukGciqiJKxM=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8K0+6CQQa7Nfv6gVXeKX2CA7eM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8-16" calcext:value-type="date">
            <text:p>16/08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UJ43yOxYheUiuXhO4dY2Yf/lu4= </text:p>
          </table:table-cell>
          <table:table-cell office:value-type="string" calcext:value-type="string">
            <text:p><text:s/>cb7vPrLZkn2viShctQO2ruBL+D4= </text:p>
          </table:table-cell>
          <table:table-cell office:value-type="float" office:value="103.476968852" calcext:value-type="float">
            <text:p>103,476968852</text:p>
          </table:table-cell>
          <table:table-cell office:value-type="float" office:value="48.3145141937" calcext:value-type="float">
            <text:p>48,3145141937</text:p>
          </table:table-cell>
          <table:table-cell table:formula="of:=AVERAGE([.J169:.K169])" office:value-type="float" office:value="75.89574152285" calcext:value-type="float">
            <text:p>75,8957415229</text:p>
          </table:table-cell>
          <table:table-cell office:value-type="string" calcext:value-type="string">
            <text:p><text:s/>Sg3zFF0BXY9o3nqeHoLA+9pDZwU= </text:p>
          </table:table-cell>
          <table:table-cell office:value-type="float" office:value="497.392543425" calcext:value-type="float">
            <text:p>497,392543425</text:p>
          </table:table-cell>
          <table:table-cell office:value-type="float" office:value="32.5283132628" calcext:value-type="float">
            <text:p>32,5283132628</text:p>
          </table:table-cell>
          <table:table-cell table:formula="of:=[.N169]+[.O169]" office:value-type="float" office:value="529.9208566878" calcext:value-type="float">
            <text:p>529,9208566878</text:p>
          </table:table-cell>
          <table:table-cell office:value-type="string" calcext:value-type="string">
            <text:p><text:s/>6I7aVSxJOpu0TqBYy4bs0KSDwfA= </text:p>
          </table:table-cell>
          <table:table-cell office:value-type="float" office:value="13.0708790441" calcext:value-type="float">
            <text:p>13,0708790441</text:p>
          </table:table-cell>
          <table:table-cell office:value-type="string" calcext:value-type="string">
            <text:p><text:s/>1e7ZdfPUX9eugTNL3YKJGzXTrh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<text:s/>rcFxLx7jmx+DorP8Y6PpcvUUFJk=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gKJWRqn/2If4knXcUqFVpds7/E4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7-21" calcext:value-type="date">
            <text:p>21/07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6Nki8brI26a65JwvuwEPDOdMCA= </text:p>
          </table:table-cell>
          <table:table-cell office:value-type="string" calcext:value-type="string">
            <text:p><text:s/>m8ckMPgkMwrftJIM/frfxoixkdQ= </text:p>
          </table:table-cell>
          <table:table-cell office:value-type="float" office:value="181.663783034" calcext:value-type="float">
            <text:p>181,663783034</text:p>
          </table:table-cell>
          <table:table-cell office:value-type="float" office:value="143.452710943" calcext:value-type="float">
            <text:p>143,452710943</text:p>
          </table:table-cell>
          <table:table-cell table:formula="of:=AVERAGE([.J170:.K170])" office:value-type="float" office:value="162.5582469885" calcext:value-type="float">
            <text:p>162,5582469885</text:p>
          </table:table-cell>
          <table:table-cell office:value-type="string" calcext:value-type="string">
            <text:p><text:s/>HqNbDB4cKs1Keq8jp9um6lAO/uM= </text:p>
          </table:table-cell>
          <table:table-cell office:value-type="float" office:value="225.771244078" calcext:value-type="float">
            <text:p>225,771244078</text:p>
          </table:table-cell>
          <table:table-cell office:value-type="float" office:value="185.730255779" calcext:value-type="float">
            <text:p>185,730255779</text:p>
          </table:table-cell>
          <table:table-cell table:formula="of:=[.N170]+[.O170]" office:value-type="float" office:value="411.501499857" calcext:value-type="float">
            <text:p>411,501499857</text:p>
          </table:table-cell>
          <table:table-cell office:value-type="string" calcext:value-type="string">
            <text:p><text:s/>HohVgSQsnx/P41Dp7f2pPMf/5P4= </text:p>
          </table:table-cell>
          <table:table-cell office:value-type="float" office:value="20.090082088" calcext:value-type="float">
            <text:p>20,090082088</text:p>
          </table:table-cell>
          <table:table-cell office:value-type="string" calcext:value-type="string">
            <text:p><text:s/>QZ76xPb4TeT7MdxlTa1CSYok0b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4-24" calcext:value-type="date">
            <text:p>24/04/15</text:p>
          </table:table-cell>
          <table:table-cell office:value-type="string" calcext:value-type="string">
            <text:p><text:s/>sjVxFzbzmggEIOoEEAYK2asHGW4=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csXxR3KcausmR374JbnROsGGxt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8-09" calcext:value-type="date">
            <text:p>09/08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H81njdADZMS8oX4dSx0XuVmMKg= </text:p>
          </table:table-cell>
          <table:table-cell office:value-type="string" calcext:value-type="string">
            <text:p><text:s/>KXsm5JzJrps/oM0rseGxbJBe0aQ= </text:p>
          </table:table-cell>
          <table:table-cell office:value-type="float" office:value="226.604643028" calcext:value-type="float">
            <text:p>226,604643028</text:p>
          </table:table-cell>
          <table:table-cell office:value-type="float" office:value="80.2292185977" calcext:value-type="float">
            <text:p>80,2292185977</text:p>
          </table:table-cell>
          <table:table-cell table:formula="of:=AVERAGE([.J171:.K171])" office:value-type="float" office:value="153.41693081285" calcext:value-type="float">
            <text:p>153,4169308129</text:p>
          </table:table-cell>
          <table:table-cell office:value-type="string" calcext:value-type="string">
            <text:p><text:s/>GjzzU81BUbGDty8yYrjYrMh36u0= </text:p>
          </table:table-cell>
          <table:table-cell office:value-type="float" office:value="424.216854982" calcext:value-type="float">
            <text:p>424,216854982</text:p>
          </table:table-cell>
          <table:table-cell office:value-type="float" office:value="434.153496689" calcext:value-type="float">
            <text:p>434,153496689</text:p>
          </table:table-cell>
          <table:table-cell table:formula="of:=[.N171]+[.O171]" office:value-type="float" office:value="858.370351671" calcext:value-type="float">
            <text:p>858,370351671</text:p>
          </table:table-cell>
          <table:table-cell office:value-type="string" calcext:value-type="string">
            <text:p><text:s/>P4KT4Cg/OeEoR3fFHeaCIVpI54g= </text:p>
          </table:table-cell>
          <table:table-cell office:value-type="float" office:value="34.1502461254" calcext:value-type="float">
            <text:p>34,1502461254</text:p>
          </table:table-cell>
          <table:table-cell office:value-type="string" calcext:value-type="string">
            <text:p><text:s/>wHI6xf3VQNw+RmJEcqlcpcQE04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6-21" calcext:value-type="date">
            <text:p>21/06/15</text:p>
          </table:table-cell>
          <table:table-cell office:value-type="string" calcext:value-type="string">
            <text:p><text:s/>Sl2ISDTFuqfmxm5Ncdcin6dGUps=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l/fWRHI/+u87zx4/aiBKIYGVkf8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0-18" calcext:value-type="date">
            <text:p>18/10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TQcHrGHmiEIScbKjpExcJslsGI= </text:p>
          </table:table-cell>
          <table:table-cell office:value-type="string" calcext:value-type="string">
            <text:p><text:s/>gv7A92mjfs4gi7lJPCSGGOPr4KM= </text:p>
          </table:table-cell>
          <table:table-cell office:value-type="float" office:value="106.154531451" calcext:value-type="float">
            <text:p>106,154531451</text:p>
          </table:table-cell>
          <table:table-cell office:value-type="float" office:value="34.6217234661" calcext:value-type="float">
            <text:p>34,6217234661</text:p>
          </table:table-cell>
          <table:table-cell table:formula="of:=AVERAGE([.J172:.K172])" office:value-type="float" office:value="70.38812745855" calcext:value-type="float">
            <text:p>70,3881274586</text:p>
          </table:table-cell>
          <table:table-cell office:value-type="string" calcext:value-type="string">
            <text:p><text:s/>dGvs01J9wqmCgcdwIYSPlCcEmqI= </text:p>
          </table:table-cell>
          <table:table-cell office:value-type="float" office:value="151.487164501" calcext:value-type="float">
            <text:p>151,487164501</text:p>
          </table:table-cell>
          <table:table-cell office:value-type="float" office:value="388.643027256" calcext:value-type="float">
            <text:p>388,643027256</text:p>
          </table:table-cell>
          <table:table-cell table:formula="of:=[.N172]+[.O172]" office:value-type="float" office:value="540.130191757" calcext:value-type="float">
            <text:p>540,130191757</text:p>
          </table:table-cell>
          <table:table-cell office:value-type="string" calcext:value-type="string">
            <text:p><text:s/>gneOAB3kNF+aLWVyU+CL7ZR2Qv8= </text:p>
          </table:table-cell>
          <table:table-cell office:value-type="float" office:value="22.5973347432" calcext:value-type="float">
            <text:p>22,5973347432</text:p>
          </table:table-cell>
          <table:table-cell office:value-type="string" calcext:value-type="string">
            <text:p><text:s/>Nf2hTtPvn7LLDiESE4HPREZmrgU= </text:p>
          </table:table-cell>
          <table:table-cell office:value-type="float" office:value="585.228771243" calcext:value-type="float">
            <text:p>585,228771243</text:p>
          </table:table-cell>
          <table:table-cell table:formula="of:=[.T172]/[.R172]" office:value-type="float" office:value="25.8981325848221" calcext:value-type="float">
            <text:p>25,8981325848</text:p>
          </table:table-cell>
          <table:table-cell office:value-type="date" office:date-value="2014-02-22" calcext:value-type="date">
            <text:p>22/02/14</text:p>
          </table:table-cell>
          <table:table-cell office:value-type="string" calcext:value-type="string">
            <text:p><text:s/>sebZL09pJSyGqM6uooYGzbvNkSQ=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9akWuty5YuTdToMPt98eiBrGGBo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6-28" calcext:value-type="date">
            <text:p>28/06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KWNJpQJUXLf0fvFzJzO4z+9ICQI= </text:p>
          </table:table-cell>
          <table:table-cell office:value-type="string" calcext:value-type="string">
            <text:p><text:s/>EkQfy9SBDL29H2R78GTBlL/nmpM= </text:p>
          </table:table-cell>
          <table:table-cell office:value-type="float" office:value="132.425707086" calcext:value-type="float">
            <text:p>132,425707086</text:p>
          </table:table-cell>
          <table:table-cell office:value-type="float" office:value="441.214810277" calcext:value-type="float">
            <text:p>441,214810277</text:p>
          </table:table-cell>
          <table:table-cell table:formula="of:=AVERAGE([.J173:.K173])" office:value-type="float" office:value="286.8202586815" calcext:value-type="float">
            <text:p>286,8202586815</text:p>
          </table:table-cell>
          <table:table-cell office:value-type="string" calcext:value-type="string">
            <text:p><text:s/>j8Pj+rAhtXeNg3acO00PmEeYqUk= </text:p>
          </table:table-cell>
          <table:table-cell office:value-type="float" office:value="460.283095709" calcext:value-type="float">
            <text:p>460,283095709</text:p>
          </table:table-cell>
          <table:table-cell office:value-type="float" office:value="425.504823105" calcext:value-type="float">
            <text:p>425,504823105</text:p>
          </table:table-cell>
          <table:table-cell table:formula="of:=[.N173]+[.O173]" office:value-type="float" office:value="885.787918814" calcext:value-type="float">
            <text:p>885,787918814</text:p>
          </table:table-cell>
          <table:table-cell office:value-type="string" calcext:value-type="string">
            <text:p><text:s/>xUbjhcfQJGUxt+EZ5UNtSDoD9hE= </text:p>
          </table:table-cell>
          <table:table-cell office:value-type="float" office:value="28.2141884606" calcext:value-type="float">
            <text:p>28,2141884606</text:p>
          </table:table-cell>
          <table:table-cell office:value-type="string" calcext:value-type="string">
            <text:p><text:s/>Q1QMIV80pIq5KMuAY8iwHPuNNq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9-08" calcext:value-type="date">
            <text:p>08/09/11</text:p>
          </table:table-cell>
          <table:table-cell office:value-type="string" calcext:value-type="string">
            <text:p><text:s/>g17BbFI4zdmjETjhOYnoprDNGOo=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0LUr9VqxhsV2fzx7jG2UTa66N0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2-27" calcext:value-type="date">
            <text:p>27/02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s/v+jNBH4xmTKQyaBADMI2Yq0U= </text:p>
          </table:table-cell>
          <table:table-cell office:value-type="string" calcext:value-type="string">
            <text:p><text:s/>06vCErO/CUG3dtVz8PFOSuDCc6c= </text:p>
          </table:table-cell>
          <table:table-cell office:value-type="float" office:value="291.402132779" calcext:value-type="float">
            <text:p>291,402132779</text:p>
          </table:table-cell>
          <table:table-cell office:value-type="float" office:value="75.4470719721" calcext:value-type="float">
            <text:p>75,4470719721</text:p>
          </table:table-cell>
          <table:table-cell table:formula="of:=AVERAGE([.J174:.K174])" office:value-type="float" office:value="183.42460237555" calcext:value-type="float">
            <text:p>183,4246023756</text:p>
          </table:table-cell>
          <table:table-cell office:value-type="string" calcext:value-type="string">
            <text:p><text:s/>+/O2fkMDqr//9rEkh+xF8SHcWao= </text:p>
          </table:table-cell>
          <table:table-cell office:value-type="float" office:value="134.159284887" calcext:value-type="float">
            <text:p>134,159284887</text:p>
          </table:table-cell>
          <table:table-cell office:value-type="float" office:value="13.9372286953" calcext:value-type="float">
            <text:p>13,9372286953</text:p>
          </table:table-cell>
          <table:table-cell table:formula="of:=[.N174]+[.O174]" office:value-type="float" office:value="148.0965135823" calcext:value-type="float">
            <text:p>148,0965135823</text:p>
          </table:table-cell>
          <table:table-cell office:value-type="string" calcext:value-type="string">
            <text:p><text:s/>px1jJlFfvboSB6jYWD5xRporFUg= </text:p>
          </table:table-cell>
          <table:table-cell office:value-type="float" office:value="16.4548538523" calcext:value-type="float">
            <text:p>16,4548538523</text:p>
          </table:table-cell>
          <table:table-cell office:value-type="string" calcext:value-type="string">
            <text:p><text:s/>Bzff0AYSdhOb+fHplE1IhCo/oR0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3-03" calcext:value-type="date">
            <text:p>03/03/10</text:p>
          </table:table-cell>
          <table:table-cell office:value-type="string" calcext:value-type="string">
            <text:p><text:s/>XB2AEIhUToOPhizDm9Nd2SKRb14=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urjPaoExhvSeEXVuYInpEf2XBUo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4-12" calcext:value-type="date">
            <text:p>12/04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f8h1/WiKbq24NFC72LwScmfTzA= </text:p>
          </table:table-cell>
          <table:table-cell office:value-type="string" calcext:value-type="string">
            <text:p><text:s/>b/Q/MBoVrQPT2cnoroQoPfoM+dU= </text:p>
          </table:table-cell>
          <table:table-cell office:value-type="float" office:value="98.4626855142" calcext:value-type="float">
            <text:p>98,4626855142</text:p>
          </table:table-cell>
          <table:table-cell office:value-type="float" office:value="459.649891229" calcext:value-type="float">
            <text:p>459,649891229</text:p>
          </table:table-cell>
          <table:table-cell table:formula="of:=AVERAGE([.J175:.K175])" office:value-type="float" office:value="279.0562883716" calcext:value-type="float">
            <text:p>279,0562883716</text:p>
          </table:table-cell>
          <table:table-cell office:value-type="string" calcext:value-type="string">
            <text:p><text:s/>6AeUjQ9WNkrG44o0hxlb7fORQ9w= </text:p>
          </table:table-cell>
          <table:table-cell office:value-type="float" office:value="452.092670739" calcext:value-type="float">
            <text:p>452,092670739</text:p>
          </table:table-cell>
          <table:table-cell office:value-type="float" office:value="472.648376243" calcext:value-type="float">
            <text:p>472,648376243</text:p>
          </table:table-cell>
          <table:table-cell table:formula="of:=[.N175]+[.O175]" office:value-type="float" office:value="924.741046982" calcext:value-type="float">
            <text:p>924,741046982</text:p>
          </table:table-cell>
          <table:table-cell office:value-type="string" calcext:value-type="string">
            <text:p><text:s/>VPCRGXCv904Zw8dl1fwLSrAHIRw= </text:p>
          </table:table-cell>
          <table:table-cell office:value-type="float" office:value="49.6527336297" calcext:value-type="float">
            <text:p>49,6527336297</text:p>
          </table:table-cell>
          <table:table-cell office:value-type="string" calcext:value-type="string">
            <text:p><text:s/>910KlRRsOSslBK/8f+rW06EGNCc= </text:p>
          </table:table-cell>
          <table:table-cell office:value-type="float" office:value="738.512225791" calcext:value-type="float">
            <text:p>738,512225791</text:p>
          </table:table-cell>
          <table:table-cell table:formula="of:=[.T175]/[.R175]" office:value-type="float" office:value="14.8735461636146" calcext:value-type="float">
            <text:p>14,8735461636</text:p>
          </table:table-cell>
          <table:table-cell office:value-type="date" office:date-value="2015-02-07" calcext:value-type="date">
            <text:p>07/02/15</text:p>
          </table:table-cell>
          <table:table-cell office:value-type="string" calcext:value-type="string">
            <text:p><text:s/>lr+vwSnP8CDUk4mMA1iv43iGb1I=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2i3TuRlDSaopmAplhw7PhyVf+Xo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6-03" calcext:value-type="date">
            <text:p>03/06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1t/K4QuljsWD17FrpKmBwPoINc= </text:p>
          </table:table-cell>
          <table:table-cell office:value-type="string" calcext:value-type="string">
            <text:p><text:s/>2oJgY/4ic+w2FJZNiqGaEMWDyFc= </text:p>
          </table:table-cell>
          <table:table-cell office:value-type="float" office:value="22.6262985109" calcext:value-type="float">
            <text:p>22,6262985109</text:p>
          </table:table-cell>
          <table:table-cell office:value-type="float" office:value="178.0987961" calcext:value-type="float">
            <text:p>178,0987961</text:p>
          </table:table-cell>
          <table:table-cell table:formula="of:=AVERAGE([.J176:.K176])" office:value-type="float" office:value="100.36254730545" calcext:value-type="float">
            <text:p>100,3625473055</text:p>
          </table:table-cell>
          <table:table-cell office:value-type="string" calcext:value-type="string">
            <text:p><text:s/>+UAvdD+bBccb4tXzLQVWXtdR8dg= </text:p>
          </table:table-cell>
          <table:table-cell office:value-type="float" office:value="299.246027016" calcext:value-type="float">
            <text:p>299,246027016</text:p>
          </table:table-cell>
          <table:table-cell office:value-type="float" office:value="162.699940038" calcext:value-type="float">
            <text:p>162,699940038</text:p>
          </table:table-cell>
          <table:table-cell table:formula="of:=[.N176]+[.O176]" office:value-type="float" office:value="461.945967054" calcext:value-type="float">
            <text:p>461,945967054</text:p>
          </table:table-cell>
          <table:table-cell office:value-type="string" calcext:value-type="string">
            <text:p><text:s/>Al8ZuosSJl4FFleVrmwE/sVirzI= </text:p>
          </table:table-cell>
          <table:table-cell office:value-type="float" office:value="37.3280937805" calcext:value-type="float">
            <text:p>37,3280937805</text:p>
          </table:table-cell>
          <table:table-cell office:value-type="string" calcext:value-type="string">
            <text:p><text:s/>uvlq2okkw5bBd4SdQNTNI6a3H0k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10-23" calcext:value-type="date">
            <text:p>23/10/11</text:p>
          </table:table-cell>
          <table:table-cell office:value-type="string" calcext:value-type="string">
            <text:p><text:s/>jJupeiC82qZIBGaIYIvTxodh52I=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UamOoZp4Olw7hDgo7+lwKxQPJQU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4-13" calcext:value-type="date">
            <text:p>13/04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RaHGPC7btBZhZy+3tSn4X3xNfE= </text:p>
          </table:table-cell>
          <table:table-cell office:value-type="string" calcext:value-type="string">
            <text:p><text:s/>41MOjBJR4cKlKa4aASpLAtKevqo= </text:p>
          </table:table-cell>
          <table:table-cell office:value-type="float" office:value="116.233879277" calcext:value-type="float">
            <text:p>116,233879277</text:p>
          </table:table-cell>
          <table:table-cell office:value-type="float" office:value="378.283396243" calcext:value-type="float">
            <text:p>378,283396243</text:p>
          </table:table-cell>
          <table:table-cell table:formula="of:=AVERAGE([.J177:.K177])" office:value-type="float" office:value="247.25863776" calcext:value-type="float">
            <text:p>247,25863776</text:p>
          </table:table-cell>
          <table:table-cell office:value-type="string" calcext:value-type="string">
            <text:p><text:s/>D5Rv7cOt6m0p2B0KU1/E4E+Dg98= </text:p>
          </table:table-cell>
          <table:table-cell office:value-type="float" office:value="274.779368966" calcext:value-type="float">
            <text:p>274,779368966</text:p>
          </table:table-cell>
          <table:table-cell office:value-type="float" office:value="66.930282059" calcext:value-type="float">
            <text:p>66,930282059</text:p>
          </table:table-cell>
          <table:table-cell table:formula="of:=[.N177]+[.O177]" office:value-type="float" office:value="341.709651025" calcext:value-type="float">
            <text:p>341,709651025</text:p>
          </table:table-cell>
          <table:table-cell office:value-type="string" calcext:value-type="string">
            <text:p><text:s/>ecLRqUVPwr0bIy34a4PAbw3GUy0= </text:p>
          </table:table-cell>
          <table:table-cell office:value-type="float" office:value="3.96357953204" calcext:value-type="float">
            <text:p>3,963579532</text:p>
          </table:table-cell>
          <table:table-cell office:value-type="string" calcext:value-type="string">
            <text:p><text:s/>4l5sqdI+Sl4LPfAZHLmnEOjyt4U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4-28" calcext:value-type="date">
            <text:p>28/04/12</text:p>
          </table:table-cell>
          <table:table-cell office:value-type="string" calcext:value-type="string">
            <text:p><text:s/>5M/CVM8Jilko04lpCNE1DEojW9U=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x37ZsC//I1APx7AK0y17epsG5HE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0-08" calcext:value-type="date">
            <text:p>08/10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WGstuDL6K9WfKRvfwgAb29eYJA= </text:p>
          </table:table-cell>
          <table:table-cell office:value-type="string" calcext:value-type="string">
            <text:p><text:s/>cA+X5VWGnxPq+Cz9lASNXTgHl1Y= </text:p>
          </table:table-cell>
          <table:table-cell office:value-type="float" office:value="101.913158278" calcext:value-type="float">
            <text:p>101,913158278</text:p>
          </table:table-cell>
          <table:table-cell office:value-type="float" office:value="19.3913741266" calcext:value-type="float">
            <text:p>19,3913741266</text:p>
          </table:table-cell>
          <table:table-cell table:formula="of:=AVERAGE([.J178:.K178])" office:value-type="float" office:value="60.6522662023" calcext:value-type="float">
            <text:p>60,6522662023</text:p>
          </table:table-cell>
          <table:table-cell office:value-type="string" calcext:value-type="string">
            <text:p><text:s/>4wwNuFUxSIDFJjst4xSmLAqlerE= </text:p>
          </table:table-cell>
          <table:table-cell office:value-type="float" office:value="76.3093310209" calcext:value-type="float">
            <text:p>76,3093310209</text:p>
          </table:table-cell>
          <table:table-cell office:value-type="float" office:value="103.90575499" calcext:value-type="float">
            <text:p>103,90575499</text:p>
          </table:table-cell>
          <table:table-cell table:formula="of:=[.N178]+[.O178]" office:value-type="float" office:value="180.2150860109" calcext:value-type="float">
            <text:p>180,2150860109</text:p>
          </table:table-cell>
          <table:table-cell office:value-type="string" calcext:value-type="string">
            <text:p><text:s/>dlVchCcGwhOhQHvz4/BXqy/UfMk= </text:p>
          </table:table-cell>
          <table:table-cell office:value-type="float" office:value="11.0859292019" calcext:value-type="float">
            <text:p>11,0859292019</text:p>
          </table:table-cell>
          <table:table-cell office:value-type="string" calcext:value-type="string">
            <text:p><text:s/>BjmrTQ3sumYjp0EgqAAyPVZq9rc= </text:p>
          </table:table-cell>
          <table:table-cell office:value-type="float" office:value="854.689614549" calcext:value-type="float">
            <text:p>854,689614549</text:p>
          </table:table-cell>
          <table:table-cell table:formula="of:=[.T178]/[.R178]" office:value-type="float" office:value="77.0967953144168" calcext:value-type="float">
            <text:p>77,0967953144</text:p>
          </table:table-cell>
          <table:table-cell office:value-type="date" office:date-value="2014-08-12" calcext:value-type="date">
            <text:p>12/08/14</text:p>
          </table:table-cell>
          <table:table-cell office:value-type="string" calcext:value-type="string">
            <text:p><text:s/>e9ZdH5LQ7nR6u7r3Ze6Vf0oPIUA=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16Aw2lJ/zktbMbSrPKw736M7bQ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5-12" calcext:value-type="date">
            <text:p>12/05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+cwMr3+MlkH8ZQwV3UP2VvP91Fk= </text:p>
          </table:table-cell>
          <table:table-cell office:value-type="string" calcext:value-type="string">
            <text:p><text:s/>sptnFqXimZVWgdb82b4svQx8rkc= </text:p>
          </table:table-cell>
          <table:table-cell office:value-type="float" office:value="399.665346302" calcext:value-type="float">
            <text:p>399,665346302</text:p>
          </table:table-cell>
          <table:table-cell office:value-type="float" office:value="54.5635435529" calcext:value-type="float">
            <text:p>54,5635435529</text:p>
          </table:table-cell>
          <table:table-cell table:formula="of:=AVERAGE([.J179:.K179])" office:value-type="float" office:value="227.11444492745" calcext:value-type="float">
            <text:p>227,1144449275</text:p>
          </table:table-cell>
          <table:table-cell office:value-type="string" calcext:value-type="string">
            <text:p><text:s/>wuoXJWx24TPLFICIVc+NoZFjFeY= </text:p>
          </table:table-cell>
          <table:table-cell office:value-type="float" office:value="290.169013809" calcext:value-type="float">
            <text:p>290,169013809</text:p>
          </table:table-cell>
          <table:table-cell office:value-type="float" office:value="375.840524318" calcext:value-type="float">
            <text:p>375,840524318</text:p>
          </table:table-cell>
          <table:table-cell table:formula="of:=[.N179]+[.O179]" office:value-type="float" office:value="666.009538127" calcext:value-type="float">
            <text:p>666,009538127</text:p>
          </table:table-cell>
          <table:table-cell office:value-type="string" calcext:value-type="string">
            <text:p><text:s/>EZsKX5yWt36aJE+B44UGOZUdEhc= </text:p>
          </table:table-cell>
          <table:table-cell office:value-type="float" office:value="15.8973925374" calcext:value-type="float">
            <text:p>15,8973925374</text:p>
          </table:table-cell>
          <table:table-cell office:value-type="string" calcext:value-type="string">
            <text:p><text:s/>uJZcIsIt66jo8W6IzIzVqFKh3zo= </text:p>
          </table:table-cell>
          <table:table-cell office:value-type="float" office:value="135.215829878" calcext:value-type="float">
            <text:p>135,215829878</text:p>
          </table:table-cell>
          <table:table-cell table:formula="of:=[.T179]/[.R179]" office:value-type="float" office:value="8.50553507815153" calcext:value-type="float">
            <text:p>8,5055350782</text:p>
          </table:table-cell>
          <table:table-cell office:value-type="date" office:date-value="2014-04-23" calcext:value-type="date">
            <text:p>23/04/14</text:p>
          </table:table-cell>
          <table:table-cell office:value-type="string" calcext:value-type="string">
            <text:p><text:s/>sUA3ZAZFDkdMJmHqI55kxd/NUz8=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1VUj8hHK8OvrtJNkPnyWnuVdXt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1-06" calcext:value-type="date">
            <text:p>06/11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To28NvfHa2ETsbSGFzFsKvCyDs= </text:p>
          </table:table-cell>
          <table:table-cell office:value-type="string" calcext:value-type="string">
            <text:p><text:s/>zynRhgc/qPwGbzzoes5TVWS6gR8= </text:p>
          </table:table-cell>
          <table:table-cell office:value-type="float" office:value="402.64411322" calcext:value-type="float">
            <text:p>402,64411322</text:p>
          </table:table-cell>
          <table:table-cell office:value-type="float" office:value="395.573807596" calcext:value-type="float">
            <text:p>395,573807596</text:p>
          </table:table-cell>
          <table:table-cell table:formula="of:=AVERAGE([.J180:.K180])" office:value-type="float" office:value="399.108960408" calcext:value-type="float">
            <text:p>399,108960408</text:p>
          </table:table-cell>
          <table:table-cell office:value-type="string" calcext:value-type="string">
            <text:p><text:s/>tHZrAKBNrpScb+2+a5dGc6A5kis= </text:p>
          </table:table-cell>
          <table:table-cell office:value-type="float" office:value="499.109326745" calcext:value-type="float">
            <text:p>499,109326745</text:p>
          </table:table-cell>
          <table:table-cell office:value-type="float" office:value="262.684837548" calcext:value-type="float">
            <text:p>262,684837548</text:p>
          </table:table-cell>
          <table:table-cell table:formula="of:=[.N180]+[.O180]" office:value-type="float" office:value="761.794164293" calcext:value-type="float">
            <text:p>761,794164293</text:p>
          </table:table-cell>
          <table:table-cell office:value-type="string" calcext:value-type="string">
            <text:p><text:s/>KuCGZUwjQHiZDhr9zI0TsOgCYd0= </text:p>
          </table:table-cell>
          <table:table-cell office:value-type="float" office:value="29.1559214331" calcext:value-type="float">
            <text:p>29,1559214331</text:p>
          </table:table-cell>
          <table:table-cell office:value-type="string" calcext:value-type="string">
            <text:p><text:s/>WomQAEltMgngrFrs59RQU2Ekaws= </text:p>
          </table:table-cell>
          <table:table-cell office:value-type="float" office:value="670.718278204" calcext:value-type="float">
            <text:p>670,718278204</text:p>
          </table:table-cell>
          <table:table-cell table:formula="of:=[.T180]/[.R180]" office:value-type="float" office:value="23.0045303058935" calcext:value-type="float">
            <text:p>23,0045303059</text:p>
          </table:table-cell>
          <table:table-cell office:value-type="date" office:date-value="2010-10-01" calcext:value-type="date">
            <text:p>01/10/10</text:p>
          </table:table-cell>
          <table:table-cell office:value-type="string" calcext:value-type="string">
            <text:p><text:s/>giLIXeVgyOnW7MOsAlHVAZyjoDg=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jDSOgTMxOC9TtDSWmqq0/eJ9/nQ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11-15" calcext:value-type="date">
            <text:p>15/11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/TWch+Jq2WsMoQHuu/tU5i/9LE= </text:p>
          </table:table-cell>
          <table:table-cell office:value-type="string" calcext:value-type="string">
            <text:p><text:s/>06upEXOoVkWVmCgIxChX501tcL8= </text:p>
          </table:table-cell>
          <table:table-cell office:value-type="float" office:value="224.807965608" calcext:value-type="float">
            <text:p>224,807965608</text:p>
          </table:table-cell>
          <table:table-cell office:value-type="float" office:value="70.7443302392" calcext:value-type="float">
            <text:p>70,7443302392</text:p>
          </table:table-cell>
          <table:table-cell table:formula="of:=AVERAGE([.J181:.K181])" office:value-type="float" office:value="147.7761479236" calcext:value-type="float">
            <text:p>147,7761479236</text:p>
          </table:table-cell>
          <table:table-cell office:value-type="string" calcext:value-type="string">
            <text:p><text:s/>sz6eKRJqTlQuytWNq0CqXQnIskM= </text:p>
          </table:table-cell>
          <table:table-cell office:value-type="float" office:value="421.053839025" calcext:value-type="float">
            <text:p>421,053839025</text:p>
          </table:table-cell>
          <table:table-cell office:value-type="float" office:value="302.896312799" calcext:value-type="float">
            <text:p>302,896312799</text:p>
          </table:table-cell>
          <table:table-cell table:formula="of:=[.N181]+[.O181]" office:value-type="float" office:value="723.950151824" calcext:value-type="float">
            <text:p>723,950151824</text:p>
          </table:table-cell>
          <table:table-cell office:value-type="string" calcext:value-type="string">
            <text:p><text:s/>SWviDOlwe7DafXsUFxebPwDUoMY= </text:p>
          </table:table-cell>
          <table:table-cell office:value-type="float" office:value="26.767021423" calcext:value-type="float">
            <text:p>26,767021423</text:p>
          </table:table-cell>
          <table:table-cell office:value-type="string" calcext:value-type="string">
            <text:p><text:s/>cBSNcYR+0gE7i9fPFUZKMrNqIFg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3-21" calcext:value-type="date">
            <text:p>21/03/14</text:p>
          </table:table-cell>
          <table:table-cell office:value-type="string" calcext:value-type="string">
            <text:p><text:s/>YtURoh3BGSFTGOFg7DxnVoSYW8E=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DJ/xy7prrgoTJyxX3h8HH75L1dc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1-14" calcext:value-type="date">
            <text:p>14/01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oDHtKoJSKkwQkUbSAMaqV73nUc= </text:p>
          </table:table-cell>
          <table:table-cell office:value-type="string" calcext:value-type="string">
            <text:p><text:s/>utrmzCNsDCzG4A9I+IX7vdvPpG8= </text:p>
          </table:table-cell>
          <table:table-cell office:value-type="float" office:value="379.094446444" calcext:value-type="float">
            <text:p>379,094446444</text:p>
          </table:table-cell>
          <table:table-cell office:value-type="float" office:value="192.375529125" calcext:value-type="float">
            <text:p>192,375529125</text:p>
          </table:table-cell>
          <table:table-cell table:formula="of:=AVERAGE([.J182:.K182])" office:value-type="float" office:value="285.7349877845" calcext:value-type="float">
            <text:p>285,7349877845</text:p>
          </table:table-cell>
          <table:table-cell office:value-type="string" calcext:value-type="string">
            <text:p><text:s/>S/iAq2NiB0c765vaHRwilJ9792c= </text:p>
          </table:table-cell>
          <table:table-cell office:value-type="float" office:value="459.114790868" calcext:value-type="float">
            <text:p>459,114790868</text:p>
          </table:table-cell>
          <table:table-cell office:value-type="float" office:value="45.3531808038" calcext:value-type="float">
            <text:p>45,3531808038</text:p>
          </table:table-cell>
          <table:table-cell table:formula="of:=[.N182]+[.O182]" office:value-type="float" office:value="504.4679716718" calcext:value-type="float">
            <text:p>504,4679716718</text:p>
          </table:table-cell>
          <table:table-cell office:value-type="string" calcext:value-type="string">
            <text:p><text:s/>efALfmZ0mQKhl6mI5JdJANUt34s= </text:p>
          </table:table-cell>
          <table:table-cell office:value-type="float" office:value="11.6964452376" calcext:value-type="float">
            <text:p>11,6964452376</text:p>
          </table:table-cell>
          <table:table-cell office:value-type="string" calcext:value-type="string">
            <text:p><text:s/>QyRs1WvBa8nudjW+eUyBqVlIrXQ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<text:s/>RI+HFkmgJuNooPHqEFxK+HWAfvU=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3vmYiOnBcGbq+WpQ6Nl8ShGxfw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9-15" calcext:value-type="date">
            <text:p>15/09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0g4lFj/3TByyFyNslLPS2m0pig= </text:p>
          </table:table-cell>
          <table:table-cell office:value-type="string" calcext:value-type="string">
            <text:p><text:s/>eaf9eYPQ3P3BUESoEtWqr5GbUdo= </text:p>
          </table:table-cell>
          <table:table-cell office:value-type="float" office:value="163.37040826" calcext:value-type="float">
            <text:p>163,37040826</text:p>
          </table:table-cell>
          <table:table-cell office:value-type="float" office:value="277.723213922" calcext:value-type="float">
            <text:p>277,723213922</text:p>
          </table:table-cell>
          <table:table-cell table:formula="of:=AVERAGE([.J183:.K183])" office:value-type="float" office:value="220.546811091" calcext:value-type="float">
            <text:p>220,546811091</text:p>
          </table:table-cell>
          <table:table-cell office:value-type="string" calcext:value-type="string">
            <text:p><text:s/>CznqaR7t+sAzNTBc+k8AKr6AuPo= </text:p>
          </table:table-cell>
          <table:table-cell office:value-type="float" office:value="90.2010265341" calcext:value-type="float">
            <text:p>90,2010265341</text:p>
          </table:table-cell>
          <table:table-cell office:value-type="float" office:value="10.80172202" calcext:value-type="float">
            <text:p>10,80172202</text:p>
          </table:table-cell>
          <table:table-cell table:formula="of:=[.N183]+[.O183]" office:value-type="float" office:value="101.0027485541" calcext:value-type="float">
            <text:p>101,0027485541</text:p>
          </table:table-cell>
          <table:table-cell office:value-type="string" calcext:value-type="string">
            <text:p><text:s/>wvP5RWUMqTuyXmUmcTxZSt6plMQ= </text:p>
          </table:table-cell>
          <table:table-cell office:value-type="float" office:value="14.7328596283" calcext:value-type="float">
            <text:p>14,7328596283</text:p>
          </table:table-cell>
          <table:table-cell office:value-type="string" calcext:value-type="string">
            <text:p><text:s/>NzvAZjVtfpVW3EyubJ+OVJuox3I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8-19" calcext:value-type="date">
            <text:p>19/08/12</text:p>
          </table:table-cell>
          <table:table-cell office:value-type="string" calcext:value-type="string">
            <text:p><text:s/>ZXLrSbPjKj1ArgzpVKSeJFQKOvs=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EjBjmno9+Z1sfo3aBP7R37HW9A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3-11" calcext:value-type="date">
            <text:p>11/03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2NTZYL43y5JarbP0rOdHTm2Huo= </text:p>
          </table:table-cell>
          <table:table-cell office:value-type="string" calcext:value-type="string">
            <text:p><text:s/>/gVCZMbpx5rPqpU4IHZdP02BB9U= </text:p>
          </table:table-cell>
          <table:table-cell office:value-type="float" office:value="131.623428351" calcext:value-type="float">
            <text:p>131,623428351</text:p>
          </table:table-cell>
          <table:table-cell office:value-type="float" office:value="480.516488977" calcext:value-type="float">
            <text:p>480,516488977</text:p>
          </table:table-cell>
          <table:table-cell table:formula="of:=AVERAGE([.J184:.K184])" office:value-type="float" office:value="306.069958664" calcext:value-type="float">
            <text:p>306,069958664</text:p>
          </table:table-cell>
          <table:table-cell office:value-type="string" calcext:value-type="string">
            <text:p><text:s/>EiTfM7lvBSpAJT4mKiQ1yP5Wxok= </text:p>
          </table:table-cell>
          <table:table-cell office:value-type="float" office:value="426.045193016" calcext:value-type="float">
            <text:p>426,045193016</text:p>
          </table:table-cell>
          <table:table-cell office:value-type="float" office:value="7.59718603412" calcext:value-type="float">
            <text:p>7,5971860341</text:p>
          </table:table-cell>
          <table:table-cell table:formula="of:=[.N184]+[.O184]" office:value-type="float" office:value="433.64237905012" calcext:value-type="float">
            <text:p>433,6423790501</text:p>
          </table:table-cell>
          <table:table-cell office:value-type="string" calcext:value-type="string">
            <text:p><text:s/>jOcnFTsqN63f9r5jLzwDk9be//s= </text:p>
          </table:table-cell>
          <table:table-cell office:value-type="float" office:value="1.35373104024" calcext:value-type="float">
            <text:p>1,3537310402</text:p>
          </table:table-cell>
          <table:table-cell office:value-type="string" calcext:value-type="string">
            <text:p><text:s/>Vat/ZT/dkhpdwYmiE+aRoSLj+Wg= </text:p>
          </table:table-cell>
          <table:table-cell office:value-type="float" office:value="931.333327406" calcext:value-type="float">
            <text:p>931,333327406</text:p>
          </table:table-cell>
          <table:table-cell table:formula="of:=[.T184]/[.R184]" office:value-type="float" office:value="687.975158818022" calcext:value-type="float">
            <text:p>687,975158818</text:p>
          </table:table-cell>
          <table:table-cell office:value-type="date" office:date-value="2011-07-02" calcext:value-type="date">
            <text:p>02/07/11</text:p>
          </table:table-cell>
          <table:table-cell office:value-type="string" calcext:value-type="string">
            <text:p><text:s/>hXG6En2/Ozy78oVDbUahvd4pRHA=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tXbhvY+PiFLhzQffwMvzHeuA2nQ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5-01" calcext:value-type="date">
            <text:p>01/05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oPlf+UXha+i6dBHiLbRWivzq7w= </text:p>
          </table:table-cell>
          <table:table-cell office:value-type="string" calcext:value-type="string">
            <text:p><text:s/>ydScLzkjzM5yeIEbbS6CXkpw5CE= </text:p>
          </table:table-cell>
          <table:table-cell office:value-type="float" office:value="337.203783351" calcext:value-type="float">
            <text:p>337,203783351</text:p>
          </table:table-cell>
          <table:table-cell office:value-type="float" office:value="86.0976653654" calcext:value-type="float">
            <text:p>86,0976653654</text:p>
          </table:table-cell>
          <table:table-cell table:formula="of:=AVERAGE([.J185:.K185])" office:value-type="float" office:value="211.6507243582" calcext:value-type="float">
            <text:p>211,6507243582</text:p>
          </table:table-cell>
          <table:table-cell office:value-type="string" calcext:value-type="string">
            <text:p><text:s/>OMy9ONCXqIrouRsbkLQCoTThhXk= </text:p>
          </table:table-cell>
          <table:table-cell office:value-type="float" office:value="127.542674192" calcext:value-type="float">
            <text:p>127,542674192</text:p>
          </table:table-cell>
          <table:table-cell office:value-type="float" office:value="241.107857103" calcext:value-type="float">
            <text:p>241,107857103</text:p>
          </table:table-cell>
          <table:table-cell table:formula="of:=[.N185]+[.O185]" office:value-type="float" office:value="368.650531295" calcext:value-type="float">
            <text:p>368,650531295</text:p>
          </table:table-cell>
          <table:table-cell office:value-type="string" calcext:value-type="string">
            <text:p><text:s/>fut0ablZtysg6odoR0a8/tCiCpk= </text:p>
          </table:table-cell>
          <table:table-cell office:value-type="float" office:value="6.39700828145" calcext:value-type="float">
            <text:p>6,3970082815</text:p>
          </table:table-cell>
          <table:table-cell office:value-type="string" calcext:value-type="string">
            <text:p><text:s/>SgD5iYdzGJWmYp11pw0e3Ctt5e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11-14" calcext:value-type="date">
            <text:p>14/11/15</text:p>
          </table:table-cell>
          <table:table-cell office:value-type="string" calcext:value-type="string">
            <text:p><text:s/>bIeafxB7GTdxsvi3L08jcF6Bo10=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/vdVuRYP7LInAf9q6xcl3Zh4hNo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1-26" calcext:value-type="date">
            <text:p>26/01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HFnCxaRVEhp7TyovqaeHhFadkA= </text:p>
          </table:table-cell>
          <table:table-cell office:value-type="string" calcext:value-type="string">
            <text:p><text:s/>vXqNWtlPMPRHQLT4wc7YxCq9+ss= </text:p>
          </table:table-cell>
          <table:table-cell office:value-type="float" office:value="407.825402535" calcext:value-type="float">
            <text:p>407,825402535</text:p>
          </table:table-cell>
          <table:table-cell office:value-type="float" office:value="211.6232649" calcext:value-type="float">
            <text:p>211,6232649</text:p>
          </table:table-cell>
          <table:table-cell table:formula="of:=AVERAGE([.J186:.K186])" office:value-type="float" office:value="309.7243337175" calcext:value-type="float">
            <text:p>309,7243337175</text:p>
          </table:table-cell>
          <table:table-cell office:value-type="string" calcext:value-type="string">
            <text:p><text:s/>GggNYqC23IDvLkdato/re1nE14U= </text:p>
          </table:table-cell>
          <table:table-cell office:value-type="float" office:value="187.441812021" calcext:value-type="float">
            <text:p>187,441812021</text:p>
          </table:table-cell>
          <table:table-cell office:value-type="float" office:value="195.075590977" calcext:value-type="float">
            <text:p>195,075590977</text:p>
          </table:table-cell>
          <table:table-cell table:formula="of:=[.N186]+[.O186]" office:value-type="float" office:value="382.517402998" calcext:value-type="float">
            <text:p>382,517402998</text:p>
          </table:table-cell>
          <table:table-cell office:value-type="string" calcext:value-type="string">
            <text:p><text:s/>ut+NWc6A3ssSOL86kpY/b2qQSjE= </text:p>
          </table:table-cell>
          <table:table-cell office:value-type="float" office:value="27.537622091" calcext:value-type="float">
            <text:p>27,537622091</text:p>
          </table:table-cell>
          <table:table-cell office:value-type="string" calcext:value-type="string">
            <text:p><text:s/>yZowZjw5Yb+CbT/skaK9NLu5Tqc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2-15" calcext:value-type="date">
            <text:p>15/02/10</text:p>
          </table:table-cell>
          <table:table-cell office:value-type="string" calcext:value-type="string">
            <text:p><text:s/>Y3UsZz8D9gPWIuHCWUbdmIFn1pM=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LP1160MooWSAJRNP/ITArb62n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2-03" calcext:value-type="date">
            <text:p>03/0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5l21PfwshRa3es04xiBeJZsPWI= </text:p>
          </table:table-cell>
          <table:table-cell office:value-type="string" calcext:value-type="string">
            <text:p><text:s/>eUNX/R9Fjl5su8sUpzsaSheg+oE= </text:p>
          </table:table-cell>
          <table:table-cell office:value-type="float" office:value="231.523965958" calcext:value-type="float">
            <text:p>231,523965958</text:p>
          </table:table-cell>
          <table:table-cell office:value-type="float" office:value="346.380831449" calcext:value-type="float">
            <text:p>346,380831449</text:p>
          </table:table-cell>
          <table:table-cell table:formula="of:=AVERAGE([.J187:.K187])" office:value-type="float" office:value="288.9523987035" calcext:value-type="float">
            <text:p>288,9523987035</text:p>
          </table:table-cell>
          <table:table-cell office:value-type="string" calcext:value-type="string">
            <text:p><text:s/>Kg5OQB4uOUXu0TLJ4xkH+fEFSBE= </text:p>
          </table:table-cell>
          <table:table-cell office:value-type="float" office:value="433.042824531" calcext:value-type="float">
            <text:p>433,042824531</text:p>
          </table:table-cell>
          <table:table-cell office:value-type="float" office:value="283.77282473" calcext:value-type="float">
            <text:p>283,77282473</text:p>
          </table:table-cell>
          <table:table-cell table:formula="of:=[.N187]+[.O187]" office:value-type="float" office:value="716.815649261" calcext:value-type="float">
            <text:p>716,815649261</text:p>
          </table:table-cell>
          <table:table-cell office:value-type="string" calcext:value-type="string">
            <text:p><text:s/>riOJDzhxEd2XYk6QFZd2Flp1SHI= </text:p>
          </table:table-cell>
          <table:table-cell office:value-type="float" office:value="49.4323513284" calcext:value-type="float">
            <text:p>49,4323513284</text:p>
          </table:table-cell>
          <table:table-cell office:value-type="string" calcext:value-type="string">
            <text:p><text:s/>Sf7qOLoLY2mGD5K2qNcLba4Ntok= </text:p>
          </table:table-cell>
          <table:table-cell office:value-type="float" office:value="453.337614445" calcext:value-type="float">
            <text:p>453,337614445</text:p>
          </table:table-cell>
          <table:table-cell table:formula="of:=[.T187]/[.R187]" office:value-type="float" office:value="9.17086892009823" calcext:value-type="float">
            <text:p>9,1708689201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<text:s/>1DhilwsoC2l1ye+zhoNjVwZR1WQ=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xJv+xZo9XAu70kGA5I6YeV/lu+k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1-16" calcext:value-type="date">
            <text:p>16/01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5gcEcqj/rdQznkWDoa2YSdd/KQ= </text:p>
          </table:table-cell>
          <table:table-cell office:value-type="string" calcext:value-type="string">
            <text:p><text:s/>sBht7b2thpcDOj/tqiFXQ1rVq8U= </text:p>
          </table:table-cell>
          <table:table-cell office:value-type="float" office:value="282.631889703" calcext:value-type="float">
            <text:p>282,631889703</text:p>
          </table:table-cell>
          <table:table-cell office:value-type="float" office:value="433.318337187" calcext:value-type="float">
            <text:p>433,318337187</text:p>
          </table:table-cell>
          <table:table-cell table:formula="of:=AVERAGE([.J188:.K188])" office:value-type="float" office:value="357.975113445" calcext:value-type="float">
            <text:p>357,975113445</text:p>
          </table:table-cell>
          <table:table-cell office:value-type="string" calcext:value-type="string">
            <text:p><text:s/>NlM55F9tegBQTW1W0l4K4jFVy/o= </text:p>
          </table:table-cell>
          <table:table-cell office:value-type="float" office:value="251.004863929" calcext:value-type="float">
            <text:p>251,004863929</text:p>
          </table:table-cell>
          <table:table-cell office:value-type="float" office:value="357.662539031" calcext:value-type="float">
            <text:p>357,662539031</text:p>
          </table:table-cell>
          <table:table-cell table:formula="of:=[.N188]+[.O188]" office:value-type="float" office:value="608.66740296" calcext:value-type="float">
            <text:p>608,66740296</text:p>
          </table:table-cell>
          <table:table-cell office:value-type="string" calcext:value-type="string">
            <text:p><text:s/>ckHTCkpS2R6Ki/QFNNU18UtVRO8= </text:p>
          </table:table-cell>
          <table:table-cell office:value-type="float" office:value="9.12894452772" calcext:value-type="float">
            <text:p>9,1289445277</text:p>
          </table:table-cell>
          <table:table-cell office:value-type="string" calcext:value-type="string">
            <text:p><text:s/>b7SQbPDOSTm0SCE3HqMo4MGbofw= </text:p>
          </table:table-cell>
          <table:table-cell office:value-type="float" office:value="424.353221187" calcext:value-type="float">
            <text:p>424,353221187</text:p>
          </table:table-cell>
          <table:table-cell table:formula="of:=[.T188]/[.R188]" office:value-type="float" office:value="46.4843684720017" calcext:value-type="float">
            <text:p>46,484368472</text:p>
          </table:table-cell>
          <table:table-cell office:value-type="date" office:date-value="2013-12-03" calcext:value-type="date">
            <text:p>03/12/13</text:p>
          </table:table-cell>
          <table:table-cell office:value-type="string" calcext:value-type="string">
            <text:p><text:s/>X+uif8c8HsnGGwxgQtTagt37PkQ=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gVcs7qw3A7xSguHfI8Yr8HKsvs= 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8-24" calcext:value-type="date">
            <text:p>24/08/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LXBwX/zVJGkBvhopvsn1rUySZE= </text:p>
          </table:table-cell>
          <table:table-cell office:value-type="string" calcext:value-type="string">
            <text:p><text:s/>ID6xzhhHgmzbQ7aznySyJMgTABk= </text:p>
          </table:table-cell>
          <table:table-cell office:value-type="float" office:value="384.21154022" calcext:value-type="float">
            <text:p>384,21154022</text:p>
          </table:table-cell>
          <table:table-cell office:value-type="float" office:value="455.238544221" calcext:value-type="float">
            <text:p>455,238544221</text:p>
          </table:table-cell>
          <table:table-cell table:formula="of:=AVERAGE([.J189:.K189])" office:value-type="float" office:value="419.7250422205" calcext:value-type="float">
            <text:p>419,7250422205</text:p>
          </table:table-cell>
          <table:table-cell office:value-type="string" calcext:value-type="string">
            <text:p><text:s/>7xu9ppfaM+xBjNXO3fqc5QmocWk= </text:p>
          </table:table-cell>
          <table:table-cell office:value-type="float" office:value="491.70226938" calcext:value-type="float">
            <text:p>491,70226938</text:p>
          </table:table-cell>
          <table:table-cell office:value-type="float" office:value="9.12562927125" calcext:value-type="float">
            <text:p>9,1256292713</text:p>
          </table:table-cell>
          <table:table-cell table:formula="of:=[.N189]+[.O189]" office:value-type="float" office:value="500.82789865125" calcext:value-type="float">
            <text:p>500,8278986513</text:p>
          </table:table-cell>
          <table:table-cell office:value-type="string" calcext:value-type="string">
            <text:p><text:s/>4DF2G+yVnHp22CLZ/ToxOHUyaho= </text:p>
          </table:table-cell>
          <table:table-cell office:value-type="float" office:value="34.5761056666" calcext:value-type="float">
            <text:p>34,5761056666</text:p>
          </table:table-cell>
          <table:table-cell office:value-type="string" calcext:value-type="string">
            <text:p><text:s/>lh2qISoT+70TkkP6BiHfIicv5O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1-01-17" calcext:value-type="date">
            <text:p>17/01/11</text:p>
          </table:table-cell>
          <table:table-cell office:value-type="string" calcext:value-type="string">
            <text:p><text:s/>kmuEI7BPPWdgg4lzElZdXzzMQXw=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kFbUcgAtpC9PReDHv9lEmrbP3uc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7-25" calcext:value-type="date">
            <text:p>25/07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ILPuTSBdRDpXgFW5GpGmnh89Bw= </text:p>
          </table:table-cell>
          <table:table-cell office:value-type="string" calcext:value-type="string">
            <text:p><text:s/>LIcF8Lklf0S0jWL/YZ/B1oDVZsc= </text:p>
          </table:table-cell>
          <table:table-cell office:value-type="float" office:value="197.525033343" calcext:value-type="float">
            <text:p>197,525033343</text:p>
          </table:table-cell>
          <table:table-cell office:value-type="float" office:value="326.579701981" calcext:value-type="float">
            <text:p>326,579701981</text:p>
          </table:table-cell>
          <table:table-cell table:formula="of:=AVERAGE([.J190:.K190])" office:value-type="float" office:value="262.052367662" calcext:value-type="float">
            <text:p>262,052367662</text:p>
          </table:table-cell>
          <table:table-cell office:value-type="string" calcext:value-type="string">
            <text:p><text:s/>zbgETdjw2njZCR6I9kKBxliY/z8= </text:p>
          </table:table-cell>
          <table:table-cell office:value-type="float" office:value="227.715731685" calcext:value-type="float">
            <text:p>227,715731685</text:p>
          </table:table-cell>
          <table:table-cell office:value-type="float" office:value="310.091266321" calcext:value-type="float">
            <text:p>310,091266321</text:p>
          </table:table-cell>
          <table:table-cell table:formula="of:=[.N190]+[.O190]" office:value-type="float" office:value="537.806998006" calcext:value-type="float">
            <text:p>537,806998006</text:p>
          </table:table-cell>
          <table:table-cell office:value-type="string" calcext:value-type="string">
            <text:p><text:s/>iFNIbp82gLLOMkA/CxJq8dqAng0= </text:p>
          </table:table-cell>
          <table:table-cell office:value-type="float" office:value="6.72044925577" calcext:value-type="float">
            <text:p>6,7204492558</text:p>
          </table:table-cell>
          <table:table-cell office:value-type="string" calcext:value-type="string">
            <text:p><text:s/>UyEk3zhcQeRbAXkYYbvcV6vwa3M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<text:s/>+7XP/CyZEn/TfwMRK1XS/11rKa0=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WhKpCBynFBHieG0faRhFRx4g2fQ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2-07" calcext:value-type="date">
            <text:p>07/1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xygzTwbLCY3iLjXdU38GvMHEyLg= </text:p>
          </table:table-cell>
          <table:table-cell office:value-type="string" calcext:value-type="string">
            <text:p><text:s/>1gWsWeM3NZB7S7kR0BvTI80h+D0= </text:p>
          </table:table-cell>
          <table:table-cell office:value-type="float" office:value="442.402216811" calcext:value-type="float">
            <text:p>442,402216811</text:p>
          </table:table-cell>
          <table:table-cell office:value-type="float" office:value="389.464229441" calcext:value-type="float">
            <text:p>389,464229441</text:p>
          </table:table-cell>
          <table:table-cell table:formula="of:=AVERAGE([.J191:.K191])" office:value-type="float" office:value="415.933223126" calcext:value-type="float">
            <text:p>415,933223126</text:p>
          </table:table-cell>
          <table:table-cell office:value-type="string" calcext:value-type="string">
            <text:p><text:s/>RaP07CK96YIaRzI0oaifZXnIoa0= </text:p>
          </table:table-cell>
          <table:table-cell office:value-type="float" office:value="7.91117300275" calcext:value-type="float">
            <text:p>7,9111730028</text:p>
          </table:table-cell>
          <table:table-cell office:value-type="float" office:value="294.563537232" calcext:value-type="float">
            <text:p>294,563537232</text:p>
          </table:table-cell>
          <table:table-cell table:formula="of:=[.N191]+[.O191]" office:value-type="float" office:value="302.47471023475" calcext:value-type="float">
            <text:p>302,4747102348</text:p>
          </table:table-cell>
          <table:table-cell office:value-type="string" calcext:value-type="string">
            <text:p><text:s/>jsFZx4ZZnnS6xRXt+j0rxZG9Inw= </text:p>
          </table:table-cell>
          <table:table-cell office:value-type="float" office:value="36.3185929171" calcext:value-type="float">
            <text:p>36,3185929171</text:p>
          </table:table-cell>
          <table:table-cell office:value-type="string" calcext:value-type="string">
            <text:p><text:s/>K3rm8QnYU5P48uyItiyS2opzjF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28" calcext:value-type="date">
            <text:p>28/06/12</text:p>
          </table:table-cell>
          <table:table-cell office:value-type="string" calcext:value-type="string">
            <text:p><text:s/>h4Ijb5Hi9yOixWMZGs60qhjgwM4=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v0QRL0Fflfzc/i0rp8iTDlg58dI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7-26" calcext:value-type="date">
            <text:p>26/07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/51rQz46hcUfO00zpiW0V+k4fzg= </text:p>
          </table:table-cell>
          <table:table-cell office:value-type="string" calcext:value-type="string">
            <text:p><text:s/>OhKuuXmH8N8JR5SDGsFJmujGpck= </text:p>
          </table:table-cell>
          <table:table-cell office:value-type="float" office:value="107.953918671" calcext:value-type="float">
            <text:p>107,953918671</text:p>
          </table:table-cell>
          <table:table-cell office:value-type="float" office:value="111.789229417" calcext:value-type="float">
            <text:p>111,789229417</text:p>
          </table:table-cell>
          <table:table-cell table:formula="of:=AVERAGE([.J192:.K192])" office:value-type="float" office:value="109.871574044" calcext:value-type="float">
            <text:p>109,871574044</text:p>
          </table:table-cell>
          <table:table-cell office:value-type="string" calcext:value-type="string">
            <text:p><text:s/>ZH/AfWFoZq9iqf/oIzCvNtGjzdI= </text:p>
          </table:table-cell>
          <table:table-cell office:value-type="float" office:value="427.113668585" calcext:value-type="float">
            <text:p>427,113668585</text:p>
          </table:table-cell>
          <table:table-cell office:value-type="float" office:value="496.387943122" calcext:value-type="float">
            <text:p>496,387943122</text:p>
          </table:table-cell>
          <table:table-cell table:formula="of:=[.N192]+[.O192]" office:value-type="float" office:value="923.501611707" calcext:value-type="float">
            <text:p>923,501611707</text:p>
          </table:table-cell>
          <table:table-cell office:value-type="string" calcext:value-type="string">
            <text:p><text:s/>675dOxIqsRvw+aS817l0O9hOrdc= </text:p>
          </table:table-cell>
          <table:table-cell office:value-type="float" office:value="13.9115149289" calcext:value-type="float">
            <text:p>13,9115149289</text:p>
          </table:table-cell>
          <table:table-cell office:value-type="string" calcext:value-type="string">
            <text:p><text:s/>m0/o5CWG9ec4VQHH9QGGULZ0HH8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3-10-02" calcext:value-type="date">
            <text:p>02/10/13</text:p>
          </table:table-cell>
          <table:table-cell office:value-type="string" calcext:value-type="string">
            <text:p><text:s/>oMdGcurJjV2QK3AhnGb4VG0brdk=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yJZK08Ok9hj+kLpdprTHqwxT8ck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8-19" calcext:value-type="date">
            <text:p>19/08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6tfLSkyHSZZXfCVImw/oSFXcjw= </text:p>
          </table:table-cell>
          <table:table-cell office:value-type="string" calcext:value-type="string">
            <text:p><text:s/>d2UnXVpA6irVvve70yS4QDdsLls= </text:p>
          </table:table-cell>
          <table:table-cell office:value-type="float" office:value="423.259068131" calcext:value-type="float">
            <text:p>423,259068131</text:p>
          </table:table-cell>
          <table:table-cell office:value-type="float" office:value="494.351920386" calcext:value-type="float">
            <text:p>494,351920386</text:p>
          </table:table-cell>
          <table:table-cell table:formula="of:=AVERAGE([.J193:.K193])" office:value-type="float" office:value="458.8054942585" calcext:value-type="float">
            <text:p>458,8054942585</text:p>
          </table:table-cell>
          <table:table-cell office:value-type="string" calcext:value-type="string">
            <text:p><text:s/>yJcMd09oS+Ai+8EwYobmrKjndGc= </text:p>
          </table:table-cell>
          <table:table-cell office:value-type="float" office:value="420.512579417" calcext:value-type="float">
            <text:p>420,512579417</text:p>
          </table:table-cell>
          <table:table-cell office:value-type="float" office:value="367.118971377" calcext:value-type="float">
            <text:p>367,118971377</text:p>
          </table:table-cell>
          <table:table-cell table:formula="of:=[.N193]+[.O193]" office:value-type="float" office:value="787.631550794" calcext:value-type="float">
            <text:p>787,631550794</text:p>
          </table:table-cell>
          <table:table-cell office:value-type="string" calcext:value-type="string">
            <text:p><text:s/>WveaOOo3Nc5EYQywA/6wVyYVQ/I= </text:p>
          </table:table-cell>
          <table:table-cell office:value-type="float" office:value="0.934026932774" calcext:value-type="float">
            <text:p>0,9340269328</text:p>
          </table:table-cell>
          <table:table-cell office:value-type="string" calcext:value-type="string">
            <text:p><text:s/>wTRWHciBiYH+qqteywD/w9g9qZg= </text:p>
          </table:table-cell>
          <table:table-cell office:value-type="float" office:value="12.0779466422" calcext:value-type="float">
            <text:p>12,0779466422</text:p>
          </table:table-cell>
          <table:table-cell table:formula="of:=[.T193]/[.R193]" office:value-type="float" office:value="12.9310475088007" calcext:value-type="float">
            <text:p>12,9310475088</text:p>
          </table:table-cell>
          <table:table-cell office:value-type="date" office:date-value="2012-11-03" calcext:value-type="date">
            <text:p>03/11/12</text:p>
          </table:table-cell>
          <table:table-cell office:value-type="string" calcext:value-type="string">
            <text:p><text:s/>oG/6mydcKrraWIGfMpMxhRDVbMg=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ny/5xxcqkehFCgcKQ32t34ksppw= 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10-20" calcext:value-type="date">
            <text:p>20/10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xTK5huSqwk1FVUNPl44ZtwvNlY= </text:p>
          </table:table-cell>
          <table:table-cell office:value-type="string" calcext:value-type="string">
            <text:p><text:s/>/5jYlKbT9q1OpNkVcYLDFggq/08= </text:p>
          </table:table-cell>
          <table:table-cell office:value-type="float" office:value="168.135934822" calcext:value-type="float">
            <text:p>168,135934822</text:p>
          </table:table-cell>
          <table:table-cell office:value-type="float" office:value="333.042235701" calcext:value-type="float">
            <text:p>333,042235701</text:p>
          </table:table-cell>
          <table:table-cell table:formula="of:=AVERAGE([.J194:.K194])" office:value-type="float" office:value="250.5890852615" calcext:value-type="float">
            <text:p>250,5890852615</text:p>
          </table:table-cell>
          <table:table-cell office:value-type="string" calcext:value-type="string">
            <text:p><text:s/>tos1b6CIj1k/vcnhERvndxsYks8= </text:p>
          </table:table-cell>
          <table:table-cell office:value-type="float" office:value="242.175146124" calcext:value-type="float">
            <text:p>242,175146124</text:p>
          </table:table-cell>
          <table:table-cell office:value-type="float" office:value="403.534059288" calcext:value-type="float">
            <text:p>403,534059288</text:p>
          </table:table-cell>
          <table:table-cell table:formula="of:=[.N194]+[.O194]" office:value-type="float" office:value="645.709205412" calcext:value-type="float">
            <text:p>645,709205412</text:p>
          </table:table-cell>
          <table:table-cell office:value-type="string" calcext:value-type="string">
            <text:p><text:s/>uaEdbL5l7cNyt+7WJfvfYSHfvh4= </text:p>
          </table:table-cell>
          <table:table-cell office:value-type="float" office:value="19.8601023522" calcext:value-type="float">
            <text:p>19,8601023522</text:p>
          </table:table-cell>
          <table:table-cell office:value-type="string" calcext:value-type="string">
            <text:p><text:s/>9uPhNWMI9K0lYMUHFlt6pjRCwL4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0-03-21" calcext:value-type="date">
            <text:p>21/03/10</text:p>
          </table:table-cell>
          <table:table-cell office:value-type="string" calcext:value-type="string">
            <text:p><text:s/>JYiLctBk2xS59SKjJQLVrb+V/8g=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8nEPV5wEZk4pNw54r+0vDb1Ro4E= 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8-17" calcext:value-type="date">
            <text:p>17/08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YD5bnUVJcWcSPkOw4HKRU/3AzY= </text:p>
          </table:table-cell>
          <table:table-cell office:value-type="string" calcext:value-type="string">
            <text:p><text:s/>6cUUmQ2T+gPumOKo27LJd4ECgwA= </text:p>
          </table:table-cell>
          <table:table-cell office:value-type="float" office:value="12.0398679568" calcext:value-type="float">
            <text:p>12,0398679568</text:p>
          </table:table-cell>
          <table:table-cell office:value-type="float" office:value="495.012471578" calcext:value-type="float">
            <text:p>495,012471578</text:p>
          </table:table-cell>
          <table:table-cell table:formula="of:=AVERAGE([.J195:.K195])" office:value-type="float" office:value="253.5261697674" calcext:value-type="float">
            <text:p>253,5261697674</text:p>
          </table:table-cell>
          <table:table-cell office:value-type="string" calcext:value-type="string">
            <text:p><text:s/>aEDJZ9fflpiGtyAJ3j5ZsHh6aPI= </text:p>
          </table:table-cell>
          <table:table-cell office:value-type="float" office:value="274.438977902" calcext:value-type="float">
            <text:p>274,438977902</text:p>
          </table:table-cell>
          <table:table-cell office:value-type="float" office:value="455.738189041" calcext:value-type="float">
            <text:p>455,738189041</text:p>
          </table:table-cell>
          <table:table-cell table:formula="of:=[.N195]+[.O195]" office:value-type="float" office:value="730.177166943" calcext:value-type="float">
            <text:p>730,177166943</text:p>
          </table:table-cell>
          <table:table-cell office:value-type="string" calcext:value-type="string">
            <text:p><text:s/>2Kp+XcPAItZFcWIZpCY6iYeJYo0= </text:p>
          </table:table-cell>
          <table:table-cell office:value-type="float" office:value="1.97388149659" calcext:value-type="float">
            <text:p>1,9738814966</text:p>
          </table:table-cell>
          <table:table-cell office:value-type="string" calcext:value-type="string">
            <text:p><text:s/>VkLOPxkUdi/8CA/LyDybngR2A1w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3-27" calcext:value-type="date">
            <text:p>27/03/12</text:p>
          </table:table-cell>
          <table:table-cell office:value-type="string" calcext:value-type="string">
            <text:p><text:s/>V1ADuwPkWIjudpNfQQuvcleGzW8=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CORe1ypbVKFnS7+Vidx8dm466Y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2-03" calcext:value-type="date">
            <text:p>03/12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k6vAQzvcdEtEqSjRInFhCQTLfM= </text:p>
          </table:table-cell>
          <table:table-cell office:value-type="string" calcext:value-type="string">
            <text:p><text:s/>qxIStE0ttJTJP8vylCA8EG7nDNg= </text:p>
          </table:table-cell>
          <table:table-cell office:value-type="float" office:value="374.432392036" calcext:value-type="float">
            <text:p>374,432392036</text:p>
          </table:table-cell>
          <table:table-cell office:value-type="float" office:value="361.77947552" calcext:value-type="float">
            <text:p>361,77947552</text:p>
          </table:table-cell>
          <table:table-cell table:formula="of:=AVERAGE([.J196:.K196])" office:value-type="float" office:value="368.105933778" calcext:value-type="float">
            <text:p>368,105933778</text:p>
          </table:table-cell>
          <table:table-cell office:value-type="string" calcext:value-type="string">
            <text:p><text:s/>Ze6xx6NnYFWKVFHckgOWR60P+cA= </text:p>
          </table:table-cell>
          <table:table-cell office:value-type="float" office:value="315.348430494" calcext:value-type="float">
            <text:p>315,348430494</text:p>
          </table:table-cell>
          <table:table-cell office:value-type="float" office:value="69.7229708295" calcext:value-type="float">
            <text:p>69,7229708295</text:p>
          </table:table-cell>
          <table:table-cell table:formula="of:=[.N196]+[.O196]" office:value-type="float" office:value="385.0714013235" calcext:value-type="float">
            <text:p>385,0714013235</text:p>
          </table:table-cell>
          <table:table-cell office:value-type="string" calcext:value-type="string">
            <text:p><text:s/>UZkDi0HOd6WwHj7qoOo3kPNzeJg= </text:p>
          </table:table-cell>
          <table:table-cell office:value-type="float" office:value="47.5141244406" calcext:value-type="float">
            <text:p>47,5141244406</text:p>
          </table:table-cell>
          <table:table-cell office:value-type="string" calcext:value-type="string">
            <text:p><text:s/>nBCyScSFfXi2PNhG0qeE4F8k9/w= </text:p>
          </table:table-cell>
          <table:table-cell office:value-type="float" office:value="760.553460762" calcext:value-type="float">
            <text:p>760,553460762</text:p>
          </table:table-cell>
          <table:table-cell table:formula="of:=[.T196]/[.R196]" office:value-type="float" office:value="16.0068920498116" calcext:value-type="float">
            <text:p>16,0068920498</text:p>
          </table:table-cell>
          <table:table-cell office:value-type="date" office:date-value="2014-02-13" calcext:value-type="date">
            <text:p>13/02/14</text:p>
          </table:table-cell>
          <table:table-cell office:value-type="string" calcext:value-type="string">
            <text:p><text:s/>/hJeBLSoFHHP3VdFMNHVZEsXhvQ=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aOl5Onuq2qGvImsbWlPKYWgc9ac= 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3-05" calcext:value-type="date">
            <text:p>05/03/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6jKL2U6VpkRvNiAPQGIAihs7M4= </text:p>
          </table:table-cell>
          <table:table-cell office:value-type="string" calcext:value-type="string">
            <text:p><text:s/>gquTfj9bQWVuSp8WnLOPDUXzIuI= </text:p>
          </table:table-cell>
          <table:table-cell office:value-type="float" office:value="175.471732864" calcext:value-type="float">
            <text:p>175,471732864</text:p>
          </table:table-cell>
          <table:table-cell office:value-type="float" office:value="477.203949102" calcext:value-type="float">
            <text:p>477,203949102</text:p>
          </table:table-cell>
          <table:table-cell table:formula="of:=AVERAGE([.J197:.K197])" office:value-type="float" office:value="326.337840983" calcext:value-type="float">
            <text:p>326,337840983</text:p>
          </table:table-cell>
          <table:table-cell office:value-type="string" calcext:value-type="string">
            <text:p><text:s/>AtXYovyi0bQ1pv50ID3j5yaVZ1M= </text:p>
          </table:table-cell>
          <table:table-cell office:value-type="float" office:value="81.682429301" calcext:value-type="float">
            <text:p>81,682429301</text:p>
          </table:table-cell>
          <table:table-cell office:value-type="float" office:value="200.751797008" calcext:value-type="float">
            <text:p>200,751797008</text:p>
          </table:table-cell>
          <table:table-cell table:formula="of:=[.N197]+[.O197]" office:value-type="float" office:value="282.434226309" calcext:value-type="float">
            <text:p>282,434226309</text:p>
          </table:table-cell>
          <table:table-cell office:value-type="string" calcext:value-type="string">
            <text:p><text:s/>CrClhlKDsS380yYTToqSiW7Nry8= </text:p>
          </table:table-cell>
          <table:table-cell office:value-type="float" office:value="24.915688399" calcext:value-type="float">
            <text:p>24,915688399</text:p>
          </table:table-cell>
          <table:table-cell office:value-type="string" calcext:value-type="string">
            <text:p><text:s/>DWKGhVip20Q37G3H1xe/CYXAqWE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5-09-26" calcext:value-type="date">
            <text:p>26/09/15</text:p>
          </table:table-cell>
          <table:table-cell office:value-type="string" calcext:value-type="string">
            <text:p><text:s/>58brWijdNvXjAKhnEnJh+ndTV5I=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9tnvIMCXyYUcF4LoWwfTBN3n0Yk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6-12" calcext:value-type="date">
            <text:p>12/06/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z+xTjlNxeQYqlCiKX32EauvnS8E= </text:p>
          </table:table-cell>
          <table:table-cell office:value-type="string" calcext:value-type="string">
            <text:p><text:s/>0q3K+3te41jOc/NQWsJnZiTQm/A= </text:p>
          </table:table-cell>
          <table:table-cell office:value-type="float" office:value="320.340500869" calcext:value-type="float">
            <text:p>320,340500869</text:p>
          </table:table-cell>
          <table:table-cell office:value-type="float" office:value="159.808940183" calcext:value-type="float">
            <text:p>159,808940183</text:p>
          </table:table-cell>
          <table:table-cell table:formula="of:=AVERAGE([.J198:.K198])" office:value-type="float" office:value="240.074720526" calcext:value-type="float">
            <text:p>240,074720526</text:p>
          </table:table-cell>
          <table:table-cell office:value-type="string" calcext:value-type="string">
            <text:p><text:s/>hkFGy3DN4m52UXRNUDDHJ40SGdQ= </text:p>
          </table:table-cell>
          <table:table-cell office:value-type="float" office:value="163.844665536" calcext:value-type="float">
            <text:p>163,844665536</text:p>
          </table:table-cell>
          <table:table-cell office:value-type="float" office:value="3.76714849428" calcext:value-type="float">
            <text:p>3,7671484943</text:p>
          </table:table-cell>
          <table:table-cell table:formula="of:=[.N198]+[.O198]" office:value-type="float" office:value="167.61181403028" calcext:value-type="float">
            <text:p>167,6118140303</text:p>
          </table:table-cell>
          <table:table-cell office:value-type="string" calcext:value-type="string">
            <text:p><text:s/>q6XNkVPabXMAb5cFmm6391doeos= </text:p>
          </table:table-cell>
          <table:table-cell office:value-type="float" office:value="15.8813824001" calcext:value-type="float">
            <text:p>15,8813824001</text:p>
          </table:table-cell>
          <table:table-cell office:value-type="string" calcext:value-type="string">
            <text:p><text:s/>CqQX5U/8WO3gnyVTg+kyQLltBTs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2-06-13" calcext:value-type="date">
            <text:p>13/06/12</text:p>
          </table:table-cell>
          <table:table-cell office:value-type="string" calcext:value-type="string">
            <text:p><text:s/>ZWw19AcLoohcfHIVtkJKaFsgdWI=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mefPqaDXICScmTFNxurdbMhr12E= 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2-08" calcext:value-type="date">
            <text:p>08/12/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9PWsDHU5s21u+RzcZpKLst+3cI= </text:p>
          </table:table-cell>
          <table:table-cell office:value-type="string" calcext:value-type="string">
            <text:p><text:s/>t96Tr48DniLHHwPTyVnnrVvWYrg= </text:p>
          </table:table-cell>
          <table:table-cell office:value-type="float" office:value="123.516168917" calcext:value-type="float">
            <text:p>123,516168917</text:p>
          </table:table-cell>
          <table:table-cell office:value-type="float" office:value="189.110472883" calcext:value-type="float">
            <text:p>189,110472883</text:p>
          </table:table-cell>
          <table:table-cell table:formula="of:=AVERAGE([.J199:.K199])" office:value-type="float" office:value="156.3133209" calcext:value-type="float">
            <text:p>156,3133209</text:p>
          </table:table-cell>
          <table:table-cell office:value-type="string" calcext:value-type="string">
            <text:p><text:s/>kUwIh73vAPWNruJz8cknrF4Eotg= </text:p>
          </table:table-cell>
          <table:table-cell office:value-type="float" office:value="412.941790172" calcext:value-type="float">
            <text:p>412,941790172</text:p>
          </table:table-cell>
          <table:table-cell office:value-type="float" office:value="151.198529994" calcext:value-type="float">
            <text:p>151,198529994</text:p>
          </table:table-cell>
          <table:table-cell table:formula="of:=[.N199]+[.O199]" office:value-type="float" office:value="564.140320166" calcext:value-type="float">
            <text:p>564,140320166</text:p>
          </table:table-cell>
          <table:table-cell office:value-type="string" calcext:value-type="string">
            <text:p><text:s/>ZRoEJWDtGvQ95+0KvBfiUkQCadM= </text:p>
          </table:table-cell>
          <table:table-cell office:value-type="float" office:value="45.7356280751" calcext:value-type="float">
            <text:p>45,7356280751</text:p>
          </table:table-cell>
          <table:table-cell office:value-type="string" calcext:value-type="string">
            <text:p><text:s/>vIbuYhXBBWhXAPN52xBfuTMwPtA=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date" office:date-value="2014-02-14" calcext:value-type="date">
            <text:p>14/02/14</text:p>
          </table:table-cell>
          <table:table-cell office:value-type="string" calcext:value-type="string">
            <text:p><text:s/>foix69/RPTOnbeND7sd1Af15Xmk=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xed string </text:p>
          </table:table-cell>
          <table:table-cell office:value-type="string" calcext:value-type="string">
            <text:p><text:s/>zhrOCP3WVp2ytpcrK/ctubEUUBw= 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7-06" calcext:value-type="date">
            <text:p>06/07/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XO57BmjqwJ78VtLUchtihKkrJQ= </text:p>
          </table:table-cell>
          <table:table-cell office:value-type="string" calcext:value-type="string">
            <text:p><text:s/>X52fUf6f/ODil6dTSQmFhNwmApI= </text:p>
          </table:table-cell>
          <table:table-cell office:value-type="float" office:value="238.813048982" calcext:value-type="float">
            <text:p>238,813048982</text:p>
          </table:table-cell>
          <table:table-cell office:value-type="float" office:value="56.5187718751" calcext:value-type="float">
            <text:p>56,5187718751</text:p>
          </table:table-cell>
          <table:table-cell table:formula="of:=AVERAGE([.J200:.K200])" office:value-type="float" office:value="147.66591042855" calcext:value-type="float">
            <text:p>147,6659104286</text:p>
          </table:table-cell>
          <table:table-cell office:value-type="string" calcext:value-type="string">
            <text:p><text:s/>+zjtqpOVR3BGaOd/W1u2ZoOWLbk= </text:p>
          </table:table-cell>
          <table:table-cell office:value-type="float" office:value="415.325236072" calcext:value-type="float">
            <text:p>415,325236072</text:p>
          </table:table-cell>
          <table:table-cell office:value-type="float" office:value="455.064931265" calcext:value-type="float">
            <text:p>455,064931265</text:p>
          </table:table-cell>
          <table:table-cell table:formula="of:=[.N200]+[.O200]" office:value-type="float" office:value="870.390167337" calcext:value-type="float">
            <text:p>870,390167337</text:p>
          </table:table-cell>
          <table:table-cell office:value-type="string" calcext:value-type="string">
            <text:p><text:s/>6xfYs0pYvP4g4E5Qoira5tJ9TiA= </text:p>
          </table:table-cell>
          <table:table-cell office:value-type="float" office:value="12.3530919591" calcext:value-type="float">
            <text:p>12,3530919591</text:p>
          </table:table-cell>
          <table:table-cell office:value-type="string" calcext:value-type="string">
            <text:p><text:s/>tH2vW7M1mnb5LbNm8i8pPtvNYa0= </text:p>
          </table:table-cell>
          <table:table-cell office:value-type="float" office:value="885.615519918" calcext:value-type="float">
            <text:p>885,615519918</text:p>
          </table:table-cell>
          <table:table-cell table:formula="of:=[.T200]/[.R200]" office:value-type="float" office:value="71.6918098602516" calcext:value-type="float">
            <text:p>71,6918098603</text:p>
          </table:table-cell>
          <table:table-cell office:value-type="date" office:date-value="2011-01-23" calcext:value-type="date">
            <text:p>23/01/11</text:p>
          </table:table-cell>
          <table:table-cell office:value-type="string" calcext:value-type="string">
            <text:p><text:s/>oJS+vWd+6QK4TfCc7kizJZbkBG4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00" meta:object-count="0"/>
    <meta:generator>LibreOffice/5.0.3.2$Linux_X86_64 LibreOffice_project/00m0$Build-2</meta:generator>
  </office:meta>
</office:document-meta>
</file>